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pplxSans" svg:font-family="pplxSans, ui-sans-serif, system-ui, apple-system, BlinkMacSystemFont, 'Segoe UI', Roboto, 'Helvetica Neue', Arial, 'Noto Sans', 'Hiragino Sans', 'Yu Gothic', Meiryo, 'PingFang SC', 'Microsoft YaHei', 'PingFang TC', 'Microsoft JhengHei', 'PingFang HK', 'Microsoft JhengHei', 'PingFang MO', 'Microsoft JhengHei', 'Apple SD Gothic Neo', 'Malgun Gothic', sans-serif, 'Apple Color Emoji', 'Segoe UI Emoji', 'Segoe UI Symbol', 'Noto Color Emoji'"/>
    <style:font-face style:name="pplxSerif" svg:font-family="pplxSerif, pplxSerif, ui-serif, Georgia, Cambria, 'Hiragino Mincho ProN', 'Yu Mincho', 'Songti SC', SimSun, 'Songti TC', PMingLiU, 'Songti TC', 'MingLiU HKSCS', 'Songti TC', PMingLiU, AppleMyungjo, Batang, serif"/>
  </office:font-face-decls>
  <office:automatic-styles>
    <style:style style:name="Table1" style:family="table">
      <style:table-properties style:width="16.51cm" fo:margin-left="0.002cm" fo:margin-top="0cm" fo:margin-bottom="0cm" table:align="left" style:writing-mode="lr-tb"/>
    </style:style>
    <style:style style:name="Table1.A" style:family="table-column">
      <style:table-column-properties style:column-width="3.173cm"/>
    </style:style>
    <style:style style:name="Table1.B" style:family="table-column">
      <style:table-column-properties style:column-width="13.335cm"/>
    </style:style>
    <style:style style:name="Table1.1" style:family="table-row">
      <style:table-row-properties fo:keep-together="auto"/>
    </style:style>
    <style:style style:name="Table1.A1" style:family="table-cell">
      <style:table-cell-properties style:vertical-align="middle" fo:background-color="#d0e0e3" fo:padding-left="0.212cm" fo:padding-right="0.212cm" fo:padding-top="0.106cm" fo:padding-bottom="0.106cm" fo:border="0.1pt solid #aaaaaa">
        <style:background-image/>
      </style:table-cell-properties>
    </style:style>
    <style:style style:name="Table1.B1" style:family="table-cell">
      <style:table-cell-properties fo:background-color="#ffffff" fo:padding-left="0.212cm" fo:padding-right="0.212cm" fo:padding-top="0.106cm" fo:padding-bottom="0.106cm" fo:border="0.1pt solid #aaaaaa">
        <style:background-image/>
      </style:table-cell-properties>
    </style:style>
    <style:style style:name="Table2" style:family="table">
      <style:table-properties style:width="16.51cm" fo:margin-left="0.002cm" fo:margin-top="0cm" fo:margin-bottom="0cm" table:align="left" style:writing-mode="lr-tb"/>
    </style:style>
    <style:style style:name="Table2.A" style:family="table-column">
      <style:table-column-properties style:column-width="3.173cm"/>
    </style:style>
    <style:style style:name="Table2.B" style:family="table-column">
      <style:table-column-properties style:column-width="13.335cm"/>
    </style:style>
    <style:style style:name="Table2.1" style:family="table-row">
      <style:table-row-properties fo:keep-together="auto"/>
    </style:style>
    <style:style style:name="Table2.A1" style:family="table-cell">
      <style:table-cell-properties style:vertical-align="middle" fo:background-color="#d0e0e3" fo:padding-left="0.212cm" fo:padding-right="0.212cm" fo:padding-top="0.106cm" fo:padding-bottom="0.106cm" fo:border="0.1pt solid #aaaaaa">
        <style:background-image/>
      </style:table-cell-properties>
    </style:style>
    <style:style style:name="Table2.B1" style:family="table-cell">
      <style:table-cell-properties fo:background-color="#ffffff" fo:padding-left="0.212cm" fo:padding-right="0.212cm" fo:padding-top="0.106cm" fo:padding-bottom="0.106cm" fo:border="0.1pt solid #aaaaaa">
        <style:background-image/>
      </style:table-cell-properties>
    </style:style>
    <style:style style:name="Table3" style:family="table">
      <style:table-properties style:width="16.51cm" fo:margin-left="0.002cm" fo:margin-top="0cm" fo:margin-bottom="0cm" table:align="left" style:writing-mode="lr-tb"/>
    </style:style>
    <style:style style:name="Table3.A" style:family="table-column">
      <style:table-column-properties style:column-width="3.173cm"/>
    </style:style>
    <style:style style:name="Table3.B" style:family="table-column">
      <style:table-column-properties style:column-width="13.335cm"/>
    </style:style>
    <style:style style:name="Table3.1" style:family="table-row">
      <style:table-row-properties fo:keep-together="auto"/>
    </style:style>
    <style:style style:name="Table3.A1" style:family="table-cell">
      <style:table-cell-properties style:vertical-align="middle" fo:background-color="#d0e0e3" fo:padding-left="0.212cm" fo:padding-right="0.212cm" fo:padding-top="0.106cm" fo:padding-bottom="0.106cm" fo:border="0.1pt solid #aaaaaa">
        <style:background-image/>
      </style:table-cell-properties>
    </style:style>
    <style:style style:name="Table3.B1" style:family="table-cell">
      <style:table-cell-properties fo:background-color="#ffffff" fo:padding-left="0.212cm" fo:padding-right="0.212cm" fo:padding-top="0.106cm" fo:padding-bottom="0.106cm" fo:border="0.1pt solid #aaaaaa">
        <style:background-image/>
      </style:table-cell-properties>
    </style:style>
    <style:style style:name="Table4" style:family="table">
      <style:table-properties style:width="16.51cm" fo:margin-left="0.002cm" fo:margin-top="0cm" fo:margin-bottom="0cm" table:align="left" style:writing-mode="lr-tb"/>
    </style:style>
    <style:style style:name="Table4.A" style:family="table-column">
      <style:table-column-properties style:column-width="3.173cm"/>
    </style:style>
    <style:style style:name="Table4.B" style:family="table-column">
      <style:table-column-properties style:column-width="13.335cm"/>
    </style:style>
    <style:style style:name="Table4.1" style:family="table-row">
      <style:table-row-properties fo:keep-together="auto"/>
    </style:style>
    <style:style style:name="Table4.A1" style:family="table-cell">
      <style:table-cell-properties style:vertical-align="middle" fo:background-color="#ead1dc" fo:padding-left="0.212cm" fo:padding-right="0.212cm" fo:padding-top="0.106cm" fo:padding-bottom="0.106cm" fo:border="0.1pt solid #aaaaaa">
        <style:background-image/>
      </style:table-cell-properties>
    </style:style>
    <style:style style:name="Table4.B1" style:family="table-cell">
      <style:table-cell-properties fo:background-color="#ffffff" fo:padding-left="0.212cm" fo:padding-right="0.212cm" fo:padding-top="0.106cm" fo:padding-bottom="0.106cm" fo:border="0.1pt solid #aaaaaa">
        <style:background-image/>
      </style:table-cell-properties>
    </style:style>
    <style:style style:name="Table5" style:family="table">
      <style:table-properties style:width="16.51cm" fo:margin-left="0.002cm" fo:margin-top="0cm" fo:margin-bottom="0cm" table:align="left" style:writing-mode="lr-tb"/>
    </style:style>
    <style:style style:name="Table5.A" style:family="table-column">
      <style:table-column-properties style:column-width="3.173cm"/>
    </style:style>
    <style:style style:name="Table5.B" style:family="table-column">
      <style:table-column-properties style:column-width="13.335cm"/>
    </style:style>
    <style:style style:name="Table5.1" style:family="table-row">
      <style:table-row-properties fo:keep-together="auto"/>
    </style:style>
    <style:style style:name="Table5.A1" style:family="table-cell">
      <style:table-cell-properties style:vertical-align="middle" fo:background-color="#ead1dc" fo:padding-left="0.212cm" fo:padding-right="0.212cm" fo:padding-top="0.106cm" fo:padding-bottom="0.106cm" fo:border="0.1pt solid #aaaaaa">
        <style:background-image/>
      </style:table-cell-properties>
    </style:style>
    <style:style style:name="Table5.B1" style:family="table-cell">
      <style:table-cell-properties fo:background-color="#ffffff" fo:padding-left="0.212cm" fo:padding-right="0.212cm" fo:padding-top="0.106cm" fo:padding-bottom="0.106cm" fo:border="0.1pt solid #aaaaaa">
        <style:background-image/>
      </style:table-cell-properties>
    </style:style>
    <style:style style:name="Table6" style:family="table">
      <style:table-properties style:width="16.51cm" fo:margin-left="0.002cm" fo:margin-top="0cm" fo:margin-bottom="0cm" table:align="left" style:writing-mode="lr-tb"/>
    </style:style>
    <style:style style:name="Table6.A" style:family="table-column">
      <style:table-column-properties style:column-width="3.173cm"/>
    </style:style>
    <style:style style:name="Table6.B" style:family="table-column">
      <style:table-column-properties style:column-width="13.335cm"/>
    </style:style>
    <style:style style:name="Table6.1" style:family="table-row">
      <style:table-row-properties fo:keep-together="auto"/>
    </style:style>
    <style:style style:name="Table6.A1" style:family="table-cell">
      <style:table-cell-properties style:vertical-align="middle" fo:background-color="#cfe2f3" fo:padding-left="0.212cm" fo:padding-right="0.212cm" fo:padding-top="0.106cm" fo:padding-bottom="0.106cm" fo:border="0.1pt solid #aaaaaa">
        <style:background-image/>
      </style:table-cell-properties>
    </style:style>
    <style:style style:name="Table6.B1" style:family="table-cell">
      <style:table-cell-properties fo:background-color="#ffffff" fo:padding-left="0.212cm" fo:padding-right="0.212cm" fo:padding-top="0.106cm" fo:padding-bottom="0.106cm" fo:border="0.1pt solid #aaaaaa">
        <style:background-image/>
      </style:table-cell-properties>
    </style:style>
    <style:style style:name="Table7" style:family="table">
      <style:table-properties style:width="16.51cm" fo:margin-left="0.002cm" fo:margin-top="0cm" fo:margin-bottom="0cm" table:align="left" style:writing-mode="lr-tb"/>
    </style:style>
    <style:style style:name="Table7.A" style:family="table-column">
      <style:table-column-properties style:column-width="3.173cm"/>
    </style:style>
    <style:style style:name="Table7.B" style:family="table-column">
      <style:table-column-properties style:column-width="13.335cm"/>
    </style:style>
    <style:style style:name="Table7.1" style:family="table-row">
      <style:table-row-properties fo:keep-together="auto"/>
    </style:style>
    <style:style style:name="Table7.A1" style:family="table-cell">
      <style:table-cell-properties style:vertical-align="middle" fo:background-color="#fff2cc" fo:padding-left="0.212cm" fo:padding-right="0.212cm" fo:padding-top="0.106cm" fo:padding-bottom="0.106cm" fo:border="0.1pt solid #aaaaaa">
        <style:background-image/>
      </style:table-cell-properties>
    </style:style>
    <style:style style:name="Table7.B1" style:family="table-cell">
      <style:table-cell-properties fo:background-color="#ffffff" fo:padding-left="0.212cm" fo:padding-right="0.212cm" fo:padding-top="0.106cm" fo:padding-bottom="0.106cm" fo:border="0.1pt solid #aaaaaa">
        <style:background-image/>
      </style:table-cell-properties>
    </style:style>
    <style:style style:name="Table8" style:family="table">
      <style:table-properties style:width="16.51cm" fo:margin-left="0.002cm" fo:margin-top="0cm" fo:margin-bottom="0cm" table:align="left" style:writing-mode="lr-tb"/>
    </style:style>
    <style:style style:name="Table8.A" style:family="table-column">
      <style:table-column-properties style:column-width="3.173cm"/>
    </style:style>
    <style:style style:name="Table8.B" style:family="table-column">
      <style:table-column-properties style:column-width="13.335cm"/>
    </style:style>
    <style:style style:name="Table8.1" style:family="table-row">
      <style:table-row-properties fo:keep-together="auto"/>
    </style:style>
    <style:style style:name="Table8.A1" style:family="table-cell">
      <style:table-cell-properties style:vertical-align="middle" fo:background-color="#fce5cd" fo:padding-left="0.212cm" fo:padding-right="0.212cm" fo:padding-top="0.106cm" fo:padding-bottom="0.106cm" fo:border="0.1pt solid #aaaaaa">
        <style:background-image/>
      </style:table-cell-properties>
    </style:style>
    <style:style style:name="Table8.B1" style:family="table-cell">
      <style:table-cell-properties fo:background-color="#ffffff" fo:padding-left="0.212cm" fo:padding-right="0.212cm" fo:padding-top="0.106cm" fo:padding-bottom="0.106cm" fo:border="0.1pt solid #aaaaaa">
        <style:background-image/>
      </style:table-cell-properties>
    </style:style>
    <style:style style:name="Table9" style:family="table">
      <style:table-properties style:width="16.51cm" fo:margin-left="0.002cm" fo:margin-top="0cm" fo:margin-bottom="0cm" table:align="left" style:writing-mode="lr-tb"/>
    </style:style>
    <style:style style:name="Table9.A" style:family="table-column">
      <style:table-column-properties style:column-width="3.173cm"/>
    </style:style>
    <style:style style:name="Table9.B" style:family="table-column">
      <style:table-column-properties style:column-width="13.335cm"/>
    </style:style>
    <style:style style:name="Table9.1" style:family="table-row">
      <style:table-row-properties fo:keep-together="auto"/>
    </style:style>
    <style:style style:name="Table9.A1" style:family="table-cell">
      <style:table-cell-properties style:vertical-align="middle" fo:background-color="#d9ead3" fo:padding-left="0.212cm" fo:padding-right="0.212cm" fo:padding-top="0.106cm" fo:padding-bottom="0.106cm" fo:border="0.1pt solid #aaaaaa">
        <style:background-image/>
      </style:table-cell-properties>
    </style:style>
    <style:style style:name="Table9.B1" style:family="table-cell">
      <style:table-cell-properties fo:background-color="#ffffff" fo:padding-left="0.212cm" fo:padding-right="0.212cm" fo:padding-top="0.106cm" fo:padding-bottom="0.106cm" fo:border="0.1pt solid #aaaaaa">
        <style:background-image/>
      </style:table-cell-properties>
    </style:style>
    <style:style style:name="Table10" style:family="table">
      <style:table-properties style:width="16.51cm" fo:margin-left="0.002cm" fo:margin-top="0cm" fo:margin-bottom="0cm" table:align="left" style:writing-mode="lr-tb"/>
    </style:style>
    <style:style style:name="Table10.A" style:family="table-column">
      <style:table-column-properties style:column-width="3.528cm"/>
    </style:style>
    <style:style style:name="Table10.B" style:family="table-column">
      <style:table-column-properties style:column-width="4.233cm"/>
    </style:style>
    <style:style style:name="Table10.C" style:family="table-column">
      <style:table-column-properties style:column-width="8.749cm"/>
    </style:style>
    <style:style style:name="Table10.1" style:family="table-row">
      <style:table-row-properties fo:keep-together="auto"/>
    </style:style>
    <style:style style:name="Table10.A1" style:family="table-cell">
      <style:table-cell-properties fo:background-color="#2f5496" fo:padding-left="0.212cm" fo:padding-right="0.212cm" fo:padding-top="0.141cm" fo:padding-bottom="0.141cm" fo:border="0.1pt solid #aaaaaa">
        <style:background-image/>
      </style:table-cell-properties>
    </style:style>
    <style:style style:name="Table10.A2" style:family="table-cell">
      <style:table-cell-properties fo:background-color="#fff9c4" fo:padding-left="0.212cm" fo:padding-right="0.212cm" fo:padding-top="0.141cm" fo:padding-bottom="0.141cm" fo:border="0.1pt solid #aaaaaa">
        <style:background-image/>
      </style:table-cell-properties>
    </style:style>
    <style:style style:name="Table10.A3" style:family="table-cell">
      <style:table-cell-properties fo:background-color="#ffffff" fo:padding-left="0.212cm" fo:padding-right="0.212cm" fo:padding-top="0.141cm" fo:padding-bottom="0.141cm" fo:border="0.1pt solid #aaaaaa">
        <style:background-image/>
      </style:table-cell-properties>
    </style:style>
    <style:style style:name="Table11" style:family="table">
      <style:table-properties style:width="16.51cm" fo:margin-left="0cm" fo:margin-top="0cm" fo:margin-bottom="0cm" table:align="left" style:writing-mode="lr-tb"/>
    </style:style>
    <style:style style:name="Table11.A" style:family="table-column">
      <style:table-column-properties style:column-width="16.51cm"/>
    </style:style>
    <style:style style:name="Table11.1" style:family="table-row">
      <style:table-row-properties fo:keep-together="auto"/>
    </style:style>
    <style:style style:name="Table11.A1" style:family="table-cell">
      <style:table-cell-properties fo:background-color="#cfe2f3" fo:padding-left="0.318cm" fo:padding-right="0.318cm" fo:padding-top="0.176cm" fo:padding-bottom="0.176cm" fo:border="none">
        <style:background-image/>
      </style:table-cell-properties>
    </style:style>
    <style:style style:name="Table12" style:family="table">
      <style:table-properties style:width="16.51cm" fo:margin-left="0.053cm" fo:margin-top="0cm" fo:margin-bottom="0cm" table:align="left" style:writing-mode="lr-tb"/>
    </style:style>
    <style:style style:name="Table12.A" style:family="table-column">
      <style:table-column-properties style:column-width="16.51cm"/>
    </style:style>
    <style:style style:name="Table12.1" style:family="table-row">
      <style:table-row-properties fo:keep-together="auto"/>
    </style:style>
    <style:style style:name="Table12.A1" style:family="table-cell">
      <style:table-cell-properties fo:background-color="#fff5f5" fo:padding-left="0.318cm" fo:padding-right="0.318cm" fo:padding-top="0.176cm" fo:padding-bottom="0.176cm" fo:border-left="3pt solid #8b0000" fo:border-right="none" fo:border-top="0.5pt solid #8b0000" fo:border-bottom="0.5pt solid #8b0000">
        <style:background-image/>
      </style:table-cell-properties>
    </style:style>
    <style:style style:name="Table13" style:family="table">
      <style:table-properties style:width="16.51cm" fo:margin-left="0.002cm" fo:margin-top="0cm" fo:margin-bottom="0cm" table:align="left" style:writing-mode="lr-tb"/>
    </style:style>
    <style:style style:name="Table13.A" style:family="table-column">
      <style:table-column-properties style:column-width="3.528cm"/>
    </style:style>
    <style:style style:name="Table13.B" style:family="table-column">
      <style:table-column-properties style:column-width="4.233cm"/>
    </style:style>
    <style:style style:name="Table13.C" style:family="table-column">
      <style:table-column-properties style:column-width="8.749cm"/>
    </style:style>
    <style:style style:name="Table13.1" style:family="table-row">
      <style:table-row-properties fo:keep-together="auto"/>
    </style:style>
    <style:style style:name="Table13.A1" style:family="table-cell">
      <style:table-cell-properties fo:background-color="#2f5496" fo:padding-left="0.212cm" fo:padding-right="0.212cm" fo:padding-top="0.141cm" fo:padding-bottom="0.141cm" fo:border="0.1pt solid #aaaaaa">
        <style:background-image/>
      </style:table-cell-properties>
    </style:style>
    <style:style style:name="Table13.A2" style:family="table-cell">
      <style:table-cell-properties fo:background-color="#fff9c4" fo:padding-left="0.212cm" fo:padding-right="0.212cm" fo:padding-top="0.141cm" fo:padding-bottom="0.141cm" fo:border="0.1pt solid #aaaaaa">
        <style:background-image/>
      </style:table-cell-properties>
    </style:style>
    <style:style style:name="Table13.A3" style:family="table-cell">
      <style:table-cell-properties fo:background-color="#ffffff" fo:padding-left="0.212cm" fo:padding-right="0.212cm" fo:padding-top="0.141cm" fo:padding-bottom="0.141cm" fo:border="0.1pt solid #aaaaaa">
        <style:background-image/>
      </style:table-cell-properties>
    </style:style>
    <style:style style:name="Table14" style:family="table">
      <style:table-properties style:width="16.51cm" fo:margin-left="0.002cm" fo:margin-top="0cm" fo:margin-bottom="0cm" table:align="left" style:writing-mode="lr-tb"/>
    </style:style>
    <style:style style:name="Table14.A" style:family="table-column">
      <style:table-column-properties style:column-width="3.528cm"/>
    </style:style>
    <style:style style:name="Table14.B" style:family="table-column">
      <style:table-column-properties style:column-width="4.233cm"/>
    </style:style>
    <style:style style:name="Table14.C" style:family="table-column">
      <style:table-column-properties style:column-width="8.749cm"/>
    </style:style>
    <style:style style:name="Table14.1" style:family="table-row">
      <style:table-row-properties fo:keep-together="auto"/>
    </style:style>
    <style:style style:name="Table14.A1" style:family="table-cell">
      <style:table-cell-properties fo:background-color="#2f5496" fo:padding-left="0.212cm" fo:padding-right="0.212cm" fo:padding-top="0.141cm" fo:padding-bottom="0.141cm" fo:border="0.1pt solid #aaaaaa">
        <style:background-image/>
      </style:table-cell-properties>
    </style:style>
    <style:style style:name="Table14.A2" style:family="table-cell">
      <style:table-cell-properties fo:background-color="#fff9c4" fo:padding-left="0.212cm" fo:padding-right="0.212cm" fo:padding-top="0.141cm" fo:padding-bottom="0.141cm" fo:border="0.1pt solid #aaaaaa">
        <style:background-image/>
      </style:table-cell-properties>
    </style:style>
    <style:style style:name="Table14.A3" style:family="table-cell">
      <style:table-cell-properties fo:background-color="#ffffff" fo:padding-left="0.212cm" fo:padding-right="0.212cm" fo:padding-top="0.141cm" fo:padding-bottom="0.141cm" fo:border="0.1pt solid #aaaaaa">
        <style:background-image/>
      </style:table-cell-properties>
    </style:style>
    <style:style style:name="Table15" style:family="table">
      <style:table-properties style:width="16.51cm" fo:margin-left="0.002cm" fo:margin-top="0cm" fo:margin-bottom="0cm" table:align="left" style:writing-mode="lr-tb"/>
    </style:style>
    <style:style style:name="Table15.A" style:family="table-column">
      <style:table-column-properties style:column-width="3.528cm"/>
    </style:style>
    <style:style style:name="Table15.B" style:family="table-column">
      <style:table-column-properties style:column-width="4.233cm"/>
    </style:style>
    <style:style style:name="Table15.C" style:family="table-column">
      <style:table-column-properties style:column-width="8.749cm"/>
    </style:style>
    <style:style style:name="Table15.1" style:family="table-row">
      <style:table-row-properties fo:keep-together="auto"/>
    </style:style>
    <style:style style:name="Table15.A1" style:family="table-cell">
      <style:table-cell-properties fo:background-color="#2f5496" fo:padding-left="0.212cm" fo:padding-right="0.212cm" fo:padding-top="0.141cm" fo:padding-bottom="0.141cm" fo:border="0.1pt solid #aaaaaa">
        <style:background-image/>
      </style:table-cell-properties>
    </style:style>
    <style:style style:name="Table15.A2" style:family="table-cell">
      <style:table-cell-properties fo:background-color="#fff9c4" fo:padding-left="0.212cm" fo:padding-right="0.212cm" fo:padding-top="0.141cm" fo:padding-bottom="0.141cm" fo:border="0.1pt solid #aaaaaa">
        <style:background-image/>
      </style:table-cell-properties>
    </style:style>
    <style:style style:name="Table15.A3" style:family="table-cell">
      <style:table-cell-properties fo:background-color="#ffffff" fo:padding-left="0.212cm" fo:padding-right="0.212cm" fo:padding-top="0.141cm" fo:padding-bottom="0.141cm" fo:border="0.1pt solid #aaaaaa">
        <style:background-image/>
      </style:table-cell-properties>
    </style:style>
    <style:style style:name="Table16" style:family="table">
      <style:table-properties style:width="16.51cm" fo:margin-left="0cm" fo:margin-top="0cm" fo:margin-bottom="0cm" table:align="left" style:writing-mode="lr-tb"/>
    </style:style>
    <style:style style:name="Table16.A" style:family="table-column">
      <style:table-column-properties style:column-width="16.51cm"/>
    </style:style>
    <style:style style:name="Table16.1" style:family="table-row">
      <style:table-row-properties fo:keep-together="auto"/>
    </style:style>
    <style:style style:name="Table16.A1" style:family="table-cell">
      <style:table-cell-properties fo:background-color="#d9ead3" fo:padding-left="0.318cm" fo:padding-right="0.318cm" fo:padding-top="0.176cm" fo:padding-bottom="0.176cm" fo:border="none">
        <style:background-image/>
      </style:table-cell-properties>
    </style:style>
    <style:style style:name="Table17" style:family="table">
      <style:table-properties style:width="16.51cm" fo:margin-left="0.002cm" fo:margin-top="0cm" fo:margin-bottom="0cm" table:align="left" style:writing-mode="lr-tb"/>
    </style:style>
    <style:style style:name="Table17.A" style:family="table-column">
      <style:table-column-properties style:column-width="2.469cm"/>
    </style:style>
    <style:style style:name="Table17.B" style:family="table-column">
      <style:table-column-properties style:column-width="3.879cm"/>
    </style:style>
    <style:style style:name="Table17.C" style:family="table-column">
      <style:table-column-properties style:column-width="10.162cm"/>
    </style:style>
    <style:style style:name="Table17.1" style:family="table-row">
      <style:table-row-properties fo:keep-together="auto"/>
    </style:style>
    <style:style style:name="Table17.A1" style:family="table-cell">
      <style:table-cell-properties fo:background-color="#2f5496" fo:padding-left="0.212cm" fo:padding-right="0.212cm" fo:padding-top="0.141cm" fo:padding-bottom="0.141cm" fo:border="0.1pt solid #aaaaaa">
        <style:background-image/>
      </style:table-cell-properties>
    </style:style>
    <style:style style:name="Table17.A2" style:family="table-cell">
      <style:table-cell-properties fo:background-color="#fff9c4" fo:padding-left="0.212cm" fo:padding-right="0.212cm" fo:padding-top="0.141cm" fo:padding-bottom="0.141cm" fo:border="0.1pt solid #aaaaaa">
        <style:background-image/>
      </style:table-cell-properties>
    </style:style>
    <style:style style:name="Table17.A3" style:family="table-cell">
      <style:table-cell-properties fo:background-color="#ffffff" fo:padding-left="0.212cm" fo:padding-right="0.212cm" fo:padding-top="0.141cm" fo:padding-bottom="0.141cm" fo:border="0.1pt solid #aaaaaa">
        <style:background-image/>
      </style:table-cell-properties>
    </style:style>
    <style:style style:name="Table18" style:family="table">
      <style:table-properties style:width="16.51cm" fo:margin-left="0.053cm" fo:margin-top="0cm" fo:margin-bottom="0cm" table:align="left" style:writing-mode="lr-tb"/>
    </style:style>
    <style:style style:name="Table18.A" style:family="table-column">
      <style:table-column-properties style:column-width="16.51cm"/>
    </style:style>
    <style:style style:name="Table18.1" style:family="table-row">
      <style:table-row-properties fo:keep-together="auto"/>
    </style:style>
    <style:style style:name="Table18.A1" style:family="table-cell">
      <style:table-cell-properties fo:background-color="#fff5f5" fo:padding-left="0.318cm" fo:padding-right="0.318cm" fo:padding-top="0.176cm" fo:padding-bottom="0.176cm" fo:border-left="3pt solid #8b0000" fo:border-right="none" fo:border-top="0.5pt solid #8b0000" fo:border-bottom="0.5pt solid #8b0000">
        <style:background-image/>
      </style:table-cell-properties>
    </style:style>
    <style:style style:name="Table19" style:family="table">
      <style:table-properties style:width="16.51cm" fo:margin-left="0.002cm" fo:margin-top="0cm" fo:margin-bottom="0cm" table:align="left" style:writing-mode="lr-tb"/>
    </style:style>
    <style:style style:name="Table19.A" style:family="table-column">
      <style:table-column-properties style:column-width="3.528cm"/>
    </style:style>
    <style:style style:name="Table19.B" style:family="table-column">
      <style:table-column-properties style:column-width="4.233cm"/>
    </style:style>
    <style:style style:name="Table19.C" style:family="table-column">
      <style:table-column-properties style:column-width="8.749cm"/>
    </style:style>
    <style:style style:name="Table19.1" style:family="table-row">
      <style:table-row-properties fo:keep-together="auto"/>
    </style:style>
    <style:style style:name="Table19.A1" style:family="table-cell">
      <style:table-cell-properties fo:background-color="#2f5496" fo:padding-left="0.212cm" fo:padding-right="0.212cm" fo:padding-top="0.141cm" fo:padding-bottom="0.141cm" fo:border="0.1pt solid #aaaaaa">
        <style:background-image/>
      </style:table-cell-properties>
    </style:style>
    <style:style style:name="Table19.A2" style:family="table-cell">
      <style:table-cell-properties fo:background-color="#fff9c4" fo:padding-left="0.212cm" fo:padding-right="0.212cm" fo:padding-top="0.141cm" fo:padding-bottom="0.141cm" fo:border="0.1pt solid #aaaaaa">
        <style:background-image/>
      </style:table-cell-properties>
    </style:style>
    <style:style style:name="Table19.A3" style:family="table-cell">
      <style:table-cell-properties fo:background-color="#ffffff" fo:padding-left="0.212cm" fo:padding-right="0.212cm" fo:padding-top="0.141cm" fo:padding-bottom="0.141cm" fo:border="0.1pt solid #aaaaaa">
        <style:background-image/>
      </style:table-cell-properties>
    </style:style>
    <style:style style:name="Table20" style:family="table">
      <style:table-properties style:width="16.51cm" fo:margin-left="0.002cm" fo:margin-top="0cm" fo:margin-bottom="0cm" table:align="left" style:writing-mode="lr-tb"/>
    </style:style>
    <style:style style:name="Table20.A" style:family="table-column">
      <style:table-column-properties style:column-width="3.528cm"/>
    </style:style>
    <style:style style:name="Table20.B" style:family="table-column">
      <style:table-column-properties style:column-width="4.233cm"/>
    </style:style>
    <style:style style:name="Table20.C" style:family="table-column">
      <style:table-column-properties style:column-width="8.749cm"/>
    </style:style>
    <style:style style:name="Table20.1" style:family="table-row">
      <style:table-row-properties fo:keep-together="auto"/>
    </style:style>
    <style:style style:name="Table20.A1" style:family="table-cell">
      <style:table-cell-properties fo:background-color="#2f5496" fo:padding-left="0.212cm" fo:padding-right="0.212cm" fo:padding-top="0.141cm" fo:padding-bottom="0.141cm" fo:border="0.1pt solid #aaaaaa">
        <style:background-image/>
      </style:table-cell-properties>
    </style:style>
    <style:style style:name="Table20.A2" style:family="table-cell">
      <style:table-cell-properties fo:background-color="#fff9c4" fo:padding-left="0.212cm" fo:padding-right="0.212cm" fo:padding-top="0.141cm" fo:padding-bottom="0.141cm" fo:border="0.1pt solid #aaaaaa">
        <style:background-image/>
      </style:table-cell-properties>
    </style:style>
    <style:style style:name="Table20.A3" style:family="table-cell">
      <style:table-cell-properties fo:background-color="#ffffff" fo:padding-left="0.212cm" fo:padding-right="0.212cm" fo:padding-top="0.141cm" fo:padding-bottom="0.141cm" fo:border="0.1pt solid #aaaaaa">
        <style:background-image/>
      </style:table-cell-properties>
    </style:style>
    <style:style style:name="Table21" style:family="table">
      <style:table-properties style:width="16.51cm" fo:margin-left="0cm" fo:margin-top="0cm" fo:margin-bottom="0cm" table:align="left" style:writing-mode="lr-tb"/>
    </style:style>
    <style:style style:name="Table21.A" style:family="table-column">
      <style:table-column-properties style:column-width="16.51cm"/>
    </style:style>
    <style:style style:name="Table21.1" style:family="table-row">
      <style:table-row-properties fo:keep-together="auto"/>
    </style:style>
    <style:style style:name="Table21.A1" style:family="table-cell">
      <style:table-cell-properties fo:background-color="#d0e0e3" fo:padding-left="0.318cm" fo:padding-right="0.318cm" fo:padding-top="0.176cm" fo:padding-bottom="0.176cm" fo:border="none">
        <style:background-image/>
      </style:table-cell-properties>
    </style:style>
    <style:style style:name="Table22" style:family="table">
      <style:table-properties style:width="16.51cm" fo:margin-left="0.053cm" fo:margin-top="0cm" fo:margin-bottom="0cm" table:align="left" style:writing-mode="lr-tb"/>
    </style:style>
    <style:style style:name="Table22.A" style:family="table-column">
      <style:table-column-properties style:column-width="16.51cm"/>
    </style:style>
    <style:style style:name="Table22.1" style:family="table-row">
      <style:table-row-properties fo:keep-together="auto"/>
    </style:style>
    <style:style style:name="Table22.A1" style:family="table-cell">
      <style:table-cell-properties fo:background-color="#fff5f5" fo:padding-left="0.318cm" fo:padding-right="0.318cm" fo:padding-top="0.176cm" fo:padding-bottom="0.176cm" fo:border-left="3pt solid #8b0000" fo:border-right="none" fo:border-top="0.5pt solid #8b0000" fo:border-bottom="0.5pt solid #8b0000">
        <style:background-image/>
      </style:table-cell-properties>
    </style:style>
    <style:style style:name="Table23" style:family="table">
      <style:table-properties style:width="16.51cm" fo:margin-left="0.002cm" fo:margin-top="0cm" fo:margin-bottom="0cm" table:align="left" style:writing-mode="lr-tb"/>
    </style:style>
    <style:style style:name="Table23.A" style:family="table-column">
      <style:table-column-properties style:column-width="3.528cm"/>
    </style:style>
    <style:style style:name="Table23.B" style:family="table-column">
      <style:table-column-properties style:column-width="4.233cm"/>
    </style:style>
    <style:style style:name="Table23.C" style:family="table-column">
      <style:table-column-properties style:column-width="8.749cm"/>
    </style:style>
    <style:style style:name="Table23.1" style:family="table-row">
      <style:table-row-properties fo:keep-together="auto"/>
    </style:style>
    <style:style style:name="Table23.A1" style:family="table-cell">
      <style:table-cell-properties fo:background-color="#2f5496" fo:padding-left="0.212cm" fo:padding-right="0.212cm" fo:padding-top="0.141cm" fo:padding-bottom="0.141cm" fo:border="0.1pt solid #aaaaaa">
        <style:background-image/>
      </style:table-cell-properties>
    </style:style>
    <style:style style:name="Table23.A2" style:family="table-cell">
      <style:table-cell-properties fo:background-color="#fff9c4" fo:padding-left="0.212cm" fo:padding-right="0.212cm" fo:padding-top="0.141cm" fo:padding-bottom="0.141cm" fo:border="0.1pt solid #aaaaaa">
        <style:background-image/>
      </style:table-cell-properties>
    </style:style>
    <style:style style:name="Table23.A3" style:family="table-cell">
      <style:table-cell-properties fo:background-color="#ffffff" fo:padding-left="0.212cm" fo:padding-right="0.212cm" fo:padding-top="0.141cm" fo:padding-bottom="0.141cm" fo:border="0.1pt solid #aaaaaa">
        <style:background-image/>
      </style:table-cell-properties>
    </style:style>
    <style:style style:name="Table24" style:family="table">
      <style:table-properties style:width="16.51cm" fo:margin-left="0.002cm" fo:margin-top="0cm" fo:margin-bottom="0cm" table:align="left" style:writing-mode="lr-tb"/>
    </style:style>
    <style:style style:name="Table24.A" style:family="table-column">
      <style:table-column-properties style:column-width="3.528cm"/>
    </style:style>
    <style:style style:name="Table24.B" style:family="table-column">
      <style:table-column-properties style:column-width="4.233cm"/>
    </style:style>
    <style:style style:name="Table24.C" style:family="table-column">
      <style:table-column-properties style:column-width="8.749cm"/>
    </style:style>
    <style:style style:name="Table24.1" style:family="table-row">
      <style:table-row-properties fo:keep-together="auto"/>
    </style:style>
    <style:style style:name="Table24.A1" style:family="table-cell">
      <style:table-cell-properties fo:background-color="#2f5496" fo:padding-left="0.212cm" fo:padding-right="0.212cm" fo:padding-top="0.141cm" fo:padding-bottom="0.141cm" fo:border="0.1pt solid #aaaaaa">
        <style:background-image/>
      </style:table-cell-properties>
    </style:style>
    <style:style style:name="Table24.A2" style:family="table-cell">
      <style:table-cell-properties fo:background-color="#fff9c4" fo:padding-left="0.212cm" fo:padding-right="0.212cm" fo:padding-top="0.141cm" fo:padding-bottom="0.141cm" fo:border="0.1pt solid #aaaaaa">
        <style:background-image/>
      </style:table-cell-properties>
    </style:style>
    <style:style style:name="Table24.A3" style:family="table-cell">
      <style:table-cell-properties fo:background-color="#ffffff" fo:padding-left="0.212cm" fo:padding-right="0.212cm" fo:padding-top="0.141cm" fo:padding-bottom="0.141cm" fo:border="0.1pt solid #aaaaaa">
        <style:background-image/>
      </style:table-cell-properties>
    </style:style>
    <style:style style:name="Table25" style:family="table">
      <style:table-properties style:width="16.51cm" fo:margin-left="0.002cm" fo:margin-top="0cm" fo:margin-bottom="0cm" table:align="left" style:writing-mode="lr-tb"/>
    </style:style>
    <style:style style:name="Table25.A" style:family="table-column">
      <style:table-column-properties style:column-width="3.528cm"/>
    </style:style>
    <style:style style:name="Table25.B" style:family="table-column">
      <style:table-column-properties style:column-width="4.233cm"/>
    </style:style>
    <style:style style:name="Table25.C" style:family="table-column">
      <style:table-column-properties style:column-width="8.749cm"/>
    </style:style>
    <style:style style:name="Table25.1" style:family="table-row">
      <style:table-row-properties fo:keep-together="auto"/>
    </style:style>
    <style:style style:name="Table25.A1" style:family="table-cell">
      <style:table-cell-properties fo:background-color="#2f5496" fo:padding-left="0.212cm" fo:padding-right="0.212cm" fo:padding-top="0.141cm" fo:padding-bottom="0.141cm" fo:border="0.1pt solid #aaaaaa">
        <style:background-image/>
      </style:table-cell-properties>
    </style:style>
    <style:style style:name="Table25.A2" style:family="table-cell">
      <style:table-cell-properties fo:background-color="#fff9c4" fo:padding-left="0.212cm" fo:padding-right="0.212cm" fo:padding-top="0.141cm" fo:padding-bottom="0.141cm" fo:border="0.1pt solid #aaaaaa">
        <style:background-image/>
      </style:table-cell-properties>
    </style:style>
    <style:style style:name="Table25.A3" style:family="table-cell">
      <style:table-cell-properties fo:background-color="#ffffff" fo:padding-left="0.212cm" fo:padding-right="0.212cm" fo:padding-top="0.141cm" fo:padding-bottom="0.141cm" fo:border="0.1pt solid #aaaaaa">
        <style:background-image/>
      </style:table-cell-properties>
    </style:style>
    <style:style style:name="Table26" style:family="table">
      <style:table-properties style:width="16.51cm" fo:margin-left="0cm" fo:margin-top="0cm" fo:margin-bottom="0cm" table:align="left" style:writing-mode="lr-tb"/>
    </style:style>
    <style:style style:name="Table26.A" style:family="table-column">
      <style:table-column-properties style:column-width="16.51cm"/>
    </style:style>
    <style:style style:name="Table26.1" style:family="table-row">
      <style:table-row-properties fo:keep-together="auto"/>
    </style:style>
    <style:style style:name="Table26.A1" style:family="table-cell">
      <style:table-cell-properties fo:background-color="#fce5cd" fo:padding-left="0.318cm" fo:padding-right="0.318cm" fo:padding-top="0.176cm" fo:padding-bottom="0.176cm" fo:border="none">
        <style:background-image/>
      </style:table-cell-properties>
    </style:style>
    <style:style style:name="Table27" style:family="table">
      <style:table-properties style:width="16.51cm" fo:margin-left="0.053cm" fo:margin-top="0cm" fo:margin-bottom="0cm" table:align="left" style:writing-mode="lr-tb"/>
    </style:style>
    <style:style style:name="Table27.A" style:family="table-column">
      <style:table-column-properties style:column-width="16.51cm"/>
    </style:style>
    <style:style style:name="Table27.1" style:family="table-row">
      <style:table-row-properties fo:keep-together="auto"/>
    </style:style>
    <style:style style:name="Table27.A1" style:family="table-cell">
      <style:table-cell-properties fo:background-color="#fff5f5" fo:padding-left="0.318cm" fo:padding-right="0.318cm" fo:padding-top="0.176cm" fo:padding-bottom="0.176cm" fo:border-left="3pt solid #8b0000" fo:border-right="none" fo:border-top="0.5pt solid #8b0000" fo:border-bottom="0.5pt solid #8b0000">
        <style:background-image/>
      </style:table-cell-properties>
    </style:style>
    <style:style style:name="Table28" style:family="table">
      <style:table-properties style:width="16.51cm" fo:margin-left="0.002cm" fo:margin-top="0cm" fo:margin-bottom="0cm" table:align="left" style:writing-mode="lr-tb"/>
    </style:style>
    <style:style style:name="Table28.A" style:family="table-column">
      <style:table-column-properties style:column-width="3.528cm"/>
    </style:style>
    <style:style style:name="Table28.B" style:family="table-column">
      <style:table-column-properties style:column-width="4.784cm"/>
    </style:style>
    <style:style style:name="Table28.C" style:family="table-column">
      <style:table-column-properties style:column-width="8.199cm"/>
    </style:style>
    <style:style style:name="Table28.1" style:family="table-row">
      <style:table-row-properties fo:keep-together="auto"/>
    </style:style>
    <style:style style:name="Table28.A1" style:family="table-cell">
      <style:table-cell-properties fo:background-color="#2f5496" fo:padding-left="0.212cm" fo:padding-right="0.212cm" fo:padding-top="0.141cm" fo:padding-bottom="0.141cm" fo:border="0.1pt solid #aaaaaa">
        <style:background-image/>
      </style:table-cell-properties>
    </style:style>
    <style:style style:name="Table28.A2" style:family="table-cell">
      <style:table-cell-properties fo:background-color="#fff9c4" fo:padding-left="0.212cm" fo:padding-right="0.212cm" fo:padding-top="0.141cm" fo:padding-bottom="0.141cm" fo:border="0.1pt solid #aaaaaa">
        <style:background-image/>
      </style:table-cell-properties>
    </style:style>
    <style:style style:name="Table28.A3" style:family="table-cell">
      <style:table-cell-properties fo:background-color="#ffffff" fo:padding-left="0.212cm" fo:padding-right="0.212cm" fo:padding-top="0.141cm" fo:padding-bottom="0.141cm" fo:border="0.1pt solid #aaaaaa">
        <style:background-image/>
      </style:table-cell-properties>
    </style:style>
    <style:style style:name="Table29" style:family="table">
      <style:table-properties style:width="16.51cm" fo:margin-left="0.002cm" fo:margin-top="0cm" fo:margin-bottom="0cm" table:align="left" style:writing-mode="lr-tb"/>
    </style:style>
    <style:style style:name="Table29.A" style:family="table-column">
      <style:table-column-properties style:column-width="3.879cm"/>
    </style:style>
    <style:style style:name="Table29.B" style:family="table-column">
      <style:table-column-properties style:column-width="4.235cm"/>
    </style:style>
    <style:style style:name="Table29.C" style:family="table-column">
      <style:table-column-properties style:column-width="4.233cm"/>
    </style:style>
    <style:style style:name="Table29.D" style:family="table-column">
      <style:table-column-properties style:column-width="4.161cm"/>
    </style:style>
    <style:style style:name="Table29.1" style:family="table-row">
      <style:table-row-properties fo:keep-together="auto"/>
    </style:style>
    <style:style style:name="Table29.A1" style:family="table-cell">
      <style:table-cell-properties fo:background-color="#2f5496" fo:padding-left="0.212cm" fo:padding-right="0.212cm" fo:padding-top="0.141cm" fo:padding-bottom="0.141cm" fo:border="0.1pt solid #aaaaaa">
        <style:background-image/>
      </style:table-cell-properties>
    </style:style>
    <style:style style:name="Table29.A2" style:family="table-cell">
      <style:table-cell-properties fo:background-color="#fce5cd" fo:padding-left="0.212cm" fo:padding-right="0.212cm" fo:padding-top="0.141cm" fo:padding-bottom="0.141cm" fo:border="0.1pt solid #aaaaaa">
        <style:background-image/>
      </style:table-cell-properties>
    </style:style>
    <style:style style:name="Table29.A3" style:family="table-cell">
      <style:table-cell-properties fo:background-color="#ffffff" fo:padding-left="0.212cm" fo:padding-right="0.212cm" fo:padding-top="0.141cm" fo:padding-bottom="0.141cm" fo:border="0.1pt solid #aaaaaa">
        <style:background-image/>
      </style:table-cell-properties>
    </style:style>
    <style:style style:name="Table30" style:family="table">
      <style:table-properties style:width="16.51cm" fo:margin-left="0cm" fo:margin-top="0cm" fo:margin-bottom="0cm" table:align="left" style:writing-mode="lr-tb"/>
    </style:style>
    <style:style style:name="Table30.A" style:family="table-column">
      <style:table-column-properties style:column-width="16.51cm"/>
    </style:style>
    <style:style style:name="Table30.1" style:family="table-row">
      <style:table-row-properties fo:keep-together="auto"/>
    </style:style>
    <style:style style:name="Table30.A1" style:family="table-cell">
      <style:table-cell-properties fo:background-color="#fce5cd" fo:padding-left="0.318cm" fo:padding-right="0.318cm" fo:padding-top="0.176cm" fo:padding-bottom="0.176cm" fo:border="none">
        <style:background-image/>
      </style:table-cell-properties>
    </style:style>
    <style:style style:name="Table31" style:family="table">
      <style:table-properties style:width="16.51cm" fo:margin-left="0.053cm" fo:margin-top="0cm" fo:margin-bottom="0cm" table:align="left" style:writing-mode="lr-tb"/>
    </style:style>
    <style:style style:name="Table31.A" style:family="table-column">
      <style:table-column-properties style:column-width="16.51cm"/>
    </style:style>
    <style:style style:name="Table31.1" style:family="table-row">
      <style:table-row-properties fo:keep-together="auto"/>
    </style:style>
    <style:style style:name="Table31.A1" style:family="table-cell">
      <style:table-cell-properties fo:background-color="#fff5f5" fo:padding-left="0.318cm" fo:padding-right="0.318cm" fo:padding-top="0.176cm" fo:padding-bottom="0.176cm" fo:border-left="3pt solid #8b0000" fo:border-right="none" fo:border-top="0.5pt solid #8b0000" fo:border-bottom="0.5pt solid #8b0000">
        <style:background-image/>
      </style:table-cell-properties>
    </style:style>
    <style:style style:name="Table32" style:family="table">
      <style:table-properties style:width="16.51cm" fo:margin-left="0.002cm" fo:margin-top="0cm" fo:margin-bottom="0cm" table:align="left" style:writing-mode="lr-tb"/>
    </style:style>
    <style:style style:name="Table32.A" style:family="table-column">
      <style:table-column-properties style:column-width="3.528cm"/>
    </style:style>
    <style:style style:name="Table32.B" style:family="table-column">
      <style:table-column-properties style:column-width="4.233cm"/>
    </style:style>
    <style:style style:name="Table32.C" style:family="table-column">
      <style:table-column-properties style:column-width="8.749cm"/>
    </style:style>
    <style:style style:name="Table32.1" style:family="table-row">
      <style:table-row-properties fo:keep-together="auto"/>
    </style:style>
    <style:style style:name="Table32.A1" style:family="table-cell">
      <style:table-cell-properties fo:background-color="#2f5496" fo:padding-left="0.212cm" fo:padding-right="0.212cm" fo:padding-top="0.141cm" fo:padding-bottom="0.141cm" fo:border="0.1pt solid #aaaaaa">
        <style:background-image/>
      </style:table-cell-properties>
    </style:style>
    <style:style style:name="Table32.A2" style:family="table-cell">
      <style:table-cell-properties fo:background-color="#fff9c4" fo:padding-left="0.212cm" fo:padding-right="0.212cm" fo:padding-top="0.141cm" fo:padding-bottom="0.141cm" fo:border="0.1pt solid #aaaaaa">
        <style:background-image/>
      </style:table-cell-properties>
    </style:style>
    <style:style style:name="Table32.A3" style:family="table-cell">
      <style:table-cell-properties fo:background-color="#ffffff" fo:padding-left="0.212cm" fo:padding-right="0.212cm" fo:padding-top="0.141cm" fo:padding-bottom="0.141cm" fo:border="0.1pt solid #aaaaaa">
        <style:background-image/>
      </style:table-cell-properties>
    </style:style>
    <style:style style:name="Table33" style:family="table">
      <style:table-properties style:width="16.51cm" fo:margin-left="0.002cm" fo:margin-top="0cm" fo:margin-bottom="0cm" table:align="left" style:writing-mode="lr-tb"/>
    </style:style>
    <style:style style:name="Table33.A" style:family="table-column">
      <style:table-column-properties style:column-width="3.528cm"/>
    </style:style>
    <style:style style:name="Table33.B" style:family="table-column">
      <style:table-column-properties style:column-width="4.233cm"/>
    </style:style>
    <style:style style:name="Table33.C" style:family="table-column">
      <style:table-column-properties style:column-width="8.749cm"/>
    </style:style>
    <style:style style:name="Table33.1" style:family="table-row">
      <style:table-row-properties fo:keep-together="auto"/>
    </style:style>
    <style:style style:name="Table33.A1" style:family="table-cell">
      <style:table-cell-properties fo:background-color="#2f5496" fo:padding-left="0.212cm" fo:padding-right="0.212cm" fo:padding-top="0.141cm" fo:padding-bottom="0.141cm" fo:border="0.1pt solid #aaaaaa">
        <style:background-image/>
      </style:table-cell-properties>
    </style:style>
    <style:style style:name="Table33.A2" style:family="table-cell">
      <style:table-cell-properties fo:background-color="#fff9c4" fo:padding-left="0.212cm" fo:padding-right="0.212cm" fo:padding-top="0.141cm" fo:padding-bottom="0.141cm" fo:border="0.1pt solid #aaaaaa">
        <style:background-image/>
      </style:table-cell-properties>
    </style:style>
    <style:style style:name="Table33.A3" style:family="table-cell">
      <style:table-cell-properties fo:background-color="#ffffff" fo:padding-left="0.212cm" fo:padding-right="0.212cm" fo:padding-top="0.141cm" fo:padding-bottom="0.141cm" fo:border="0.1pt solid #aaaaaa">
        <style:background-image/>
      </style:table-cell-properties>
    </style:style>
    <style:style style:name="Table34" style:family="table">
      <style:table-properties style:width="16.51cm" fo:margin-left="0.002cm" fo:margin-top="0cm" fo:margin-bottom="0cm" table:align="left" style:writing-mode="lr-tb"/>
    </style:style>
    <style:style style:name="Table34.A" style:family="table-column">
      <style:table-column-properties style:column-width="2.115cm"/>
    </style:style>
    <style:style style:name="Table34.B" style:family="table-column">
      <style:table-column-properties style:column-width="4.233cm"/>
    </style:style>
    <style:style style:name="Table34.C" style:family="table-column">
      <style:table-column-properties style:column-width="5.292cm"/>
    </style:style>
    <style:style style:name="Table34.D" style:family="table-column">
      <style:table-column-properties style:column-width="4.868cm"/>
    </style:style>
    <style:style style:name="Table34.1" style:family="table-row">
      <style:table-row-properties fo:keep-together="auto"/>
    </style:style>
    <style:style style:name="Table34.A1" style:family="table-cell">
      <style:table-cell-properties fo:background-color="#2f5496" fo:padding-left="0.212cm" fo:padding-right="0.212cm" fo:padding-top="0.141cm" fo:padding-bottom="0.141cm" fo:border="0.1pt solid #aaaaaa">
        <style:background-image/>
      </style:table-cell-properties>
    </style:style>
    <style:style style:name="Table34.A2" style:family="table-cell">
      <style:table-cell-properties fo:background-color="#ead1dc" fo:padding-left="0.212cm" fo:padding-right="0.212cm" fo:padding-top="0.141cm" fo:padding-bottom="0.141cm" fo:border="0.1pt solid #aaaaaa">
        <style:background-image/>
      </style:table-cell-properties>
    </style:style>
    <style:style style:name="Table34.A3" style:family="table-cell">
      <style:table-cell-properties fo:background-color="#ffffff" fo:padding-left="0.212cm" fo:padding-right="0.212cm" fo:padding-top="0.141cm" fo:padding-bottom="0.141cm" fo:border="0.1pt solid #aaaaaa">
        <style:background-image/>
      </style:table-cell-properties>
    </style:style>
    <style:style style:name="Table35" style:family="table">
      <style:table-properties style:width="16.51cm" fo:margin-left="0cm" fo:margin-top="0cm" fo:margin-bottom="0cm" table:align="left" style:writing-mode="lr-tb"/>
    </style:style>
    <style:style style:name="Table35.A" style:family="table-column">
      <style:table-column-properties style:column-width="16.51cm"/>
    </style:style>
    <style:style style:name="Table35.1" style:family="table-row">
      <style:table-row-properties fo:keep-together="auto"/>
    </style:style>
    <style:style style:name="Table35.A1" style:family="table-cell">
      <style:table-cell-properties fo:background-color="#f4cccc" fo:padding-left="0.318cm" fo:padding-right="0.318cm" fo:padding-top="0.176cm" fo:padding-bottom="0.176cm" fo:border="none">
        <style:background-image/>
      </style:table-cell-properties>
    </style:style>
    <style:style style:name="Table36" style:family="table">
      <style:table-properties style:width="16.51cm" fo:margin-left="0.053cm" fo:margin-top="0cm" fo:margin-bottom="0cm" table:align="left" style:writing-mode="lr-tb"/>
    </style:style>
    <style:style style:name="Table36.A" style:family="table-column">
      <style:table-column-properties style:column-width="16.51cm"/>
    </style:style>
    <style:style style:name="Table36.1" style:family="table-row">
      <style:table-row-properties fo:keep-together="auto"/>
    </style:style>
    <style:style style:name="Table36.A1" style:family="table-cell">
      <style:table-cell-properties fo:background-color="#fff5f5" fo:padding-left="0.318cm" fo:padding-right="0.318cm" fo:padding-top="0.176cm" fo:padding-bottom="0.176cm" fo:border-left="3pt solid #8b0000" fo:border-right="none" fo:border-top="0.5pt solid #8b0000" fo:border-bottom="0.5pt solid #8b0000">
        <style:background-image/>
      </style:table-cell-properties>
    </style:style>
    <style:style style:name="Table37" style:family="table">
      <style:table-properties style:width="16.51cm" fo:margin-left="0.002cm" fo:margin-top="0cm" fo:margin-bottom="0cm" table:align="left" style:writing-mode="lr-tb"/>
    </style:style>
    <style:style style:name="Table37.A" style:family="table-column">
      <style:table-column-properties style:column-width="3.528cm"/>
    </style:style>
    <style:style style:name="Table37.B" style:family="table-column">
      <style:table-column-properties style:column-width="4.233cm"/>
    </style:style>
    <style:style style:name="Table37.C" style:family="table-column">
      <style:table-column-properties style:column-width="8.749cm"/>
    </style:style>
    <style:style style:name="Table37.1" style:family="table-row">
      <style:table-row-properties fo:keep-together="auto"/>
    </style:style>
    <style:style style:name="Table37.A1" style:family="table-cell">
      <style:table-cell-properties fo:background-color="#2f5496" fo:padding-left="0.212cm" fo:padding-right="0.212cm" fo:padding-top="0.141cm" fo:padding-bottom="0.141cm" fo:border="0.1pt solid #aaaaaa">
        <style:background-image/>
      </style:table-cell-properties>
    </style:style>
    <style:style style:name="Table37.A2" style:family="table-cell">
      <style:table-cell-properties fo:background-color="#fff9c4" fo:padding-left="0.212cm" fo:padding-right="0.212cm" fo:padding-top="0.141cm" fo:padding-bottom="0.141cm" fo:border="0.1pt solid #aaaaaa">
        <style:background-image/>
      </style:table-cell-properties>
    </style:style>
    <style:style style:name="Table37.A3" style:family="table-cell">
      <style:table-cell-properties fo:background-color="#ffffff" fo:padding-left="0.212cm" fo:padding-right="0.212cm" fo:padding-top="0.141cm" fo:padding-bottom="0.141cm" fo:border="0.1pt solid #aaaaaa">
        <style:background-image/>
      </style:table-cell-properties>
    </style:style>
    <style:style style:name="Table38" style:family="table">
      <style:table-properties style:width="16.51cm" fo:margin-left="0cm" fo:margin-top="0cm" fo:margin-bottom="0cm" table:align="left" style:writing-mode="lr-tb"/>
    </style:style>
    <style:style style:name="Table38.A" style:family="table-column">
      <style:table-column-properties style:column-width="16.51cm"/>
    </style:style>
    <style:style style:name="Table38.1" style:family="table-row">
      <style:table-row-properties fo:keep-together="auto"/>
    </style:style>
    <style:style style:name="Table38.A1" style:family="table-cell">
      <style:table-cell-properties fo:background-color="#f4cccc" fo:padding-left="0.318cm" fo:padding-right="0.318cm" fo:padding-top="0.176cm" fo:padding-bottom="0.176cm" fo:border="none">
        <style:background-image/>
      </style:table-cell-properties>
    </style:style>
    <style:style style:name="Table39" style:family="table">
      <style:table-properties style:width="16.51cm" fo:margin-left="0cm" fo:margin-top="0cm" fo:margin-bottom="0cm" table:align="left" style:writing-mode="lr-tb"/>
    </style:style>
    <style:style style:name="Table39.A" style:family="table-column">
      <style:table-column-properties style:column-width="16.51cm"/>
    </style:style>
    <style:style style:name="Table39.1" style:family="table-row">
      <style:table-row-properties fo:keep-together="auto"/>
    </style:style>
    <style:style style:name="Table39.A1" style:family="table-cell">
      <style:table-cell-properties fo:background-color="#d0e0e3" fo:padding-left="0.318cm" fo:padding-right="0.318cm" fo:padding-top="0.176cm" fo:padding-bottom="0.176cm" fo:border="none">
        <style:background-image/>
      </style:table-cell-properties>
    </style:style>
    <style:style style:name="Table40" style:family="table">
      <style:table-properties style:width="16.51cm" fo:margin-left="0.053cm" fo:margin-top="0cm" fo:margin-bottom="0cm" table:align="left" style:writing-mode="lr-tb"/>
    </style:style>
    <style:style style:name="Table40.A" style:family="table-column">
      <style:table-column-properties style:column-width="16.51cm"/>
    </style:style>
    <style:style style:name="Table40.1" style:family="table-row">
      <style:table-row-properties fo:keep-together="auto"/>
    </style:style>
    <style:style style:name="Table40.A1" style:family="table-cell">
      <style:table-cell-properties fo:background-color="#fff5f5" fo:padding-left="0.318cm" fo:padding-right="0.318cm" fo:padding-top="0.176cm" fo:padding-bottom="0.176cm" fo:border-left="3pt solid #8b0000" fo:border-right="none" fo:border-top="0.5pt solid #8b0000" fo:border-bottom="0.5pt solid #8b0000">
        <style:background-image/>
      </style:table-cell-properties>
    </style:style>
    <style:style style:name="Table41" style:family="table">
      <style:table-properties style:width="16.51cm" fo:margin-left="0.002cm" fo:margin-top="0cm" fo:margin-bottom="0cm" table:align="left" style:writing-mode="lr-tb"/>
    </style:style>
    <style:style style:name="Table41.A" style:family="table-column">
      <style:table-column-properties style:column-width="3.528cm"/>
    </style:style>
    <style:style style:name="Table41.B" style:family="table-column">
      <style:table-column-properties style:column-width="4.233cm"/>
    </style:style>
    <style:style style:name="Table41.C" style:family="table-column">
      <style:table-column-properties style:column-width="8.749cm"/>
    </style:style>
    <style:style style:name="Table41.1" style:family="table-row">
      <style:table-row-properties fo:keep-together="auto"/>
    </style:style>
    <style:style style:name="Table41.A1" style:family="table-cell">
      <style:table-cell-properties fo:background-color="#2f5496" fo:padding-left="0.212cm" fo:padding-right="0.212cm" fo:padding-top="0.141cm" fo:padding-bottom="0.141cm" fo:border="0.1pt solid #aaaaaa">
        <style:background-image/>
      </style:table-cell-properties>
    </style:style>
    <style:style style:name="Table41.A2" style:family="table-cell">
      <style:table-cell-properties fo:background-color="#fff9c4" fo:padding-left="0.212cm" fo:padding-right="0.212cm" fo:padding-top="0.141cm" fo:padding-bottom="0.141cm" fo:border="0.1pt solid #aaaaaa">
        <style:background-image/>
      </style:table-cell-properties>
    </style:style>
    <style:style style:name="Table41.A3" style:family="table-cell">
      <style:table-cell-properties fo:background-color="#ffffff" fo:padding-left="0.212cm" fo:padding-right="0.212cm" fo:padding-top="0.141cm" fo:padding-bottom="0.141cm" fo:border="0.1pt solid #aaaaaa">
        <style:background-image/>
      </style:table-cell-properties>
    </style:style>
    <style:style style:name="Table42" style:family="table">
      <style:table-properties style:width="16.51cm" fo:margin-left="0cm" fo:margin-top="0cm" fo:margin-bottom="0cm" table:align="left" style:writing-mode="lr-tb"/>
    </style:style>
    <style:style style:name="Table42.A" style:family="table-column">
      <style:table-column-properties style:column-width="16.51cm"/>
    </style:style>
    <style:style style:name="Table42.1" style:family="table-row">
      <style:table-row-properties fo:keep-together="auto"/>
    </style:style>
    <style:style style:name="Table42.A1" style:family="table-cell">
      <style:table-cell-properties fo:background-color="#ead1dc" fo:padding-left="0.318cm" fo:padding-right="0.318cm" fo:padding-top="0.176cm" fo:padding-bottom="0.176cm" fo:border="none">
        <style:background-image/>
      </style:table-cell-properties>
    </style:style>
    <style:style style:name="Table43" style:family="table">
      <style:table-properties style:width="16.51cm" fo:margin-left="0.053cm" fo:margin-top="0cm" fo:margin-bottom="0cm" table:align="left" style:writing-mode="lr-tb"/>
    </style:style>
    <style:style style:name="Table43.A" style:family="table-column">
      <style:table-column-properties style:column-width="16.51cm"/>
    </style:style>
    <style:style style:name="Table43.1" style:family="table-row">
      <style:table-row-properties fo:keep-together="auto"/>
    </style:style>
    <style:style style:name="Table43.A1" style:family="table-cell">
      <style:table-cell-properties fo:background-color="#fff5f5" fo:padding-left="0.318cm" fo:padding-right="0.318cm" fo:padding-top="0.176cm" fo:padding-bottom="0.176cm" fo:border-left="3pt solid #8b0000" fo:border-right="none" fo:border-top="0.5pt solid #8b0000" fo:border-bottom="0.5pt solid #8b0000">
        <style:background-image/>
      </style:table-cell-properties>
    </style:style>
    <style:style style:name="Table44" style:family="table">
      <style:table-properties style:width="16.51cm" fo:margin-left="0.002cm" fo:margin-top="0cm" fo:margin-bottom="0cm" table:align="left" style:writing-mode="lr-tb"/>
    </style:style>
    <style:style style:name="Table44.A" style:family="table-column">
      <style:table-column-properties style:column-width="2.469cm"/>
    </style:style>
    <style:style style:name="Table44.B" style:family="table-column">
      <style:table-column-properties style:column-width="5.644cm"/>
    </style:style>
    <style:style style:name="Table44.C" style:family="table-column">
      <style:table-column-properties style:column-width="8.396cm"/>
    </style:style>
    <style:style style:name="Table44.1" style:family="table-row">
      <style:table-row-properties fo:keep-together="auto"/>
    </style:style>
    <style:style style:name="Table44.A1" style:family="table-cell">
      <style:table-cell-properties fo:background-color="#2f5496" fo:padding-left="0.212cm" fo:padding-right="0.212cm" fo:padding-top="0.141cm" fo:padding-bottom="0.141cm" fo:border="0.1pt solid #aaaaaa">
        <style:background-image/>
      </style:table-cell-properties>
    </style:style>
    <style:style style:name="Table44.A2" style:family="table-cell">
      <style:table-cell-properties fo:background-color="#ead1dc" fo:padding-left="0.212cm" fo:padding-right="0.212cm" fo:padding-top="0.141cm" fo:padding-bottom="0.141cm" fo:border="0.1pt solid #aaaaaa">
        <style:background-image/>
      </style:table-cell-properties>
    </style:style>
    <style:style style:name="Table44.A3" style:family="table-cell">
      <style:table-cell-properties fo:background-color="#ffffff" fo:padding-left="0.212cm" fo:padding-right="0.212cm" fo:padding-top="0.141cm" fo:padding-bottom="0.141cm" fo:border="0.1pt solid #aaaaaa">
        <style:background-image/>
      </style:table-cell-properties>
    </style:style>
    <style:style style:name="Table45" style:family="table">
      <style:table-properties style:width="16.51cm" fo:margin-left="0.002cm" fo:margin-top="0cm" fo:margin-bottom="0cm" table:align="left" style:writing-mode="lr-tb"/>
    </style:style>
    <style:style style:name="Table45.A" style:family="table-column">
      <style:table-column-properties style:column-width="3.879cm"/>
    </style:style>
    <style:style style:name="Table45.B" style:family="table-column">
      <style:table-column-properties style:column-width="3.528cm"/>
    </style:style>
    <style:style style:name="Table45.C" style:family="table-column">
      <style:table-column-properties style:column-width="3.53cm"/>
    </style:style>
    <style:style style:name="Table45.D" style:family="table-column">
      <style:table-column-properties style:column-width="5.572cm"/>
    </style:style>
    <style:style style:name="Table45.1" style:family="table-row">
      <style:table-row-properties fo:keep-together="auto"/>
    </style:style>
    <style:style style:name="Table45.A1" style:family="table-cell">
      <style:table-cell-properties fo:background-color="#2f5496" fo:padding-left="0.212cm" fo:padding-right="0.212cm" fo:padding-top="0.141cm" fo:padding-bottom="0.141cm" fo:border="0.1pt solid #aaaaaa">
        <style:background-image/>
      </style:table-cell-properties>
    </style:style>
    <style:style style:name="Table45.A2" style:family="table-cell">
      <style:table-cell-properties fo:background-color="#cfe2f3" fo:padding-left="0.212cm" fo:padding-right="0.212cm" fo:padding-top="0.141cm" fo:padding-bottom="0.141cm" fo:border="0.1pt solid #aaaaaa">
        <style:background-image/>
      </style:table-cell-properties>
    </style:style>
    <style:style style:name="Table45.A3" style:family="table-cell">
      <style:table-cell-properties fo:background-color="#ffffff" fo:padding-left="0.212cm" fo:padding-right="0.212cm" fo:padding-top="0.141cm" fo:padding-bottom="0.141cm" fo:border="0.1pt solid #aaaaaa">
        <style:background-image/>
      </style:table-cell-properties>
    </style:style>
    <style:style style:name="Table46" style:family="table">
      <style:table-properties style:width="16.51cm" fo:margin-left="0.002cm" fo:margin-top="0cm" fo:margin-bottom="0cm" table:align="left" style:writing-mode="lr-tb"/>
    </style:style>
    <style:style style:name="Table46.A" style:family="table-column">
      <style:table-column-properties style:column-width="3.528cm"/>
    </style:style>
    <style:style style:name="Table46.B" style:family="table-column">
      <style:table-column-properties style:column-width="4.233cm"/>
    </style:style>
    <style:style style:name="Table46.C" style:family="table-column">
      <style:table-column-properties style:column-width="8.749cm"/>
    </style:style>
    <style:style style:name="Table46.1" style:family="table-row">
      <style:table-row-properties fo:keep-together="auto"/>
    </style:style>
    <style:style style:name="Table46.A1" style:family="table-cell">
      <style:table-cell-properties fo:background-color="#2f5496" fo:padding-left="0.212cm" fo:padding-right="0.212cm" fo:padding-top="0.141cm" fo:padding-bottom="0.141cm" fo:border="0.1pt solid #aaaaaa">
        <style:background-image/>
      </style:table-cell-properties>
    </style:style>
    <style:style style:name="Table46.A2" style:family="table-cell">
      <style:table-cell-properties fo:background-color="#fff9c4" fo:padding-left="0.212cm" fo:padding-right="0.212cm" fo:padding-top="0.141cm" fo:padding-bottom="0.141cm" fo:border="0.1pt solid #aaaaaa">
        <style:background-image/>
      </style:table-cell-properties>
    </style:style>
    <style:style style:name="Table46.A3" style:family="table-cell">
      <style:table-cell-properties fo:background-color="#ffffff" fo:padding-left="0.212cm" fo:padding-right="0.212cm" fo:padding-top="0.141cm" fo:padding-bottom="0.141cm" fo:border="0.1pt solid #aaaaaa">
        <style:background-image/>
      </style:table-cell-properties>
    </style:style>
    <style:style style:name="Table47" style:family="table">
      <style:table-properties style:width="16.51cm" fo:margin-left="0cm" fo:margin-top="0cm" fo:margin-bottom="0cm" table:align="left" style:writing-mode="lr-tb"/>
    </style:style>
    <style:style style:name="Table47.A" style:family="table-column">
      <style:table-column-properties style:column-width="16.51cm"/>
    </style:style>
    <style:style style:name="Table47.1" style:family="table-row">
      <style:table-row-properties fo:keep-together="auto"/>
    </style:style>
    <style:style style:name="Table47.A1" style:family="table-cell">
      <style:table-cell-properties fo:background-color="#f4cccc" fo:padding-left="0.318cm" fo:padding-right="0.318cm" fo:padding-top="0.176cm" fo:padding-bottom="0.176cm" fo:border="none">
        <style:background-image/>
      </style:table-cell-properties>
    </style:style>
    <style:style style:name="Table48" style:family="table">
      <style:table-properties style:width="16.51cm" fo:margin-left="0.053cm" fo:margin-top="0cm" fo:margin-bottom="0cm" table:align="left" style:writing-mode="lr-tb"/>
    </style:style>
    <style:style style:name="Table48.A" style:family="table-column">
      <style:table-column-properties style:column-width="16.51cm"/>
    </style:style>
    <style:style style:name="Table48.1" style:family="table-row">
      <style:table-row-properties fo:keep-together="auto"/>
    </style:style>
    <style:style style:name="Table48.A1" style:family="table-cell">
      <style:table-cell-properties fo:background-color="#fff5f5" fo:padding-left="0.318cm" fo:padding-right="0.318cm" fo:padding-top="0.176cm" fo:padding-bottom="0.176cm" fo:border-left="3pt solid #8b0000" fo:border-right="none" fo:border-top="0.5pt solid #8b0000" fo:border-bottom="0.5pt solid #8b0000">
        <style:background-image/>
      </style:table-cell-properties>
    </style:style>
    <style:style style:name="Table49" style:family="table">
      <style:table-properties style:width="16.51cm" fo:margin-left="0.002cm" fo:margin-top="0cm" fo:margin-bottom="0cm" table:align="left" style:writing-mode="lr-tb"/>
    </style:style>
    <style:style style:name="Table49.A" style:family="table-column">
      <style:table-column-properties style:column-width="3.528cm"/>
    </style:style>
    <style:style style:name="Table49.B" style:family="table-column">
      <style:table-column-properties style:column-width="4.233cm"/>
    </style:style>
    <style:style style:name="Table49.C" style:family="table-column">
      <style:table-column-properties style:column-width="8.749cm"/>
    </style:style>
    <style:style style:name="Table49.1" style:family="table-row">
      <style:table-row-properties fo:keep-together="auto"/>
    </style:style>
    <style:style style:name="Table49.A1" style:family="table-cell">
      <style:table-cell-properties fo:background-color="#2f5496" fo:padding-left="0.212cm" fo:padding-right="0.212cm" fo:padding-top="0.141cm" fo:padding-bottom="0.141cm" fo:border="0.1pt solid #aaaaaa">
        <style:background-image/>
      </style:table-cell-properties>
    </style:style>
    <style:style style:name="Table49.A2" style:family="table-cell">
      <style:table-cell-properties fo:background-color="#fff9c4" fo:padding-left="0.212cm" fo:padding-right="0.212cm" fo:padding-top="0.141cm" fo:padding-bottom="0.141cm" fo:border="0.1pt solid #aaaaaa">
        <style:background-image/>
      </style:table-cell-properties>
    </style:style>
    <style:style style:name="Table49.A3" style:family="table-cell">
      <style:table-cell-properties fo:background-color="#ffffff" fo:padding-left="0.212cm" fo:padding-right="0.212cm" fo:padding-top="0.141cm" fo:padding-bottom="0.141cm" fo:border="0.1pt solid #aaaaaa">
        <style:background-image/>
      </style:table-cell-properties>
    </style:style>
    <style:style style:name="Table50" style:family="table">
      <style:table-properties style:width="16.51cm" fo:margin-left="0.002cm" fo:margin-top="0cm" fo:margin-bottom="0cm" table:align="left" style:writing-mode="lr-tb"/>
    </style:style>
    <style:style style:name="Table50.A" style:family="table-column">
      <style:table-column-properties style:column-width="2.115cm"/>
    </style:style>
    <style:style style:name="Table50.B" style:family="table-column">
      <style:table-column-properties style:column-width="4.588cm"/>
    </style:style>
    <style:style style:name="Table50.C" style:family="table-column">
      <style:table-column-properties style:column-width="4.161cm"/>
    </style:style>
    <style:style style:name="Table50.D" style:family="table-column">
      <style:table-column-properties style:column-width="5.644cm"/>
    </style:style>
    <style:style style:name="Table50.1" style:family="table-row">
      <style:table-row-properties fo:keep-together="auto"/>
    </style:style>
    <style:style style:name="Table50.A1" style:family="table-cell">
      <style:table-cell-properties fo:background-color="#2f5496" fo:padding-left="0.212cm" fo:padding-right="0.212cm" fo:padding-top="0.141cm" fo:padding-bottom="0.141cm" fo:border="0.1pt solid #aaaaaa">
        <style:background-image/>
      </style:table-cell-properties>
    </style:style>
    <style:style style:name="Table50.A2" style:family="table-cell">
      <style:table-cell-properties fo:background-color="#d0e0e3" fo:padding-left="0.212cm" fo:padding-right="0.212cm" fo:padding-top="0.141cm" fo:padding-bottom="0.141cm" fo:border="0.1pt solid #aaaaaa">
        <style:background-image/>
      </style:table-cell-properties>
    </style:style>
    <style:style style:name="Table50.A3" style:family="table-cell">
      <style:table-cell-properties fo:background-color="#ffffff" fo:padding-left="0.212cm" fo:padding-right="0.212cm" fo:padding-top="0.141cm" fo:padding-bottom="0.141cm" fo:border="0.1pt solid #aaaaaa">
        <style:background-image/>
      </style:table-cell-properties>
    </style:style>
    <style:style style:name="Table51" style:family="table">
      <style:table-properties style:width="16.51cm" fo:margin-left="0cm" fo:margin-top="0cm" fo:margin-bottom="0cm" table:align="left" style:writing-mode="lr-tb"/>
    </style:style>
    <style:style style:name="Table51.A" style:family="table-column">
      <style:table-column-properties style:column-width="16.51cm"/>
    </style:style>
    <style:style style:name="Table51.1" style:family="table-row">
      <style:table-row-properties fo:keep-together="auto"/>
    </style:style>
    <style:style style:name="Table51.A1" style:family="table-cell">
      <style:table-cell-properties fo:background-color="#f4cccc" fo:padding-left="0.318cm" fo:padding-right="0.318cm" fo:padding-top="0.176cm" fo:padding-bottom="0.176cm" fo:border="none">
        <style:background-image/>
      </style:table-cell-properties>
    </style:style>
    <style:style style:name="Table52" style:family="table">
      <style:table-properties style:width="16.51cm" fo:margin-left="0.053cm" fo:margin-top="0cm" fo:margin-bottom="0cm" table:align="left" style:writing-mode="lr-tb"/>
    </style:style>
    <style:style style:name="Table52.A" style:family="table-column">
      <style:table-column-properties style:column-width="16.51cm"/>
    </style:style>
    <style:style style:name="Table52.1" style:family="table-row">
      <style:table-row-properties fo:keep-together="auto"/>
    </style:style>
    <style:style style:name="Table52.A1" style:family="table-cell">
      <style:table-cell-properties fo:background-color="#fff5f5" fo:padding-left="0.318cm" fo:padding-right="0.318cm" fo:padding-top="0.176cm" fo:padding-bottom="0.176cm" fo:border-left="3pt solid #8b0000" fo:border-right="none" fo:border-top="0.5pt solid #8b0000" fo:border-bottom="0.5pt solid #8b0000">
        <style:background-image/>
      </style:table-cell-properties>
    </style:style>
    <style:style style:name="Table53" style:family="table">
      <style:table-properties style:width="16.51cm" fo:margin-left="0.002cm" fo:margin-top="0cm" fo:margin-bottom="0cm" table:align="left" style:writing-mode="lr-tb"/>
    </style:style>
    <style:style style:name="Table53.A" style:family="table-column">
      <style:table-column-properties style:column-width="3.879cm"/>
    </style:style>
    <style:style style:name="Table53.B" style:family="table-column">
      <style:table-column-properties style:column-width="2.824cm"/>
    </style:style>
    <style:style style:name="Table53.C" style:family="table-column">
      <style:table-column-properties style:column-width="3.175cm"/>
    </style:style>
    <style:style style:name="Table53.D" style:family="table-column">
      <style:table-column-properties style:column-width="6.63cm"/>
    </style:style>
    <style:style style:name="Table53.1" style:family="table-row">
      <style:table-row-properties fo:keep-together="auto"/>
    </style:style>
    <style:style style:name="Table53.A1" style:family="table-cell">
      <style:table-cell-properties fo:background-color="#2f5496" fo:padding-left="0.212cm" fo:padding-right="0.212cm" fo:padding-top="0.141cm" fo:padding-bottom="0.141cm" fo:border="0.1pt solid #aaaaaa">
        <style:background-image/>
      </style:table-cell-properties>
    </style:style>
    <style:style style:name="Table53.A2" style:family="table-cell">
      <style:table-cell-properties fo:background-color="#d0e0e3" fo:padding-left="0.212cm" fo:padding-right="0.212cm" fo:padding-top="0.141cm" fo:padding-bottom="0.141cm" fo:border="0.1pt solid #aaaaaa">
        <style:background-image/>
      </style:table-cell-properties>
    </style:style>
    <style:style style:name="Table53.A4" style:family="table-cell">
      <style:table-cell-properties fo:background-color="#ead1dc" fo:padding-left="0.212cm" fo:padding-right="0.212cm" fo:padding-top="0.141cm" fo:padding-bottom="0.141cm" fo:border="0.1pt solid #aaaaaa">
        <style:background-image/>
      </style:table-cell-properties>
    </style:style>
    <style:style style:name="Table53.A5" style:family="table-cell">
      <style:table-cell-properties fo:background-color="#cfe2f3" fo:padding-left="0.212cm" fo:padding-right="0.212cm" fo:padding-top="0.141cm" fo:padding-bottom="0.141cm" fo:border="0.1pt solid #aaaaaa">
        <style:background-image/>
      </style:table-cell-properties>
    </style:style>
    <style:style style:name="Table53.A6" style:family="table-cell">
      <style:table-cell-properties fo:background-color="#fce5cd" fo:padding-left="0.212cm" fo:padding-right="0.212cm" fo:padding-top="0.141cm" fo:padding-bottom="0.141cm" fo:border="0.1pt solid #aaaaaa">
        <style:background-image/>
      </style:table-cell-properties>
    </style:style>
    <style:style style:name="Table53.A10" style:family="table-cell">
      <style:table-cell-properties fo:background-color="#d9ead3" fo:padding-left="0.212cm" fo:padding-right="0.212cm" fo:padding-top="0.141cm" fo:padding-bottom="0.141cm" fo:border="0.1pt solid #aaaaaa">
        <style:background-image/>
      </style:table-cell-properties>
    </style:style>
    <style:style style:name="Table53.A11" style:family="table-cell">
      <style:table-cell-properties fo:background-color="#ffe0b2" fo:padding-left="0.212cm" fo:padding-right="0.212cm" fo:padding-top="0.141cm" fo:padding-bottom="0.141cm" fo:border="0.1pt solid #aaaaaa">
        <style:background-image/>
      </style:table-cell-properties>
    </style:style>
    <style:style style:name="Table54" style:family="table">
      <style:table-properties style:width="16.51cm" fo:margin-left="0.002cm" fo:margin-top="0cm" fo:margin-bottom="0cm" table:align="left" style:writing-mode="lr-tb"/>
    </style:style>
    <style:style style:name="Table54.A" style:family="table-column">
      <style:table-column-properties style:column-width="3.528cm"/>
    </style:style>
    <style:style style:name="Table54.B" style:family="table-column">
      <style:table-column-properties style:column-width="4.233cm"/>
    </style:style>
    <style:style style:name="Table54.C" style:family="table-column">
      <style:table-column-properties style:column-width="8.749cm"/>
    </style:style>
    <style:style style:name="Table54.1" style:family="table-row">
      <style:table-row-properties fo:keep-together="auto"/>
    </style:style>
    <style:style style:name="Table54.A1" style:family="table-cell">
      <style:table-cell-properties fo:background-color="#2f5496" fo:padding-left="0.212cm" fo:padding-right="0.212cm" fo:padding-top="0.141cm" fo:padding-bottom="0.141cm" fo:border="0.1pt solid #aaaaaa">
        <style:background-image/>
      </style:table-cell-properties>
    </style:style>
    <style:style style:name="Table54.A2" style:family="table-cell">
      <style:table-cell-properties fo:background-color="#fff9c4" fo:padding-left="0.212cm" fo:padding-right="0.212cm" fo:padding-top="0.141cm" fo:padding-bottom="0.141cm" fo:border="0.1pt solid #aaaaaa">
        <style:background-image/>
      </style:table-cell-properties>
    </style:style>
    <style:style style:name="Table54.A3" style:family="table-cell">
      <style:table-cell-properties fo:background-color="#ffffff" fo:padding-left="0.212cm" fo:padding-right="0.212cm" fo:padding-top="0.141cm" fo:padding-bottom="0.141cm" fo:border="0.1pt solid #aaaaaa">
        <style:background-image/>
      </style:table-cell-properties>
    </style:style>
    <style:style style:name="Table55" style:family="table">
      <style:table-properties style:width="16.51cm" fo:margin-left="0cm" fo:margin-top="0cm" fo:margin-bottom="0cm" table:align="left" style:writing-mode="lr-tb"/>
    </style:style>
    <style:style style:name="Table55.A" style:family="table-column">
      <style:table-column-properties style:column-width="16.51cm"/>
    </style:style>
    <style:style style:name="Table55.1" style:family="table-row">
      <style:table-row-properties fo:keep-together="auto"/>
    </style:style>
    <style:style style:name="Table55.A1" style:family="table-cell">
      <style:table-cell-properties fo:background-color="#f4cccc" fo:padding-left="0.318cm" fo:padding-right="0.318cm" fo:padding-top="0.176cm" fo:padding-bottom="0.176cm" fo:border="none">
        <style:background-image/>
      </style:table-cell-properties>
    </style:style>
    <style:style style:name="Table56" style:family="table">
      <style:table-properties style:width="16.51cm" fo:margin-left="0.053cm" fo:margin-top="0cm" fo:margin-bottom="0cm" table:align="left" style:writing-mode="lr-tb"/>
    </style:style>
    <style:style style:name="Table56.A" style:family="table-column">
      <style:table-column-properties style:column-width="16.51cm"/>
    </style:style>
    <style:style style:name="Table56.1" style:family="table-row">
      <style:table-row-properties fo:keep-together="auto"/>
    </style:style>
    <style:style style:name="Table56.A1" style:family="table-cell">
      <style:table-cell-properties fo:background-color="#fff5f5" fo:padding-left="0.318cm" fo:padding-right="0.318cm" fo:padding-top="0.176cm" fo:padding-bottom="0.176cm" fo:border-left="3pt solid #8b0000" fo:border-right="none" fo:border-top="0.5pt solid #8b0000" fo:border-bottom="0.5pt solid #8b0000">
        <style:background-image/>
      </style:table-cell-properties>
    </style:style>
    <style:style style:name="Table57" style:family="table">
      <style:table-properties style:width="16.51cm" fo:margin-left="0.002cm" fo:margin-top="0cm" fo:margin-bottom="0cm" table:align="left" style:writing-mode="lr-tb"/>
    </style:style>
    <style:style style:name="Table57.A" style:family="table-column">
      <style:table-column-properties style:column-width="3.528cm"/>
    </style:style>
    <style:style style:name="Table57.B" style:family="table-column">
      <style:table-column-properties style:column-width="6.489cm"/>
    </style:style>
    <style:style style:name="Table57.C" style:family="table-column">
      <style:table-column-properties style:column-width="6.493cm"/>
    </style:style>
    <style:style style:name="Table57.1" style:family="table-row">
      <style:table-row-properties fo:keep-together="auto"/>
    </style:style>
    <style:style style:name="Table57.A1" style:family="table-cell">
      <style:table-cell-properties fo:background-color="#2f5496" fo:padding-left="0.212cm" fo:padding-right="0.212cm" fo:padding-top="0.141cm" fo:padding-bottom="0.141cm" fo:border="0.1pt solid #aaaaaa">
        <style:background-image/>
      </style:table-cell-properties>
    </style:style>
    <style:style style:name="Table57.A2" style:family="table-cell">
      <style:table-cell-properties fo:background-color="#fce5cd" fo:padding-left="0.212cm" fo:padding-right="0.212cm" fo:padding-top="0.141cm" fo:padding-bottom="0.141cm" fo:border="0.1pt solid #aaaaaa">
        <style:background-image/>
      </style:table-cell-properties>
    </style:style>
    <style:style style:name="Table57.C2" style:family="table-cell">
      <style:table-cell-properties fo:background-color="#cfe2f3" fo:padding-left="0.212cm" fo:padding-right="0.212cm" fo:padding-top="0.141cm" fo:padding-bottom="0.141cm" fo:border="0.1pt solid #aaaaaa">
        <style:background-image/>
      </style:table-cell-properties>
    </style:style>
    <style:style style:name="Table57.A3" style:family="table-cell">
      <style:table-cell-properties fo:background-color="#ffffff" fo:padding-left="0.212cm" fo:padding-right="0.212cm" fo:padding-top="0.141cm" fo:padding-bottom="0.141cm" fo:border="0.1pt solid #aaaaaa">
        <style:background-image/>
      </style:table-cell-properties>
    </style:style>
    <style:style style:name="Table58" style:family="table">
      <style:table-properties style:width="16.51cm" fo:margin-left="0cm" fo:margin-top="0cm" fo:margin-bottom="0cm" table:align="left" style:writing-mode="lr-tb"/>
    </style:style>
    <style:style style:name="Table58.A" style:family="table-column">
      <style:table-column-properties style:column-width="16.51cm"/>
    </style:style>
    <style:style style:name="Table58.1" style:family="table-row">
      <style:table-row-properties fo:keep-together="auto"/>
    </style:style>
    <style:style style:name="Table58.A1" style:family="table-cell">
      <style:table-cell-properties fo:background-color="#d9ead3" fo:padding-left="0.318cm" fo:padding-right="0.318cm" fo:padding-top="0.176cm" fo:padding-bottom="0.176cm" fo:border="none">
        <style:background-image/>
      </style:table-cell-properties>
    </style:style>
    <style:style style:name="Table59" style:family="table">
      <style:table-properties style:width="16.51cm" fo:margin-left="0.053cm" fo:margin-top="0cm" fo:margin-bottom="0cm" table:align="left" style:writing-mode="lr-tb"/>
    </style:style>
    <style:style style:name="Table59.A" style:family="table-column">
      <style:table-column-properties style:column-width="16.51cm"/>
    </style:style>
    <style:style style:name="Table59.1" style:family="table-row">
      <style:table-row-properties fo:keep-together="auto"/>
    </style:style>
    <style:style style:name="Table59.A1" style:family="table-cell">
      <style:table-cell-properties fo:background-color="#fff5f5" fo:padding-left="0.318cm" fo:padding-right="0.318cm" fo:padding-top="0.176cm" fo:padding-bottom="0.176cm" fo:border-left="3pt solid #8b0000" fo:border-right="none" fo:border-top="0.5pt solid #8b0000" fo:border-bottom="0.5pt solid #8b0000">
        <style:background-image/>
      </style:table-cell-properties>
    </style:style>
    <style:style style:name="Table60" style:family="table">
      <style:table-properties style:width="16.51cm" fo:margin-left="0.002cm" fo:margin-top="0cm" fo:margin-bottom="0cm" table:align="left" style:writing-mode="lr-tb"/>
    </style:style>
    <style:style style:name="Table60.A" style:family="table-column">
      <style:table-column-properties style:column-width="3.528cm"/>
    </style:style>
    <style:style style:name="Table60.B" style:family="table-column">
      <style:table-column-properties style:column-width="4.233cm"/>
    </style:style>
    <style:style style:name="Table60.C" style:family="table-column">
      <style:table-column-properties style:column-width="8.749cm"/>
    </style:style>
    <style:style style:name="Table60.1" style:family="table-row">
      <style:table-row-properties fo:keep-together="auto"/>
    </style:style>
    <style:style style:name="Table60.A1" style:family="table-cell">
      <style:table-cell-properties fo:background-color="#2f5496" fo:padding-left="0.212cm" fo:padding-right="0.212cm" fo:padding-top="0.141cm" fo:padding-bottom="0.141cm" fo:border="0.1pt solid #aaaaaa">
        <style:background-image/>
      </style:table-cell-properties>
    </style:style>
    <style:style style:name="Table60.A2" style:family="table-cell">
      <style:table-cell-properties fo:background-color="#fff9c4" fo:padding-left="0.212cm" fo:padding-right="0.212cm" fo:padding-top="0.141cm" fo:padding-bottom="0.141cm" fo:border="0.1pt solid #aaaaaa">
        <style:background-image/>
      </style:table-cell-properties>
    </style:style>
    <style:style style:name="Table60.A3" style:family="table-cell">
      <style:table-cell-properties fo:background-color="#ffffff" fo:padding-left="0.212cm" fo:padding-right="0.212cm" fo:padding-top="0.141cm" fo:padding-bottom="0.141cm" fo:border="0.1pt solid #aaaaaa">
        <style:background-image/>
      </style:table-cell-properties>
    </style:style>
    <style:style style:name="Table61" style:family="table">
      <style:table-properties style:width="16.51cm" fo:margin-left="0cm" fo:margin-top="0cm" fo:margin-bottom="0cm" table:align="left" style:writing-mode="lr-tb"/>
    </style:style>
    <style:style style:name="Table61.A" style:family="table-column">
      <style:table-column-properties style:column-width="16.51cm"/>
    </style:style>
    <style:style style:name="Table61.1" style:family="table-row">
      <style:table-row-properties fo:keep-together="auto"/>
    </style:style>
    <style:style style:name="Table61.A1" style:family="table-cell">
      <style:table-cell-properties fo:background-color="#fce5cd" fo:padding-left="0.318cm" fo:padding-right="0.318cm" fo:padding-top="0.176cm" fo:padding-bottom="0.176cm" fo:border="none">
        <style:background-image/>
      </style:table-cell-properties>
    </style:style>
    <style:style style:name="Table62" style:family="table">
      <style:table-properties style:width="16.51cm" fo:margin-left="0.053cm" fo:margin-top="0cm" fo:margin-bottom="0cm" table:align="left" style:writing-mode="lr-tb"/>
    </style:style>
    <style:style style:name="Table62.A" style:family="table-column">
      <style:table-column-properties style:column-width="16.51cm"/>
    </style:style>
    <style:style style:name="Table62.1" style:family="table-row">
      <style:table-row-properties fo:keep-together="auto"/>
    </style:style>
    <style:style style:name="Table62.A1" style:family="table-cell">
      <style:table-cell-properties fo:background-color="#fff5f5" fo:padding-left="0.318cm" fo:padding-right="0.318cm" fo:padding-top="0.176cm" fo:padding-bottom="0.176cm" fo:border-left="3pt solid #8b0000" fo:border-right="none" fo:border-top="0.5pt solid #8b0000" fo:border-bottom="0.5pt solid #8b0000">
        <style:background-image/>
      </style:table-cell-properties>
    </style:style>
    <style:style style:name="Table63" style:family="table">
      <style:table-properties style:width="16.51cm" fo:margin-left="0.002cm" fo:margin-top="0cm" fo:margin-bottom="0cm" table:align="left" style:writing-mode="lr-tb"/>
    </style:style>
    <style:style style:name="Table63.A" style:family="table-column">
      <style:table-column-properties style:column-width="3.528cm"/>
    </style:style>
    <style:style style:name="Table63.B" style:family="table-column">
      <style:table-column-properties style:column-width="4.233cm"/>
    </style:style>
    <style:style style:name="Table63.C" style:family="table-column">
      <style:table-column-properties style:column-width="8.749cm"/>
    </style:style>
    <style:style style:name="Table63.1" style:family="table-row">
      <style:table-row-properties fo:keep-together="auto"/>
    </style:style>
    <style:style style:name="Table63.A1" style:family="table-cell">
      <style:table-cell-properties fo:background-color="#2f5496" fo:padding-left="0.212cm" fo:padding-right="0.212cm" fo:padding-top="0.141cm" fo:padding-bottom="0.141cm" fo:border="0.1pt solid #aaaaaa">
        <style:background-image/>
      </style:table-cell-properties>
    </style:style>
    <style:style style:name="Table63.A2" style:family="table-cell">
      <style:table-cell-properties fo:background-color="#fff9c4" fo:padding-left="0.212cm" fo:padding-right="0.212cm" fo:padding-top="0.141cm" fo:padding-bottom="0.141cm" fo:border="0.1pt solid #aaaaaa">
        <style:background-image/>
      </style:table-cell-properties>
    </style:style>
    <style:style style:name="Table63.A3" style:family="table-cell">
      <style:table-cell-properties fo:background-color="#ffffff" fo:padding-left="0.212cm" fo:padding-right="0.212cm" fo:padding-top="0.141cm" fo:padding-bottom="0.141cm" fo:border="0.1pt solid #aaaaaa">
        <style:background-image/>
      </style:table-cell-properties>
    </style:style>
    <style:style style:name="Table64" style:family="table">
      <style:table-properties style:width="16.51cm" fo:margin-left="0cm" fo:margin-top="0cm" fo:margin-bottom="0cm" table:align="left" style:writing-mode="lr-tb"/>
    </style:style>
    <style:style style:name="Table64.A" style:family="table-column">
      <style:table-column-properties style:column-width="16.51cm"/>
    </style:style>
    <style:style style:name="Table64.1" style:family="table-row">
      <style:table-row-properties fo:keep-together="auto"/>
    </style:style>
    <style:style style:name="Table64.A1" style:family="table-cell">
      <style:table-cell-properties fo:background-color="#cfe2f3" fo:padding-left="0.318cm" fo:padding-right="0.318cm" fo:padding-top="0.176cm" fo:padding-bottom="0.176cm" fo:border="none">
        <style:background-image/>
      </style:table-cell-properties>
    </style:style>
    <style:style style:name="Table65" style:family="table">
      <style:table-properties style:width="16.51cm" fo:margin-left="0.002cm" fo:margin-top="0cm" fo:margin-bottom="0cm" table:align="left" style:writing-mode="lr-tb"/>
    </style:style>
    <style:style style:name="Table65.A" style:family="table-column">
      <style:table-column-properties style:column-width="4.232cm"/>
    </style:style>
    <style:style style:name="Table65.B" style:family="table-column">
      <style:table-column-properties style:column-width="3.53cm"/>
    </style:style>
    <style:style style:name="Table65.C" style:family="table-column">
      <style:table-column-properties style:column-width="3.528cm"/>
    </style:style>
    <style:style style:name="Table65.D" style:family="table-column">
      <style:table-column-properties style:column-width="5.219cm"/>
    </style:style>
    <style:style style:name="Table65.1" style:family="table-row">
      <style:table-row-properties fo:keep-together="auto"/>
    </style:style>
    <style:style style:name="Table65.A1" style:family="table-cell">
      <style:table-cell-properties fo:background-color="#2f5496" fo:padding-left="0.212cm" fo:padding-right="0.212cm" fo:padding-top="0.141cm" fo:padding-bottom="0.141cm" fo:border="0.1pt solid #aaaaaa">
        <style:background-image/>
      </style:table-cell-properties>
    </style:style>
    <style:style style:name="Table65.A2" style:family="table-cell">
      <style:table-cell-properties fo:background-color="#fce5cd" fo:padding-left="0.212cm" fo:padding-right="0.212cm" fo:padding-top="0.141cm" fo:padding-bottom="0.141cm" fo:border="0.1pt solid #aaaaaa">
        <style:background-image/>
      </style:table-cell-properties>
    </style:style>
    <style:style style:name="Table65.A3" style:family="table-cell">
      <style:table-cell-properties fo:background-color="#ffffff" fo:padding-left="0.212cm" fo:padding-right="0.212cm" fo:padding-top="0.141cm" fo:padding-bottom="0.141cm" fo:border="0.1pt solid #aaaaaa">
        <style:background-image/>
      </style:table-cell-properties>
    </style:style>
    <style:style style:name="Table66" style:family="table">
      <style:table-properties style:width="16.51cm" fo:margin-left="0.053cm" fo:margin-top="0cm" fo:margin-bottom="0cm" table:align="left" style:writing-mode="lr-tb"/>
    </style:style>
    <style:style style:name="Table66.A" style:family="table-column">
      <style:table-column-properties style:column-width="16.51cm"/>
    </style:style>
    <style:style style:name="Table66.1" style:family="table-row">
      <style:table-row-properties fo:keep-together="auto"/>
    </style:style>
    <style:style style:name="Table66.A1" style:family="table-cell">
      <style:table-cell-properties fo:background-color="#fff5f5" fo:padding-left="0.318cm" fo:padding-right="0.318cm" fo:padding-top="0.176cm" fo:padding-bottom="0.176cm" fo:border-left="3pt solid #8b0000" fo:border-right="none" fo:border-top="0.5pt solid #8b0000" fo:border-bottom="0.5pt solid #8b0000">
        <style:background-image/>
      </style:table-cell-properties>
    </style:style>
    <style:style style:name="Table67" style:family="table">
      <style:table-properties style:width="16.51cm" fo:margin-left="0.002cm" fo:margin-top="0cm" fo:margin-bottom="0cm" table:align="left" style:writing-mode="lr-tb"/>
    </style:style>
    <style:style style:name="Table67.A" style:family="table-column">
      <style:table-column-properties style:column-width="2.115cm"/>
    </style:style>
    <style:style style:name="Table67.B" style:family="table-column">
      <style:table-column-properties style:column-width="4.233cm"/>
    </style:style>
    <style:style style:name="Table67.C" style:family="table-column">
      <style:table-column-properties style:column-width="10.162cm"/>
    </style:style>
    <style:style style:name="Table67.1" style:family="table-row">
      <style:table-row-properties fo:keep-together="auto"/>
    </style:style>
    <style:style style:name="Table67.A1" style:family="table-cell">
      <style:table-cell-properties fo:background-color="#2f5496" fo:padding-left="0.212cm" fo:padding-right="0.212cm" fo:padding-top="0.141cm" fo:padding-bottom="0.141cm" fo:border="0.1pt solid #aaaaaa">
        <style:background-image/>
      </style:table-cell-properties>
    </style:style>
    <style:style style:name="Table67.A2" style:family="table-cell">
      <style:table-cell-properties fo:background-color="#fce5cd" fo:padding-left="0.212cm" fo:padding-right="0.212cm" fo:padding-top="0.141cm" fo:padding-bottom="0.141cm" fo:border="0.1pt solid #aaaaaa">
        <style:background-image/>
      </style:table-cell-properties>
    </style:style>
    <style:style style:name="Table67.A3" style:family="table-cell">
      <style:table-cell-properties fo:background-color="#ffffff" fo:padding-left="0.212cm" fo:padding-right="0.212cm" fo:padding-top="0.141cm" fo:padding-bottom="0.141cm" fo:border="0.1pt solid #aaaaaa">
        <style:background-image/>
      </style:table-cell-properties>
    </style:style>
    <style:style style:name="Table68" style:family="table">
      <style:table-properties style:width="16.51cm" fo:margin-left="0.002cm" fo:margin-top="0cm" fo:margin-bottom="0cm" table:align="left" style:writing-mode="lr-tb"/>
    </style:style>
    <style:style style:name="Table68.A" style:family="table-column">
      <style:table-column-properties style:column-width="2.469cm"/>
    </style:style>
    <style:style style:name="Table68.B" style:family="table-column">
      <style:table-column-properties style:column-width="4.586cm"/>
    </style:style>
    <style:style style:name="Table68.C" style:family="table-column">
      <style:table-column-properties style:column-width="9.454cm"/>
    </style:style>
    <style:style style:name="Table68.1" style:family="table-row">
      <style:table-row-properties fo:keep-together="auto"/>
    </style:style>
    <style:style style:name="Table68.A1" style:family="table-cell">
      <style:table-cell-properties fo:background-color="#2f5496" fo:padding-left="0.212cm" fo:padding-right="0.212cm" fo:padding-top="0.141cm" fo:padding-bottom="0.141cm" fo:border="0.1pt solid #aaaaaa">
        <style:background-image/>
      </style:table-cell-properties>
    </style:style>
    <style:style style:name="Table68.A2" style:family="table-cell">
      <style:table-cell-properties fo:background-color="#cfe2f3" fo:padding-left="0.212cm" fo:padding-right="0.212cm" fo:padding-top="0.141cm" fo:padding-bottom="0.141cm" fo:border="0.1pt solid #aaaaaa">
        <style:background-image/>
      </style:table-cell-properties>
    </style:style>
    <style:style style:name="Table68.A3" style:family="table-cell">
      <style:table-cell-properties fo:background-color="#ffffff" fo:padding-left="0.212cm" fo:padding-right="0.212cm" fo:padding-top="0.141cm" fo:padding-bottom="0.141cm" fo:border="0.1pt solid #aaaaaa">
        <style:background-image/>
      </style:table-cell-properties>
    </style:style>
    <style:style style:name="Table69" style:family="table">
      <style:table-properties style:width="16.51cm" fo:margin-left="0.002cm" fo:margin-top="0cm" fo:margin-bottom="0cm" table:align="left" style:writing-mode="lr-tb"/>
    </style:style>
    <style:style style:name="Table69.A" style:family="table-column">
      <style:table-column-properties style:column-width="2.115cm"/>
    </style:style>
    <style:style style:name="Table69.B" style:family="table-column">
      <style:table-column-properties style:column-width="4.941cm"/>
    </style:style>
    <style:style style:name="Table69.C" style:family="table-column">
      <style:table-column-properties style:column-width="9.454cm"/>
    </style:style>
    <style:style style:name="Table69.1" style:family="table-row">
      <style:table-row-properties fo:keep-together="auto"/>
    </style:style>
    <style:style style:name="Table69.A1" style:family="table-cell">
      <style:table-cell-properties fo:background-color="#2f5496" fo:padding-left="0.212cm" fo:padding-right="0.212cm" fo:padding-top="0.141cm" fo:padding-bottom="0.141cm" fo:border="0.1pt solid #aaaaaa">
        <style:background-image/>
      </style:table-cell-properties>
    </style:style>
    <style:style style:name="Table69.A2" style:family="table-cell">
      <style:table-cell-properties fo:background-color="#ead1dc" fo:padding-left="0.212cm" fo:padding-right="0.212cm" fo:padding-top="0.141cm" fo:padding-bottom="0.141cm" fo:border="0.1pt solid #aaaaaa">
        <style:background-image/>
      </style:table-cell-properties>
    </style:style>
    <style:style style:name="Table69.A3" style:family="table-cell">
      <style:table-cell-properties fo:background-color="#ffffff" fo:padding-left="0.212cm" fo:padding-right="0.212cm" fo:padding-top="0.141cm" fo:padding-bottom="0.141cm" fo:border="0.1pt solid #aaaaaa">
        <style:background-image/>
      </style:table-cell-properties>
    </style:style>
    <style:style style:name="Table70" style:family="table">
      <style:table-properties style:width="16.51cm" fo:margin-left="0.002cm" fo:margin-top="0cm" fo:margin-bottom="0cm" table:align="left" style:writing-mode="lr-tb"/>
    </style:style>
    <style:style style:name="Table70.A" style:family="table-column">
      <style:table-column-properties style:column-width="2.469cm"/>
    </style:style>
    <style:style style:name="Table70.B" style:family="table-column">
      <style:table-column-properties style:column-width="5.292cm"/>
    </style:style>
    <style:style style:name="Table70.C" style:family="table-column">
      <style:table-column-properties style:column-width="8.749cm"/>
    </style:style>
    <style:style style:name="Table70.1" style:family="table-row">
      <style:table-row-properties fo:keep-together="auto"/>
    </style:style>
    <style:style style:name="Table70.A1" style:family="table-cell">
      <style:table-cell-properties fo:background-color="#2f5496" fo:padding-left="0.212cm" fo:padding-right="0.212cm" fo:padding-top="0.141cm" fo:padding-bottom="0.141cm" fo:border="0.1pt solid #aaaaaa">
        <style:background-image/>
      </style:table-cell-properties>
    </style:style>
    <style:style style:name="Table70.A2" style:family="table-cell">
      <style:table-cell-properties fo:background-color="#d0e0e3" fo:padding-left="0.212cm" fo:padding-right="0.212cm" fo:padding-top="0.141cm" fo:padding-bottom="0.141cm" fo:border="0.1pt solid #aaaaaa">
        <style:background-image/>
      </style:table-cell-properties>
    </style:style>
    <style:style style:name="Table70.A3" style:family="table-cell">
      <style:table-cell-properties fo:background-color="#ffffff" fo:padding-left="0.212cm" fo:padding-right="0.212cm" fo:padding-top="0.141cm" fo:padding-bottom="0.141cm" fo:border="0.1pt solid #aaaaaa">
        <style:background-image/>
      </style:table-cell-properties>
    </style:style>
    <style:style style:name="Table71" style:family="table">
      <style:table-properties style:width="16.51cm" fo:margin-left="0.002cm" fo:margin-top="0cm" fo:margin-bottom="0cm" table:align="left" style:writing-mode="lr-tb"/>
    </style:style>
    <style:style style:name="Table71.A" style:family="table-column">
      <style:table-column-properties style:column-width="2.469cm"/>
    </style:style>
    <style:style style:name="Table71.B" style:family="table-column">
      <style:table-column-properties style:column-width="5.644cm"/>
    </style:style>
    <style:style style:name="Table71.C" style:family="table-column">
      <style:table-column-properties style:column-width="8.396cm"/>
    </style:style>
    <style:style style:name="Table71.1" style:family="table-row">
      <style:table-row-properties fo:keep-together="auto"/>
    </style:style>
    <style:style style:name="Table71.A1" style:family="table-cell">
      <style:table-cell-properties fo:background-color="#2f5496" fo:padding-left="0.212cm" fo:padding-right="0.212cm" fo:padding-top="0.141cm" fo:padding-bottom="0.141cm" fo:border="0.1pt solid #aaaaaa">
        <style:background-image/>
      </style:table-cell-properties>
    </style:style>
    <style:style style:name="Table71.A2" style:family="table-cell">
      <style:table-cell-properties fo:background-color="#d0e0e3" fo:padding-left="0.212cm" fo:padding-right="0.212cm" fo:padding-top="0.141cm" fo:padding-bottom="0.141cm" fo:border="0.1pt solid #aaaaaa">
        <style:background-image/>
      </style:table-cell-properties>
    </style:style>
    <style:style style:name="Table71.A3" style:family="table-cell">
      <style:table-cell-properties fo:background-color="#ffffff" fo:padding-left="0.212cm" fo:padding-right="0.212cm" fo:padding-top="0.141cm" fo:padding-bottom="0.141cm" fo:border="0.1pt solid #aaaaaa">
        <style:background-image/>
      </style:table-cell-properties>
    </style:style>
    <style:style style:name="Table72" style:family="table">
      <style:table-properties style:width="16.51cm" fo:margin-left="0.002cm" fo:margin-top="0cm" fo:margin-bottom="0cm" table:align="left" style:writing-mode="lr-tb"/>
    </style:style>
    <style:style style:name="Table72.A" style:family="table-column">
      <style:table-column-properties style:column-width="2.115cm"/>
    </style:style>
    <style:style style:name="Table72.B" style:family="table-column">
      <style:table-column-properties style:column-width="5.646cm"/>
    </style:style>
    <style:style style:name="Table72.C" style:family="table-column">
      <style:table-column-properties style:column-width="8.749cm"/>
    </style:style>
    <style:style style:name="Table72.1" style:family="table-row">
      <style:table-row-properties fo:keep-together="auto"/>
    </style:style>
    <style:style style:name="Table72.A1" style:family="table-cell">
      <style:table-cell-properties fo:background-color="#2f5496" fo:padding-left="0.212cm" fo:padding-right="0.212cm" fo:padding-top="0.141cm" fo:padding-bottom="0.141cm" fo:border="0.1pt solid #aaaaaa">
        <style:background-image/>
      </style:table-cell-properties>
    </style:style>
    <style:style style:name="Table72.A2" style:family="table-cell">
      <style:table-cell-properties fo:background-color="#fce5cd" fo:padding-left="0.212cm" fo:padding-right="0.212cm" fo:padding-top="0.141cm" fo:padding-bottom="0.141cm" fo:border="0.1pt solid #aaaaaa">
        <style:background-image/>
      </style:table-cell-properties>
    </style:style>
    <style:style style:name="Table72.A3" style:family="table-cell">
      <style:table-cell-properties fo:background-color="#ffffff" fo:padding-left="0.212cm" fo:padding-right="0.212cm" fo:padding-top="0.141cm" fo:padding-bottom="0.141cm" fo:border="0.1pt solid #aaaaaa">
        <style:background-image/>
      </style:table-cell-properties>
    </style:style>
    <style:style style:name="Table73" style:family="table">
      <style:table-properties style:width="16.51cm" fo:margin-left="0.002cm" fo:margin-top="0cm" fo:margin-bottom="0cm" table:align="left" style:writing-mode="lr-tb"/>
    </style:style>
    <style:style style:name="Table73.A" style:family="table-column">
      <style:table-column-properties style:column-width="2.82cm"/>
    </style:style>
    <style:style style:name="Table73.B" style:family="table-column">
      <style:table-column-properties style:column-width="5.293cm"/>
    </style:style>
    <style:style style:name="Table73.C" style:family="table-column">
      <style:table-column-properties style:column-width="4.233cm"/>
    </style:style>
    <style:style style:name="Table73.D" style:family="table-column">
      <style:table-column-properties style:column-width="4.161cm"/>
    </style:style>
    <style:style style:name="Table73.1" style:family="table-row">
      <style:table-row-properties fo:keep-together="auto"/>
    </style:style>
    <style:style style:name="Table73.A1" style:family="table-cell">
      <style:table-cell-properties fo:background-color="#2f5496" fo:padding-left="0.212cm" fo:padding-right="0.212cm" fo:padding-top="0.141cm" fo:padding-bottom="0.141cm" fo:border="0.1pt solid #aaaaaa">
        <style:background-image/>
      </style:table-cell-properties>
    </style:style>
    <style:style style:name="Table73.A2" style:family="table-cell">
      <style:table-cell-properties fo:background-color="#d0e0e3" fo:padding-left="0.212cm" fo:padding-right="0.212cm" fo:padding-top="0.141cm" fo:padding-bottom="0.141cm" fo:border="0.1pt solid #aaaaaa">
        <style:background-image/>
      </style:table-cell-properties>
    </style:style>
    <style:style style:name="Table73.A4" style:family="table-cell">
      <style:table-cell-properties fo:background-color="#ead1dc" fo:padding-left="0.212cm" fo:padding-right="0.212cm" fo:padding-top="0.141cm" fo:padding-bottom="0.141cm" fo:border="0.1pt solid #aaaaaa">
        <style:background-image/>
      </style:table-cell-properties>
    </style:style>
    <style:style style:name="Table73.A5" style:family="table-cell">
      <style:table-cell-properties fo:background-color="#cfe2f3" fo:padding-left="0.212cm" fo:padding-right="0.212cm" fo:padding-top="0.141cm" fo:padding-bottom="0.141cm" fo:border="0.1pt solid #aaaaaa">
        <style:background-image/>
      </style:table-cell-properties>
    </style:style>
    <style:style style:name="Table73.A6" style:family="table-cell">
      <style:table-cell-properties fo:background-color="#fff2cc" fo:padding-left="0.212cm" fo:padding-right="0.212cm" fo:padding-top="0.141cm" fo:padding-bottom="0.141cm" fo:border="0.1pt solid #aaaaaa">
        <style:background-image/>
      </style:table-cell-properties>
    </style:style>
    <style:style style:name="Table73.A7" style:family="table-cell">
      <style:table-cell-properties fo:background-color="#fce5cd" fo:padding-left="0.212cm" fo:padding-right="0.212cm" fo:padding-top="0.141cm" fo:padding-bottom="0.141cm" fo:border="0.1pt solid #aaaaaa">
        <style:background-image/>
      </style:table-cell-properties>
    </style:style>
    <style:style style:name="Table73.A10" style:family="table-cell">
      <style:table-cell-properties fo:background-color="#d9ead3" fo:padding-left="0.212cm" fo:padding-right="0.212cm" fo:padding-top="0.141cm" fo:padding-bottom="0.141cm" fo:border="0.1pt solid #aaaaaa">
        <style:background-image/>
      </style:table-cell-properties>
    </style:style>
    <style:style style:name="Table74" style:family="table">
      <style:table-properties style:width="16.51cm" fo:margin-left="0cm" fo:margin-top="0cm" fo:margin-bottom="0cm" table:align="left" style:writing-mode="lr-tb"/>
    </style:style>
    <style:style style:name="Table74.A" style:family="table-column">
      <style:table-column-properties style:column-width="16.51cm"/>
    </style:style>
    <style:style style:name="Table74.1" style:family="table-row">
      <style:table-row-properties fo:keep-together="auto"/>
    </style:style>
    <style:style style:name="Table74.A1" style:family="table-cell">
      <style:table-cell-properties fo:background-color="#f4cccc" fo:padding-left="0.318cm" fo:padding-right="0.318cm" fo:padding-top="0.176cm" fo:padding-bottom="0.176cm" fo:border="none">
        <style:background-image/>
      </style:table-cell-properties>
    </style:style>
    <style:style style:name="Table75" style:family="table">
      <style:table-properties style:width="10.118cm" table:align="left" style:writing-mode="lr-tb"/>
    </style:style>
    <style:style style:name="Table75.A" style:family="table-column">
      <style:table-column-properties style:column-width="3.297cm"/>
    </style:style>
    <style:style style:name="Table75.B" style:family="table-column">
      <style:table-column-properties style:column-width="6.821cm"/>
    </style:style>
    <style:style style:name="Table75.A1" style:family="table-cell">
      <style:table-cell-properties style:vertical-align="middle" fo:padding="0.049cm" fo:border="none"/>
    </style:style>
    <style:style style:name="P1" style:family="paragraph" style:parent-style-name="Heading_20_1">
      <style:paragraph-properties fo:margin-top="0.847cm" fo:margin-bottom="0.318cm" style:contextual-spacing="false" fo:break-before="page"/>
    </style:style>
    <style:style style:name="P2" style:family="paragraph" style:parent-style-name="Heading_20_2">
      <style:paragraph-properties fo:margin-top="0.564cm" fo:margin-bottom="0.212cm" style:contextual-spacing="false"/>
    </style:style>
    <style:style style:name="P3" style:family="paragraph" style:parent-style-name="Heading_20_2">
      <style:paragraph-properties fo:margin-top="0.564cm" fo:margin-bottom="0.212cm" style:contextual-spacing="false" fo:break-before="page"/>
    </style:style>
    <style:style style:name="P4" style:family="paragraph" style:parent-style-name="Heading_20_3">
      <style:paragraph-properties fo:margin-top="0.423cm" fo:margin-bottom="0.141cm" style:contextual-spacing="false"/>
    </style:style>
    <style:style style:name="P5" style:family="paragraph" style:parent-style-name="Standard">
      <style:paragraph-properties fo:margin-top="0.106cm" fo:margin-bottom="0.106cm" style:contextual-spacing="false"/>
    </style:style>
    <style:style style:name="P6" style:family="paragraph" style:parent-style-name="Standard">
      <style:paragraph-properties fo:margin-top="0cm" fo:margin-bottom="0.423cm" style:contextual-spacing="false" fo:text-align="center" style:justify-single-word="false"/>
    </style:style>
    <style:style style:name="P7" style:family="paragraph" style:parent-style-name="Standard">
      <style:paragraph-properties fo:margin-top="0cm" fo:margin-bottom="0.847cm" style:contextual-spacing="false" fo:text-align="center" style:justify-single-word="false"/>
    </style:style>
    <style:style style:name="P8" style:family="paragraph" style:parent-style-name="Standard">
      <style:paragraph-properties fo:margin-top="0.212cm" fo:margin-bottom="0.141cm" style:contextual-spacing="false" fo:text-align="center" style:justify-single-word="false"/>
    </style:style>
    <style:style style:name="P9" style:family="paragraph" style:parent-style-name="Standard">
      <style:paragraph-properties fo:margin-top="0.141cm" fo:margin-bottom="0.141cm" style:contextual-spacing="false" fo:text-align="center" style:justify-single-word="false"/>
    </style:style>
    <style:style style:name="P10" style:family="paragraph" style:parent-style-name="Standard">
      <style:paragraph-properties fo:margin-top="0cm" fo:margin-bottom="0.141cm" style:contextual-spacing="false" fo:text-align="center"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fo:orphans="0" fo:widows="0"/>
    </style:style>
    <style:style style:name="P13" style:family="paragraph" style:parent-style-name="Standard">
      <style:paragraph-properties fo:margin-top="0.423cm" fo:margin-bottom="0.212cm" style:contextual-spacing="false" fo:text-align="center" style:justify-single-word="false"/>
    </style:style>
    <style:style style:name="P14" style:family="paragraph" style:parent-style-name="Standard">
      <style:paragraph-properties fo:margin-top="0.106cm" fo:margin-bottom="0.423cm" style:contextual-spacing="false" fo:text-align="center" style:justify-single-word="false"/>
    </style:style>
    <style:style style:name="P15" style:family="paragraph" style:parent-style-name="Standard">
      <style:paragraph-properties fo:margin-top="0.212cm" fo:margin-bottom="0.212cm" style:contextual-spacing="false" fo:padding-left="0cm" fo:padding-right="0cm" fo:padding-top="0cm" fo:padding-bottom="0.035cm" fo:border-left="none" fo:border-right="none" fo:border-top="none" fo:border-bottom="0.51pt solid #2f5496"/>
    </style:style>
    <style:style style:name="P16" style:family="paragraph" style:parent-style-name="Standard">
      <style:paragraph-properties fo:margin-top="0.106cm" fo:margin-bottom="0.141cm" style:contextual-spacing="false"/>
    </style:style>
    <style:style style:name="P17" style:family="paragraph" style:parent-style-name="Standard">
      <loext:graphic-properties draw:fill="solid" draw:fill-color="#f3f3f3"/>
      <style:paragraph-properties fo:margin-top="0cm" fo:margin-bottom="0cm" style:contextual-spacing="false" fo:background-color="#f3f3f3"/>
    </style:style>
    <style:style style:name="P18" style:family="paragraph" style:parent-style-name="Standard">
      <style:paragraph-properties fo:orphans="0" fo:widows="0"/>
    </style:style>
    <style:style style:name="P19" style:family="paragraph" style:parent-style-name="Standard">
      <style:paragraph-properties fo:margin-top="0cm" fo:margin-bottom="0.071cm" style:contextual-spacing="false" fo:orphans="0" fo:widows="0"/>
    </style:style>
    <style:style style:name="P20" style:family="paragraph" style:parent-style-name="Standard">
      <style:paragraph-properties fo:margin-top="0cm" fo:margin-bottom="0cm" style:contextual-spacing="false" fo:orphans="0" fo:widows="0"/>
    </style:style>
    <style:style style:name="P21" style:family="paragraph" style:parent-style-name="Standard">
      <style:paragraph-properties fo:margin-top="0cm" fo:margin-bottom="0.141cm" style:contextual-spacing="false" fo:orphans="0" fo:widows="0"/>
    </style:style>
    <style:style style:name="P22" style:family="paragraph" style:parent-style-name="Standard">
      <style:paragraph-properties fo:margin-top="0.071cm" fo:margin-bottom="0.071cm" style:contextual-spacing="false" fo:orphans="0" fo:widows="0"/>
    </style:style>
    <style:style style:name="P23" style:family="paragraph" style:parent-style-name="Standard">
      <style:paragraph-properties fo:orphans="0" fo:widows="0"/>
      <style:text-properties officeooo:paragraph-rsid="001f049a"/>
    </style:style>
    <style:style style:name="P24" style:family="paragraph" style:parent-style-name="Standard">
      <loext:graphic-properties draw:fill="solid" draw:fill-color="#f3f3f3"/>
      <style:paragraph-properties fo:margin-top="0cm" fo:margin-bottom="0cm" style:contextual-spacing="false" fo:background-color="#f3f3f3"/>
      <style:text-properties officeooo:paragraph-rsid="001b2812"/>
    </style:style>
    <style:style style:name="P25" style:family="paragraph" style:parent-style-name="Standard">
      <loext:graphic-properties draw:fill="solid" draw:fill-color="#f3f3f3"/>
      <style:paragraph-properties fo:margin-top="0cm" fo:margin-bottom="0cm" style:contextual-spacing="false" fo:background-color="#f3f3f3"/>
      <style:text-properties officeooo:paragraph-rsid="001cc117"/>
    </style:style>
    <style:style style:name="P26" style:family="paragraph" style:parent-style-name="Standard">
      <loext:graphic-properties draw:fill="solid" draw:fill-color="#f3f3f3"/>
      <style:paragraph-properties fo:margin-top="0cm" fo:margin-bottom="0cm" style:contextual-spacing="false" fo:background-color="#f3f3f3"/>
      <style:text-properties officeooo:paragraph-rsid="00203a0a"/>
    </style:style>
    <style:style style:name="P27" style:family="paragraph" style:parent-style-name="Standard">
      <loext:graphic-properties draw:fill="solid" draw:fill-color="#f3f3f3"/>
      <style:paragraph-properties fo:margin-top="0cm" fo:margin-bottom="0cm" style:contextual-spacing="false" fo:background-color="#f3f3f3"/>
      <style:text-properties officeooo:paragraph-rsid="00214ef2"/>
    </style:style>
    <style:style style:name="P28" style:family="paragraph" style:parent-style-name="Standard">
      <loext:graphic-properties draw:fill="solid" draw:fill-color="#f3f3f3"/>
      <style:paragraph-properties fo:margin-top="0cm" fo:margin-bottom="0cm" style:contextual-spacing="false" fo:background-color="#f3f3f3"/>
      <style:text-properties officeooo:paragraph-rsid="0022654d"/>
    </style:style>
    <style:style style:name="P29" style:family="paragraph" style:parent-style-name="Standard">
      <loext:graphic-properties draw:fill="solid" draw:fill-color="#f3f3f3"/>
      <style:paragraph-properties fo:margin-top="0cm" fo:margin-bottom="0cm" style:contextual-spacing="false" fo:background-color="#f3f3f3"/>
      <style:text-properties officeooo:paragraph-rsid="002336ff"/>
    </style:style>
    <style:style style:name="P30" style:family="paragraph" style:parent-style-name="Standard">
      <loext:graphic-properties draw:fill="solid" draw:fill-color="#f3f3f3"/>
      <style:paragraph-properties fo:margin-top="0cm" fo:margin-bottom="0cm" style:contextual-spacing="false" fo:background-color="#f3f3f3"/>
      <style:text-properties officeooo:paragraph-rsid="0023f3dd"/>
    </style:style>
    <style:style style:name="P31" style:family="paragraph" style:parent-style-name="Standard">
      <loext:graphic-properties draw:fill="solid" draw:fill-color="#f3f3f3"/>
      <style:paragraph-properties fo:margin-top="0cm" fo:margin-bottom="0cm" style:contextual-spacing="false" fo:background-color="#f3f3f3"/>
      <style:text-properties officeooo:paragraph-rsid="00250ace"/>
    </style:style>
    <style:style style:name="P32" style:family="paragraph" style:parent-style-name="Standard">
      <loext:graphic-properties draw:fill="solid" draw:fill-color="#f3f3f3"/>
      <style:paragraph-properties fo:margin-top="0cm" fo:margin-bottom="0cm" style:contextual-spacing="false" fo:background-color="#f3f3f3"/>
      <style:text-properties officeooo:paragraph-rsid="00267968"/>
    </style:style>
    <style:style style:name="P33" style:family="paragraph" style:parent-style-name="Standard">
      <loext:graphic-properties draw:fill="solid" draw:fill-color="#f3f3f3"/>
      <style:paragraph-properties fo:margin-top="0cm" fo:margin-bottom="0cm" style:contextual-spacing="false" fo:background-color="#f3f3f3"/>
      <style:text-properties officeooo:paragraph-rsid="0028714c"/>
    </style:style>
    <style:style style:name="P34" style:family="paragraph" style:parent-style-name="Standard">
      <loext:graphic-properties draw:fill="solid" draw:fill-color="#f3f3f3"/>
      <style:paragraph-properties fo:margin-top="0cm" fo:margin-bottom="0cm" style:contextual-spacing="false" fo:background-color="#f3f3f3"/>
      <style:text-properties officeooo:paragraph-rsid="002a1aad"/>
    </style:style>
    <style:style style:name="P35" style:family="paragraph" style:parent-style-name="Standard">
      <loext:graphic-properties draw:fill="solid" draw:fill-color="#f3f3f3"/>
      <style:paragraph-properties fo:margin-top="0cm" fo:margin-bottom="0cm" style:contextual-spacing="false" fo:background-color="#f3f3f3"/>
      <style:text-properties officeooo:paragraph-rsid="002ee65c"/>
    </style:style>
    <style:style style:name="T1" style:family="text">
      <style:text-properties fo:color="#1f4e79" loext:opacity="100%" style:font-name="Arial" fo:font-size="28pt" fo:font-weight="bold" style:font-name-asian="Arial2" style:font-size-asian="28pt" style:font-weight-asian="bold" style:font-name-complex="Arial2" style:font-size-complex="28pt" style:font-weight-complex="bold"/>
    </style:style>
    <style:style style:name="T2" style:family="text">
      <style:text-properties fo:color="#1f4e79" loext:opacity="100%" style:font-name="Arial" fo:font-size="18pt" fo:font-weight="bold" style:font-name-asian="Arial2" style:font-size-asian="18pt" style:font-weight-asian="bold" style:font-name-complex="Arial2" style:font-size-complex="18pt" style:font-weight-complex="bold"/>
    </style:style>
    <style:style style:name="T3" style:family="text">
      <style:text-properties fo:color="#1f4e79" loext:opacity="100%" style:font-name="Arial" fo:font-size="14pt" fo:font-weight="bold" style:font-name-asian="Arial2" style:font-size-asian="14pt" style:font-weight-asian="bold" style:font-name-complex="Arial2" style:font-size-complex="14pt" style:font-weight-complex="bold"/>
    </style:style>
    <style:style style:name="T4" style:family="text">
      <style:text-properties fo:color="#2f5496" loext:opacity="100%" style:font-name="Arial" fo:font-size="18pt" fo:font-weight="bold" style:font-name-asian="Arial2" style:font-size-asian="18pt" style:font-weight-asian="bold" style:font-name-complex="Arial2" style:font-size-complex="18pt" style:font-weight-complex="bold"/>
    </style:style>
    <style:style style:name="T5" style:family="text">
      <style:text-properties fo:color="#2f5496" loext:opacity="100%" style:font-name="Arial" fo:font-size="14pt" fo:font-weight="bold" style:font-name-asian="Arial2" style:font-size-asian="14pt" style:font-weight-asian="bold" style:font-name-complex="Arial2" style:font-size-complex="14pt" style:font-weight-complex="bold"/>
    </style:style>
    <style:style style:name="T6" style:family="text">
      <style:text-properties fo:color="#555555" loext:opacity="100%" style:font-name="Arial" fo:font-size="12pt" fo:font-style="italic" style:font-name-asian="Arial2" style:font-size-asian="12pt" style:font-style-asian="italic" style:font-name-complex="Arial2" style:font-size-complex="12pt" style:font-style-complex="italic"/>
    </style:style>
    <style:style style:name="T7" style:family="text">
      <style:text-properties fo:color="#555555" loext:opacity="100%" style:font-name="Arial" fo:font-size="11pt" fo:font-style="italic" style:font-name-asian="Arial2" style:font-size-asian="11pt" style:font-style-asian="italic" style:font-name-complex="Arial2" style:font-size-complex="11pt" style:font-style-complex="italic"/>
    </style:style>
    <style:style style:name="T8" style:family="text">
      <style:text-properties fo:color="#555555" loext:opacity="100%" style:font-name="Courier New" fo:font-size="9.5pt" fo:font-weight="normal" style:font-name-asian="Courier New1" style:font-size-asian="9.5pt" style:font-weight-asian="normal" style:font-name-complex="Courier New1" style:font-size-complex="9.5pt" style:font-weight-complex="normal"/>
    </style:style>
    <style:style style:name="T9" style:family="text">
      <style:text-properties fo:color="#666666" loext:opacity="100%" style:font-name="Arial" fo:font-size="11pt" style:font-name-asian="Arial2" style:font-size-asian="11pt" style:font-name-complex="Arial2" style:font-size-complex="11pt"/>
    </style:style>
    <style:style style:name="T10" style:family="text">
      <style:text-properties fo:color="#888888" loext:opacity="100%" style:font-name="Arial" fo:font-size="10pt" fo:font-weight="bold" style:font-name-asian="Arial2" style:font-size-asian="10pt" style:font-weight-asian="bold" style:font-name-complex="Arial2" style:font-size-complex="10pt" style:font-weight-complex="bold"/>
    </style:style>
    <style:style style:name="T11" style:family="text">
      <style:text-properties fo:color="#888888" loext:opacity="100%" style:font-name="Arial" fo:font-size="9pt" style:font-name-asian="Arial2" style:font-size-asian="9pt" style:font-name-complex="Arial2" style:font-size-complex="9pt"/>
    </style:style>
    <style:style style:name="T12" style:family="text">
      <style:text-properties style:font-name="Arial" fo:font-size="11pt" style:font-name-asian="Arial2" style:font-size-asian="11pt" style:font-name-complex="Arial2" style:font-size-complex="11pt"/>
    </style:style>
    <style:style style:name="T13" style:family="text">
      <style:text-properties style:font-name="Courier New" fo:font-size="9pt" style:font-name-asian="Courier New1" style:font-size-asian="9pt" style:font-name-complex="Courier New1" style:font-size-complex="9pt"/>
    </style:style>
    <style:style style:name="T14" style:family="text">
      <style:text-properties style:font-name="Courier New" fo:font-size="9pt" officeooo:rsid="002ee65c" style:font-name-asian="Courier New1" style:font-size-asian="9pt" style:font-name-complex="Courier New1" style:font-size-complex="9pt"/>
    </style:style>
    <style:style style:name="T15" style:family="text">
      <style:text-properties fo:color="#404040" loext:opacity="100%" style:font-name="Arial" fo:font-size="12pt" fo:font-weight="bold" style:font-name-asian="Arial2" style:font-size-asian="12pt" style:font-weight-asian="bold" style:font-name-complex="Arial2" style:font-size-complex="12pt" style:font-weight-complex="bold"/>
    </style:style>
    <style:style style:name="T16" style:family="text">
      <style:text-properties fo:color="#333333" loext:opacity="100%" style:font-name="Arial" fo:font-size="10pt" fo:font-weight="bold" style:font-name-asian="Arial2" style:font-size-asian="10pt" style:font-weight-asian="bold" style:font-name-complex="Arial2" style:font-size-complex="10pt" style:font-weight-complex="bold"/>
    </style:style>
    <style:style style:name="T17" style:family="text">
      <style:text-properties fo:color="#333333" loext:opacity="100%" style:font-name="Arial" fo:font-size="9.5pt" style:font-name-asian="Arial2" style:font-size-asian="9.5pt" style:font-name-complex="Arial2" style:font-size-complex="9.5pt"/>
    </style:style>
    <style:style style:name="T18" style:family="text">
      <style:text-properties fo:color="#333333" loext:opacity="100%" style:font-name="Arial" fo:font-size="11pt" fo:font-weight="bold" style:font-name-asian="Arial2" style:font-size-asian="11pt" style:font-weight-asian="bold" style:font-name-complex="Arial2" style:font-size-complex="11pt" style:font-weight-complex="bold"/>
    </style:style>
    <style:style style:name="T19" style:family="text">
      <style:text-properties fo:color="#333333" loext:opacity="100%" style:font-name="Arial" fo:font-size="10.5pt" style:font-name-asian="Arial2" style:font-size-asian="10.5pt" style:font-name-complex="Arial2" style:font-size-complex="10.5pt"/>
    </style:style>
    <style:style style:name="T20" style:family="text">
      <style:text-properties fo:color="#333333" loext:opacity="100%" style:font-name="Courier New" fo:font-size="9.5pt" fo:font-weight="normal" style:font-name-asian="Courier New1" style:font-size-asian="9.5pt" style:font-weight-asian="normal" style:font-name-complex="Courier New1" style:font-size-complex="9.5pt" style:font-weight-complex="normal"/>
    </style:style>
    <style:style style:name="T21" style:family="text">
      <style:text-properties fo:color="#333333" loext:opacity="100%" style:font-name="Courier New" fo:font-size="9.5pt" fo:font-weight="normal" officeooo:rsid="001f049a" style:font-name-asian="Courier New1" style:font-size-asian="9.5pt" style:font-weight-asian="normal" style:font-name-complex="Courier New1" style:font-size-complex="9.5pt" style:font-weight-complex="normal"/>
    </style:style>
    <style:style style:name="T22" style:family="text">
      <style:text-properties fo:color="#333333" loext:opacity="100%" style:font-name="Courier New" fo:font-size="9.5pt" fo:font-weight="normal" officeooo:rsid="002dcbf1" style:font-name-asian="Courier New1" style:font-size-asian="9.5pt" style:font-weight-asian="normal" style:font-name-complex="Courier New1" style:font-size-complex="9.5pt" style:font-weight-complex="normal"/>
    </style:style>
    <style:style style:name="T23" style:family="text">
      <style:text-properties fo:color="#ffffff" loext:opacity="100%" style:font-name="Courier New" fo:font-size="9.5pt" fo:font-weight="bold" style:font-name-asian="Courier New1" style:font-size-asian="9.5pt" style:font-weight-asian="bold" style:font-name-complex="Courier New1" style:font-size-complex="9.5pt" style:font-weight-complex="bold"/>
    </style:style>
    <style:style style:name="T24" style:family="text">
      <style:text-properties fo:color="#222222" loext:opacity="100%" style:font-name="Courier New" fo:font-size="9.5pt" fo:font-weight="normal" style:font-name-asian="Courier New1" style:font-size-asian="9.5pt" style:font-weight-asian="normal" style:font-name-complex="Courier New1" style:font-size-complex="9.5pt" style:font-weight-complex="normal"/>
    </style:style>
    <style:style style:name="T25" style:family="text">
      <style:text-properties fo:color="#222222" loext:opacity="100%" style:font-name="Courier New" fo:font-size="9.5pt" fo:font-weight="normal" style:font-name-asian="Courier New1" style:font-size-asian="9.5pt" style:font-weight-asian="normal" style:font-name-complex="Courier New1" style:font-size-complex="9.5pt" style:font-weight-complex="normal" loext:padding="0cm" loext:border="none"/>
    </style:style>
    <style:style style:name="T26" style:family="text">
      <style:text-properties fo:color="#222222" loext:opacity="100%" style:font-name="Courier New" fo:font-size="9.5pt" fo:font-weight="normal" officeooo:rsid="002dcbf1" style:font-name-asian="Courier New1" style:font-size-asian="9.5pt" style:font-weight-asian="normal" style:font-name-complex="Courier New1" style:font-size-complex="9.5pt" style:font-weight-complex="normal" loext:padding="0cm" loext:border="none"/>
    </style:style>
    <style:style style:name="T27" style:family="text">
      <style:text-properties fo:color="#222222" loext:opacity="100%" style:font-name="Courier New" fo:font-size="9.5pt" fo:font-weight="bold" style:font-name-asian="Courier New1" style:font-size-asian="9.5pt" style:font-weight-asian="bold" style:font-name-complex="Courier New1" style:font-size-complex="9.5pt" style:font-weight-complex="bold"/>
    </style:style>
    <style:style style:name="T28" style:family="text">
      <style:text-properties fo:color="#222222" loext:opacity="100%" style:font-name="Courier New" fo:font-size="9.5pt" style:font-name-asian="Courier New1" style:font-size-asian="9.5pt" style:font-name-complex="Courier New1" style:font-size-complex="9.5pt" loext:padding="0cm" loext:border="none"/>
    </style:style>
    <style:style style:name="T29" style:family="text">
      <style:text-properties fo:color="#222222" loext:opacity="100%" style:font-name="Arial" fo:font-size="10pt" fo:font-style="italic" style:font-name-asian="Arial2" style:font-size-asian="10pt" style:font-style-asian="italic" style:font-name-complex="Arial2" style:font-size-complex="10pt" style:font-style-complex="italic"/>
    </style:style>
    <style:style style:name="T30" style:family="text">
      <style:text-properties fo:color="#8b0000" loext:opacity="100%" style:font-name="Arial" fo:font-size="11pt" fo:font-weight="bold" style:font-name-asian="Arial2" style:font-size-asian="11pt" style:font-weight-asian="bold" style:font-name-complex="Arial2" style:font-size-complex="11pt" style:font-weight-complex="bold"/>
    </style:style>
    <style:style style:name="T31" style:family="text">
      <style:text-properties fo:color="#8b0000" loext:opacity="100%" style:font-name="Arial" fo:font-size="10pt" fo:font-weight="bold" style:font-name-asian="Arial2" style:font-size-asian="10pt" style:font-weight-asian="bold" style:font-name-complex="Arial2" style:font-size-complex="10pt" style:font-weight-complex="bold"/>
    </style:style>
    <style:style style:name="T32" style:family="text">
      <style:text-properties fo:color="#444444" loext:opacity="100%" style:font-name="Courier New" fo:font-size="9.5pt" fo:font-weight="normal" style:font-name-asian="Courier New1" style:font-size-asian="9.5pt" style:font-weight-asian="normal" style:font-name-complex="Courier New1" style:font-size-complex="9.5pt" style:font-weight-complex="normal"/>
    </style:style>
    <style:style style:name="T33" style:family="text">
      <style:text-properties officeooo:rsid="002a4043"/>
    </style:style>
    <style:style style:name="T34" style:family="text">
      <style:text-properties fo:font-weight="bold" officeooo:rsid="002a4043" style:font-weight-asian="bold" style:font-weight-complex="bold"/>
    </style:style>
    <style:style style:name="T35" style:family="text">
      <style:text-properties fo:font-weight="bold" officeooo:rsid="002a555d" style:font-weight-asian="bold" style:font-weight-complex="bold"/>
    </style:style>
    <style:style style:name="T36" style:family="text">
      <style:text-properties fo:font-weight="bold" style:font-weight-asian="bold" style:font-weight-complex="bold" loext:padding="0cm" loext:border="none"/>
    </style:style>
    <style:style style:name="T37" style:family="text">
      <style:text-properties fo:font-weight="bold" officeooo:rsid="00308ea1" style:font-weight-asian="bold" style:font-weight-complex="bold"/>
    </style:style>
    <style:style style:name="T38" style:family="text">
      <style:text-properties officeooo:rsid="002a555d"/>
    </style:style>
    <style:style style:name="T39" style:family="text">
      <style:text-properties officeooo:rsid="002ae714"/>
    </style:style>
    <style:style style:name="T40" style:family="text">
      <style:text-properties fo:font-variant="normal" fo:text-transform="none" fo:color="#333333" loext:opacity="100%" style:font-name="Courier New" fo:font-size="9.5pt" fo:letter-spacing="normal" fo:font-style="normal" fo:font-weight="normal" style:font-name-asian="Courier New1" style:font-size-asian="9.5pt" style:font-weight-asian="normal" style:font-name-complex="Courier New1" style:font-size-complex="9.5pt" style:font-weight-complex="normal"/>
    </style:style>
    <style:style style:name="T41" style:family="text">
      <style:text-properties fo:font-variant="normal" fo:text-transform="none" fo:color="#222222" loext:opacity="100%" style:font-name="Courier New" fo:font-size="9.5pt" fo:letter-spacing="normal" fo:font-style="normal" fo:font-weight="normal" style:font-name-asian="Courier New1" style:font-size-asian="9.5pt" style:font-weight-asian="normal" style:font-name-complex="Courier New1" style:font-size-complex="9.5pt" style:font-weight-complex="normal"/>
    </style:style>
    <style:style style:name="T42" style:family="text">
      <style:text-properties fo:font-variant="normal" fo:text-transform="none" fo:color="#222222" loext:opacity="100%" style:font-name="Courier New" fo:font-size="9.5pt" fo:letter-spacing="normal" fo:font-style="normal" fo:font-weight="normal" style:font-name-asian="Courier New1" style:font-size-asian="9.5pt" style:font-weight-asian="normal" style:font-name-complex="Courier New1" style:font-size-complex="9.5pt" style:font-weight-complex="normal" loext:padding="0cm" loext:border="none"/>
    </style:style>
    <style:style style:name="T43" style:family="text">
      <style:text-properties fo:font-variant="normal" fo:text-transform="none" fo:color="#222222" loext:opacity="100%" style:font-name="Courier New" fo:font-size="9.5pt" fo:letter-spacing="normal" fo:font-style="normal" style:font-name-asian="Courier New1" style:font-size-asian="9.5pt" style:font-name-complex="Courier New1" style:font-size-complex="9.5pt" loext:padding="0cm" loext:border="none"/>
    </style:style>
    <style:style style:name="T44" style:family="text">
      <style:text-properties fo:font-variant="normal" fo:text-transform="none" fo:color="#27251e" loext:opacity="100%" style:font-name="Courier New" fo:font-size="9.5pt" fo:letter-spacing="normal" fo:font-weight="normal" style:font-name-asian="Courier New1" style:font-size-asian="9.5pt" style:font-weight-asian="normal" style:font-name-complex="Courier New1" style:font-size-complex="9.5pt" style:font-weight-complex="normal"/>
    </style:style>
    <style:style style:name="T45" style:family="text">
      <style:text-properties fo:font-variant="normal" fo:text-transform="none" fo:color="#27251e" loext:opacity="100%" style:font-name="Courier New" fo:font-size="9.5pt" fo:letter-spacing="normal" fo:font-weight="bold" style:font-name-asian="Courier New1" style:font-size-asian="9.5pt" style:font-weight-asian="bold" style:font-name-complex="Courier New1" style:font-size-complex="9.5pt" style:font-weight-complex="bold"/>
    </style:style>
    <style:style style:name="T46" style:family="text">
      <style:text-properties fo:font-variant="normal" fo:text-transform="none" fo:color="#27251e" loext:opacity="100%" style:font-name="Courier New" fo:font-size="9.5pt" fo:letter-spacing="normal" fo:font-style="normal" fo:font-weight="normal" style:font-name-asian="Courier New1" style:font-size-asian="9.5pt" style:font-weight-asian="normal" style:font-name-complex="Courier New1" style:font-size-complex="9.5pt" style:font-weight-complex="normal"/>
    </style:style>
    <style:style style:name="T47" style:family="text">
      <style:text-properties fo:font-variant="normal" fo:text-transform="none" fo:color="#27251e" loext:opacity="100%" style:font-name="Courier New" fo:font-size="9.5pt" fo:letter-spacing="normal" fo:font-style="normal" fo:font-weight="normal" style:font-name-asian="Courier New1" style:font-size-asian="9.5pt" style:font-weight-asian="normal" style:font-name-complex="Courier New1" style:font-size-complex="9.5pt" style:font-weight-complex="normal" loext:padding="0cm" loext:border="none"/>
    </style:style>
    <style:style style:name="T48" style:family="text">
      <style:text-properties fo:font-variant="normal" fo:text-transform="none" fo:color="#27251e" loext:opacity="100%" style:font-name="Courier New" fo:font-size="9.5pt" fo:letter-spacing="normal" fo:font-style="normal" fo:font-weight="normal" officeooo:rsid="002dcbf1" style:font-name-asian="Courier New1" style:font-size-asian="9.5pt" style:font-weight-asian="normal" style:font-name-complex="Courier New1" style:font-size-complex="9.5pt" style:font-weight-complex="normal" loext:padding="0cm" loext:border="none"/>
    </style:style>
    <style:style style:name="T49" style:family="text">
      <style:text-properties fo:font-variant="normal" fo:text-transform="none" fo:color="#27251e" loext:opacity="100%" style:font-name="pplxSerif" fo:font-size="12pt" fo:letter-spacing="normal" fo:font-style="normal" fo:font-weight="normal" style:font-name-asian="Courier New1" style:font-size-asian="9.5pt" style:font-weight-asian="normal" style:font-name-complex="Courier New1" style:font-size-complex="9.5pt" style:font-weight-complex="normal"/>
    </style:style>
    <style:style style:name="T50" style:family="text">
      <style:text-properties fo:font-variant="normal" fo:text-transform="none" fo:color="#27251e" loext:opacity="100%" style:font-name="pplxSerif" fo:font-size="12pt" fo:letter-spacing="normal" fo:font-style="normal" fo:font-weight="normal" style:font-weight-asian="normal" style:font-weight-complex="normal"/>
    </style:style>
    <style:style style:name="T51" style:family="text">
      <style:text-properties fo:font-variant="normal" fo:text-transform="none" fo:color="#27251e" loext:opacity="100%" style:font-name="pplxSerif" fo:font-size="12pt" fo:letter-spacing="normal" fo:font-style="normal" fo:font-weight="bold"/>
    </style:style>
    <style:style style:name="T52" style:family="text">
      <style:text-properties fo:font-variant="normal" fo:text-transform="none" fo:color="#27251e" loext:opacity="100%" style:font-name="pplxSerif" fo:font-size="12pt" fo:letter-spacing="normal" fo:font-style="normal" fo:font-weight="bold" style:font-name-asian="Courier New1" style:font-size-asian="9.5pt" style:font-weight-asian="normal" style:font-name-complex="Courier New1" style:font-size-complex="9.5pt" style:font-weight-complex="normal"/>
    </style:style>
    <style:style style:name="T53" style:family="text">
      <style:text-properties fo:font-variant="normal" fo:text-transform="none" fo:color="#27251e" loext:opacity="100%" style:font-name="pplxSerif" fo:font-size="12pt" fo:letter-spacing="normal" fo:font-style="normal" fo:font-weight="bold" style:font-name-asian="Courier New1" style:font-size-asian="9.5pt" style:font-weight-asian="bold" style:font-name-complex="Courier New1" style:font-size-complex="9.5pt" style:font-weight-complex="bold"/>
    </style:style>
    <style:style style:name="T54" style:family="text">
      <style:text-properties fo:font-variant="normal" fo:text-transform="none" fo:color="#27251e" loext:opacity="100%" style:font-name="pplxSerif" fo:font-size="12pt" fo:letter-spacing="normal" fo:font-style="normal" fo:font-weight="bold" style:font-weight-asian="bold" style:font-weight-complex="bold"/>
    </style:style>
    <style:style style:name="T55" style:family="text">
      <style:text-properties fo:font-variant="normal" fo:text-transform="none" fo:color="#27251e" loext:opacity="100%" fo:letter-spacing="normal"/>
    </style:style>
    <style:style style:name="T56" style:family="text">
      <style:text-properties fo:font-variant="normal" fo:text-transform="none" fo:color="#27251e" loext:opacity="100%" fo:letter-spacing="normal" fo:font-weight="bold" style:font-weight-asian="bold" style:font-weight-complex="bold"/>
    </style:style>
    <style:style style:name="T57" style:family="text">
      <style:text-properties fo:font-variant="normal" fo:text-transform="none" fo:color="#27251e" loext:opacity="100%" fo:letter-spacing="normal" fo:font-weight="normal" style:font-weight-asian="normal" style:font-weight-complex="normal"/>
    </style:style>
    <style:style style:name="T58" style:family="text">
      <style:text-properties fo:font-variant="normal" fo:text-transform="none" fo:color="#27251e" loext:opacity="100%" fo:letter-spacing="normal" fo:font-weight="normal" style:font-weight-asian="normal" style:font-weight-complex="normal" loext:padding="0cm" loext:border="none"/>
    </style:style>
    <style:style style:name="T59" style:family="text">
      <style:text-properties loext:padding="0cm" loext:border="none"/>
    </style:style>
    <style:style style:name="T60" style:family="text">
      <style:text-properties fo:font-weight="normal" style:font-weight-asian="normal" style:font-weight-complex="normal" loext:padding="0cm" loext:border="none"/>
    </style:style>
    <style:style style:name="T61" style:family="text">
      <style:text-properties officeooo:rsid="00308e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6"><text:span text:style-name="T1">BLUETOOTH LOW ENERGY</text:span></text:p>
      <text:p text:style-name="P7"><text:span text:style-name="T4">COMPLETE TECHNICAL INTERVIEW STUDY GUIDE</text:span></text:p>
      <text:p text:style-name="P15"/>
      <text:p text:style-name="P5"/>
      <text:p text:style-name="P8"><text:span text:style-name="T6">Deep-dive into BLE protocol stack — from power-on to data transfer</text:span></text:p>
      <text:p text:style-name="P9"><text:span text:style-name="T9">Covers: Advertising · Scanning · Connection · Pairing (SMP) · GATT · Notifications · mSBC Voice · LE Audio</text:span></text:p>
      <text:p text:style-name="P5"/>
      <text:p text:style-name="P5"/>
      <text:p text:style-name="P10"><text:span text:style-name="T10">For: Firmware / Embedded / BLE Stack Engineer Interviews</text:span></text:p>
      <text:p text:style-name="Standard"/>
      <text:h text:style-name="P1" text:outline-level="1"><text:span text:style-name="T2">PART 1 — BLE STACK ARCHITECTURE</text:span></text:h>
      <text:h text:style-name="P2" text:outline-level="2"><text:span text:style-name="T5">Diagram 1: BLE Layered Protocol Stack</text:span></text:h>
      <text:p text:style-name="P16"><text:span text:style-name="T12">The BLE protocol stack is divided into three major domains: the Controller (hardware-side), the Host (software-side), and the Application. Every byte of data you send travels through all of these layers on the TX side, and is unwrapped in reverse order on the RX side. Think of it like nested envelopes — each layer adds its own envelope before passing down.</text:span></text:p>
      <text:p text:style-name="P5"/>
      <text:p text:style-name="P17"><text:span text:style-name="T13">┌─────────────────────────────────────────────────────────────────┐</text:span></text:p>
      <text:p text:style-name="P17"><text:span text:style-name="T13">│ <text:s text:c="20"/>APPLICATION LAYER <text:s text:c="26"/>│</text:span></text:p>
      <text:p text:style-name="P17"><text:span text:style-name="T13">│ <text:s text:c="4"/>(Sensor data, UI callbacks, business logic, HID reports) <text:s text:c="3"/>│</text:span></text:p>
      <text:p text:style-name="P17"><text:span text:style-name="T13">├─────────────────────────────────────────────────────────────────┤</text:span></text:p>
      <text:p text:style-name="P17"><text:span text:style-name="T13">│ <text:s text:c="17"/>GAP <text:s/>(Generic Access Profile) <text:s text:c="17"/>│</text:span></text:p>
      <text:p text:style-name="P17"><text:span text:style-name="T13">│ <text:s/>Roles: Central/Peripheral/Observer/Broadcaster <text:s text:c="16"/>│</text:span></text:p>
      <text:p text:style-name="P17"><text:span text:style-name="T13">│ <text:s/>Manages: Advertising, Scanning, Connection params, Security <text:s text:c="3"/>│</text:span></text:p>
      <text:p text:style-name="P17"><text:span text:style-name="T13">├───────────────────────────────┬─────────────────────────────────┤</text:span></text:p>
      <text:p text:style-name="P17"><text:span text:style-name="T13">│ <text:s/>GATT (Generic Attribute <text:s text:c="5"/>│ <text:s/>SMP <text:s/>(Security Manager) <text:s text:c="7"/>│</text:span></text:p>
      <text:p text:style-name="P17"><text:span text:style-name="T13">│ <text:s/>Profile) — data framework <text:s text:c="3"/>│ <text:s/>Pairing, Bonding, Key exchange │</text:span></text:p>
      <text:p text:style-name="P17"><text:span text:style-name="T13">│ <text:s/>Services, Characteristics, <text:s text:c="2"/>│ <text:s/>LTK, IRK, CSRK generation <text:s text:c="5"/>│</text:span></text:p>
      <text:p text:style-name="P17"><text:span text:style-name="T13">│ <text:s/>Descriptors (CCCD) <text:s text:c="10"/>│ <text:s text:c="32"/>│</text:span></text:p>
      <text:p text:style-name="P17"><text:span text:style-name="T13">├───────────────────────────────┤ <text:s text:c="32"/>│</text:span></text:p>
      <text:p text:style-name="P17"><text:span text:style-name="T13">│ <text:s/>ATT <text:s/>(Attribute Protocol) <text:s text:c="3"/>│ <text:s text:c="32"/>│</text:span></text:p>
      <text:p text:style-name="P17"><text:span text:style-name="T13">│ <text:s/>Read, Write, Notify, Indicate│ <text:s text:c="32"/>│</text:span></text:p>
      <text:p text:style-name="P17"><text:span text:style-name="T13">│ <text:s/>Handles, Opcodes <text:s text:c="12"/>│ <text:s text:c="32"/>│</text:span></text:p>
      <text:p text:style-name="P17"><text:span text:style-name="T13">├───────────────────────────────┴─────────────────────────────────┤</text:span></text:p>
      <text:p text:style-name="P17"><text:span text:style-name="T13">│ <text:s text:c="13"/>L2CAP <text:s/>(Logical Link Control &amp; Adaptation) <text:s text:c="8"/>│</text:span></text:p>
      <text:p text:style-name="P17"><text:span text:style-name="T13">│ <text:s text:c="2"/>Multiplexes ATT (CID=0x0004) and SMP (CID=0x0006) <text:s text:c="12"/>│</text:span></text:p>
      <text:p text:style-name="P17"><text:span text:style-name="T13">│ <text:s text:c="2"/>Handles fragmentation/reassembly (SAR) <text:s text:c="23"/>│</text:span></text:p>
      <text:p text:style-name="P17"><text:span text:style-name="T13">│ <text:s text:c="22"/>HOST / CONTROLLER BOUNDARY <text:s text:c="15"/>│</text:span></text:p>
      <text:p text:style-name="P17"><text:span text:style-name="T13">├─────────────────────────────────────────────────────────────────┤</text:span></text:p>
      <text:p text:style-name="P17"><text:span text:style-name="T13">│ <text:s text:c="13"/>HCI <text:s/>(Host-Controller Interface) <text:s text:c="18"/>│</text:span></text:p>
      <text:p text:style-name="P17"><text:span text:style-name="T13">│ <text:s text:c="2"/>Command / Event / ACL Data packets <text:s/>— transport layer <text:s text:c="8"/>│</text:span></text:p>
      <text:p text:style-name="P17"><text:span text:style-name="T13">├─────────────────────────────────────────────────────────────────┤</text:span></text:p>
      <text:p text:style-name="P17"><text:span text:style-name="T13">│ <text:s text:c="13"/>LINK LAYER <text:s/>(LL) <text:s text:c="34"/>│</text:span></text:p>
      <text:p text:style-name="P17"><text:span text:style-name="T13">│ <text:s text:c="2"/>State machine: Standby→Adv→Scan→Init→Connected <text:s text:c="15"/>│</text:span></text:p>
      <text:p text:style-name="P17"><text:span text:style-name="T13">│ <text:s text:c="2"/>PDU framing: Header(2B) + Payload + CRC(3B) <text:s text:c="18"/>│</text:span></text:p>
      <text:p text:style-name="P17"><text:span text:style-name="T13">│ <text:s text:c="2"/>SN/NESN flow control, frequency hopping, LL encryption <text:s text:c="7"/>│</text:span></text:p>
      <text:p text:style-name="P17"><text:span text:style-name="T13">├─────────────────────────────────────────────────────────────────┤</text:span></text:p>
      <text:p text:style-name="P17"><text:span text:style-name="T13">│ <text:s text:c="13"/>PHYSICAL LAYER <text:s/>(PHY) <text:s text:c="29"/>│</text:span></text:p>
      <text:p text:style-name="P17"><text:span text:style-name="T13">│ <text:s text:c="2"/>Preamble(1B) + AccessAddress(4B) + PDU + CRC <text:s text:c="17"/>│</text:span></text:p>
      <text:p text:style-name="P17"><text:span text:style-name="T13">│ <text:s text:c="2"/>GFSK at 1 Mbps (LE 1M) or 2 Mbps (LE 2M) <text:s text:c="21"/>│</text:span></text:p>
      <text:p text:style-name="P17"><text:span text:style-name="T13">│ <text:s text:c="2"/>40 channels: 37-39 advertising, 0-36 data <text:s text:c="20"/>│</text:span></text:p>
      <text:p text:style-name="P17"><text:span text:style-name="T13">└─────────────────────────────────────────────────────────────────┘</text:span></text:p>
      <text:p text:style-name="P5"/>
      <text:h text:style-name="P4" text:outline-level="3"><text:span text:style-name="T15">Layer-by-Layer Role Summary</text:span></text:h>
      <table:table table:name="Table1" table:style-name="Table1">
        <table:table-column table:style-name="Table1.A"/>
        <table:table-column table:style-name="Table1.B"/>
        <table:table-row table:style-name="Table1.1">
          <table:table-cell table:style-name="Table1.A1" office:value-type="string">
            <text:p text:style-name="P12"><text:span text:style-name="T16">Application</text:span></text:p>
          </table:table-cell>
          <table:table-cell table:style-name="Table1.B1" office:value-type="string">
            <text:p text:style-name="P18"><text:span text:style-name="T17">Implements end-user logic. Reads sensors, updates UI, drives HID reports. Calls GATT API (e.g. BLE_GATT_NOTIFY).</text:span></text:p>
          </table:table-cell>
        </table:table-row>
      </table:table>
      <text:p text:style-name="P5"/>
      <table:table table:name="Table2" table:style-name="Table2">
        <table:table-column table:style-name="Table2.A"/>
        <table:table-column table:style-name="Table2.B"/>
        <table:table-row table:style-name="Table2.1">
          <table:table-cell table:style-name="Table2.A1" office:value-type="string">
            <text:p text:style-name="P12"><text:span text:style-name="T16">GAP</text:span></text:p>
          </table:table-cell>
          <table:table-cell table:style-name="Table2.B1" office:value-type="string">
            <text:p text:style-name="P18"><text:span text:style-name="T17">Defines roles (Central/Peripheral), governs advertising data format, manages connection parameter negotiation, sets security requirements.</text:span></text:p>
          </table:table-cell>
        </table:table-row>
      </table:table>
      <text:p text:style-name="P5"/>
      <table:table table:name="Table3" table:style-name="Table3">
        <table:table-column table:style-name="Table3.A"/>
        <table:table-column table:style-name="Table3.B"/>
        <table:table-row table:style-name="Table3.1">
          <table:table-cell table:style-name="Table3.A1" office:value-type="string">
            <text:p text:style-name="P12"><text:span text:style-name="T16">GATT</text:span></text:p>
          </table:table-cell>
          <table:table-cell table:style-name="Table3.B1" office:value-type="string">
            <text:p text:style-name="P18"><text:span text:style-name="T17">Data organisation framework — Services (0x180x), Characteristics, Descriptors. Defines Client/Server relationship. Client reads/writes; Server holds data.</text:span></text:p>
          </table:table-cell>
        </table:table-row>
      </table:table>
      <text:p text:style-name="P5"><text:soft-page-break/></text:p>
      <table:table table:name="Table4" table:style-name="Table4">
        <table:table-column table:style-name="Table4.A"/>
        <table:table-column table:style-name="Table4.B"/>
        <table:table-row table:style-name="Table4.1">
          <table:table-cell table:style-name="Table4.A1" office:value-type="string">
            <text:p text:style-name="P12"><text:span text:style-name="T16">ATT</text:span></text:p>
          </table:table-cell>
          <table:table-cell table:style-name="Table4.B1" office:value-type="string">
            <text:p text:style-name="P18"><text:span text:style-name="T17">Wire protocol for data operations. Uses 16-bit Handles as addresses. Opcodes define action: Read(0x0A), Write Req(0x12), Notify(0x1B), Indicate(0x1D), Write Cmd(0x52).</text:span></text:p>
          </table:table-cell>
        </table:table-row>
      </table:table>
      <text:p text:style-name="P5"/>
      <table:table table:name="Table5" table:style-name="Table5">
        <table:table-column table:style-name="Table5.A"/>
        <table:table-column table:style-name="Table5.B"/>
        <table:table-row table:style-name="Table5.1">
          <table:table-cell table:style-name="Table5.A1" office:value-type="string">
            <text:p text:style-name="P12"><text:span text:style-name="T16">SMP</text:span></text:p>
          </table:table-cell>
          <table:table-cell table:style-name="Table5.B1" office:value-type="string">
            <text:p text:style-name="P18"><text:span text:style-name="T17">Key exchange engine. Generates LTK (link encryption), IRK (address resolution), CSRK (signature). Two modes: Legacy Pairing and LE Secure Connections (ECDH).</text:span></text:p>
          </table:table-cell>
        </table:table-row>
      </table:table>
      <text:p text:style-name="P5"/>
      <table:table table:name="Table6" table:style-name="Table6">
        <table:table-column table:style-name="Table6.A"/>
        <table:table-column table:style-name="Table6.B"/>
        <table:table-row table:style-name="Table6.1">
          <table:table-cell table:style-name="Table6.A1" office:value-type="string">
            <text:p text:style-name="P12"><text:span text:style-name="T16">L2CAP</text:span></text:p>
          </table:table-cell>
          <table:table-cell table:style-name="Table6.B1" office:value-type="string">
            <text:p text:style-name="P18"><text:span text:style-name="T17">Multiplexer: CID 0x0004 routes to ATT, CID 0x0006 routes to SMP. Adds 4-byte header (Length 2B + CID 2B). Handles fragmentation when ATT MTU &gt; LL PDU.</text:span></text:p>
          </table:table-cell>
        </table:table-row>
      </table:table>
      <text:p text:style-name="P5"/>
      <table:table table:name="Table7" table:style-name="Table7">
        <table:table-column table:style-name="Table7.A"/>
        <table:table-column table:style-name="Table7.B"/>
        <table:table-row table:style-name="Table7.1">
          <table:table-cell table:style-name="Table7.A1" office:value-type="string">
            <text:p text:style-name="P12"><text:span text:style-name="T16">HCI</text:span></text:p>
          </table:table-cell>
          <table:table-cell table:style-name="Table7.B1" office:value-type="string">
            <text:p text:style-name="P18"><text:span text:style-name="T17">Standardised interface between Host software and Controller hardware. Three packet types: HCI Command (0x01), HCI ACL Data (0x02), HCI Event (0x04).</text:span></text:p>
          </table:table-cell>
        </table:table-row>
      </table:table>
      <text:p text:style-name="P5"/>
      <table:table table:name="Table8" table:style-name="Table8">
        <table:table-column table:style-name="Table8.A"/>
        <table:table-column table:style-name="Table8.B"/>
        <table:table-row table:style-name="Table8.1">
          <table:table-cell table:style-name="Table8.A1" office:value-type="string">
            <text:p text:style-name="P12"><text:span text:style-name="T16">Link Layer</text:span></text:p>
          </table:table-cell>
          <table:table-cell table:style-name="Table8.B1" office:value-type="string">
            <text:p text:style-name="P18"><text:span text:style-name="T17">Radio state machine. Builds PDU with 2-byte header + CRC(3B). Manages SN/NESN for reliable delivery. Implements AES-CCM encryption transparently.</text:span></text:p>
          </table:table-cell>
        </table:table-row>
      </table:table>
      <text:p text:style-name="P5"/>
      <table:table table:name="Table9" table:style-name="Table9">
        <table:table-column table:style-name="Table9.A"/>
        <table:table-column table:style-name="Table9.B"/>
        <table:table-row table:style-name="Table9.1">
          <table:table-cell table:style-name="Table9.A1" office:value-type="string">
            <text:p text:style-name="P12"><text:span text:style-name="T16">PHY</text:span></text:p>
          </table:table-cell>
          <table:table-cell table:style-name="Table9.B1" office:value-type="string">
            <text:p text:style-name="P18"><text:span text:style-name="T17">RF modulation. Prepends Preamble(1B: 0xAA) + Access Address(4B). GFSK modulation. All advertising uses Access Address 0x8E89BED6; connections use random 32-bit AA.</text:span></text:p>
          </table:table-cell>
        </table:table-row>
      </table:table>
      <text:p text:style-name="P5"/>
      <text:h text:style-name="P4" text:outline-level="3"><text:span text:style-name="T15">Data Overhead Accumulation (5-byte payload example: "shiva")</text:span></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8"><text:span text:style-name="T23">Byte(s) / Hex</text:span></text:p>
          </table:table-cell>
          <table:table-cell table:style-name="Table10.A1" office:value-type="string">
            <text:p text:style-name="P18"><text:span text:style-name="T23">Field</text:span></text:p>
          </table:table-cell>
          <table:table-cell table:style-name="Table10.A1" office:value-type="string">
            <text:p text:style-name="P18"><text:span text:style-name="T23">Value / Meaning</text:span></text:p>
          </table:table-cell>
        </table:table-row>
        <table:table-row table:style-name="Table10.1">
          <table:table-cell table:style-name="Table10.A2" office:value-type="string">
            <text:p text:style-name="P18"><text:span text:style-name="T24">Application</text:span></text:p>
          </table:table-cell>
          <table:table-cell table:style-name="Table10.A2" office:value-type="string">
            <text:p text:style-name="P18"><text:span text:style-name="T24">Raw data</text:span></text:p>
          </table:table-cell>
          <table:table-cell table:style-name="Table10.A2" office:value-type="string">
            <text:p text:style-name="P18"><text:span text:style-name="T20">"shiva" = 5 bytes (0x73 0x68 0x69 0x76 0x61)</text:span></text:p>
          </table:table-cell>
        </table:table-row>
        <table:table-row table:style-name="Table10.1">
          <table:table-cell table:style-name="Table10.A3" office:value-type="string">
            <text:p text:style-name="P18"><text:span text:style-name="T24">+3 bytes (ATT)</text:span></text:p>
          </table:table-cell>
          <table:table-cell table:style-name="Table10.A3" office:value-type="string">
            <text:p text:style-name="P18"><text:span text:style-name="T24">Opcode + Handle</text:span></text:p>
          </table:table-cell>
          <table:table-cell table:style-name="Table10.A3" office:value-type="string">
            <text:p text:style-name="P18"><text:span text:style-name="T20">[0x12][0x2A 0x00] — write request to handle 0x002A</text:span></text:p>
          </table:table-cell>
        </table:table-row>
        <table:table-row table:style-name="Table10.1">
          <table:table-cell table:style-name="Table10.A2" office:value-type="string">
            <text:p text:style-name="P18"><text:span text:style-name="T24">+4 bytes (L2CAP)</text:span></text:p>
          </table:table-cell>
          <table:table-cell table:style-name="Table10.A2" office:value-type="string">
            <text:p text:style-name="P18"><text:span text:style-name="T24">Length + CID</text:span></text:p>
          </table:table-cell>
          <table:table-cell table:style-name="Table10.A2" office:value-type="string">
            <text:p text:style-name="P18"><text:span text:style-name="T20">[0x08 0x00][0x04 0x00] — 8 ATT bytes, channel 4</text:span></text:p>
          </table:table-cell>
        </table:table-row>
        <table:table-row table:style-name="Table10.1">
          <table:table-cell table:style-name="Table10.A3" office:value-type="string">
            <text:p text:style-name="P18"><text:span text:style-name="T24">+2 bytes (LL hdr)</text:span></text:p>
          </table:table-cell>
          <table:table-cell table:style-name="Table10.A3" office:value-type="string">
            <text:p text:style-name="P18"><text:span text:style-name="T24">LLID + Length</text:span></text:p>
          </table:table-cell>
          <table:table-cell table:style-name="Table10.A3" office:value-type="string">
            <text:p text:style-name="P18"><text:span text:style-name="T20">PDU header indicating data packet, length field</text:span></text:p>
          </table:table-cell>
        </table:table-row>
        <table:table-row table:style-name="Table10.1">
          <table:table-cell table:style-name="Table10.A2" office:value-type="string">
            <text:p text:style-name="P18"><text:span text:style-name="T24">+3 bytes (CRC)</text:span></text:p>
          </table:table-cell>
          <table:table-cell table:style-name="Table10.A2" office:value-type="string">
            <text:p text:style-name="P18"><text:span text:style-name="T24">CRC24</text:span></text:p>
          </table:table-cell>
          <table:table-cell table:style-name="Table10.A2" office:value-type="string">
            <text:p text:style-name="P18"><text:span text:style-name="T20">Error detection — covers entire PDU</text:span></text:p>
          </table:table-cell>
        </table:table-row>
        <table:table-row table:style-name="Table10.1">
          <table:table-cell table:style-name="Table10.A3" office:value-type="string">
            <text:p text:style-name="P18"><text:span text:style-name="T24">+5 bytes (PHY)</text:span></text:p>
          </table:table-cell>
          <table:table-cell table:style-name="Table10.A3" office:value-type="string">
            <text:p text:style-name="P18"><text:span text:style-name="T24">Preamble + AA</text:span></text:p>
          </table:table-cell>
          <table:table-cell table:style-name="Table10.A3" office:value-type="string">
            <text:p text:style-name="P18"><text:span text:style-name="T20">[0xAA][0x8E 0x89 0xBE 0xD6] for connection sync</text:span></text:p>
          </table:table-cell>
        </table:table-row>
        <table:table-row table:style-name="Table10.1">
          <table:table-cell table:style-name="Table10.A2" office:value-type="string">
            <text:p text:style-name="P18"><text:span text:style-name="T24">= 22 bytes total</text:span></text:p>
          </table:table-cell>
          <table:table-cell table:style-name="Table10.A2" office:value-type="string">
            <text:p text:style-name="P18"><text:span text:style-name="T24">On-air packet</text:span></text:p>
          </table:table-cell>
          <table:table-cell table:style-name="Table10.A2" office:value-type="string">
            <text:p text:style-name="P18"><text:span text:style-name="T20">5 bytes of user data become 22+ bytes over-the-air</text:span></text:p>
          </table:table-cell>
        </table:table-row>
      </table:table>
      <text:p text:style-name="P5"/>
      <table:table table:name="Table11" table:style-name="Table11">
        <table:table-column table:style-name="Table11.A"/>
        <table:table-row table:style-name="Table11.1">
          <table:table-cell table:style-name="Table11.A1" office:value-type="string">
            <text:p text:style-name="P19"><text:span text:style-name="T18">⚡ Why Little-Endian?</text:span></text:p>
            <text:p text:style-name="P20"><text:span text:style-name="T19">BLE (Bluetooth Core Spec) mandates little-endian byte order for multi-byte fields. So handle 0x002A is transmitted as [0x2A 0x00] — LSB first. The value 0x0001 (enable notifications) becomes [0x01 0x00]. Always flip multi-byte values when manually decoding BLE captures.</text:span></text:p>
          </table:table-cell>
        </table:table-row>
      </table:table>
      <text:p text:style-name="P5"/>
      <table:table table:name="Table12" table:style-name="Table12">
        <table:table-column table:style-name="Table12.A"/>
        <table:table-row table:style-name="Table12.1">
          <table:table-cell table:style-name="Table12.A1" office:value-type="string">
            <text:p text:style-name="P21"><text:span text:style-name="T30">🎯 Common Interview Questions</text:span></text:p>
            <text:p text:style-name="P22"><text:soft-page-break/><text:span text:style-name="T31">Q1: </text:span><text:span text:style-name="T29">Draw the BLE stack layers from PHY to Application. What does each layer add to the packet?</text:span></text:p>
            <text:p text:style-name="P22"><text:span text:style-name="T31">Q2: </text:span><text:span text:style-name="T29">What is the difference between CID 0x0004 and 0x0006? When does each get used?</text:span></text:p>
            <text:p text:style-name="P22"><text:span text:style-name="T31">Q3: </text:span><text:span text:style-name="T29">Why does L2CAP exist in BLE when ATT already has its own opcode system?</text:span></text:p>
            <text:p text:style-name="P22"><text:span text:style-name="T31">Q4: </text:span><text:span text:style-name="T29">What is the HCI boundary? Why is it important for vendor interoperability?</text:span></text:p>
            <text:p text:style-name="P22"><text:span text:style-name="T31">Q5: </text:span><text:span text:style-name="T29">If you have 5 bytes of data, how many bytes will actually be transmitted over-the-air? Walk me through each layer.</text:span></text:p>
          </table:table-cell>
        </table:table-row>
      </table:table>
      <text:p text:style-name="Standard"/>
      <text:p text:style-name="Standard"><text:line-break/><text:span text:style-name="T34">Note</text:span><text:span text:style-name="T33">:-</text:span>Advertising in BLE is the process by which a device periodically broadcasts small packets over specific channels to announce its presence and provide basic information, allowing other devices to discover and optionally connect to it.</text:p>
      <text:h text:style-name="P1" text:outline-level="1"><text:span text:style-name="T2">PART 2 — ADVERTISING &amp; DISCOVERY</text:span></text:h>
      <text:h text:style-name="P2" text:outline-level="2"><text:span text:style-name="T5">Diagram 2: LGE REMOTE Advertising — TX Side (ADV_IND)</text:span></text:h>
      <text:p text:style-name="P16"><text:span text:style-name="T12">Real-world scenario: The LGE REMOTE is powered on. No phone is connected yet. The device broadcasts itself on the three advertising channels (37, 38, 39) every ~100ms so that any scanning Central can discover it. This is a one-way broadcast — the peripheral has no idea who is listening.</text:span></text:p>
      <text:p text:style-name="P5"/>
      <text:p text:style-name="P17"><text:span text:style-name="T13"><text:s text:c="2"/>LGE REMOTE (Peripheral) <text:s text:c="29"/>AIR / RF</text:span></text:p>
      <text:p text:style-name="P17"><text:span text:style-name="T13"><text:s text:c="2"/>┌──────────────────────┐</text:span></text:p>
      <text:p text:style-name="P17"><text:span text:style-name="T13"><text:s text:c="2"/>│ <text:s text:c="2"/>APPLICATION <text:s text:c="7"/>│</text:span></text:p>
      <text:p text:style-name="P17"><text:span text:style-name="T13"><text:s text:c="2"/>│ "I am LGE REMOTE, <text:s text:c="3"/>│</text:span></text:p>
      <text:p text:style-name="P17"><text:span text:style-name="T13"><text:s text:c="2"/>│ <text:s/>HID device, adv me" │</text:span></text:p>
      <text:p text:style-name="P17"><text:span text:style-name="T13"><text:s text:c="2"/>└──────────┬───────────┘</text:span></text:p>
      <text:p text:style-name="P17"><text:span text:style-name="T13"><text:s text:c="13"/>│ advData = [flags][UUID][name]</text:span></text:p>
      <text:p text:style-name="P24"><text:span text:style-name="T13"><text:s text:c="2"/>┌──────────▼────────────┐</text:span></text:p>
      <text:p text:style-name="P17"><text:span text:style-name="T13"><text:s text:c="2"/>│ <text:s text:c="2"/>GAP / HOST <text:s text:c="9"/>│</text:span></text:p>
      <text:p text:style-name="P17"><text:span text:style-name="T13"><text:s text:c="2"/>│ Encodes AD structures:│</text:span></text:p>
      <text:p text:style-name="P17"><text:span text:style-name="T13"><text:s text:c="2"/>│ [02 01 06] <text:s text:c="11"/>│</text:span></text:p>
      <text:p text:style-name="P17"><text:span text:style-name="T13"><text:s text:c="2"/>│ [03 03 12 18] <text:s text:c="8"/>│</text:span></text:p>
      <text:p text:style-name="P17"><text:span text:style-name="T13"><text:s text:c="2"/>│ [0B 09 "LGE REMOTE"] <text:s/>│</text:span></text:p>
      <text:p text:style-name="P24"><text:span text:style-name="T13"><text:s text:c="2"/>└──────────┬────────────┘</text:span></text:p>
      <text:p text:style-name="P17"><text:span text:style-name="T13"><text:s text:c="13"/>│ (L2CAP/ATT BYPASSED — pre-connection)</text:span></text:p>
      <text:p text:style-name="P25"><text:span text:style-name="T13"><text:s text:c="2"/>┌──────────▼──────────────┐</text:span></text:p>
      <text:p text:style-name="P17"><text:span text:style-name="T13"><text:s text:c="2"/>│ <text:s text:c="2"/>LINK LAYER <text:s text:c="11"/>│</text:span></text:p>
      <text:p text:style-name="P17"><text:span text:style-name="T13"><text:s text:c="2"/>│ Builds ADV_IND PDU: <text:s text:c="4"/>│</text:span></text:p>
      <text:p text:style-name="P17"><text:span text:style-name="T13"><text:s text:c="2"/>│ Header: [00][15] <text:s text:c="7"/>│</text:span></text:p>
      <text:p text:style-name="P17"><text:span text:style-name="T13"><text:s text:c="2"/>│ AdvA: <text:s/>FF EE DD CC BB AA│</text:span></text:p>
      <text:p text:style-name="P17"><text:span text:style-name="T13"><text:s text:c="2"/>│ AdvData: 15 bytes <text:s text:c="6"/>│</text:span></text:p>
      <text:p text:style-name="P17"><text:span text:style-name="T13"><text:s text:c="2"/>│ Appends CRC(3B) <text:s text:c="8"/>│</text:span></text:p>
      <text:p text:style-name="P25"><text:span text:style-name="T13"><text:s text:c="2"/>└──────────┬──────────────┘</text:span></text:p>
      <text:p text:style-name="P17"><text:span text:style-name="T13"><text:s text:c="13"/>│</text:span></text:p>
      <text:p text:style-name="P25"><text:span text:style-name="T13"><text:s text:c="2"/>┌──────────▼────────────┐</text:span></text:p>
      <text:p text:style-name="P17"><text:span text:style-name="T13"><text:s text:c="2"/>│ <text:s text:c="2"/>PHYSICAL LAYER <text:s text:c="5"/>│</text:span></text:p>
      <text:p text:style-name="P17"><text:span text:style-name="T13"><text:s text:c="2"/>│ Prepends: <text:s text:c="12"/>│</text:span></text:p>
      <text:p text:style-name="P17"><text:span text:style-name="T13"><text:s text:c="2"/>│ Preamble: [AA] <text:s text:c="7"/>│</text:span></text:p>
      <text:p text:style-name="P17"><text:span text:style-name="T13"><text:s text:c="2"/>│ AccessAddr:[8E89BED6] │</text:span></text:p>
      <text:p text:style-name="P17"><text:span text:style-name="T13"><text:s text:c="2"/>│ GFSK modulation <text:s text:c="6"/>│</text:span></text:p>
      <text:p text:style-name="P17"><text:span text:style-name="T13"><text:s text:c="2"/>│ Tx on ch 37,38,39 <text:s text:c="4"/>│</text:span></text:p>
      <text:p text:style-name="P25"><text:span text:style-name="T13"><text:s text:c="2"/>└──────────┬────────────┘</text:span></text:p>
      <text:p text:style-name="P17"><text:span text:style-name="T13"><text:s text:c="13"/>│ ~~~~ 2.4 GHz RF ~~~~►</text:span></text:p>
      <text:p text:style-name="P17"><text:span text:style-name="T13"><text:s text:c="13"/>│ <text:s/>31-byte packet every 100ms</text:span></text:p>
      <text:p text:style-name="P17"><text:span text:style-name="T13"><text:s text:c="13"/>│ <text:s/>on channels 37, 38, 39</text:span></text:p>
      <text:p text:style-name="P5"/>
      <text:h text:style-name="P4" text:outline-level="3"><text:span text:style-name="T15">Layer-by-Layer TX Construction</text:span></text:h>
      <text:p text:style-name="P16"><text:span text:style-name="T12">Step 1 — Application &amp; GAP: The application instructs the GAP layer to begin advertising. GAP builds three AD (Advertising Data) structures and packs them into the 31-byte AdvData payload.</text:span></text:p>
      <text:p text:style-name="P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8"><text:span text:style-name="T23">Byte(s) / Hex</text:span></text:p>
          </table:table-cell>
          <table:table-cell table:style-name="Table13.A1" office:value-type="string">
            <text:p text:style-name="P18"><text:span text:style-name="T23">Field</text:span></text:p>
          </table:table-cell>
          <table:table-cell table:style-name="Table13.A1" office:value-type="string">
            <text:p text:style-name="P18"><text:span text:style-name="T23">Value / Meaning</text:span></text:p>
          </table:table-cell>
        </table:table-row>
        <table:table-row table:style-name="Table13.1">
          <table:table-cell table:style-name="Table13.A2" office:value-type="string">
            <text:p text:style-name="P18"><text:span text:style-name="T24">[02]</text:span></text:p>
          </table:table-cell>
          <table:table-cell table:style-name="Table13.A2" office:value-type="string">
            <text:p text:style-name="P18"><text:span text:style-name="T24">AD#1 Length</text:span></text:p>
          </table:table-cell>
          <table:table-cell table:style-name="Table13.A2" office:value-type="string">
            <text:p text:style-name="P18"><text:span text:style-name="T20">Type + Value = 2 bytes follow in this AD structure.</text:span></text:p>
          </table:table-cell>
        </table:table-row>
        <table:table-row table:style-name="Table13.1">
          <table:table-cell table:style-name="Table13.A3" office:value-type="string">
            <text:p text:style-name="P18"><text:span text:style-name="T24">[01]</text:span></text:p>
          </table:table-cell>
          <table:table-cell table:style-name="Table13.A3" office:value-type="string">
            <text:p text:style-name="P18"><text:span text:style-name="T24">AD#1 Type</text:span></text:p>
          </table:table-cell>
          <table:table-cell table:style-name="Table13.A3" office:value-type="string">
            <text:p text:style-name="P18"><text:span text:style-name="T20">AD Type = Flags</text:span></text:p>
          </table:table-cell>
        </table:table-row>
        <table:table-row table:style-name="Table13.1">
          <table:table-cell table:style-name="Table13.A2" office:value-type="string">
            <text:p text:style-name="P18"><text:span text:style-name="T24">[06]</text:span></text:p>
          </table:table-cell>
          <table:table-cell table:style-name="Table13.A2" office:value-type="string">
            <text:p text:style-name="P18"><text:span text:style-name="T24">AD#1 Value</text:span></text:p>
          </table:table-cell>
          <table:table-cell table:style-name="Table13.A2" office:value-type="string">
            <text:p text:style-name="P23"><text:span text:style-name="T20">Bit 1 = LE General Discoverable, </text:span></text:p>
            <text:p text:style-name="P23"><text:soft-page-break/><text:span text:style-name="T20">Bit 2 = BR/EDR Not Supported.</text:span><text:span text:style-name="T21">(ble only)</text:span><text:span text:style-name="T20"> </text:span></text:p>
            <text:p text:style-name="P23"><text:span text:style-name="T20">0b00000110 = 0x06</text:span></text:p>
          </table:table-cell>
        </table:table-row>
        <table:table-row table:style-name="Table13.1">
          <table:table-cell table:style-name="Table13.A3" office:value-type="string">
            <text:p text:style-name="P18"><text:span text:style-name="T24">[03]</text:span></text:p>
          </table:table-cell>
          <table:table-cell table:style-name="Table13.A3" office:value-type="string">
            <text:p text:style-name="P18"><text:span text:style-name="T24">AD#2 Length</text:span></text:p>
          </table:table-cell>
          <table:table-cell table:style-name="Table13.A3" office:value-type="string">
            <text:p text:style-name="P18"><text:span text:style-name="T20">3 bytes follow</text:span></text:p>
          </table:table-cell>
        </table:table-row>
        <table:table-row table:style-name="Table13.1">
          <table:table-cell table:style-name="Table13.A2" office:value-type="string">
            <text:p text:style-name="P18"><text:span text:style-name="T24">[03]</text:span></text:p>
          </table:table-cell>
          <table:table-cell table:style-name="Table13.A2" office:value-type="string">
            <text:p text:style-name="P18"><text:span text:style-name="T24">AD#2 Type</text:span></text:p>
          </table:table-cell>
          <table:table-cell table:style-name="Table13.A2" office:value-type="string">
            <text:p text:style-name="P18"><text:span text:style-name="T20">Complete List of 16-bit Service UUIDs</text:span></text:p>
          </table:table-cell>
        </table:table-row>
        <table:table-row table:style-name="Table13.1">
          <table:table-cell table:style-name="Table13.A3" office:value-type="string">
            <text:p text:style-name="P18"><text:span text:style-name="T24">[12 18]</text:span></text:p>
          </table:table-cell>
          <table:table-cell table:style-name="Table13.A3" office:value-type="string">
            <text:p text:style-name="P18"><text:span text:style-name="T24">AD#2 Value</text:span></text:p>
          </table:table-cell>
          <table:table-cell table:style-name="Table13.A3" office:value-type="string">
            <text:p text:style-name="P18"><text:span text:style-name="T20">UUID 0x1812 = HID Service (Human Interface Device). Little-endian: 12 first, then 18</text:span></text:p>
          </table:table-cell>
        </table:table-row>
        <table:table-row table:style-name="Table13.1">
          <table:table-cell table:style-name="Table13.A2" office:value-type="string">
            <text:p text:style-name="P18"><text:span text:style-name="T24">[0B]</text:span></text:p>
          </table:table-cell>
          <table:table-cell table:style-name="Table13.A2" office:value-type="string">
            <text:p text:style-name="P18"><text:span text:style-name="T24">AD#3 Length</text:span></text:p>
          </table:table-cell>
          <table:table-cell table:style-name="Table13.A2" office:value-type="string">
            <text:p text:style-name="P18"><text:span text:style-name="T20">11 bytes follow</text:span></text:p>
          </table:table-cell>
        </table:table-row>
        <table:table-row table:style-name="Table13.1">
          <table:table-cell table:style-name="Table13.A3" office:value-type="string">
            <text:p text:style-name="P18"><text:span text:style-name="T24">[09]</text:span></text:p>
          </table:table-cell>
          <table:table-cell table:style-name="Table13.A3" office:value-type="string">
            <text:p text:style-name="P18"><text:span text:style-name="T24">AD#3 Type</text:span></text:p>
          </table:table-cell>
          <table:table-cell table:style-name="Table13.A3" office:value-type="string">
            <text:p text:style-name="P18"><text:span text:style-name="T20">Complete Local Name</text:span></text:p>
          </table:table-cell>
        </table:table-row>
        <table:table-row table:style-name="Table13.1">
          <table:table-cell table:style-name="Table13.A2" office:value-type="string">
            <text:p text:style-name="P18"><text:span text:style-name="T24">[4C 47 45 20 52 45 4D 4F 54 45]</text:span></text:p>
          </table:table-cell>
          <table:table-cell table:style-name="Table13.A2" office:value-type="string">
            <text:p text:style-name="P18"><text:span text:style-name="T24">AD#3 Value</text:span></text:p>
          </table:table-cell>
          <table:table-cell table:style-name="Table13.A2" office:value-type="string">
            <text:p text:style-name="P18"><text:span text:style-name="T20">ASCII: L=4C, G=47, E=45, space=20, R=52, E=45, M=4D, O=4F, T=54, E=45 → "LGE REMOTE"</text:span></text:p>
          </table:table-cell>
        </table:table-row>
      </table:table>
      <text:p text:style-name="P5"/>
      <text:p text:style-name="P16"><text:span text:style-name="T12">Step 2 — Link Layer: The LL receives the AdvData from GAP and constructs the full ADV_IND PDU. Note: L2CAP, ATT, and HCI are completely bypassed during advertising because there is no connection yet.</text:span></text:p>
      <text:p text:style-name="P5"/>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8"><text:span text:style-name="T23">Byte(s) / Hex</text:span></text:p>
          </table:table-cell>
          <table:table-cell table:style-name="Table14.A1" office:value-type="string">
            <text:p text:style-name="P18"><text:span text:style-name="T23">Field</text:span></text:p>
          </table:table-cell>
          <table:table-cell table:style-name="Table14.A1" office:value-type="string">
            <text:p text:style-name="P18"><text:span text:style-name="T23">Value / Meaning</text:span></text:p>
          </table:table-cell>
        </table:table-row>
        <table:table-row table:style-name="Table14.1">
          <table:table-cell table:style-name="Table14.A2" office:value-type="string">
            <text:p text:style-name="P18"><text:span text:style-name="T24">[00]</text:span></text:p>
          </table:table-cell>
          <table:table-cell table:style-name="Table14.A2" office:value-type="string">
            <text:p text:style-name="P18"><text:span text:style-name="T24">LL Hdr Byte 0</text:span></text:p>
          </table:table-cell>
          <table:table-cell table:style-name="Table14.A2" office:value-type="string">
            <text:p text:style-name="P18"><text:span text:style-name="T20">Bits[3:0]=0000 → PDU type ADV_IND. Bit[4]=0 (RFU). Bit[5]=0 (TxAdd=Public addr). Bit[6]=0 (RxAdd=N/A)</text:span></text:p>
          </table:table-cell>
        </table:table-row>
        <table:table-row table:style-name="Table14.1">
          <table:table-cell table:style-name="Table14.A3" office:value-type="string">
            <text:p text:style-name="P18"><text:span text:style-name="T24">[15]</text:span></text:p>
          </table:table-cell>
          <table:table-cell table:style-name="Table14.A3" office:value-type="string">
            <text:p text:style-name="P18"><text:span text:style-name="T24">LL Hdr Byte 1</text:span></text:p>
          </table:table-cell>
          <table:table-cell table:style-name="Table14.A3" office:value-type="string">
            <text:p text:style-name="P18"><text:span text:style-name="T20">Payload length = 0x15 = 21 decimal. Next 21 bytes are the payload (AdvA[6] + AdvData[15])</text:span></text:p>
          </table:table-cell>
        </table:table-row>
        <table:table-row table:style-name="Table14.1">
          <table:table-cell table:style-name="Table14.A2" office:value-type="string">
            <text:p text:style-name="P18"><text:span text:style-name="T24">[FF EE DD CC BB AA]</text:span></text:p>
          </table:table-cell>
          <table:table-cell table:style-name="Table14.A2" office:value-type="string">
            <text:p text:style-name="P18"><text:span text:style-name="T24">AdvA (6B)</text:span></text:p>
          </table:table-cell>
          <table:table-cell table:style-name="Table14.A2" office:value-type="string">
            <text:p text:style-name="P18"><text:span text:style-name="T20">MAC address of remote, transmitted LSB-first per BLE spec. Actual address is AA:BB:CC:DD:EE:FF</text:span></text:p>
          </table:table-cell>
        </table:table-row>
        <table:table-row table:style-name="Table14.1">
          <table:table-cell table:style-name="Table14.A3" office:value-type="string">
            <text:p text:style-name="P18"><text:span text:style-name="T24">[AD data 15B]</text:span></text:p>
          </table:table-cell>
          <table:table-cell table:style-name="Table14.A3" office:value-type="string">
            <text:p text:style-name="P18"><text:span text:style-name="T24">AdvData</text:span></text:p>
          </table:table-cell>
          <table:table-cell table:style-name="Table14.A3" office:value-type="string">
            <text:p text:style-name="P18"><text:span text:style-name="T20">The three AD structures built by GAP: Flags + Service UUID + Name (total 15 bytes)</text:span></text:p>
          </table:table-cell>
        </table:table-row>
        <table:table-row table:style-name="Table14.1">
          <table:table-cell table:style-name="Table14.A2" office:value-type="string">
            <text:p text:style-name="P18"><text:span text:style-name="T24">[XX XX XX]</text:span></text:p>
          </table:table-cell>
          <table:table-cell table:style-name="Table14.A2" office:value-type="string">
            <text:p text:style-name="P18"><text:span text:style-name="T24">CRC24 (3B)</text:span></text:p>
          </table:table-cell>
          <table:table-cell table:style-name="Table14.A2" office:value-type="string">
            <text:p text:style-name="P18"><text:span text:style-name="T20">24-bit CRC computed over Header+Payload. Init value 0x555555 for advertising. Detects bit errors.</text:span></text:p>
          </table:table-cell>
        </table:table-row>
      </table:table>
      <text:p text:style-name="P5"/>
      <text:p text:style-name="P16"><text:span text:style-name="T12">Step 3 — Physical Layer: The PHY wraps the entire PDU for radio transmission.</text:span></text:p>
      <text:p text:style-name="P5"/>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8"><text:span text:style-name="T23">Byte(s) / Hex</text:span></text:p>
          </table:table-cell>
          <table:table-cell table:style-name="Table15.A1" office:value-type="string">
            <text:p text:style-name="P18"><text:span text:style-name="T23">Field</text:span></text:p>
          </table:table-cell>
          <table:table-cell table:style-name="Table15.A1" office:value-type="string">
            <text:p text:style-name="P18"><text:span text:style-name="T23">Value / Meaning</text:span></text:p>
          </table:table-cell>
        </table:table-row>
        <table:table-row table:style-name="Table15.1">
          <table:table-cell table:style-name="Table15.A2" office:value-type="string">
            <text:p text:style-name="P18"><text:span text:style-name="T24">[AA]</text:span></text:p>
          </table:table-cell>
          <table:table-cell table:style-name="Table15.A2" office:value-type="string">
            <text:p text:style-name="P18"><text:span text:style-name="T24">Preamble (1B)</text:span></text:p>
          </table:table-cell>
          <table:table-cell table:style-name="Table15.A2" office:value-type="string">
            <text:p text:style-name="P18"><text:span text:style-name="T20">0xAA = 0b10101010. Alternating bits allow receiver to synchronise bit clock (AGC + frequency offset)</text:span></text:p>
          </table:table-cell>
        </table:table-row>
        <table:table-row table:style-name="Table15.1">
          <table:table-cell table:style-name="Table15.A3" office:value-type="string">
            <text:p text:style-name="P18"><text:span text:style-name="T24">[8E 89 BE D6]</text:span></text:p>
          </table:table-cell>
          <table:table-cell table:style-name="Table15.A3" office:value-type="string">
            <text:p text:style-name="P18"><text:span text:style-name="T24">Access Address (4B)</text:span></text:p>
          </table:table-cell>
          <table:table-cell table:style-name="Table15.A3" office:value-type="string">
            <text:p text:style-name="P18"><text:span text:style-name="T20">FIXED value 0x8E89BED6 used by ALL BLE advertisers. Tells radio: "this is a BLE advertising packet, not noise"</text:span></text:p>
          </table:table-cell>
        </table:table-row>
        <table:table-row table:style-name="Table15.1">
          <table:table-cell table:style-name="Table15.A2" office:value-type="string">
            <text:p text:style-name="P18"><text:span text:style-name="T24">[PDU: Header+Payload+CRC]</text:span></text:p>
          </table:table-cell>
          <table:table-cell table:style-name="Table15.A2" office:value-type="string">
            <text:p text:style-name="P18"><text:span text:style-name="T24">PDU (23B)</text:span></text:p>
          </table:table-cell>
          <table:table-cell table:style-name="Table15.A2" office:value-type="string">
            <text:p text:style-name="P18"><text:span text:style-name="T20">The 2-byte LL header + 21-byte payload + 3-byte CRC assembled by Link Layer</text:span></text:p>
          </table:table-cell>
        </table:table-row>
        <text:soft-page-break/>
        <table:table-row table:style-name="Table15.1">
          <table:table-cell table:style-name="Table15.A3" office:value-type="string">
            <text:p text:style-name="P18"><text:span text:style-name="T24">GFSK modulation</text:span></text:p>
          </table:table-cell>
          <table:table-cell table:style-name="Table15.A3" office:value-type="string">
            <text:p text:style-name="P18"><text:span text:style-name="T24">Modulation</text:span></text:p>
          </table:table-cell>
          <table:table-cell table:style-name="Table15.A3" office:value-type="string">
            <text:p text:style-name="P18"><text:span text:style-name="T20">Gaussian Frequency Shift Keying. 0→frequency low, 1→frequency high. BT=0.5, symbol rate 1 Msym/s on LE 1M PHY</text:span></text:p>
          </table:table-cell>
        </table:table-row>
      </table:table>
      <text:p text:style-name="P5"/>
      <text:h text:style-name="P4" text:outline-level="3"><text:span text:style-name="T15">On-Air Packet Structure (Total: 31 bytes)</text:span></text:h>
      <text:p text:style-name="P17"><text:span text:style-name="T13"><text:s/>Byte: <text:s/>1 <text:s text:c="6"/>4 <text:s text:c="11"/>2 <text:s text:c="7"/>6 <text:s text:c="8"/>15 <text:s text:c="9"/>3</text:span></text:p>
      <text:p text:style-name="P17"><text:span text:style-name="T13"><text:s/>┌──────┬────────────┬──────────┬─────────┬──────────────┬─────┐</text:span></text:p>
      <text:p text:style-name="P17"><text:span text:style-name="T13"><text:s/>│Pream │Access Addr │ LL Header│ <text:s/>AdvA <text:s text:c="2"/>│ <text:s/>AdvData <text:s text:c="4"/>│ CRC │</text:span></text:p>
      <text:p text:style-name="P17"><text:span text:style-name="T13"><text:s/>│ [AA] │[8E89BED6] <text:s/>│ [00][15] │(MAC 6B) │(Flags+UUID+ <text:s/>│ 3B <text:s/>│</text:span></text:p>
      <text:p text:style-name="P17"><text:span text:style-name="T13"><text:s/>│ <text:s text:c="5"/>│ <text:s text:c="11"/>│ <text:s text:c="9"/>│ <text:s text:c="8"/>│ Name = 15B) <text:s/>│ <text:s text:c="4"/>│</text:span></text:p>
      <text:p text:style-name="P17"><text:span text:style-name="T13"><text:s/>└──────┴────────────┴──────────┴─────────┴──────────────┴─────┘</text:span></text:p>
      <text:p text:style-name="P17"><text:span text:style-name="T13"><text:s text:c="2"/>PHY overhead = 5B <text:s text:c="5"/>LL overhead = 2B <text:s text:c="8"/>CRC = 3B</text:span></text:p>
      <text:p text:style-name="P17"><text:span text:style-name="T13"><text:s text:c="2"/>──────────────────────────────────────────────────────────</text:span></text:p>
      <text:p text:style-name="P17"><text:span text:style-name="T13"><text:s text:c="2"/>Useful data (name+flags+UUID) = 15 bytes out of 31 bytes total</text:span></text:p>
      <text:p text:style-name="P17"><text:span text:style-name="T13"><text:s text:c="2"/>Efficiency = 48%. Rest is synchronisation and error detection.</text:span></text:p>
      <text:p text:style-name="P5"/>
      <table:table table:name="Table16" table:style-name="Table16">
        <table:table-column table:style-name="Table16.A"/>
        <table:table-row table:style-name="Table16.1">
          <table:table-cell table:style-name="Table16.A1" office:value-type="string">
            <text:p text:style-name="P19"><text:span text:style-name="T18">⚡ Why 3 Advertising Channels?</text:span></text:p>
            <text:p text:style-name="P20"><text:span text:style-name="T19">Channels 37 (2402 MHz), 38 (2426 MHz), and 39 (2480 MHz) are spaced to avoid the three most-used Wi-Fi channels (1, 6, 11). The peripheral transmits the same ADV_IND packet on all three channels in rapid succession within one advertising event. This maximises the chance that a scanning Central — which hops between all three — catches at least one copy.</text:span></text:p>
          </table:table-cell>
        </table:table-row>
      </table:table>
      <text:p text:style-name="P5"/>
      <text:h text:style-name="P4" text:outline-level="3"><text:span text:style-name="T15">PDU Type Reference — Advertising Channel PDUs</text:span></text:h>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8"><text:span text:style-name="T23">PDU Type</text:span></text:p>
          </table:table-cell>
          <table:table-cell table:style-name="Table17.A1" office:value-type="string">
            <text:p text:style-name="P18"><text:span text:style-name="T23">Name</text:span></text:p>
          </table:table-cell>
          <table:table-cell table:style-name="Table17.A1" office:value-type="string">
            <text:p text:style-name="P18"><text:span text:style-name="T23">Meaning</text:span></text:p>
          </table:table-cell>
        </table:table-row>
        <table:table-row table:style-name="Table17.1">
          <table:table-cell table:style-name="Table17.A2" office:value-type="string">
            <text:p text:style-name="P18"><text:span text:style-name="T24">0x00</text:span></text:p>
          </table:table-cell>
          <table:table-cell table:style-name="Table17.A2" office:value-type="string">
            <text:p text:style-name="P18"><text:span text:style-name="T20">ADV_IND</text:span></text:p>
          </table:table-cell>
          <table:table-cell table:style-name="Table17.A2" office:value-type="string">
            <text:p text:style-name="P18"><text:span text:style-name="T20">Connectable Undirected — "I am here, anyone can connect"</text:span></text:p>
          </table:table-cell>
        </table:table-row>
        <table:table-row table:style-name="Table17.1">
          <table:table-cell table:style-name="Table17.A3" office:value-type="string">
            <text:p text:style-name="P18"><text:span text:style-name="T24">0x01</text:span></text:p>
          </table:table-cell>
          <table:table-cell table:style-name="Table17.A3" office:value-type="string">
            <text:p text:style-name="P18"><text:span text:style-name="T20">ADV_DIRECT_IND</text:span></text:p>
          </table:table-cell>
          <table:table-cell table:style-name="Table17.A3" office:value-type="string">
            <text:p text:style-name="P18"><text:span text:style-name="T20">Connectable Directed — targets one specific MAC address only</text:span></text:p>
          </table:table-cell>
        </table:table-row>
        <table:table-row table:style-name="Table17.1">
          <table:table-cell table:style-name="Table17.A2" office:value-type="string">
            <text:p text:style-name="P18"><text:span text:style-name="T24">0x02</text:span></text:p>
          </table:table-cell>
          <table:table-cell table:style-name="Table17.A2" office:value-type="string">
            <text:p text:style-name="P18"><text:span text:style-name="T20">ADV_NONCONN_IND</text:span></text:p>
          </table:table-cell>
          <table:table-cell table:style-name="Table17.A2" office:value-type="string">
            <text:p text:style-name="P18"><text:span text:style-name="T20">Non-connectable — beacons, asset trackers (no connection possible)</text:span></text:p>
          </table:table-cell>
        </table:table-row>
        <table:table-row table:style-name="Table17.1">
          <table:table-cell table:style-name="Table17.A3" office:value-type="string">
            <text:p text:style-name="P18"><text:span text:style-name="T24">0x03</text:span></text:p>
          </table:table-cell>
          <table:table-cell table:style-name="Table17.A3" office:value-type="string">
            <text:p text:style-name="P18"><text:span text:style-name="T20">SCAN_REQ</text:span></text:p>
          </table:table-cell>
          <table:table-cell table:style-name="Table17.A3" office:value-type="string">
            <text:p text:style-name="P18"><text:span text:style-name="T20">Sent by Central: "Give me your full name / extra data"</text:span></text:p>
          </table:table-cell>
        </table:table-row>
        <table:table-row table:style-name="Table17.1">
          <table:table-cell table:style-name="Table17.A2" office:value-type="string">
            <text:p text:style-name="P18"><text:span text:style-name="T24">0x04</text:span></text:p>
          </table:table-cell>
          <table:table-cell table:style-name="Table17.A2" office:value-type="string">
            <text:p text:style-name="P18"><text:span text:style-name="T20">SCAN_RSP</text:span></text:p>
          </table:table-cell>
          <table:table-cell table:style-name="Table17.A2" office:value-type="string">
            <text:p text:style-name="P18"><text:span text:style-name="T20">Response to SCAN_REQ — peripheral sends extra AD data</text:span></text:p>
          </table:table-cell>
        </table:table-row>
        <table:table-row table:style-name="Table17.1">
          <table:table-cell table:style-name="Table17.A3" office:value-type="string">
            <text:p text:style-name="P18"><text:span text:style-name="T24">0x05</text:span></text:p>
          </table:table-cell>
          <table:table-cell table:style-name="Table17.A3" office:value-type="string">
            <text:p text:style-name="P18"><text:span text:style-name="T20">CONNECT_IND</text:span></text:p>
          </table:table-cell>
          <table:table-cell table:style-name="Table17.A3" office:value-type="string">
            <text:p text:style-name="P18"><text:span text:style-name="T20">Central's connection request — includes all timing parameters</text:span></text:p>
          </table:table-cell>
        </table:table-row>
        <table:table-row table:style-name="Table17.1">
          <table:table-cell table:style-name="Table17.A2" office:value-type="string">
            <text:p text:style-name="P18"><text:span text:style-name="T24">0x06</text:span></text:p>
          </table:table-cell>
          <table:table-cell table:style-name="Table17.A2" office:value-type="string">
            <text:p text:style-name="P18"><text:span text:style-name="T20">ADV_SCAN_IND</text:span></text:p>
          </table:table-cell>
          <table:table-cell table:style-name="Table17.A2" office:value-type="string">
            <text:p text:style-name="P18"><text:span text:style-name="T20">Scannable but not connectable — can respond to SCAN_REQ</text:span></text:p>
          </table:table-cell>
        </table:table-row>
      </table:table>
      <text:p text:style-name="P5"/>
      <table:table table:name="Table18" table:style-name="Table18">
        <table:table-column table:style-name="Table18.A"/>
        <table:table-row table:style-name="Table18.1">
          <table:table-cell table:style-name="Table18.A1" office:value-type="string">
            <text:p text:style-name="P21"><text:span text:style-name="T30">🎯 Common Interview Questions</text:span></text:p>
            <text:p text:style-name="P22"><text:span text:style-name="T31">Q1: </text:span><text:span text:style-name="T29">What is the difference between ADV_IND and ADV_DIRECT_IND? When would you choose each?</text:span></text:p>
            <text:p text:style-name="P22"><text:span text:style-name="T31">Q2: </text:span><text:span text:style-name="T29">Why does the Access Address 0x8E89BED6 appear in every advertising packet from every BLE device?</text:span></text:p>
            <text:p text:style-name="P22"><text:span text:style-name="T31">Q3: </text:span><text:span text:style-name="T29">Decode this hex stream from a sniffer: AA 8E89BED6 0015 FFEEDDCCBBAA 020106 030312 18 0B094C474520524... What device is this? What services does it offer?</text:span></text:p>
            <text:p text:style-name="P22"><text:span text:style-name="T31">Q4: </text:span><text:span text:style-name="T29">An ADV_IND packet uses a 3-byte CRC initialized to 0x555555. Why is the CRC init value </text:span><text:soft-page-break/><text:span text:style-name="T29">different for connections?</text:span></text:p>
            <text:p text:style-name="P22"><text:span text:style-name="T31">Q5: </text:span><text:span text:style-name="T29">If a peripheral advertises every 100ms on 3 channels, and a Central scans 100% of the time, what is the maximum discovery latency?</text:span></text:p>
          </table:table-cell>
        </table:table-row>
      </table:table>
      <text:p text:style-name="Standard"><text:line-break/><text:line-break/><text:span text:style-name="T35">Note</text:span><text:span text:style-name="T38">:- </text:span>Scanning in BLE is the process by which a device listens on advertising channels to receive advertisement packets from nearby devices, enabling discovery and optionally requesting additional information or initiating a connection.</text:p>
      <text:h text:style-name="P3" text:outline-level="2"><text:span text:style-name="T5">Diagram 3: Phone Receives Advertisement — RX Side (Stack Unwrap)</text:span></text:h>
      <text:p text:style-name="P16"><text:span text:style-name="T12">Real-world scenario: The phone is scanning. Its radio receives the 31-byte RF burst from LGE REMOTE and the stack processes it bottom-up — the reverse of how it was built on the TX side. Each layer strips its own "envelope" and passes the inner content upward.</text:span></text:p>
      <text:p text:style-name="P5"/>
      <text:p text:style-name="P17"><text:span text:style-name="T13"><text:s text:c="2"/>AIR / RF <text:s text:c="29"/>PHONE (Central)</text:span></text:p>
      <text:p text:style-name="P17"><text:span text:style-name="T13"><text:s text:c="2"/>~~~ 31-byte RF burst ~~~►</text:span></text:p>
      <text:p text:style-name="P17"><text:span text:style-name="T13"><text:s text:c="30"/>┌──────────────────────────┐</text:span></text:p>
      <text:p text:style-name="P17"><text:span text:style-name="T13"><text:s text:c="30"/>│ <text:s text:c="2"/>PHYSICAL LAYER <text:s text:c="8"/>│</text:span></text:p>
      <text:p text:style-name="P17"><text:span text:style-name="T13"><text:s text:c="30"/>│ 1. Lock to Preamble [AA] │</text:span></text:p>
      <text:p text:style-name="P17"><text:span text:style-name="T13"><text:s text:c="30"/>│ 2. Match AA=0x8E89BED6 <text:s text:c="2"/>│</text:span></text:p>
      <text:p text:style-name="P17"><text:span text:style-name="T13"><text:s text:c="30"/>│ <text:s text:c="3"/>→ "this is BLE adv" <text:s text:c="2"/>│</text:span></text:p>
      <text:p text:style-name="P17"><text:span text:style-name="T13"><text:s text:c="30"/>│ 3. GFSK demodulate bits <text:s/>│</text:span></text:p>
      <text:p text:style-name="P17"><text:span text:style-name="T13"><text:s text:c="30"/>│ 4. Compute CRC24, compare│</text:span></text:p>
      <text:p text:style-name="P17"><text:span text:style-name="T13"><text:s text:c="30"/>│ <text:s text:c="3"/>CRC mismatch → DROP <text:s text:c="2"/>│</text:span></text:p>
      <text:p text:style-name="P17"><text:span text:style-name="T13"><text:s text:c="30"/>└──────────┬───────────────┘</text:span></text:p>
      <text:p text:style-name="P17"><text:span text:style-name="T13"><text:s text:c="41"/>│ validated PDU bytes</text:span></text:p>
      <text:p text:style-name="P17"><text:span text:style-name="T13"><text:s text:c="30"/>┌──────────▼───────────────┐</text:span></text:p>
      <text:p text:style-name="P17"><text:span text:style-name="T13"><text:s text:c="30"/>│ <text:s text:c="2"/>LINK LAYER <text:s text:c="12"/>│</text:span></text:p>
      <text:p text:style-name="P17"><text:span text:style-name="T13"><text:s text:c="30"/>│ Parse Header byte 0: <text:s text:c="4"/>│</text:span></text:p>
      <text:p text:style-name="P17"><text:span text:style-name="T13"><text:s text:c="30"/>│ <text:s/>[00]→PDU type=ADV_IND <text:s text:c="2"/>│</text:span></text:p>
      <text:p text:style-name="P17"><text:span text:style-name="T13"><text:s text:c="30"/>│ <text:s/>Connectable+Undirected <text:s/>│</text:span></text:p>
      <text:p text:style-name="P17"><text:span text:style-name="T13"><text:s text:c="30"/>│ Parse Header byte 1: <text:s text:c="4"/>│</text:span></text:p>
      <text:p text:style-name="P17"><text:span text:style-name="T13"><text:s text:c="30"/>│ <text:s/>[15]=21 → payload size <text:s/>│</text:span></text:p>
      <text:p text:style-name="P17"><text:span text:style-name="T13"><text:s text:c="30"/>│ Extract AdvA (6B) = MAC <text:s/>│</text:span></text:p>
      <text:p text:style-name="P17"><text:span text:style-name="T13"><text:s text:c="30"/>│ Extract AdvData (15B) <text:s text:c="3"/>│</text:span></text:p>
      <text:p text:style-name="P17"><text:span text:style-name="T13"><text:s text:c="30"/>└──────────┬───────────────┘</text:span></text:p>
      <text:p text:style-name="P17"><text:span text:style-name="T13"><text:s text:c="41"/>│ (L2CAP/ATT/GATT BYPASSED)</text:span></text:p>
      <text:p text:style-name="P17"><text:span text:style-name="T13"><text:s text:c="30"/>┌──────────▼───────────────┐</text:span></text:p>
      <text:p text:style-name="P17"><text:span text:style-name="T13"><text:s text:c="30"/>│ <text:s text:c="2"/>GAP / HOST <text:s text:c="12"/>│</text:span></text:p>
      <text:p text:style-name="P17"><text:span text:style-name="T13"><text:s text:c="30"/>│ Parse AD structures: <text:s text:c="4"/>│</text:span></text:p>
      <text:p text:style-name="P17"><text:span text:style-name="T13"><text:s text:c="30"/>│ <text:s/>[02 01 06]→Flags OK <text:s text:c="4"/>│</text:span></text:p>
      <text:p text:style-name="P17"><text:span text:style-name="T13"><text:s text:c="30"/>│ <text:s/>[03 03 12 18]→HID svc <text:s text:c="2"/>│</text:span></text:p>
      <text:p text:style-name="P17"><text:span text:style-name="T13"><text:s text:c="30"/>│ <text:s/>[0B 09 ...]→"LGE REMOTE"│</text:span></text:p>
      <text:p text:style-name="P17"><text:span text:style-name="T13"><text:s text:c="30"/>└──────────┬───────────────┘</text:span></text:p>
      <text:p text:style-name="P17"><text:span text:style-name="T13"><text:s text:c="41"/>│</text:span></text:p>
      <text:p text:style-name="P17"><text:span text:style-name="T13"><text:s text:c="30"/>┌──────────▼───────────────┐</text:span></text:p>
      <text:p text:style-name="P17"><text:span text:style-name="T13"><text:s text:c="30"/>│ <text:s text:c="2"/>APPLICATION <text:s text:c="11"/>│</text:span></text:p>
      <text:p text:style-name="P17"><text:span text:style-name="T13"><text:s text:c="30"/>│ onDeviceDiscovered( <text:s text:c="5"/>│</text:span></text:p>
      <text:p text:style-name="P17"><text:span text:style-name="T13"><text:s text:c="30"/>│ <text:s text:c="2"/>"LGE REMOTE", <text:s text:c="9"/>│</text:span></text:p>
      <text:p text:style-name="P17"><text:span text:style-name="T13"><text:s text:c="30"/>│ <text:s text:c="2"/>AA:BB:CC:DD:EE:FF, <text:s text:c="4"/>│</text:span></text:p>
      <text:p text:style-name="P17"><text:span text:style-name="T13"><text:s text:c="30"/>│ <text:s text:c="2"/>RSSI=-65dBm) <text:s text:c="10"/>│</text:span></text:p>
      <text:p text:style-name="P17"><text:span text:style-name="T13"><text:s text:c="30"/>│ → Shows in scan list UI <text:s/>│</text:span></text:p>
      <text:p text:style-name="P17"><text:span text:style-name="T13"><text:s text:c="30"/>└──────────────────────────┘</text:span></text:p>
      <text:p text:style-name="P5"/>
      <text:h text:style-name="P4" text:outline-level="3"><text:span text:style-name="T15">End-to-End Flow — Timeline</text:span></text:h>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8"><text:span text:style-name="T23">Byte(s) / Hex</text:span></text:p>
          </table:table-cell>
          <table:table-cell table:style-name="Table19.A1" office:value-type="string">
            <text:p text:style-name="P18"><text:span text:style-name="T23">Field</text:span></text:p>
          </table:table-cell>
          <table:table-cell table:style-name="Table19.A1" office:value-type="string">
            <text:p text:style-name="P18"><text:span text:style-name="T23">Value / Meaning</text:span></text:p>
          </table:table-cell>
        </table:table-row>
        <table:table-row table:style-name="Table19.1">
          <table:table-cell table:style-name="Table19.A2" office:value-type="string">
            <text:p text:style-name="P18"><text:span text:style-name="T24">T+0 µs</text:span></text:p>
          </table:table-cell>
          <table:table-cell table:style-name="Table19.A2" office:value-type="string">
            <text:p text:style-name="P18"><text:span text:style-name="T24">PHY sync</text:span></text:p>
          </table:table-cell>
          <table:table-cell table:style-name="Table19.A2" office:value-type="string">
            <text:p text:style-name="P18"><text:span text:style-name="T20">Receiver detects Preamble 0xAA. AGC locks. Bit clock synchronized.</text:span></text:p>
          </table:table-cell>
        </table:table-row>
        <table:table-row table:style-name="Table19.1">
          <table:table-cell table:style-name="Table19.A3" office:value-type="string">
            <text:p text:style-name="P18"><text:span text:style-name="T24">T+8 µs</text:span></text:p>
          </table:table-cell>
          <table:table-cell table:style-name="Table19.A3" office:value-type="string">
            <text:p text:style-name="P18"><text:span text:style-name="T24">AA match</text:span></text:p>
          </table:table-cell>
          <table:table-cell table:style-name="Table19.A3" office:value-type="string">
            <text:p text:style-name="P18"><text:span text:style-name="T20">Next 32 bits = 0x8E89BED6. PHY confirms this is a BLE adv packet, not Wi-Fi noise.</text:span></text:p>
          </table:table-cell>
        </table:table-row>
        <table:table-row table:style-name="Table19.1">
          <table:table-cell table:style-name="Table19.A2" office:value-type="string">
            <text:p text:style-name="P18"><text:span text:style-name="T24">T+40 µs</text:span></text:p>
          </table:table-cell>
          <table:table-cell table:style-name="Table19.A2" office:value-type="string">
            <text:p text:style-name="P18"><text:span text:style-name="T24">PDU rx</text:span></text:p>
          </table:table-cell>
          <table:table-cell table:style-name="Table19.A2" office:value-type="string">
            <text:p text:style-name="P18"><text:span text:style-name="T20">PHY demodulates remaining 23 bytes. Hands raw bytes to Link Layer.</text:span></text:p>
          </table:table-cell>
        </table:table-row>
        <table:table-row table:style-name="Table19.1">
          <table:table-cell table:style-name="Table19.A3" office:value-type="string">
            <text:p text:style-name="P18"><text:span text:style-name="T24">T+40 µs</text:span></text:p>
          </table:table-cell>
          <table:table-cell table:style-name="Table19.A3" office:value-type="string">
            <text:p text:style-name="P18"><text:span text:style-name="T24">CRC validate</text:span></text:p>
          </table:table-cell>
          <table:table-cell table:style-name="Table19.A3" office:value-type="string">
            <text:p text:style-name="P18"><text:span text:style-name="T20">LL computes CRC24 over received </text:span><text:soft-page-break/><text:span text:style-name="T20">header+payload. Compares to received CRC. Match = valid.</text:span></text:p>
          </table:table-cell>
        </table:table-row>
        <table:table-row table:style-name="Table19.1">
          <table:table-cell table:style-name="Table19.A2" office:value-type="string">
            <text:p text:style-name="P18"><text:span text:style-name="T24">T+41 µs</text:span></text:p>
          </table:table-cell>
          <table:table-cell table:style-name="Table19.A2" office:value-type="string">
            <text:p text:style-name="P18"><text:span text:style-name="T24">LL parse header</text:span></text:p>
          </table:table-cell>
          <table:table-cell table:style-name="Table19.A2" office:value-type="string">
            <text:p text:style-name="P18"><text:span text:style-name="T20">Byte 0 = 0x00 → ADV_IND (connectable undirected). Byte 1 = 0x15 → 21 bytes of payload follow.</text:span></text:p>
          </table:table-cell>
        </table:table-row>
        <table:table-row table:style-name="Table19.1">
          <table:table-cell table:style-name="Table19.A3" office:value-type="string">
            <text:p text:style-name="P18"><text:span text:style-name="T24">T+42 µs</text:span></text:p>
          </table:table-cell>
          <table:table-cell table:style-name="Table19.A3" office:value-type="string">
            <text:p text:style-name="P18"><text:span text:style-name="T24">LL extract MAC</text:span></text:p>
          </table:table-cell>
          <table:table-cell table:style-name="Table19.A3" office:value-type="string">
            <text:p text:style-name="P18"><text:span text:style-name="T20">Next 6 bytes [FF EE DD CC BB AA] → reverse to get MAC AA:BB:CC:DD:EE:FF (Big-Endian display convention).</text:span></text:p>
          </table:table-cell>
        </table:table-row>
        <table:table-row table:style-name="Table19.1">
          <table:table-cell table:style-name="Table19.A2" office:value-type="string">
            <text:p text:style-name="P18"><text:span text:style-name="T24">T+43 µs</text:span></text:p>
          </table:table-cell>
          <table:table-cell table:style-name="Table19.A2" office:value-type="string">
            <text:p text:style-name="P18"><text:span text:style-name="T24">LL extract AdvData</text:span></text:p>
          </table:table-cell>
          <table:table-cell table:style-name="Table19.A2" office:value-type="string">
            <text:p text:style-name="P18"><text:span text:style-name="T20">Remaining 15 bytes passed to GAP as opaque blob.</text:span></text:p>
          </table:table-cell>
        </table:table-row>
        <table:table-row table:style-name="Table19.1">
          <table:table-cell table:style-name="Table19.A3" office:value-type="string">
            <text:p text:style-name="P18"><text:span text:style-name="T24">T+200 µs</text:span></text:p>
          </table:table-cell>
          <table:table-cell table:style-name="Table19.A3" office:value-type="string">
            <text:p text:style-name="P18"><text:span text:style-name="T24">GAP AD parse</text:span></text:p>
          </table:table-cell>
          <table:table-cell table:style-name="Table19.A3" office:value-type="string">
            <text:p text:style-name="P18"><text:span text:style-name="T20">GAP parser reads TLV: [len][type][value]. Extracts Flags, Service UUID 0x1812, Name "LGE REMOTE".</text:span></text:p>
          </table:table-cell>
        </table:table-row>
        <table:table-row table:style-name="Table19.1">
          <table:table-cell table:style-name="Table19.A2" office:value-type="string">
            <text:p text:style-name="P18"><text:span text:style-name="T24">T+1 ms</text:span></text:p>
          </table:table-cell>
          <table:table-cell table:style-name="Table19.A2" office:value-type="string">
            <text:p text:style-name="P18"><text:span text:style-name="T24">App callback</text:span></text:p>
          </table:table-cell>
          <table:table-cell table:style-name="Table19.A2" office:value-type="string">
            <text:p text:style-name="P18"><text:span text:style-name="T20">HCI Event (LE Meta Event 0x3E, Subevent 0x02=Advertising Report) delivered to Host. App gets scan result.</text:span></text:p>
          </table:table-cell>
        </table:table-row>
      </table:table>
      <text:p text:style-name="P5"/>
      <text:h text:style-name="P4" text:outline-level="3"><text:span text:style-name="T15">HCI Event: LE Advertising Report</text:span></text:h>
      <text:p text:style-name="P16"><text:span text:style-name="T12">When the phone's controller receives an advertising packet, it generates an HCI event to notify the Host software. This is how the "scan result" travels from the chip to Android/iOS.</text:span></text:p>
      <text:p text:style-name="P5"/>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8"><text:span text:style-name="T23">Byte(s) / Hex</text:span></text:p>
          </table:table-cell>
          <table:table-cell table:style-name="Table20.A1" office:value-type="string">
            <text:p text:style-name="P18"><text:span text:style-name="T23">Field</text:span></text:p>
          </table:table-cell>
          <table:table-cell table:style-name="Table20.A1" office:value-type="string">
            <text:p text:style-name="P18"><text:span text:style-name="T23">Value / Meaning</text:span></text:p>
          </table:table-cell>
        </table:table-row>
        <table:table-row table:style-name="Table20.1">
          <table:table-cell table:style-name="Table20.A2" office:value-type="string">
            <text:p text:style-name="P18"><text:span text:style-name="T24">[04]</text:span></text:p>
          </table:table-cell>
          <table:table-cell table:style-name="Table20.A2" office:value-type="string">
            <text:p text:style-name="P18"><text:span text:style-name="T24">HCI Packet Type</text:span></text:p>
          </table:table-cell>
          <table:table-cell table:style-name="Table20.A2" office:value-type="string">
            <text:p text:style-name="P18"><text:span text:style-name="T20">0x04 = HCI Event packet (vs 0x01 Command, 0x02 ACL Data)</text:span></text:p>
          </table:table-cell>
        </table:table-row>
        <table:table-row table:style-name="Table20.1">
          <table:table-cell table:style-name="Table20.A3" office:value-type="string">
            <text:p text:style-name="P18"><text:span text:style-name="T24">[3E]</text:span></text:p>
          </table:table-cell>
          <table:table-cell table:style-name="Table20.A3" office:value-type="string">
            <text:p text:style-name="P18"><text:span text:style-name="T24">Event Code</text:span></text:p>
          </table:table-cell>
          <table:table-cell table:style-name="Table20.A3" office:value-type="string">
            <text:p text:style-name="P18"><text:span text:style-name="T20">0x3E = LE Meta Event — all LE-specific events use this code</text:span></text:p>
          </table:table-cell>
        </table:table-row>
        <table:table-row table:style-name="Table20.1">
          <table:table-cell table:style-name="Table20.A2" office:value-type="string">
            <text:p text:style-name="P18"><text:span text:style-name="T24">[XX]</text:span></text:p>
          </table:table-cell>
          <table:table-cell table:style-name="Table20.A2" office:value-type="string">
            <text:p text:style-name="P18"><text:span text:style-name="T24">Parameter Total Length</text:span></text:p>
          </table:table-cell>
          <table:table-cell table:style-name="Table20.A2" office:value-type="string">
            <text:p text:style-name="P18"><text:span text:style-name="T20">Number of bytes that follow in this event packet</text:span></text:p>
          </table:table-cell>
        </table:table-row>
        <table:table-row table:style-name="Table20.1">
          <table:table-cell table:style-name="Table20.A3" office:value-type="string">
            <text:p text:style-name="P18"><text:span text:style-name="T24">[02]</text:span></text:p>
          </table:table-cell>
          <table:table-cell table:style-name="Table20.A3" office:value-type="string">
            <text:p text:style-name="P18"><text:span text:style-name="T24">Subevent Code</text:span></text:p>
          </table:table-cell>
          <table:table-cell table:style-name="Table20.A3" office:value-type="string">
            <text:p text:style-name="P18"><text:span text:style-name="T20">0x02 = LE Advertising Report. Identifies which LE meta event this is.</text:span></text:p>
          </table:table-cell>
        </table:table-row>
        <table:table-row table:style-name="Table20.1">
          <table:table-cell table:style-name="Table20.A2" office:value-type="string">
            <text:p text:style-name="P18"><text:span text:style-name="T24">[01]</text:span></text:p>
          </table:table-cell>
          <table:table-cell table:style-name="Table20.A2" office:value-type="string">
            <text:p text:style-name="P18"><text:span text:style-name="T24">Num Reports</text:span></text:p>
          </table:table-cell>
          <table:table-cell table:style-name="Table20.A2" office:value-type="string">
            <text:p text:style-name="P18"><text:span text:style-name="T20">Number of advertising reports in this event (typically 1)</text:span></text:p>
          </table:table-cell>
        </table:table-row>
        <table:table-row table:style-name="Table20.1">
          <table:table-cell table:style-name="Table20.A3" office:value-type="string">
            <text:p text:style-name="P18"><text:span text:style-name="T24">[00]</text:span></text:p>
          </table:table-cell>
          <table:table-cell table:style-name="Table20.A3" office:value-type="string">
            <text:p text:style-name="P18"><text:span text:style-name="T24">Event Type</text:span></text:p>
          </table:table-cell>
          <table:table-cell table:style-name="Table20.A3" office:value-type="string">
            <text:p text:style-name="P18"><text:span text:style-name="T20">0x00 = ADV_IND (connectable undirected). Maps to LL PDU type.</text:span></text:p>
          </table:table-cell>
        </table:table-row>
        <table:table-row table:style-name="Table20.1">
          <table:table-cell table:style-name="Table20.A2" office:value-type="string">
            <text:p text:style-name="P18"><text:span text:style-name="T24">[00]</text:span></text:p>
          </table:table-cell>
          <table:table-cell table:style-name="Table20.A2" office:value-type="string">
            <text:p text:style-name="P18"><text:span text:style-name="T24">Address Type</text:span></text:p>
          </table:table-cell>
          <table:table-cell table:style-name="Table20.A2" office:value-type="string">
            <text:p text:style-name="P18"><text:span text:style-name="T20">0x00 = Public address. 0x01 = Random address.</text:span></text:p>
          </table:table-cell>
        </table:table-row>
        <table:table-row table:style-name="Table20.1">
          <table:table-cell table:style-name="Table20.A3" office:value-type="string">
            <text:p text:style-name="P18"><text:span text:style-name="T24">[FF EE DD CC BB AA]</text:span></text:p>
          </table:table-cell>
          <table:table-cell table:style-name="Table20.A3" office:value-type="string">
            <text:p text:style-name="P18"><text:span text:style-name="T24">Address</text:span></text:p>
          </table:table-cell>
          <table:table-cell table:style-name="Table20.A3" office:value-type="string">
            <text:p text:style-name="P18"><text:span text:style-name="T20">6-byte MAC address of the advertiser. In BLE Host APIs this appears as AA:BB:CC:DD:EE:FF</text:span></text:p>
          </table:table-cell>
        </table:table-row>
        <table:table-row table:style-name="Table20.1">
          <table:table-cell table:style-name="Table20.A2" office:value-type="string">
            <text:p text:style-name="P18"><text:span text:style-name="T24">[0F]</text:span></text:p>
          </table:table-cell>
          <table:table-cell table:style-name="Table20.A2" office:value-type="string">
            <text:p text:style-name="P18"><text:span text:style-name="T24">Data Length</text:span></text:p>
          </table:table-cell>
          <table:table-cell table:style-name="Table20.A2" office:value-type="string">
            <text:p text:style-name="P18"><text:span text:style-name="T20">15 bytes of advertising data follow</text:span></text:p>
          </table:table-cell>
        </table:table-row>
        <table:table-row table:style-name="Table20.1">
          <table:table-cell table:style-name="Table20.A3" office:value-type="string">
            <text:p text:style-name="P18"><text:span text:style-name="T24">[AD data…]</text:span></text:p>
          </table:table-cell>
          <table:table-cell table:style-name="Table20.A3" office:value-type="string">
            <text:p text:style-name="P18"><text:span text:style-name="T24">Data</text:span></text:p>
          </table:table-cell>
          <table:table-cell table:style-name="Table20.A3" office:value-type="string">
            <text:p text:style-name="P18"><text:span text:style-name="T20">The 15-byte AdvData: Flags + HID UUID + Name "LGE REMOTE"</text:span></text:p>
          </table:table-cell>
        </table:table-row>
        <table:table-row table:style-name="Table20.1">
          <table:table-cell table:style-name="Table20.A2" office:value-type="string">
            <text:p text:style-name="P18"><text:span text:style-name="T24">[BF]</text:span></text:p>
          </table:table-cell>
          <table:table-cell table:style-name="Table20.A2" office:value-type="string">
            <text:p text:style-name="P18"><text:span text:style-name="T24">RSSI</text:span></text:p>
          </table:table-cell>
          <table:table-cell table:style-name="Table20.A2" office:value-type="string">
            <text:p text:style-name="P18"><text:span text:style-name="T20">Received Signal Strength. Signed byte: 0xBF = -65 dBm. Range typically -20 to -100 dBm.</text:span></text:p>
          </table:table-cell>
        </table:table-row>
      </table:table>
      <text:p text:style-name="P5"/>
      <table:table table:name="Table21" table:style-name="Table21">
        <table:table-column table:style-name="Table21.A"/>
        <text:soft-page-break/>
        <table:table-row table:style-name="Table21.1">
          <table:table-cell table:style-name="Table21.A1" office:value-type="string">
            <text:p text:style-name="P19"><text:span text:style-name="T18">⚡ AD Structure is TLV (Type-Length-Value)</text:span></text:p>
            <text:p text:style-name="P20"><text:span text:style-name="T19">Every advertising data element follows the format: [Length][Type][Value...]. The Length field counts the Type byte AND the Value bytes (so Length=2 means 1 byte of Type + 1 byte of Value). When parsing manually: read Length, then read that many bytes, first byte of those is Type, rest is Value. Repeat until all 31 bytes consumed.</text:span></text:p>
          </table:table-cell>
        </table:table-row>
      </table:table>
      <text:p text:style-name="P5"/>
      <table:table table:name="Table22" table:style-name="Table22">
        <table:table-column table:style-name="Table22.A"/>
        <table:table-row table:style-name="Table22.1">
          <table:table-cell table:style-name="Table22.A1" office:value-type="string">
            <text:p text:style-name="P21"><text:span text:style-name="T30">🎯 Common Interview Questions</text:span></text:p>
            <text:p text:style-name="P22"><text:span text:style-name="T31">Q1: </text:span><text:span text:style-name="T29">A sniffer shows PDU header byte 0 = 0x00 and byte 1 = 0x18. What PDU type is this and how many bytes of payload follow?</text:span></text:p>
            <text:p text:style-name="P22"><text:span text:style-name="T31">Q2: </text:span><text:span text:style-name="T29">The phone receives RSSI = 0xC7 from a peripheral. What is the dBm value?</text:span></text:p>
            <text:p text:style-name="P22"><text:span text:style-name="T31">Q3: </text:span><text:span text:style-name="T29">During scanning, are L2CAP, ATT, or GATT layers involved? Explain why or why not.</text:span></text:p>
            <text:p text:style-name="P22"><text:span text:style-name="T31">Q4: </text:span><text:span text:style-name="T29">What HCI event does the controller send to the host when it receives an advertising packet?</text:span></text:p>
            <text:p text:style-name="P22"><text:span text:style-name="T31">Q5: </text:span><text:span text:style-name="T29">If a peripheral sets TxAdd=1 in the PDU header, what does that mean and why might it do this?</text:span></text:p>
          </table:table-cell>
        </table:table-row>
      </table:table>
      <text:p text:style-name="Standard"/>
      <text:p text:style-name="Standard"/>
      <text:p text:style-name="Standard"/>
      <table:table table:name="Table75" table:style-name="Table75">
        <table:table-column table:style-name="Table75.A"/>
        <table:table-column table:style-name="Table75.B"/>
        <table:table-header-rows>
          <table:table-row>
            <table:table-cell table:style-name="Table75.A1" office:value-type="string">
              <text:p text:style-name="Table_20_Heading">Type</text:p>
            </table:table-cell>
            <table:table-cell table:style-name="Table75.A1" office:value-type="string">
              <text:p text:style-name="Table_20_Heading">Behavior</text:p>
            </table:table-cell>
          </table:table-row>
        </table:table-header-rows>
        <table:table-row>
          <table:table-cell table:style-name="Table75.A1" office:value-type="string">
            <text:p text:style-name="Table_20_Contents">Passive Scanning</text:p>
          </table:table-cell>
          <table:table-cell table:style-name="Table75.A1" office:value-type="string">
            <text:p text:style-name="Table_20_Contents">Only listens</text:p>
          </table:table-cell>
        </table:table-row>
        <table:table-row>
          <table:table-cell table:style-name="Table75.A1" office:value-type="string">
            <text:p text:style-name="Table_20_Contents">Active Scanning</text:p>
          </table:table-cell>
          <table:table-cell table:style-name="Table75.A1" office:value-type="string">
            <text:p text:style-name="Table_20_Contents">Sends Scan Request to get more <text:span text:style-name="T39">adv </text:span>data</text:p>
          </table:table-cell>
        </table:table-row>
      </table:table>
      <text:p text:style-name="Standard"/>
      <text:h text:style-name="P3" text:outline-level="2"><text:span text:style-name="T5">Diagram 4: Active Scanning — HCI Commands from Host to Controller</text:span></text:h>
      <text:p text:style-name="P16"><text:span text:style-name="T12">Real-world scenario: The user opens the Bluetooth settings app. The OS (Android/iOS) wants to start scanning. It cannot directly control the radio — it must go through the HCI interface to tell the Bluetooth chip what to do. This involves two sequential HCI commands.</text:span></text:p>
      <text:p text:style-name="P5"/>
      <text:p text:style-name="P17"><text:span text:style-name="T13"><text:s text:c="2"/>PHONE HOST (Android/iOS) <text:s text:c="17"/>PHONE CONTROLLER (BT chip)</text:span></text:p>
      <text:p text:style-name="P17"><text:span text:style-name="T13"><text:s text:c="2"/>┌───────────────────────┐</text:span></text:p>
      <text:p text:style-name="P17"><text:span text:style-name="T13"><text:s text:c="2"/>│ Application / BT API <text:s/>│</text:span></text:p>
      <text:p text:style-name="P17"><text:span text:style-name="T13"><text:s text:c="2"/>│ startScan() <text:s text:c="10"/>│</text:span></text:p>
      <text:p text:style-name="P17"><text:span text:style-name="T13"><text:s text:c="2"/>└──────────┬────────────┘</text:span></text:p>
      <text:p text:style-name="P17"><text:span text:style-name="T13"><text:s text:c="13"/>│</text:span></text:p>
      <text:p text:style-name="P17"><text:span text:style-name="T13"><text:s text:c="2"/>┌──────────▼────────────┐</text:span></text:p>
      <text:p text:style-name="P17"><text:span text:style-name="T13"><text:s text:c="2"/>│ GAP / Host Stack <text:s text:c="5"/>│</text:span></text:p>
      <text:p text:style-name="P17"><text:span text:style-name="T13"><text:s text:c="2"/>│ Build HCI commands <text:s text:c="3"/>│</text:span></text:p>
      <text:p text:style-name="P17"><text:span text:style-name="T13"><text:s text:c="2"/>└──────────┬────────────┘</text:span></text:p>
      <text:p text:style-name="P17"><text:span text:style-name="T13"><text:s text:c="13"/>│ HCI Command ①</text:span></text:p>
      <text:p text:style-name="P17"><text:span text:style-name="T13"><text:s text:c="13"/>│ HCI_LE_Set_Scan_Parameters</text:span></text:p>
      <text:p text:style-name="P17"><text:span text:style-name="T13"><text:s text:c="2"/>─ ─ ─ ─ ─ ─ ─ ─ ─ ─ ─ ─ ─ ─ ─ ─ ─ ─ ─►</text:span></text:p>
      <text:p text:style-name="P32"><text:span text:style-name="T13"><text:s text:c="43"/>┌───────────────────────┐</text:span></text:p>
      <text:p text:style-name="P17"><text:span text:style-name="T13"><text:s text:c="43"/>│ Parse &amp; store params <text:s/>│</text:span></text:p>
      <text:p text:style-name="P17"><text:span text:style-name="T13"><text:s text:c="43"/>│ scan_type=0x01(Active)│</text:span></text:p>
      <text:p text:style-name="P17"><text:span text:style-name="T13"><text:s text:c="43"/>│ interval=160×0.625ms <text:s/>│</text:span></text:p>
      <text:p text:style-name="P17"><text:span text:style-name="T13"><text:s text:c="2"/>◄─ ─ ─ ─ ─ ─ ─ ─ ─ ─ ─ ─ ─ ─ ─ ─ ─ ─ ─│ HCI Command Complete <text:s text:c="4"/>│</text:span></text:p>
      <text:p text:style-name="P17"><text:span text:style-name="T13"><text:s text:c="2"/>HCI Event: Command Complete <text:s text:c="14"/>└──────────────────────┘</text:span></text:p>
      <text:p text:style-name="P17"><text:span text:style-name="T13"><text:s text:c="13"/>│ HCI Command ②</text:span></text:p>
      <text:p text:style-name="P17"><text:span text:style-name="T13"><text:s text:c="13"/>│ HCI_LE_Set_Scan_Enable</text:span></text:p>
      <text:p text:style-name="P17"><text:span text:style-name="T13"><text:s text:c="2"/>─ ─ ─ ─ ─ ─ ─ ─ ─ ─ ─ ─ ─ ─ ─ ─ ─ ─ ─►</text:span></text:p>
      <text:p text:style-name="P17"><text:span text:style-name="T13"><text:s text:c="43"/>┌──────────────────────┐</text:span></text:p>
      <text:p text:style-name="P17"><text:span text:style-name="T13"><text:s text:c="43"/>│ Enable radio receiver│</text:span></text:p>
      <text:p text:style-name="P17"><text:span text:style-name="T13"><text:s text:c="43"/>│ Hop ch 37 → 38 → 39 <text:s/>│</text:span></text:p>
      <text:p text:style-name="P17"><text:span text:style-name="T13"><text:s text:c="2"/>◄─ ─ ─ ─ ─ ─ ─ ─ ─ ─ ─ ─ ─ ─ ─ ─ ─ ─ ─ <text:s text:c="2"/>│ HCI Command Complete │</text:span></text:p>
      <text:p text:style-name="P17"><text:span text:style-name="T13"><text:s text:c="2"/>HCI Event: Command Complete <text:s text:c="13"/>└──────────────────────┘</text:span></text:p>
      <text:p text:style-name="P17"><text:span text:style-name="T13"><text:s text:c="13"/>│ <text:s text:c="39"/>│</text:span></text:p>
      <text:p text:style-name="P17"><text:span text:style-name="T13"><text:s text:c="13"/>│ <text:s text:c="30"/>~~~ Listening on 37,38,39 ~~~</text:span></text:p>
      <text:p text:style-name="P17"><text:span text:style-name="T13"><text:s text:c="13"/>│ <text:s text:c="30"/>← ADV_IND packets received</text:span></text:p>
      <text:p text:style-name="P17"><text:span text:style-name="T13"><text:s text:c="13"/>│ HCI LE Meta Event (Adv Report)</text:span></text:p>
      <text:p text:style-name="P17"><text:span text:style-name="T13"><text:s text:c="2"/>◄─ ─ ─ ─ ─ ─ ─ ─ ─ ─ ─ ─ ─ ─ ─ ─ ─ ─ ─</text:span></text:p>
      <text:p text:style-name="P5"/>
      <text:h text:style-name="P4" text:outline-level="3"><text:span text:style-name="T15">Command ① — HCI_LE_Set_Scan_Parameters: Byte-by-Byte Decode</text:span></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8"><text:span text:style-name="T23">Byte(s) / Hex</text:span></text:p>
          </table:table-cell>
          <table:table-cell table:style-name="Table23.A1" office:value-type="string">
            <text:p text:style-name="P18"><text:span text:style-name="T23">Field</text:span></text:p>
          </table:table-cell>
          <table:table-cell table:style-name="Table23.A1" office:value-type="string">
            <text:p text:style-name="P18"><text:span text:style-name="T23">Value / Meaning</text:span></text:p>
          </table:table-cell>
        </table:table-row>
        <table:table-row table:style-name="Table23.1">
          <table:table-cell table:style-name="Table23.A2" office:value-type="string">
            <text:p text:style-name="P18"><text:span text:style-name="T24">[01]</text:span></text:p>
          </table:table-cell>
          <table:table-cell table:style-name="Table23.A2" office:value-type="string">
            <text:p text:style-name="P18"><text:span text:style-name="T24">HCI Packet Type</text:span></text:p>
          </table:table-cell>
          <table:table-cell table:style-name="Table23.A2" office:value-type="string">
            <text:p text:style-name="P18"><text:span text:style-name="T20">0x01 = HCI Command packet</text:span></text:p>
          </table:table-cell>
        </table:table-row>
        <table:table-row table:style-name="Table23.1">
          <table:table-cell table:style-name="Table23.A3" office:value-type="string">
            <text:p text:style-name="P18"><text:span text:style-name="T24">[0B 20]</text:span></text:p>
          </table:table-cell>
          <table:table-cell table:style-name="Table23.A3" office:value-type="string">
            <text:p text:style-name="P18"><text:span text:style-name="T24">OpCode</text:span></text:p>
          </table:table-cell>
          <table:table-cell table:style-name="Table23.A3" office:value-type="string">
            <text:p text:style-name="P18"><text:span text:style-name="T20">Little-endian 16-bit opcode. 0x200B = HCI_LE_Set_Scan_Parameters. OCF=0x000B, OGF=0x08 (LE Controller)</text:span></text:p>
          </table:table-cell>
        </table:table-row>
        <table:table-row table:style-name="Table23.1">
          <table:table-cell table:style-name="Table23.A2" office:value-type="string">
            <text:p text:style-name="P18"><text:span text:style-name="T24">[07]</text:span></text:p>
          </table:table-cell>
          <table:table-cell table:style-name="Table23.A2" office:value-type="string">
            <text:p text:style-name="P18"><text:span text:style-name="T24">Parameter Length</text:span></text:p>
          </table:table-cell>
          <table:table-cell table:style-name="Table23.A2" office:value-type="string">
            <text:p text:style-name="P18"><text:span text:style-name="T20">7 bytes of parameters follow</text:span></text:p>
          </table:table-cell>
        </table:table-row>
        <table:table-row table:style-name="Table23.1">
          <table:table-cell table:style-name="Table23.A3" office:value-type="string">
            <text:p text:style-name="P18"><text:span text:style-name="T24">[01]</text:span></text:p>
          </table:table-cell>
          <table:table-cell table:style-name="Table23.A3" office:value-type="string">
            <text:p text:style-name="P18"><text:span text:style-name="T24">Scan Type</text:span></text:p>
          </table:table-cell>
          <table:table-cell table:style-name="Table23.A3" office:value-type="string">
            <text:p text:style-name="P18"><text:span text:style-name="T20">0x00=Passive (just listen). 0x01=Active (send SCAN_REQ to get more data). Active is used here.</text:span></text:p>
          </table:table-cell>
        </table:table-row>
        <table:table-row table:style-name="Table23.1">
          <table:table-cell table:style-name="Table23.A2" office:value-type="string">
            <text:p text:style-name="P18"><text:span text:style-name="T24">[A0 00]</text:span></text:p>
          </table:table-cell>
          <table:table-cell table:style-name="Table23.A2" office:value-type="string">
            <text:p text:style-name="P18"><text:span text:style-name="T24">Scan Interval</text:span></text:p>
          </table:table-cell>
          <table:table-cell table:style-name="Table23.A2" office:value-type="string">
            <text:p text:style-name="P18"><text:span text:style-name="T20">0x00A0=160 in decimal. Unit=0.625ms. 160×0.625=100ms. How often the scanner hops/cycles.</text:span></text:p>
          </table:table-cell>
        </table:table-row>
        <table:table-row table:style-name="Table23.1">
          <table:table-cell table:style-name="Table23.A3" office:value-type="string">
            <text:p text:style-name="P18"><text:span text:style-name="T24">[A0 00]</text:span></text:p>
          </table:table-cell>
          <table:table-cell table:style-name="Table23.A3" office:value-type="string">
            <text:p text:style-name="P18"><text:span text:style-name="T24">Scan Window</text:span></text:p>
          </table:table-cell>
          <table:table-cell table:style-name="Table23.A3" office:value-type="string">
            <text:p text:style-name="P18"><text:span text:style-name="T20">0x00A0=160=100ms. How long to listen per interval. Interval=Window → 100% duty </text:span><text:soft-page-break/><text:span text:style-name="T20">cycle (always on).</text:span></text:p>
          </table:table-cell>
        </table:table-row>
        <table:table-row table:style-name="Table23.1">
          <table:table-cell table:style-name="Table23.A2" office:value-type="string">
            <text:p text:style-name="P18"><text:span text:style-name="T24">[00]</text:span></text:p>
          </table:table-cell>
          <table:table-cell table:style-name="Table23.A2" office:value-type="string">
            <text:p text:style-name="P18"><text:span text:style-name="T24">Own Address Type</text:span></text:p>
          </table:table-cell>
          <table:table-cell table:style-name="Table23.A2" office:value-type="string">
            <text:p text:style-name="P18"><text:span text:style-name="T20">0x00=Use public MAC. 0x01=Use random address (privacy). 0x02=Resolvable private address.</text:span></text:p>
          </table:table-cell>
        </table:table-row>
        <table:table-row table:style-name="Table23.1">
          <table:table-cell table:style-name="Table23.A3" office:value-type="string">
            <text:p text:style-name="P18"><text:span text:style-name="T24">[00]</text:span></text:p>
          </table:table-cell>
          <table:table-cell table:style-name="Table23.A3" office:value-type="string">
            <text:p text:style-name="P18"><text:span text:style-name="T24">Scanning Filter Policy</text:span></text:p>
          </table:table-cell>
          <table:table-cell table:style-name="Table23.A3" office:value-type="string">
            <text:p text:style-name="P18"><text:span text:style-name="T20">0x00=Accept all adverts. 0x01=Whitelist only. 0x02=Accept directed adverts + whitelist.</text:span></text:p>
          </table:table-cell>
        </table:table-row>
      </table:table>
      <text:p text:style-name="P5"/>
      <text:h text:style-name="P4" text:outline-level="3"><text:span text:style-name="T15">Command ② — HCI_LE_Set_Scan_Enable: Byte-by-Byte Decode</text:span></text:h>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8"><text:span text:style-name="T23">Byte(s) / Hex</text:span></text:p>
          </table:table-cell>
          <table:table-cell table:style-name="Table24.A1" office:value-type="string">
            <text:p text:style-name="P18"><text:span text:style-name="T23">Field</text:span></text:p>
          </table:table-cell>
          <table:table-cell table:style-name="Table24.A1" office:value-type="string">
            <text:p text:style-name="P18"><text:span text:style-name="T23">Value / Meaning</text:span></text:p>
          </table:table-cell>
        </table:table-row>
        <table:table-row table:style-name="Table24.1">
          <table:table-cell table:style-name="Table24.A2" office:value-type="string">
            <text:p text:style-name="P18"><text:span text:style-name="T24">[01]</text:span></text:p>
          </table:table-cell>
          <table:table-cell table:style-name="Table24.A2" office:value-type="string">
            <text:p text:style-name="P18"><text:span text:style-name="T24">HCI Packet Type</text:span></text:p>
          </table:table-cell>
          <table:table-cell table:style-name="Table24.A2" office:value-type="string">
            <text:p text:style-name="P18"><text:span text:style-name="T20">0x01 = HCI Command</text:span></text:p>
          </table:table-cell>
        </table:table-row>
        <table:table-row table:style-name="Table24.1">
          <table:table-cell table:style-name="Table24.A3" office:value-type="string">
            <text:p text:style-name="P18"><text:span text:style-name="T24">[0C 20]</text:span></text:p>
          </table:table-cell>
          <table:table-cell table:style-name="Table24.A3" office:value-type="string">
            <text:p text:style-name="P18"><text:span text:style-name="T24">OpCode</text:span></text:p>
          </table:table-cell>
          <table:table-cell table:style-name="Table24.A3" office:value-type="string">
            <text:p text:style-name="P18"><text:span text:style-name="T20">0x200C = HCI_LE_Set_Scan_Enable. OCF=0x000C, OGF=0x08</text:span></text:p>
          </table:table-cell>
        </table:table-row>
        <table:table-row table:style-name="Table24.1">
          <table:table-cell table:style-name="Table24.A2" office:value-type="string">
            <text:p text:style-name="P18"><text:span text:style-name="T24">[02]</text:span></text:p>
          </table:table-cell>
          <table:table-cell table:style-name="Table24.A2" office:value-type="string">
            <text:p text:style-name="P18"><text:span text:style-name="T24">Parameter Length</text:span></text:p>
          </table:table-cell>
          <table:table-cell table:style-name="Table24.A2" office:value-type="string">
            <text:p text:style-name="P18"><text:span text:style-name="T20">2 bytes follow</text:span></text:p>
          </table:table-cell>
        </table:table-row>
        <table:table-row table:style-name="Table24.1">
          <table:table-cell table:style-name="Table24.A3" office:value-type="string">
            <text:p text:style-name="P18"><text:span text:style-name="T24">[01]</text:span></text:p>
          </table:table-cell>
          <table:table-cell table:style-name="Table24.A3" office:value-type="string">
            <text:p text:style-name="P18"><text:span text:style-name="T24">LE Scan Enable</text:span></text:p>
          </table:table-cell>
          <table:table-cell table:style-name="Table24.A3" office:value-type="string">
            <text:p text:style-name="P18"><text:span text:style-name="T20">0x01=Enable scanning. 0x00=Disable.</text:span></text:p>
          </table:table-cell>
        </table:table-row>
        <table:table-row table:style-name="Table24.1">
          <table:table-cell table:style-name="Table24.A2" office:value-type="string">
            <text:p text:style-name="P18"><text:span text:style-name="T24">[00]</text:span></text:p>
          </table:table-cell>
          <table:table-cell table:style-name="Table24.A2" office:value-type="string">
            <text:p text:style-name="P18"><text:span text:style-name="T24">Filter Duplicates</text:span></text:p>
          </table:table-cell>
          <table:table-cell table:style-name="Table24.A2" office:value-type="string">
            <text:p text:style-name="P18"><text:span text:style-name="T20">0x00=Report every packet including duplicates. 0x01=Suppress duplicate adverts (only first reported per MAC).</text:span></text:p>
          </table:table-cell>
        </table:table-row>
      </table:table>
      <text:p text:style-name="P5"/>
      <text:h text:style-name="P4" text:outline-level="3"><text:span text:style-name="T15">Diagram 5: Peripheral Scan Response (SCAN_RSP)</text:span></text:h>
      <text:p text:style-name="P16"><text:span text:style-name="T12">Real-world scenario: Because the phone is doing Active Scanning, it sends a SCAN_REQ to any peripheral it sees. The LGE REMOTE responds immediately with a SCAN_RSP containing its full name — this is how the phone gets the complete "LGE REMOTE" string even if the initial ADV_IND only carried flags and UUID.</text:span></text:p>
      <text:p text:style-name="P5"/>
      <text:p text:style-name="P17"><text:span text:style-name="T13"><text:s text:c="2"/>PHONE (Central) <text:s text:c="20"/>LGE REMOTE (Peripheral)</text:span></text:p>
      <text:p text:style-name="P17"><text:span text:style-name="T13"><text:s text:c="39"/>┌──────────────────┐</text:span></text:p>
      <text:p text:style-name="P17"><text:span text:style-name="T13"><text:s text:c="39"/>│ <text:s/>Advertising... <text:s/>│</text:span></text:p>
      <text:p text:style-name="P17"><text:span text:style-name="T13"><text:s text:c="2"/>← ─ ─ ─ ─ ─ ─ ─ ─ ─ ─ ─ ─ ─ ─ ─ ─ <text:s text:c="3"/>│ <text:s/>ADV_IND sent <text:s text:c="3"/>│</text:span></text:p>
      <text:p text:style-name="P17"><text:span text:style-name="T13"><text:s text:c="2"/>Sees ADV_IND, sends SCAN_REQ: <text:s text:c="7"/>└──────────────────┘</text:span></text:p>
      <text:p text:style-name="P17"><text:span text:style-name="T13"><text:s text:c="2"/>┌──────────────────┐</text:span></text:p>
      <text:p text:style-name="P17"><text:span text:style-name="T13"><text:s text:c="2"/>│ SCAN_REQ (PDU=03)│</text:span></text:p>
      <text:p text:style-name="P17"><text:span text:style-name="T13"><text:s text:c="2"/>│ ScanA: Phone MAC <text:s/>│</text:span></text:p>
      <text:p text:style-name="P17"><text:span text:style-name="T13"><text:s text:c="2"/>│ AdvA: <text:s/>Remote MAC │</text:span></text:p>
      <text:p text:style-name="P17"><text:span text:style-name="T13"><text:s text:c="2"/>└────────┬─────────┘</text:span></text:p>
      <text:p text:style-name="P17"><text:span text:style-name="T13"><text:s text:c="12"/>│──────────────────────────►│</text:span></text:p>
      <text:p text:style-name="P33"><text:span text:style-name="T13"><text:s text:c="40"/>┌───────────────────┐</text:span></text:p>
      <text:p text:style-name="P17"><text:span text:style-name="T13"><text:s text:c="40"/>│ LL receives <text:s text:c="6"/>│</text:span></text:p>
      <text:p text:style-name="P17"><text:span text:style-name="T13"><text:s text:c="40"/>│ SCAN_REQ, builds <text:s/>│</text:span></text:p>
      <text:p text:style-name="P17"><text:span text:style-name="T13"><text:s text:c="40"/>│ SCAN_RSP: <text:s text:c="8"/>│</text:span></text:p>
      <text:p text:style-name="P17"><text:span text:style-name="T13"><text:s text:c="40"/>│ PDU type=0x04 <text:s text:c="4"/>│</text:span></text:p>
      <text:p text:style-name="P17"><text:span text:style-name="T13"><text:s text:c="40"/>│ AdvA: Remote MAC <text:s/>│</text:span></text:p>
      <text:p text:style-name="P17"><text:span text:style-name="T13"><text:s text:c="40"/>│ ScanRspData: <text:s text:c="5"/>│</text:span></text:p>
      <text:p text:style-name="P17"><text:span text:style-name="T13"><text:s text:c="40"/>│ <text:s/>0B 09 4C47452052 │</text:span></text:p>
      <text:p text:style-name="P17"><text:span text:style-name="T13"><text:s text:c="40"/>│ <text:s/>454D4F5445 <text:s text:c="6"/>│</text:span></text:p>
      <text:p text:style-name="P17"><text:span text:style-name="T13"><text:s text:c="40"/>│ ("LGE REMOTE") <text:s text:c="3"/>│</text:span></text:p>
      <text:p text:style-name="P33"><text:span text:style-name="T13"><text:s text:c="40"/>└────────┬──────────┘</text:span></text:p>
      <text:p text:style-name="P34"><text:span text:style-name="T13"><text:s text:c="12"/>│◄───────────────────────────────────</text:span></text:p>
      <text:p text:style-name="P34"><text:span text:style-name="T13">│</text:span></text:p>
      <text:p text:style-name="P17"><text:span text:style-name="T13"><text:s text:c="2"/>┌──────────────────┐</text:span></text:p>
      <text:p text:style-name="P17"><text:span text:style-name="T13"><text:s text:c="2"/>│ GAP parses name <text:s/>│</text:span></text:p>
      <text:p text:style-name="P17"><text:span text:style-name="T13"><text:s text:c="2"/>│ "LGE REMOTE" <text:s text:c="4"/>│</text:span></text:p>
      <text:p text:style-name="P17"><text:soft-page-break/><text:span text:style-name="T13"><text:s text:c="2"/>│ App callback <text:s text:c="4"/>│</text:span></text:p>
      <text:p text:style-name="P17"><text:span text:style-name="T13"><text:s text:c="2"/>└──────────────────┘</text:span></text:p>
      <text:p text:style-name="P5"/>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8"><text:span text:style-name="T23">Byte(s) / Hex</text:span></text:p>
          </table:table-cell>
          <table:table-cell table:style-name="Table25.A1" office:value-type="string">
            <text:p text:style-name="P18"><text:span text:style-name="T23">Field</text:span></text:p>
          </table:table-cell>
          <table:table-cell table:style-name="Table25.A1" office:value-type="string">
            <text:p text:style-name="P18"><text:span text:style-name="T23">Value / Meaning</text:span></text:p>
          </table:table-cell>
        </table:table-row>
        <table:table-row table:style-name="Table25.1">
          <table:table-cell table:style-name="Table25.A2" office:value-type="string">
            <text:p text:style-name="P18"><text:span text:style-name="T24">[04]</text:span></text:p>
          </table:table-cell>
          <table:table-cell table:style-name="Table25.A2" office:value-type="string">
            <text:p text:style-name="P18"><text:span text:style-name="T24">PDU Type (SCAN_RSP)</text:span></text:p>
          </table:table-cell>
          <table:table-cell table:style-name="Table25.A2" office:value-type="string">
            <text:p text:style-name="P18"><text:span text:style-name="T20">PDU Type bits[3:0]=0100=4=SCAN_RSP. Bit[5]=TxAdd=0 (Public addr).</text:span></text:p>
          </table:table-cell>
        </table:table-row>
        <table:table-row table:style-name="Table25.1">
          <table:table-cell table:style-name="Table25.A3" office:value-type="string">
            <text:p text:style-name="P18"><text:span text:style-name="T24">[12]</text:span></text:p>
          </table:table-cell>
          <table:table-cell table:style-name="Table25.A3" office:value-type="string">
            <text:p text:style-name="P18"><text:span text:style-name="T24">Length</text:span></text:p>
          </table:table-cell>
          <table:table-cell table:style-name="Table25.A3" office:value-type="string">
            <text:p text:style-name="P18"><text:span text:style-name="T20">0x12=18 decimal. Next 18 bytes = payload.</text:span></text:p>
          </table:table-cell>
        </table:table-row>
        <table:table-row table:style-name="Table25.1">
          <table:table-cell table:style-name="Table25.A2" office:value-type="string">
            <text:p text:style-name="P18"><text:span text:style-name="T24">[FF EE DD CC BB AA]</text:span></text:p>
          </table:table-cell>
          <table:table-cell table:style-name="Table25.A2" office:value-type="string">
            <text:p text:style-name="P18"><text:span text:style-name="T24">AdvA (6B)</text:span></text:p>
          </table:table-cell>
          <table:table-cell table:style-name="Table25.A2" office:value-type="string">
            <text:p text:style-name="P18"><text:span text:style-name="T20">Remote's MAC address. Allows Central to match this to the ADV_IND it saw.</text:span></text:p>
          </table:table-cell>
        </table:table-row>
        <table:table-row table:style-name="Table25.1">
          <table:table-cell table:style-name="Table25.A3" office:value-type="string">
            <text:p text:style-name="P18"><text:span text:style-name="T24">[0B]</text:span></text:p>
          </table:table-cell>
          <table:table-cell table:style-name="Table25.A3" office:value-type="string">
            <text:p text:style-name="P18"><text:span text:style-name="T24">ScanRspData Len</text:span></text:p>
          </table:table-cell>
          <table:table-cell table:style-name="Table25.A3" office:value-type="string">
            <text:p text:style-name="P18"><text:span text:style-name="T20">11 bytes follow in this AD structure</text:span></text:p>
          </table:table-cell>
        </table:table-row>
        <table:table-row table:style-name="Table25.1">
          <table:table-cell table:style-name="Table25.A2" office:value-type="string">
            <text:p text:style-name="P18"><text:span text:style-name="T24">[09]</text:span></text:p>
          </table:table-cell>
          <table:table-cell table:style-name="Table25.A2" office:value-type="string">
            <text:p text:style-name="P18"><text:span text:style-name="T24">AD Type</text:span></text:p>
          </table:table-cell>
          <table:table-cell table:style-name="Table25.A2" office:value-type="string">
            <text:p text:style-name="P18"><text:span text:style-name="T20">0x09 = Complete Local Name</text:span></text:p>
          </table:table-cell>
        </table:table-row>
        <table:table-row table:style-name="Table25.1">
          <table:table-cell table:style-name="Table25.A3" office:value-type="string">
            <text:p text:style-name="P18"><text:span text:style-name="T24">[4C 47 45 20 52 45 4D 4F 54 45]</text:span></text:p>
          </table:table-cell>
          <table:table-cell table:style-name="Table25.A3" office:value-type="string">
            <text:p text:style-name="P18"><text:span text:style-name="T24">Name</text:span></text:p>
          </table:table-cell>
          <table:table-cell table:style-name="Table25.A3" office:value-type="string">
            <text:p text:style-name="P18"><text:span text:style-name="T20">"LGE REMOTE" in ASCII (10 bytes). L=4C, G=47, E=45, space=20, R=52, E=45, M=4D, O=4F, T=54, E=45</text:span></text:p>
          </table:table-cell>
        </table:table-row>
        <table:table-row table:style-name="Table25.1">
          <table:table-cell table:style-name="Table25.A2" office:value-type="string">
            <text:p text:style-name="P18"><text:span text:style-name="T24">[XX XX XX]</text:span></text:p>
          </table:table-cell>
          <table:table-cell table:style-name="Table25.A2" office:value-type="string">
            <text:p text:style-name="P18"><text:span text:style-name="T24">CRC24</text:span></text:p>
          </table:table-cell>
          <table:table-cell table:style-name="Table25.A2" office:value-type="string">
            <text:p text:style-name="P18"><text:span text:style-name="T20">3-byte CRC over header+payload</text:span></text:p>
          </table:table-cell>
        </table:table-row>
      </table:table>
      <text:p text:style-name="P5"/>
      <table:table table:name="Table26" table:style-name="Table26">
        <table:table-column table:style-name="Table26.A"/>
        <table:table-row table:style-name="Table26.1">
          <table:table-cell table:style-name="Table26.A1" office:value-type="string">
            <text:p text:style-name="P19"><text:span text:style-name="T18">⚡ Active vs Passive Scanning</text:span></text:p>
            <text:p text:style-name="P20"><text:span text:style-name="T19">Passive Scanning: Controller just listens. Reports ADV_IND packets. Phone never transmits. Battery efficient but only gets data in the ADV_IND (31 bytes max). Active Scanning: Controller sends SCAN_REQ upon seeing any ADV_IND. Gets an additional 31 bytes of data via SCAN_RSP. Costs extra TX power and airtime. Used when you need the full device name which may not fit in the initial ADV_IND.</text:span></text:p>
          </table:table-cell>
        </table:table-row>
      </table:table>
      <text:p text:style-name="P5"/>
      <table:table table:name="Table27" table:style-name="Table27">
        <table:table-column table:style-name="Table27.A"/>
        <table:table-row table:style-name="Table27.1">
          <table:table-cell table:style-name="Table27.A1" office:value-type="string">
            <text:p text:style-name="P21"><text:span text:style-name="T30">🎯 Common Interview Questions</text:span></text:p>
            <text:p text:style-name="P22"><text:span text:style-name="T31">Q1: </text:span><text:span text:style-name="T29">What is the difference between Scan Interval and Scan Window in HCI_LE_Set_Scan_Parameters? What happens if Window &gt; Interval?</text:span></text:p>
            <text:p text:style-name="P22"><text:span text:style-name="T31">Q2: </text:span><text:span text:style-name="T29">A device is doing passive scanning. Can it ever see a SCAN_RSP packet? Why or why not?</text:span></text:p>
            <text:p text:style-name="P22"><text:span text:style-name="T31">Q3: </text:span><text:span text:style-name="T29">The OCF for HCI_LE_Set_Scan_Enable is 0x000C and OGF is 0x08. How do you combine these into the 16-bit OpCode field? Show the bit layout.</text:span></text:p>
            <text:p text:style-name="P22"><text:span text:style-name="T31">Q4: </text:span><text:span text:style-name="T29">What does Filter Duplicates=0x01 do? When would you set it to 0x00 instead?</text:span></text:p>
            <text:p text:style-name="P22"><text:span text:style-name="T31">Q5: </text:span><text:span text:style-name="T29">During a SCAN_RSP, are L2CAP, ATT, GATT involved? Why not?</text:span></text:p>
          </table:table-cell>
        </table:table-row>
      </table:table>
      <text:p text:style-name="Standard"/>
      <text:h text:style-name="P3" text:outline-level="2"><text:span text:style-name="T5">Diagram 6: Connection Establishment — CONNECT_IND Deep Dive</text:span></text:h>
      <text:p text:style-name="P16"><text:span text:style-name="T12">Real-world scenario: The user taps "Connect" on the phone. The phone's LL transmits a CONNECT_IND packet on the same advertising channel where it saw the ADV_IND. This single 34-byte packet is essentially a "contract" — it defines every timing parameter for the entire lifetime of the connection.</text:span></text:p>
      <text:p text:style-name="P5"/>
      <text:p text:style-name="P17"><text:span text:style-name="T13"><text:s text:c="2"/>PHONE (Central / Initiator) <text:s text:c="13"/>LGE REMOTE (Peripheral)</text:span></text:p>
      <text:p text:style-name="P17"><text:span text:style-name="T13"><text:s text:c="39"/>┌──────────────────────┐</text:span></text:p>
      <text:p text:style-name="P17"><text:span text:style-name="T13"><text:s text:c="39"/>│ <text:s/>Advertising on ch37 │</text:span></text:p>
      <text:p text:style-name="P17"><text:span text:style-name="T13"><text:s text:c="2"/>← ─ ─ ADV_IND ─ ─ ─ ─ ─ ─ ─ ─ ─ ─ <text:s text:c="3"/>│ <text:s/>[00][15] + AdvData <text:s/>│</text:span></text:p>
      <text:p text:style-name="P17"><text:span text:style-name="T13"><text:s text:c="39"/>└──────────────────────┘</text:span></text:p>
      <text:p text:style-name="P17"><text:span text:style-name="T13"><text:s text:c="2"/>User taps "Connect"</text:span></text:p>
      <text:p text:style-name="P26"><text:span text:style-name="T13"><text:s text:c="2"/>┌────────────────────────┐</text:span></text:p>
      <text:p text:style-name="P17"><text:span text:style-name="T13"><text:s text:c="2"/>│ App: connectGatt() <text:s text:c="4"/>│</text:span></text:p>
      <text:p text:style-name="P17"><text:span text:style-name="T13"><text:s text:c="2"/>│ GAP: initiate conn <text:s text:c="4"/>│</text:span></text:p>
      <text:p text:style-name="P17"><text:span text:style-name="T13"><text:s text:c="2"/>│ LL: build CONNECT_IND <text:s/>│</text:span></text:p>
      <text:p text:style-name="P17"><text:span text:style-name="T13"><text:s text:c="2"/>│ <text:s/>AccessAddr: 0xA1B2C3D4│</text:span></text:p>
      <text:p text:style-name="P17"><text:span text:style-name="T13"><text:s text:c="2"/>│ <text:s/>CRCinit: 0x123456 <text:s text:c="4"/>│</text:span></text:p>
      <text:p text:style-name="P17"><text:span text:style-name="T13"><text:s text:c="2"/>│ <text:s/>WinSize: 1 (1.25ms) <text:s text:c="2"/>│</text:span></text:p>
      <text:p text:style-name="P17"><text:span text:style-name="T13"><text:s text:c="2"/>│ <text:s/>WinOffset: 2 <text:s text:c="9"/>│</text:span></text:p>
      <text:p text:style-name="P17"><text:span text:style-name="T13"><text:s text:c="2"/>│ <text:s/>Interval: 24 (30ms) <text:s text:c="2"/>│</text:span></text:p>
      <text:p text:style-name="P17"><text:span text:style-name="T13"><text:s text:c="2"/>│ <text:s/>Latency: 0 <text:s text:c="11"/>│</text:span></text:p>
      <text:p text:style-name="P17"><text:span text:style-name="T13"><text:s text:c="2"/>│ <text:s/>Timeout: 100 (1s) <text:s text:c="4"/>│</text:span></text:p>
      <text:p text:style-name="P17"><text:span text:style-name="T13"><text:s text:c="2"/>│ <text:s/>ChMap: all 37 ch <text:s text:c="5"/>│</text:span></text:p>
      <text:p text:style-name="P17"><text:span text:style-name="T13"><text:s text:c="2"/>│ <text:s/>Hop: 7 <text:s text:c="15"/>│</text:span></text:p>
      <text:p text:style-name="P26"><text:span text:style-name="T13"><text:s text:c="2"/>└─────────┬──────────────┘</text:span></text:p>
      <text:p text:style-name="P17"><text:span text:style-name="T13"><text:s text:c="12"/>│ CONNECT_IND (PDU type=0x05) on same ch as ADV_IND</text:span></text:p>
      <text:p text:style-name="P17"><text:span text:style-name="T13"><text:s text:c="13"/>─────────────────────────────────────────────────►</text:span></text:p>
      <text:p text:style-name="P26"><text:span text:style-name="T13"><text:s text:c="39"/>┌───────────────────────┐</text:span></text:p>
      <text:p text:style-name="P17"><text:span text:style-name="T13"><text:s text:c="39"/>│ LL receives: <text:s text:c="9"/>│</text:span></text:p>
      <text:p text:style-name="P17"><text:span text:style-name="T13"><text:s text:c="39"/>│ 1. STOP advertising <text:s text:c="2"/>│</text:span></text:p>
      <text:p text:style-name="P17"><text:span text:style-name="T13"><text:s text:c="39"/>│ 2. Store all params <text:s text:c="2"/>│</text:span></text:p>
      <text:p text:style-name="P17"><text:span text:style-name="T13"><text:s text:c="39"/>│ 3. Start conn mode <text:s text:c="3"/>│</text:span></text:p>
      <text:p text:style-name="P17"><text:span text:style-name="T13"><text:s text:c="39"/>│ 4. Sync to WinOffset <text:s/>│</text:span></text:p>
      <text:p text:style-name="P17"><text:span text:style-name="T13"><text:s text:c="39"/>│ 5. Begin freq hopping │</text:span></text:p>
      <text:p text:style-name="P26"><text:span text:style-name="T13"><text:s text:c="39"/>└───────────────────────┘</text:span></text:p>
      <text:p text:style-name="P17"><text:span text:style-name="T13"><text:s text:c="13"/>│ <text:s text:c="38"/>│</text:span></text:p>
      <text:p text:style-name="P26"><text:span text:style-name="T13"><text:s text:c="2"/>┌──────────▼───────┐ <text:s text:c="17"/>┌────────────▼─────────┐</text:span></text:p>
      <text:p text:style-name="P17"><text:span text:style-name="T13"><text:s text:c="2"/>│ First DATA packet│ <text:s text:c="17"/>│ First DATA packet ACK│</text:span></text:p>
      <text:p text:style-name="P17"><text:span text:style-name="T13"><text:s text:c="2"/>│ </text:span><text:span text:style-name="T14">of connection </text:span><text:span text:style-name="T13"><text:s text:c="3"/>│ ◄──────────────► │ (SN=0, NESN=1) <text:s text:c="6"/>│</text:span></text:p>
      <text:p text:style-name="P35"><text:span text:style-name="T13"><text:s text:c="2"/>│</text:span><text:span text:style-name="T14">event</text:span><text:span text:style-name="T13">(anchor point) <text:s text:c="17"/>│ <text:s text:c="21"/>│</text:span></text:p>
      <text:p text:style-name="P35"><text:span text:style-name="T13"><text:s text:c="2"/>└──────────────────┘ <text:s text:c="17"/>└──────────────────────┘</text:span></text:p>
      <text:p text:style-name="P17"><text:span text:style-name="T13"><text:s text:c="2"/>═══════ CONNECTION ESTABLISHED ══════ 30ms interval begins ═══</text:span></text:p>
      <text:p text:style-name="P5"/>
      <text:h text:style-name="P4" text:outline-level="3"><text:span text:style-name="T15">CONNECT_IND LLData Field Byte Decode</text:span></text:h>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8"><text:span text:style-name="T23">Byte(s) / Hex</text:span></text:p>
          </table:table-cell>
          <table:table-cell table:style-name="Table28.A1" office:value-type="string">
            <text:p text:style-name="P18"><text:span text:style-name="T23">Field</text:span></text:p>
          </table:table-cell>
          <table:table-cell table:style-name="Table28.A1" office:value-type="string">
            <text:p text:style-name="P18"><text:span text:style-name="T23">Value / Meaning</text:span></text:p>
          </table:table-cell>
        </table:table-row>
        <table:table-row table:style-name="Table28.1">
          <table:table-cell table:style-name="Table28.A2" office:value-type="string">
            <text:p text:style-name="P18"><text:span text:style-name="T24">[05]</text:span></text:p>
          </table:table-cell>
          <table:table-cell table:style-name="Table28.A2" office:value-type="string">
            <text:p text:style-name="P18"><text:span text:style-name="T24">PDU Type</text:span></text:p>
          </table:table-cell>
          <table:table-cell table:style-name="Table28.A2" office:value-type="string">
            <text:p text:style-name="P18"><text:span text:style-name="T20">Bits[3:0]=0101=5=CONNECT_IND. This PDU type tells the peripheral to stop advertising and enter connected state.</text:span></text:p>
          </table:table-cell>
        </table:table-row>
        <table:table-row table:style-name="Table28.1">
          <table:table-cell table:style-name="Table28.A3" office:value-type="string">
            <text:p text:style-name="P18"><text:span text:style-name="T24">[22]</text:span></text:p>
          </table:table-cell>
          <table:table-cell table:style-name="Table28.A3" office:value-type="string">
            <text:p text:style-name="P18"><text:span text:style-name="T24">Length</text:span></text:p>
          </table:table-cell>
          <table:table-cell table:style-name="Table28.A3" office:value-type="string">
            <text:p text:style-name="P18"><text:span text:style-name="T20">0x22=34 decimal. The CONNECT_IND always has exactly 34 bytes of payload (fixed format).</text:span></text:p>
          </table:table-cell>
        </table:table-row>
        <table:table-row table:style-name="Table28.1">
          <table:table-cell table:style-name="Table28.A2" office:value-type="string">
            <text:p text:style-name="P18"><text:span text:style-name="T24">[Phone MAC 6B]</text:span></text:p>
          </table:table-cell>
          <table:table-cell table:style-name="Table28.A2" office:value-type="string">
            <text:p text:style-name="P18"><text:span text:style-name="T24">InitA</text:span></text:p>
          </table:table-cell>
          <table:table-cell table:style-name="Table28.A2" office:value-type="string">
            <text:p text:style-name="P18"><text:span text:style-name="T20">Initiator (Central/phone) MAC address.</text:span></text:p>
          </table:table-cell>
        </table:table-row>
        <table:table-row table:style-name="Table28.1">
          <table:table-cell table:style-name="Table28.A3" office:value-type="string">
            <text:p text:style-name="P18"><text:span text:style-name="T24">[Remote MAC 6B]</text:span></text:p>
          </table:table-cell>
          <table:table-cell table:style-name="Table28.A3" office:value-type="string">
            <text:p text:style-name="P18"><text:span text:style-name="T24">AdvA</text:span></text:p>
          </table:table-cell>
          <table:table-cell table:style-name="Table28.A3" office:value-type="string">
            <text:p text:style-name="P18"><text:span text:style-name="T20">Advertiser (Peripheral/remote) MAC address. Must match the ADV_IND </text:span><text:soft-page-break/><text:span text:style-name="T20">sender.</text:span></text:p>
          </table:table-cell>
        </table:table-row>
        <table:table-row table:style-name="Table28.1">
          <table:table-cell table:style-name="Table28.A2" office:value-type="string">
            <text:p text:style-name="P18"><text:span text:style-name="T24">[D4 C3 B2 A1]</text:span></text:p>
          </table:table-cell>
          <table:table-cell table:style-name="Table28.A2" office:value-type="string">
            <text:p text:style-name="P18"><text:span text:style-name="T24">AccessAddress</text:span></text:p>
          </table:table-cell>
          <table:table-cell table:style-name="Table28.A2" office:value-type="string">
            <text:p text:style-name="P18"><text:span text:style-name="T20">NEW 32-bit random access address for THIS connection only. Both sides use this from now on (not 0x8E89BED6 anymore).</text:span></text:p>
          </table:table-cell>
        </table:table-row>
        <table:table-row table:style-name="Table28.1">
          <table:table-cell table:style-name="Table28.A3" office:value-type="string">
            <text:p text:style-name="P18"><text:span text:style-name="T24">[56 34 12]</text:span></text:p>
          </table:table-cell>
          <table:table-cell table:style-name="Table28.A3" office:value-type="string">
            <text:p text:style-name="P18"><text:span text:style-name="T24">CRCInit</text:span></text:p>
          </table:table-cell>
          <table:table-cell table:style-name="Table28.A3" office:value-type="string">
            <text:p text:style-name="P18"><text:span text:style-name="T20">24-bit initial value for CRC computation in this connection. Random, agreed upon here.</text:span></text:p>
          </table:table-cell>
        </table:table-row>
        <table:table-row table:style-name="Table28.1">
          <table:table-cell table:style-name="Table28.A2" office:value-type="string">
            <text:p text:style-name="P18"><text:span text:style-name="T24">[01]</text:span></text:p>
          </table:table-cell>
          <table:table-cell table:style-name="Table28.A2" office:value-type="string">
            <text:p text:style-name="P18"><text:span text:style-name="T27">WinSize</text:span><text:span text:style-name="T24">:</text:span><text:span text:style-name="T41">Window size defines how long the slave listens around that point to catch the master's first packet</text:span></text:p>
          </table:table-cell>
          <table:table-cell table:style-name="Table28.A2" office:value-type="string">
            <text:p text:style-name="P18"><text:span text:style-name="T20">Transmit Window Size. 1 × 1.25ms = 1.25ms window. First anchor point must fall within this window.<text:line-break/></text:span><text:span text:style-name="T22">It is basically </text:span><text:span text:style-name="T40">Slave/Peripheral listen window.</text:span></text:p>
          </table:table-cell>
        </table:table-row>
        <table:table-row table:style-name="Table28.1">
          <table:table-cell table:style-name="Table28.A3" office:value-type="string">
            <text:p text:style-name="P18"><text:span text:style-name="T24">[02 00]</text:span></text:p>
          </table:table-cell>
          <table:table-cell table:style-name="Table28.A3" office:value-type="string">
            <text:p text:style-name="P18"><text:span text:style-name="T24">WinOffset</text:span></text:p>
          </table:table-cell>
          <table:table-cell table:style-name="Table28.A3" office:value-type="string">
            <text:p text:style-name="P18"><text:span text:style-name="T20">2 × 1.25ms = 2.5ms offset from CONNECT_IND to first transmit window.</text:span></text:p>
          </table:table-cell>
        </table:table-row>
        <table:table-row table:style-name="Table28.1">
          <table:table-cell table:style-name="Table28.A2" office:value-type="string">
            <text:p text:style-name="P18"><text:span text:style-name="T24">[18 00]</text:span></text:p>
          </table:table-cell>
          <table:table-cell table:style-name="Table28.A2" office:value-type="string">
            <text:p text:style-name="P18"><text:span text:style-name="T27">Interval</text:span><text:span text:style-name="T24">:</text:span><text:span text:style-name="T41">Time between connection events</text:span></text:p>
          </table:table-cell>
          <table:table-cell table:style-name="Table28.A2" office:value-type="string">
            <text:p text:style-name="P18"><text:span text:style-name="T20">0x0018=24. 24 × 1.25ms = 30ms Connection Interval. Both sides exchange packets every 30ms.</text:span></text:p>
          </table:table-cell>
        </table:table-row>
        <table:table-row table:style-name="Table28.1">
          <table:table-cell table:style-name="Table28.A3" office:value-type="string">
            <text:p text:style-name="P18"><text:span text:style-name="T24">[00 00]</text:span></text:p>
          </table:table-cell>
          <table:table-cell table:style-name="Table28.A3" office:value-type="string">
            <text:p text:style-name="P18"><text:span text:style-name="T27">Latency</text:span><text:span text:style-name="T24">:</text:span><text:span text:style-name="Strong_20_Emphasis"><text:span text:style-name="T25">Number of connection events Peripheral can skip </text:span></text:span><text:span text:style-name="Strong_20_Emphasis"><text:span text:style-name="T26">when no data (power save)</text:span></text:span></text:p>
          </table:table-cell>
          <table:table-cell table:style-name="Table28.A3" office:value-type="string">
            <text:p text:style-name="P18"><text:span text:style-name="T20">Slave Latency = 0. Peripheral must respond every interval. If =3, it could skip 3 intervals while idle.</text:span></text:p>
          </table:table-cell>
        </table:table-row>
        <table:table-row table:style-name="Table28.1">
          <table:table-cell table:style-name="Table28.A2" office:value-type="string">
            <text:p text:style-name="P18"><text:span text:style-name="T24">[64 00]</text:span></text:p>
          </table:table-cell>
          <table:table-cell table:style-name="Table28.A2" office:value-type="string">
            <text:p text:style-name="P18"><text:span text:style-name="T27">Timeout</text:span><text:span text:style-name="T24">:</text:span><text:span text:style-name="Strong_20_Emphasis"><text:span text:style-name="T42">Max time without packets before "connection lost"</text:span></text:span><text:span text:style-name="Strong_20_Emphasis"><text:span text:style-name="T47"> </text:span></text:span><text:span text:style-name="Strong_20_Emphasis"><text:span text:style-name="T48">(link supervision)</text:span></text:span></text:p>
          </table:table-cell>
          <table:table-cell table:style-name="Table28.A2" office:value-type="string">
            <text:p text:style-name="P18"><text:span text:style-name="T20">0x0064=100. 100 × 10ms = 1000ms = 1 second. If no packet received for 1s, connection is declared lost.</text:span></text:p>
          </table:table-cell>
        </table:table-row>
        <table:table-row table:style-name="Table28.1">
          <table:table-cell table:style-name="Table28.A3" office:value-type="string">
            <text:p text:style-name="P18"><text:span text:style-name="T24">[FF FF FF FF FF 03]</text:span></text:p>
          </table:table-cell>
          <table:table-cell table:style-name="Table28.A3" office:value-type="string">
            <text:p text:style-name="P18"><text:span text:style-name="T24">ChMap</text:span></text:p>
          </table:table-cell>
          <table:table-cell table:style-name="Table28.A3" office:value-type="string">
            <text:p text:style-name="P18"><text:span text:style-name="T20">37-bit channel map (padded to 40 bits). Bit=1 means channel is used. All bits set = use all 37 data channels.</text:span></text:p>
          </table:table-cell>
        </table:table-row>
        <table:table-row table:style-name="Table28.1">
          <table:table-cell table:style-name="Table28.A2" office:value-type="string">
            <text:p text:style-name="P18"><text:span text:style-name="T24">[07]</text:span></text:p>
          </table:table-cell>
          <table:table-cell table:style-name="Table28.A2" office:value-type="string">
            <text:p text:style-name="P18"><text:span text:style-name="T24">Hop + SCA</text:span></text:p>
          </table:table-cell>
          <table:table-cell table:style-name="Table28.A2" office:value-type="string">
            <text:p text:style-name="P18"><text:span text:style-name="T20">Bits[4:0]=7=Hop increment for frequency hopping algorithm. Bits[7:5]=0=Sleep Clock Accuracy 251-500 ppm.</text:span></text:p>
          </table:table-cell>
        </table:table-row>
      </table:table>
      <text:p text:style-name="P5"/>
      <text:h text:style-name="P4" text:outline-level="3"><text:span text:style-name="T15">Connection Parameters — Design Trade-offs</text:span></text:h>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18"><text:span text:style-name="T23">Parameter</text:span></text:p>
          </table:table-cell>
          <table:table-cell table:style-name="Table29.A1" office:value-type="string">
            <text:p text:style-name="P18"><text:span text:style-name="T23">Low Value Effect</text:span></text:p>
          </table:table-cell>
          <table:table-cell table:style-name="Table29.A1" office:value-type="string">
            <text:p text:style-name="P18"><text:span text:style-name="T23">High Value Effect</text:span></text:p>
          </table:table-cell>
          <table:table-cell table:style-name="Table29.A1" office:value-type="string">
            <text:p text:style-name="P18"><text:span text:style-name="T23">Typical Use</text:span></text:p>
          </table:table-cell>
        </table:table-row>
        <table:table-row table:style-name="Table29.1">
          <table:table-cell table:style-name="Table29.A2" office:value-type="string">
            <text:p text:style-name="P18"><text:span text:style-name="T24">Connection Interval</text:span></text:p>
          </table:table-cell>
          <table:table-cell table:style-name="Table29.A2" office:value-type="string">
            <text:p text:style-name="P18"><text:span text:style-name="T20">High throughput, low latency, more power</text:span></text:p>
          </table:table-cell>
          <table:table-cell table:style-name="Table29.A2" office:value-type="string">
            <text:p text:style-name="P18"><text:span text:style-name="T20">Low throughput, high latency, power saving</text:span></text:p>
          </table:table-cell>
          <table:table-cell table:style-name="Table29.A2" office:value-type="string">
            <text:p text:style-name="P18"><text:span text:style-name="T20">7.5ms (audio) to 4000ms (sensor logging)</text:span></text:p>
          </table:table-cell>
        </table:table-row>
        <table:table-row table:style-name="Table29.1">
          <table:table-cell table:style-name="Table29.A3" office:value-type="string">
            <text:p text:style-name="P18"><text:span text:style-name="T24">Slave Latency</text:span></text:p>
          </table:table-cell>
          <table:table-cell table:style-name="Table29.A3" office:value-type="string">
            <text:p text:style-name="P18"><text:span text:style-name="T20">Peripheral always responds (faster), more power</text:span></text:p>
          </table:table-cell>
          <table:table-cell table:style-name="Table29.A3" office:value-type="string">
            <text:p text:style-name="P18"><text:span text:style-name="T20">Peripheral can sleep N intervals (saves battery)</text:span></text:p>
          </table:table-cell>
          <table:table-cell table:style-name="Table29.A3" office:value-type="string">
            <text:p text:style-name="P18"><text:span text:style-name="T20">0 for audio, 4-6 for keyboards</text:span></text:p>
          </table:table-cell>
        </table:table-row>
        <table:table-row table:style-name="Table29.1">
          <table:table-cell table:style-name="Table29.A2" office:value-type="string">
            <text:p text:style-name="P18"><text:span text:style-name="T24">Supervision Timeout</text:span></text:p>
          </table:table-cell>
          <table:table-cell table:style-name="Table29.A2" office:value-type="string">
            <text:p text:style-name="P18"><text:span text:style-name="T20">Fast disconnect detection (less reliable)</text:span></text:p>
          </table:table-cell>
          <table:table-cell table:style-name="Table29.A2" office:value-type="string">
            <text:p text:style-name="P18"><text:span text:style-name="T20">Slow disconnect detection (more resilient)</text:span></text:p>
          </table:table-cell>
          <table:table-cell table:style-name="Table29.A2" office:value-type="string">
            <text:p text:style-name="P18"><text:span text:style-name="T20">Min = (latency+1)×interval×2. Typically 1-6s</text:span></text:p>
          </table:table-cell>
        </table:table-row>
        <text:soft-page-break/>
        <table:table-row table:style-name="Table29.1">
          <table:table-cell table:style-name="Table29.A3" office:value-type="string">
            <text:p text:style-name="P18"><text:span text:style-name="T24">Hop Increment</text:span></text:p>
          </table:table-cell>
          <table:table-cell table:style-name="Table29.A3" office:value-type="string">
            <text:p text:style-name="P18"><text:span text:style-name="T20">Not user-tunable — random 5-16 from CONNECT_IND</text:span></text:p>
          </table:table-cell>
          <table:table-cell table:style-name="Table29.A3" office:value-type="string">
            <text:p text:style-name="P18"><text:span text:style-name="T20">Faster or slower channel changes</text:span></text:p>
          </table:table-cell>
          <table:table-cell table:style-name="Table29.A3" office:value-type="string">
            <text:p text:style-name="P18"><text:span text:style-name="T20">Stack controlled</text:span></text:p>
          </table:table-cell>
        </table:table-row>
      </table:table>
      <text:p text:style-name="P5"/>
      <text:h text:style-name="P4" text:outline-level="3"><text:span text:style-name="T15">Frequency Hopping Algorithm</text:span></text:h>
      <text:p text:style-name="P16"><text:span text:style-name="T12">After connection, both sides follow the same hopping sequence so they always land on the same channel at the same time. The algorithm is: next_channel = (current_channel + hop_increment) mod 37. This pseudo-random sequence covers all 37 data channels before repeating. If a channel is marked "unused" in ChMap, the unmapped channel is remapped to an allowed channel.</text:span></text:p>
      <text:p text:style-name="P5"/>
      <table:table table:name="Table30" table:style-name="Table30">
        <table:table-column table:style-name="Table30.A"/>
        <table:table-row table:style-name="Table30.1">
          <table:table-cell table:style-name="Table30.A1" office:value-type="string">
            <text:p text:style-name="P19"><text:span text:style-name="T18">⚡ Connection vs Advertising Access Address</text:span></text:p>
            <text:p text:style-name="P20"><text:span text:style-name="T19">During advertising everyone uses 0x8E89BED6. After CONNECT_IND, both sides switch to the newly negotiated random Access Address (e.g. 0xA1B2C3D4). This means two nearby BLE connections can coexist even on the same physical channel — their different Access Addresses act as "virtual channels". A device only processes packets whose AA matches its own connection.</text:span></text:p>
          </table:table-cell>
        </table:table-row>
      </table:table>
      <text:p text:style-name="P5"/>
      <table:table table:name="Table31" table:style-name="Table31">
        <table:table-column table:style-name="Table31.A"/>
        <table:table-row table:style-name="Table31.1">
          <table:table-cell table:style-name="Table31.A1" office:value-type="string">
            <text:p text:style-name="P21"><text:span text:style-name="T30">🎯 Common Interview Questions</text:span></text:p>
            <text:p text:style-name="P22"><text:span text:style-name="T31">Q1: </text:span><text:span text:style-name="T29">CONNECT_IND specifies Interval=0x0018 and Latency=0x0005. What is the maximum time the peripheral can go silent before the Supervision Timeout of 1s triggers?</text:span></text:p>
            <text:p text:style-name="P22"><text:span text:style-name="T31">Q2: </text:span><text:span text:style-name="T29">What is the Hop increment used for? What values are valid? What happens if hop=5 and current channel=33?</text:span></text:p>
            <text:p text:style-name="P22"><text:span text:style-name="T31">Q3: </text:span><text:span text:style-name="T29">Why does the CONNECT_IND carry a new random Access Address instead of reusing the advertising AA?</text:span></text:p>
            <text:p text:style-name="P22"><text:span text:style-name="T31">Q4: </text:span><text:span text:style-name="T29">A peripheral has Slave Latency=4. The phone sends a notification. How many intervals might pass before the peripheral responds?</text:span></text:p>
            <text:p text:style-name="P22"><text:span text:style-name="T31">Q5: </text:span><text:span text:style-name="T29">After CONNECT_IND is received by the peripheral, what happens to advertising? Can it resume later?</text:span></text:p>
          </table:table-cell>
        </table:table-row>
      </table:table>
      <text:p text:style-name="Standard"/>
      <text:h text:style-name="P1" text:outline-level="1"><text:span text:style-name="T2">PART 3 — GATT DATA EXCHANGE</text:span></text:h>
      <text:h text:style-name="P2" text:outline-level="2"><text:span text:style-name="T5">Diagram 7: ATT Write Request — "shiva" End-to-End Trace</text:span></text:h>
      <text:p text:style-name="P16"><text:span text:style-name="T12">Real-world scenario: After connection is established, the phone's application writes the ASCII string "shiva" (5 bytes) to a specific characteristic on the remote. This is the most fundamental GATT operation and forms the foundation for understanding all BLE data exchange. We will trace every single byte from application to RF and back.</text:span></text:p>
      <text:p text:style-name="P5"/>
      <text:p text:style-name="P17"><text:span text:style-name="T13"><text:s text:c="2"/>PHONE (Central — GATT Client) <text:s text:c="15"/>LGE REMOTE (GATT Server)</text:span></text:p>
      <text:p text:style-name="P17"/>
      <text:p text:style-name="P27"><text:span text:style-name="T13"><text:s text:c="2"/>┌──────────────────────────────┐</text:span></text:p>
      <text:p text:style-name="P17"><text:span text:style-name="T13"><text:s text:c="2"/>│ APPLICATION <text:s text:c="17"/>│</text:span></text:p>
      <text:p text:style-name="P17"><text:span text:style-name="T13"><text:s text:c="2"/>│ writeCharacteristic( <text:s text:c="8"/>│</text:span></text:p>
      <text:p text:style-name="P17"><text:span text:style-name="T13"><text:s text:c="2"/>│ <text:s text:c="2"/>handle=0x002A, <text:s text:c="12"/>│</text:span></text:p>
      <text:p text:style-name="P17"><text:span text:style-name="T13"><text:s text:c="2"/>│ <text:s text:c="2"/>data="shiva" <text:s text:c="14"/>│</text:span></text:p>
      <text:p text:style-name="P17"><text:span text:style-name="T13"><text:s text:c="2"/>│ <text:s text:c="2"/>[73 68 69 76 61]) <text:s text:c="9"/>│</text:span></text:p>
      <text:p text:style-name="P27"><text:span text:style-name="T13"><text:s text:c="2"/>└──────────────┬───────────────┘</text:span></text:p>
      <text:p text:style-name="P17"><text:span text:style-name="T13"><text:s text:c="17"/>│ 5 bytes of user data</text:span></text:p>
      <text:p text:style-name="P17"><text:span text:style-name="T13"><text:s text:c="2"/>┌──────────────▼──────────────┐</text:span></text:p>
      <text:p text:style-name="P17"><text:span text:style-name="T13"><text:s text:c="2"/>│ GATT / ATT LAYER <text:s text:c="11"/>│</text:span></text:p>
      <text:p text:style-name="P17"><text:span text:style-name="T13"><text:s text:c="2"/>│ Opcode = 0x12 (Write Req) <text:s text:c="2"/>│</text:span></text:p>
      <text:p text:style-name="P17"><text:span text:style-name="T13"><text:s text:c="2"/>│ Handle = 0x002A → [2A 00] <text:s text:c="2"/>│</text:span></text:p>
      <text:p text:style-name="P17"><text:span text:style-name="T13"><text:s text:c="2"/>│ ATT PDU = [12][2A 00][5B] <text:s text:c="2"/>│</text:span></text:p>
      <text:p text:style-name="P17"><text:span text:style-name="T13"><text:s text:c="2"/>│ ATT total = 8 bytes <text:s text:c="8"/>│</text:span></text:p>
      <text:p text:style-name="P17"><text:span text:style-name="T13"><text:s text:c="2"/>└──────────────┬──────────────┘</text:span></text:p>
      <text:p text:style-name="P17"><text:span text:style-name="T13"><text:s text:c="17"/>│ 8 bytes</text:span></text:p>
      <text:p text:style-name="P17"><text:span text:style-name="T13"><text:s text:c="2"/>┌──────────────▼──────────────┐</text:span></text:p>
      <text:p text:style-name="P17"><text:span text:style-name="T13"><text:s text:c="2"/>│ L2CAP <text:s text:c="22"/>│</text:span></text:p>
      <text:p text:style-name="P17"><text:span text:style-name="T13"><text:s text:c="2"/>│ Length=[08 00] <text:s text:c="13"/>│</text:span></text:p>
      <text:p text:style-name="P17"><text:span text:style-name="T13"><text:s text:c="2"/>│ CID <text:s text:c="2"/>=[04 00] <text:s text:c="13"/>│</text:span></text:p>
      <text:p text:style-name="P17"><text:span text:style-name="T13"><text:s text:c="2"/>│ L2CAP PDU = 4+8 = 12 bytes <text:s/>│</text:span></text:p>
      <text:p text:style-name="P17"><text:span text:style-name="T13"><text:s text:c="2"/>└──────────────┬──────────────┘</text:span></text:p>
      <text:p text:style-name="P17"><text:span text:style-name="T13"><text:s text:c="17"/>│ 12 bytes (HCI ACL wrapping)</text:span></text:p>
      <text:p text:style-name="P17"><text:span text:style-name="T13"><text:s text:c="2"/>┌──────────────▼──────────────┐</text:span></text:p>
      <text:p text:style-name="P17"><text:span text:style-name="T13"><text:s text:c="2"/>│ LINK LAYER <text:s text:c="17"/>│</text:span></text:p>
      <text:p text:style-name="P17"><text:span text:style-name="T13"><text:s text:c="2"/>│ LLID=10 (start/continue) <text:s text:c="3"/>│</text:span></text:p>
      <text:p text:style-name="P17"><text:span text:style-name="T13"><text:s text:c="2"/>│ LL Len=[0C 00] <text:s text:c="13"/>│</text:span></text:p>
      <text:p text:style-name="P17"><text:span text:style-name="T13"><text:s text:c="2"/>│ Appends CRC24 [3 bytes] <text:s text:c="4"/>│</text:span></text:p>
      <text:p text:style-name="P17"><text:span text:style-name="T13"><text:s text:c="2"/>│ LL PDU = 2+12+3 = 17 bytes <text:s/>│</text:span></text:p>
      <text:p text:style-name="P17"><text:span text:style-name="T13"><text:s text:c="2"/>└──────────────┬──────────────┘</text:span></text:p>
      <text:p text:style-name="P17"><text:span text:style-name="T13"><text:s text:c="17"/>│</text:span></text:p>
      <text:p text:style-name="P17"><text:span text:style-name="T13"><text:s text:c="2"/>┌──────────────▼──────────────┐</text:span></text:p>
      <text:p text:style-name="P17"><text:span text:style-name="T13"><text:s text:c="2"/>│ PHYSICAL LAYER <text:s text:c="13"/>│</text:span></text:p>
      <text:p text:style-name="P17"><text:span text:style-name="T13"><text:s text:c="2"/>│ Preamble [AA] <text:s text:c="14"/>│</text:span></text:p>
      <text:p text:style-name="P17"><text:span text:style-name="T13"><text:s text:c="2"/>│ AccessAddr [A1B2C3D4] <text:s text:c="6"/>│</text:span></text:p>
      <text:p text:style-name="P17"><text:span text:style-name="T13"><text:s text:c="2"/>│ Total on-air = 5+17 = 22B <text:s text:c="2"/>│</text:span></text:p>
      <text:p text:style-name="P17"><text:span text:style-name="T13"><text:s text:c="2"/>└──────────────┬──────────────┘</text:span></text:p>
      <text:p text:style-name="P17"><text:span text:style-name="T13"><text:s text:c="17"/>│ ~~~ GFSK RF ~~~ ►</text:span></text:p>
      <text:p text:style-name="P27"><text:span text:style-name="T13"><text:s text:c="42"/>┌───────────────────────┐</text:span></text:p>
      <text:p text:style-name="P17"><text:span text:style-name="T13"><text:s text:c="42"/>│ PHY demodulates <text:s text:c="6"/>│</text:span></text:p>
      <text:p text:style-name="P17"><text:span text:style-name="T13"><text:s text:c="42"/>│ LL: validate CRC, <text:s text:c="4"/>│</text:span></text:p>
      <text:p text:style-name="P17"><text:span text:style-name="T13"><text:s text:c="42"/>│ <text:s text:c="3"/>NESN/SN check <text:s text:c="5"/>│</text:span></text:p>
      <text:p text:style-name="P17"><text:span text:style-name="T13"><text:s text:c="42"/>│ Send ACK packet back <text:s/>│</text:span></text:p>
      <text:p text:style-name="P17"><text:span text:style-name="T13"><text:s text:c="42"/>│ L2CAP: CID=4 → ATT <text:s text:c="3"/>│</text:span></text:p>
      <text:p text:style-name="P17"><text:span text:style-name="T13"><text:s text:c="42"/>│ ATT: opcode=0x12 <text:s text:c="5"/>│</text:span></text:p>
      <text:p text:style-name="P17"><text:span text:style-name="T13"><text:s text:c="42"/>│ <text:s text:c="3"/>write handle 0x002A│</text:span></text:p>
      <text:p text:style-name="P17"><text:span text:style-name="T13"><text:s text:c="42"/>│ <text:s text:c="3"/>value="shiva" <text:s text:c="5"/>│</text:span></text:p>
      <text:p text:style-name="P17"><text:span text:style-name="T13"><text:s text:c="42"/>│ GATT: lookup handle <text:s text:c="2"/>│</text:span></text:p>
      <text:p text:style-name="P17"><text:span text:style-name="T13"><text:s text:c="42"/>│ <text:s text:c="3"/>→ Char "name" <text:s text:c="5"/>│</text:span></text:p>
      <text:p text:style-name="P17"><text:soft-page-break/><text:span text:style-name="T13"><text:s text:c="42"/>│ App: onWriteRequest() │</text:span></text:p>
      <text:p text:style-name="P17"><text:span text:style-name="T13"><text:s text:c="42"/>│ <text:s text:c="3"/>stores "shiva" <text:s text:c="4"/>│</text:span></text:p>
      <text:p text:style-name="P27"><text:span text:style-name="T13"><text:s text:c="42"/>└──────────┬────────────┘</text:span></text:p>
      <text:p text:style-name="P17"><text:span text:style-name="T13"><text:s text:c="53"/>│ ATT Write Response [0x13]</text:span></text:p>
      <text:p text:style-name="P27"><text:span text:style-name="T13"><text:s text:c="2"/>◄──────────────────────────────────────────────────</text:span></text:p>
      <text:p text:style-name="P17"><text:span text:style-name="T13"><text:s text:c="2"/>┌──────────────────────┐</text:span></text:p>
      <text:p text:style-name="P17"><text:span text:style-name="T13"><text:s text:c="2"/>│ ATT: opcode=0x13 <text:s text:c="4"/>│</text:span></text:p>
      <text:p text:style-name="P17"><text:span text:style-name="T13"><text:s text:c="2"/>│ Write Response = ACK │</text:span></text:p>
      <text:p text:style-name="P17"><text:span text:style-name="T13"><text:s text:c="2"/>│ App: onWriteComplete │</text:span></text:p>
      <text:p text:style-name="P17"><text:span text:style-name="T13"><text:s text:c="2"/>└──────────────────────┘</text:span></text:p>
      <text:p text:style-name="P5"/>
      <text:h text:style-name="P4" text:outline-level="3"><text:span text:style-name="T15">Complete Byte-by-Byte Encoding (TX Side — Phone Builds the Packet)</text:span></text:h>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18"><text:span text:style-name="T23">Byte(s) / Hex</text:span></text:p>
          </table:table-cell>
          <table:table-cell table:style-name="Table32.A1" office:value-type="string">
            <text:p text:style-name="P18"><text:span text:style-name="T23">Field</text:span></text:p>
          </table:table-cell>
          <table:table-cell table:style-name="Table32.A1" office:value-type="string">
            <text:p text:style-name="P18"><text:span text:style-name="T23">Value / Meaning</text:span></text:p>
          </table:table-cell>
        </table:table-row>
        <table:table-row table:style-name="Table32.1">
          <table:table-cell table:style-name="Table32.A2" office:value-type="string">
            <text:p text:style-name="P18"><text:span text:style-name="T24">[73 68 69 76 61]</text:span></text:p>
          </table:table-cell>
          <table:table-cell table:style-name="Table32.A2" office:value-type="string">
            <text:p text:style-name="P18"><text:span text:style-name="T24">Application Data</text:span></text:p>
          </table:table-cell>
          <table:table-cell table:style-name="Table32.A2" office:value-type="string">
            <text:p text:style-name="P18"><text:span text:style-name="T20">"shiva" in ASCII. s=0x73, h=0x68, i=0x69, v=0x76, a=0x61. This is the only user-meaningful content.</text:span></text:p>
          </table:table-cell>
        </table:table-row>
        <table:table-row table:style-name="Table32.1">
          <table:table-cell table:style-name="Table32.A3" office:value-type="string">
            <text:p text:style-name="P18"><text:span text:style-name="T24">[12]</text:span></text:p>
          </table:table-cell>
          <table:table-cell table:style-name="Table32.A3" office:value-type="string">
            <text:p text:style-name="P18"><text:span text:style-name="T24">ATT Opcode</text:span></text:p>
          </table:table-cell>
          <table:table-cell table:style-name="Table32.A3" office:value-type="string">
            <text:p text:style-name="P18"><text:span text:style-name="T20">0x12 = ATT_WRITE_REQ. Tells the server: "I am writing data, please confirm you received it."</text:span></text:p>
          </table:table-cell>
        </table:table-row>
        <table:table-row table:style-name="Table32.1">
          <table:table-cell table:style-name="Table32.A2" office:value-type="string">
            <text:p text:style-name="P18"><text:span text:style-name="T24">[2A 00]</text:span></text:p>
          </table:table-cell>
          <table:table-cell table:style-name="Table32.A2" office:value-type="string">
            <text:p text:style-name="P18"><text:span text:style-name="T24">ATT Handle</text:span></text:p>
          </table:table-cell>
          <table:table-cell table:style-name="Table32.A2" office:value-type="string">
            <text:p text:style-name="P18"><text:span text:style-name="T20">0x002A in little-endian. The specific "mailbox" (characteristic value) being written. Server uses this to find which characteristic.</text:span></text:p>
          </table:table-cell>
        </table:table-row>
        <table:table-row table:style-name="Table32.1">
          <table:table-cell table:style-name="Table32.A3" office:value-type="string">
            <text:p text:style-name="P18"><text:span text:style-name="T24">8B total (ATT)</text:span></text:p>
          </table:table-cell>
          <table:table-cell table:style-name="Table32.A3" office:value-type="string">
            <text:p text:style-name="P18"><text:span text:style-name="T24">ATT PDU</text:span></text:p>
          </table:table-cell>
          <table:table-cell table:style-name="Table32.A3" office:value-type="string">
            <text:p text:style-name="P18"><text:span text:style-name="T20">[0x12][0x2A 0x00][0x73 0x68 0x69 0x76 0x61] = 1+2+5 = 8 bytes</text:span></text:p>
          </table:table-cell>
        </table:table-row>
        <table:table-row table:style-name="Table32.1">
          <table:table-cell table:style-name="Table32.A2" office:value-type="string">
            <text:p text:style-name="P18"><text:span text:style-name="T24">[08 00]</text:span></text:p>
          </table:table-cell>
          <table:table-cell table:style-name="Table32.A2" office:value-type="string">
            <text:p text:style-name="P18"><text:span text:style-name="T24">L2CAP Length</text:span></text:p>
          </table:table-cell>
          <table:table-cell table:style-name="Table32.A2" office:value-type="string">
            <text:p text:style-name="P18"><text:span text:style-name="T20">0x0008 = 8 in little-endian. Declares the number of ATT bytes that follow in this L2CAP SDU.</text:span></text:p>
          </table:table-cell>
        </table:table-row>
        <table:table-row table:style-name="Table32.1">
          <table:table-cell table:style-name="Table32.A3" office:value-type="string">
            <text:p text:style-name="P18"><text:span text:style-name="T24">[04 00]</text:span></text:p>
          </table:table-cell>
          <table:table-cell table:style-name="Table32.A3" office:value-type="string">
            <text:p text:style-name="P18"><text:span text:style-name="T24">L2CAP CID</text:span></text:p>
          </table:table-cell>
          <table:table-cell table:style-name="Table32.A3" office:value-type="string">
            <text:p text:style-name="P18"><text:span text:style-name="T20">0x0004 = ATT channel. Routes this packet to the ATT handler, not SMP (0x0006) or L2CAP signalling (0x0005).</text:span></text:p>
          </table:table-cell>
        </table:table-row>
        <table:table-row table:style-name="Table32.1">
          <table:table-cell table:style-name="Table32.A2" office:value-type="string">
            <text:p text:style-name="P18"><text:span text:style-name="T24">12 bytes (L2CAP)</text:span></text:p>
          </table:table-cell>
          <table:table-cell table:style-name="Table32.A2" office:value-type="string">
            <text:p text:style-name="P18"><text:span text:style-name="T24">L2CAP PDU</text:span></text:p>
          </table:table-cell>
          <table:table-cell table:style-name="Table32.A2" office:value-type="string">
            <text:p text:style-name="P18"><text:span text:style-name="T20">4-byte header + 8-byte ATT PDU = 12 bytes. This is the "payload" for the Link Layer.</text:span></text:p>
          </table:table-cell>
        </table:table-row>
        <table:table-row table:style-name="Table32.1">
          <table:table-cell table:style-name="Table32.A3" office:value-type="string">
            <text:p text:style-name="P18"><text:span text:style-name="T24">[02 0C]</text:span></text:p>
          </table:table-cell>
          <table:table-cell table:style-name="Table32.A3" office:value-type="string">
            <text:p text:style-name="P18"><text:span text:style-name="T24">LL PDU Header</text:span></text:p>
          </table:table-cell>
          <table:table-cell table:style-name="Table32.A3" office:value-type="string">
            <text:p text:style-name="P18"><text:span text:style-name="T20">Byte 0: LLID=10b (LL Data PDU, start/complete), NESN, SN, MD bits. Byte 1: 0x0C=12=payload length.</text:span></text:p>
          </table:table-cell>
        </table:table-row>
        <table:table-row table:style-name="Table32.1">
          <table:table-cell table:style-name="Table32.A2" office:value-type="string">
            <text:p text:style-name="P18"><text:span text:style-name="T24">[XX XX XX]</text:span></text:p>
          </table:table-cell>
          <table:table-cell table:style-name="Table32.A2" office:value-type="string">
            <text:p text:style-name="P18"><text:span text:style-name="T24">CRC24</text:span></text:p>
          </table:table-cell>
          <table:table-cell table:style-name="Table32.A2" office:value-type="string">
            <text:p text:style-name="P18"><text:span text:style-name="T20">24-bit CRC over LL header + L2CAP payload. Computed using connection-specific CRCInit from CONNECT_IND.</text:span></text:p>
          </table:table-cell>
        </table:table-row>
        <table:table-row table:style-name="Table32.1">
          <table:table-cell table:style-name="Table32.A3" office:value-type="string">
            <text:p text:style-name="P18"><text:span text:style-name="T24">[AA]</text:span></text:p>
          </table:table-cell>
          <table:table-cell table:style-name="Table32.A3" office:value-type="string">
            <text:p text:style-name="P18"><text:span text:style-name="T24">PHY Preamble</text:span></text:p>
          </table:table-cell>
          <table:table-cell table:style-name="Table32.A3" office:value-type="string">
            <text:p text:style-name="P18"><text:span text:style-name="T20">0xAA for LE 1M PHY (0x55 for LE 2M PHY). Alternating 10101010 for bit-clock sync.</text:span></text:p>
          </table:table-cell>
        </table:table-row>
        <table:table-row table:style-name="Table32.1">
          <table:table-cell table:style-name="Table32.A2" office:value-type="string">
            <text:p text:style-name="P18"><text:span text:style-name="T24">[A1 B2 C3 D4]</text:span></text:p>
          </table:table-cell>
          <table:table-cell table:style-name="Table32.A2" office:value-type="string">
            <text:p text:style-name="P18"><text:span text:style-name="T24">Access Address</text:span></text:p>
          </table:table-cell>
          <table:table-cell table:style-name="Table32.A2" office:value-type="string">
            <text:p text:style-name="P18"><text:span text:style-name="T20">Connection-specific 32-bit AA negotiated in CONNECT_IND. Both sides use this to identify packets for this connection.</text:span></text:p>
          </table:table-cell>
        </table:table-row>
      </table:table>
      <text:p text:style-name="P5"/>
      <text:h text:style-name="P4" text:outline-level="3"><text:span text:style-name="T15">Complete Byte-by-Byte Decoding (RX Side — Remote Unwraps the Packet)</text:span></text:h>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8"><text:span text:style-name="T23">Byte(s) / Hex</text:span></text:p>
          </table:table-cell>
          <table:table-cell table:style-name="Table33.A1" office:value-type="string">
            <text:p text:style-name="P18"><text:span text:style-name="T23">Field</text:span></text:p>
          </table:table-cell>
          <table:table-cell table:style-name="Table33.A1" office:value-type="string">
            <text:p text:style-name="P18"><text:span text:style-name="T23">Value / Meaning</text:span></text:p>
          </table:table-cell>
        </table:table-row>
        <table:table-row table:style-name="Table33.1">
          <table:table-cell table:style-name="Table33.A2" office:value-type="string">
            <text:p text:style-name="P18"><text:span text:style-name="T24">Step 1 — PHY</text:span></text:p>
          </table:table-cell>
          <table:table-cell table:style-name="Table33.A2" office:value-type="string">
            <text:p text:style-name="P18"><text:span text:style-name="T24">Lock on Preamble</text:span></text:p>
          </table:table-cell>
          <table:table-cell table:style-name="Table33.A2" office:value-type="string">
            <text:p text:style-name="P18"><text:span text:style-name="T20">Detect 0xAA, sync bit clock. Then </text:span><text:soft-page-break/><text:span text:style-name="T20">validate Access Address 0xA1B2C3D4 matches this connection.</text:span></text:p>
          </table:table-cell>
        </table:table-row>
        <table:table-row table:style-name="Table33.1">
          <table:table-cell table:style-name="Table33.A3" office:value-type="string">
            <text:p text:style-name="P18"><text:span text:style-name="T24">Step 2 — PHY</text:span></text:p>
          </table:table-cell>
          <table:table-cell table:style-name="Table33.A3" office:value-type="string">
            <text:p text:style-name="P18"><text:span text:style-name="T24">GFSK demodulate</text:span></text:p>
          </table:table-cell>
          <table:table-cell table:style-name="Table33.A3" office:value-type="string">
            <text:p text:style-name="P18"><text:span text:style-name="T20">Convert RF frequency shifts back to 0s and 1s. Hand bytes to Link Layer.</text:span></text:p>
          </table:table-cell>
        </table:table-row>
        <table:table-row table:style-name="Table33.1">
          <table:table-cell table:style-name="Table33.A2" office:value-type="string">
            <text:p text:style-name="P18"><text:span text:style-name="T24">Step 3 — LL</text:span></text:p>
          </table:table-cell>
          <table:table-cell table:style-name="Table33.A2" office:value-type="string">
            <text:p text:style-name="P18"><text:span text:style-name="T24">CRC validate</text:span></text:p>
          </table:table-cell>
          <table:table-cell table:style-name="Table33.A2" office:value-type="string">
            <text:p text:style-name="P18"><text:span text:style-name="T20">Compute CRC24 over received LL header + payload. If mismatch: discard, do not ACK, request retransmit (by setting NESN≠SN in next packet).</text:span></text:p>
          </table:table-cell>
        </table:table-row>
        <table:table-row table:style-name="Table33.1">
          <table:table-cell table:style-name="Table33.A3" office:value-type="string">
            <text:p text:style-name="P18"><text:span text:style-name="T24">Step 4 — LL</text:span></text:p>
          </table:table-cell>
          <table:table-cell table:style-name="Table33.A3" office:value-type="string">
            <text:p text:style-name="P18"><text:span text:style-name="T24">SN/NESN check</text:span></text:p>
          </table:table-cell>
          <table:table-cell table:style-name="Table33.A3" office:value-type="string">
            <text:p text:style-name="P18"><text:span text:style-name="T20">SN=Sequence Number, NESN=Next Expected SN. If NESN in TX packet ≠ last SN sent, the previous packet was lost → retransmit.</text:span></text:p>
          </table:table-cell>
        </table:table-row>
        <table:table-row table:style-name="Table33.1">
          <table:table-cell table:style-name="Table33.A2" office:value-type="string">
            <text:p text:style-name="P18"><text:span text:style-name="T24">Step 5 — LL</text:span></text:p>
          </table:table-cell>
          <table:table-cell table:style-name="Table33.A2" office:value-type="string">
            <text:p text:style-name="P18"><text:span text:style-name="T24">Extract L2CAP PDU</text:span></text:p>
          </table:table-cell>
          <table:table-cell table:style-name="Table33.A2" office:value-type="string">
            <text:p text:style-name="P18"><text:span text:style-name="T20">Strip LL header (2B) and CRC (3B). Pass remaining 12 bytes up to HCI/Host.</text:span></text:p>
          </table:table-cell>
        </table:table-row>
        <table:table-row table:style-name="Table33.1">
          <table:table-cell table:style-name="Table33.A3" office:value-type="string">
            <text:p text:style-name="P18"><text:span text:style-name="T24">Step 6 — L2CAP</text:span></text:p>
          </table:table-cell>
          <table:table-cell table:style-name="Table33.A3" office:value-type="string">
            <text:p text:style-name="P18"><text:span text:style-name="T24">Read Length+CID</text:span></text:p>
          </table:table-cell>
          <table:table-cell table:style-name="Table33.A3" office:value-type="string">
            <text:p text:style-name="P18"><text:span text:style-name="T20">[08 00]=8 bytes of ATT data follow. [04 00]=CID 4 → route to ATT handler.</text:span></text:p>
          </table:table-cell>
        </table:table-row>
        <table:table-row table:style-name="Table33.1">
          <table:table-cell table:style-name="Table33.A2" office:value-type="string">
            <text:p text:style-name="P18"><text:span text:style-name="T24">Step 7 — ATT</text:span></text:p>
          </table:table-cell>
          <table:table-cell table:style-name="Table33.A2" office:value-type="string">
            <text:p text:style-name="P18"><text:span text:style-name="T24">Read Opcode</text:span></text:p>
          </table:table-cell>
          <table:table-cell table:style-name="Table33.A2" office:value-type="string">
            <text:p text:style-name="P18"><text:span text:style-name="T20">[0x12]=Write Request. Server knows it must process this write and send a Write Response.</text:span></text:p>
          </table:table-cell>
        </table:table-row>
        <table:table-row table:style-name="Table33.1">
          <table:table-cell table:style-name="Table33.A3" office:value-type="string">
            <text:p text:style-name="P18"><text:span text:style-name="T24">Step 8 — ATT</text:span></text:p>
          </table:table-cell>
          <table:table-cell table:style-name="Table33.A3" office:value-type="string">
            <text:p text:style-name="P18"><text:span text:style-name="T24">Read Handle</text:span></text:p>
          </table:table-cell>
          <table:table-cell table:style-name="Table33.A3" office:value-type="string">
            <text:p text:style-name="P18"><text:span text:style-name="T20">[2A 00] → 0x002A in big-endian = handle 42. ATT looks up handle 42 in the attribute database.</text:span></text:p>
          </table:table-cell>
        </table:table-row>
        <table:table-row table:style-name="Table33.1">
          <table:table-cell table:style-name="Table33.A2" office:value-type="string">
            <text:p text:style-name="P18"><text:span text:style-name="T24">Step 9 — GATT</text:span></text:p>
          </table:table-cell>
          <table:table-cell table:style-name="Table33.A2" office:value-type="string">
            <text:p text:style-name="P18"><text:span text:style-name="T24">Handle lookup</text:span></text:p>
          </table:table-cell>
          <table:table-cell table:style-name="Table33.A2" office:value-type="string">
            <text:p text:style-name="P18"><text:span text:style-name="T20">Handle 0x002A maps to the "Name" characteristic value. Permissions checked: Is Write allowed? Is encryption required?</text:span></text:p>
          </table:table-cell>
        </table:table-row>
        <table:table-row table:style-name="Table33.1">
          <table:table-cell table:style-name="Table33.A3" office:value-type="string">
            <text:p text:style-name="P18"><text:span text:style-name="T24">Step 10 — App</text:span></text:p>
          </table:table-cell>
          <table:table-cell table:style-name="Table33.A3" office:value-type="string">
            <text:p text:style-name="P18"><text:span text:style-name="T24">Write callback</text:span></text:p>
          </table:table-cell>
          <table:table-cell table:style-name="Table33.A3" office:value-type="string">
            <text:p text:style-name="P18"><text:span text:style-name="T20">Application receives: onWriteRequest(handle=0x002A, value=[73 68 69 76 61]). Stores "shiva". Returns ATT_WRITE_RSP.</text:span></text:p>
          </table:table-cell>
        </table:table-row>
      </table:table>
      <text:p text:style-name="P5"/>
      <text:h text:style-name="P4" text:outline-level="3"><text:span text:style-name="T15">ATT Opcode Reference Table</text:span></text:h>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18"><text:span text:style-name="T23">Opcode</text:span></text:p>
          </table:table-cell>
          <table:table-cell table:style-name="Table34.A1" office:value-type="string">
            <text:p text:style-name="P18"><text:span text:style-name="T23">Name</text:span></text:p>
          </table:table-cell>
          <table:table-cell table:style-name="Table34.A1" office:value-type="string">
            <text:p text:style-name="P18"><text:span text:style-name="T23">Meaning</text:span></text:p>
          </table:table-cell>
          <table:table-cell table:style-name="Table34.A1" office:value-type="string">
            <text:p text:style-name="P18"><text:span text:style-name="T23">ACK?</text:span></text:p>
          </table:table-cell>
        </table:table-row>
        <table:table-row table:style-name="Table34.1">
          <table:table-cell table:style-name="Table34.A2" office:value-type="string">
            <text:p text:style-name="P18"><text:span text:style-name="T24">0x0A</text:span></text:p>
          </table:table-cell>
          <table:table-cell table:style-name="Table34.A2" office:value-type="string">
            <text:p text:style-name="P18"><text:span text:style-name="T20">Read Request</text:span></text:p>
          </table:table-cell>
          <table:table-cell table:style-name="Table34.A2" office:value-type="string">
            <text:p text:style-name="P18"><text:span text:style-name="T20">Client reads a characteristic value</text:span></text:p>
          </table:table-cell>
          <table:table-cell table:style-name="Table34.A2" office:value-type="string">
            <text:p text:style-name="P18"><text:span text:style-name="T8">Yes → 0x0B Read Response</text:span></text:p>
          </table:table-cell>
        </table:table-row>
        <table:table-row table:style-name="Table34.1">
          <table:table-cell table:style-name="Table34.A3" office:value-type="string">
            <text:p text:style-name="P18"><text:span text:style-name="T24">0x0B</text:span></text:p>
          </table:table-cell>
          <table:table-cell table:style-name="Table34.A3" office:value-type="string">
            <text:p text:style-name="P18"><text:span text:style-name="T20">Read Response</text:span></text:p>
          </table:table-cell>
          <table:table-cell table:style-name="Table34.A3" office:value-type="string">
            <text:p text:style-name="P18"><text:span text:style-name="T20">Server replies with value</text:span></text:p>
          </table:table-cell>
          <table:table-cell table:style-name="Table34.A3" office:value-type="string">
            <text:p text:style-name="P18"><text:span text:style-name="T8">No</text:span></text:p>
          </table:table-cell>
        </table:table-row>
        <table:table-row table:style-name="Table34.1">
          <table:table-cell table:style-name="Table34.A2" office:value-type="string">
            <text:p text:style-name="P18"><text:span text:style-name="T24">0x12</text:span></text:p>
          </table:table-cell>
          <table:table-cell table:style-name="Table34.A2" office:value-type="string">
            <text:p text:style-name="P18"><text:span text:style-name="T20">Write Request</text:span></text:p>
          </table:table-cell>
          <table:table-cell table:style-name="Table34.A2" office:value-type="string">
            <text:p text:style-name="P18"><text:span text:style-name="T20">Client writes, expects confirmation</text:span></text:p>
          </table:table-cell>
          <table:table-cell table:style-name="Table34.A2" office:value-type="string">
            <text:p text:style-name="P18"><text:span text:style-name="T8">Yes → 0x13 Write Response</text:span></text:p>
          </table:table-cell>
        </table:table-row>
        <table:table-row table:style-name="Table34.1">
          <table:table-cell table:style-name="Table34.A3" office:value-type="string">
            <text:p text:style-name="P18"><text:span text:style-name="T24">0x13</text:span></text:p>
          </table:table-cell>
          <table:table-cell table:style-name="Table34.A3" office:value-type="string">
            <text:p text:style-name="P18"><text:span text:style-name="T20">Write Response</text:span></text:p>
          </table:table-cell>
          <table:table-cell table:style-name="Table34.A3" office:value-type="string">
            <text:p text:style-name="P18"><text:span text:style-name="T20">Server confirms write success</text:span></text:p>
          </table:table-cell>
          <table:table-cell table:style-name="Table34.A3" office:value-type="string">
            <text:p text:style-name="P18"><text:span text:style-name="T8">No (final step)</text:span></text:p>
          </table:table-cell>
        </table:table-row>
        <table:table-row table:style-name="Table34.1">
          <table:table-cell table:style-name="Table34.A2" office:value-type="string">
            <text:p text:style-name="P18"><text:span text:style-name="T24">0x52</text:span></text:p>
          </table:table-cell>
          <table:table-cell table:style-name="Table34.A2" office:value-type="string">
            <text:p text:style-name="P18"><text:span text:style-name="T20">Write Command</text:span></text:p>
          </table:table-cell>
          <table:table-cell table:style-name="Table34.A2" office:value-type="string">
            <text:p text:style-name="P18"><text:span text:style-name="T20">Client writes, NO confirmation expected</text:span></text:p>
          </table:table-cell>
          <table:table-cell table:style-name="Table34.A2" office:value-type="string">
            <text:p text:style-name="P18"><text:span text:style-name="T8">No — fire and forget</text:span></text:p>
          </table:table-cell>
        </table:table-row>
        <table:table-row table:style-name="Table34.1">
          <table:table-cell table:style-name="Table34.A3" office:value-type="string">
            <text:p text:style-name="P18"><text:span text:style-name="T24">0x1B</text:span></text:p>
          </table:table-cell>
          <table:table-cell table:style-name="Table34.A3" office:value-type="string">
            <text:p text:style-name="P18"><text:span text:style-name="T20">Handle Value Notification</text:span></text:p>
          </table:table-cell>
          <table:table-cell table:style-name="Table34.A3" office:value-type="string">
            <text:p text:style-name="P18"><text:span text:style-name="T20">Server pushes data proactively</text:span></text:p>
          </table:table-cell>
          <table:table-cell table:style-name="Table34.A3" office:value-type="string">
            <text:p text:style-name="P18"><text:span text:style-name="T8">No — client does not ACK</text:span></text:p>
          </table:table-cell>
        </table:table-row>
        <table:table-row table:style-name="Table34.1">
          <table:table-cell table:style-name="Table34.A2" office:value-type="string">
            <text:p text:style-name="P18"><text:span text:style-name="T24">0x1D</text:span></text:p>
          </table:table-cell>
          <table:table-cell table:style-name="Table34.A2" office:value-type="string">
            <text:p text:style-name="P18"><text:span text:style-name="T20">Handle Value Indication</text:span></text:p>
          </table:table-cell>
          <table:table-cell table:style-name="Table34.A2" office:value-type="string">
            <text:p text:style-name="P18"><text:span text:style-name="T20">Server pushes data, expects ACK</text:span></text:p>
          </table:table-cell>
          <table:table-cell table:style-name="Table34.A2" office:value-type="string">
            <text:p text:style-name="P18"><text:span text:style-name="T8">Yes → 0x1E Handle Value Confirmation</text:span></text:p>
          </table:table-cell>
        </table:table-row>
        <text:soft-page-break/>
        <table:table-row table:style-name="Table34.1">
          <table:table-cell table:style-name="Table34.A3" office:value-type="string">
            <text:p text:style-name="P18"><text:span text:style-name="T24">0x1E</text:span></text:p>
          </table:table-cell>
          <table:table-cell table:style-name="Table34.A3" office:value-type="string">
            <text:p text:style-name="P18"><text:span text:style-name="T20">Handle Value Confirmation</text:span></text:p>
          </table:table-cell>
          <table:table-cell table:style-name="Table34.A3" office:value-type="string">
            <text:p text:style-name="P18"><text:span text:style-name="T20">Client confirms Indication received</text:span></text:p>
          </table:table-cell>
          <table:table-cell table:style-name="Table34.A3" office:value-type="string">
            <text:p text:style-name="P18"><text:span text:style-name="T8">No</text:span></text:p>
          </table:table-cell>
        </table:table-row>
        <table:table-row table:style-name="Table34.1">
          <table:table-cell table:style-name="Table34.A2" office:value-type="string">
            <text:p text:style-name="P18"><text:span text:style-name="T24">0x01</text:span></text:p>
          </table:table-cell>
          <table:table-cell table:style-name="Table34.A2" office:value-type="string">
            <text:p text:style-name="P18"><text:span text:style-name="T20">Error Response</text:span></text:p>
          </table:table-cell>
          <table:table-cell table:style-name="Table34.A2" office:value-type="string">
            <text:p text:style-name="P18"><text:span text:style-name="T20">Op failed (e.g. handle not found, access denied)</text:span></text:p>
          </table:table-cell>
          <table:table-cell table:style-name="Table34.A2" office:value-type="string">
            <text:p text:style-name="P18"><text:span text:style-name="T8">No</text:span></text:p>
          </table:table-cell>
        </table:table-row>
        <table:table-row table:style-name="Table34.1">
          <table:table-cell table:style-name="Table34.A3" office:value-type="string">
            <text:p text:style-name="P18"><text:span text:style-name="T24">0x10</text:span></text:p>
          </table:table-cell>
          <table:table-cell table:style-name="Table34.A3" office:value-type="string">
            <text:p text:style-name="P18"><text:span text:style-name="T20">Read by Group Type Req</text:span></text:p>
          </table:table-cell>
          <table:table-cell table:style-name="Table34.A3" office:value-type="string">
            <text:p text:style-name="P18"><text:span text:style-name="T20">Discovery: find services by UUID</text:span></text:p>
          </table:table-cell>
          <table:table-cell table:style-name="Table34.A3" office:value-type="string">
            <text:p text:style-name="P18"><text:span text:style-name="T8">Yes → 0x11</text:span></text:p>
          </table:table-cell>
        </table:table-row>
        <table:table-row table:style-name="Table34.1">
          <table:table-cell table:style-name="Table34.A2" office:value-type="string">
            <text:p text:style-name="P18"><text:span text:style-name="T24">0x08</text:span></text:p>
          </table:table-cell>
          <table:table-cell table:style-name="Table34.A2" office:value-type="string">
            <text:p text:style-name="P18"><text:span text:style-name="T20">Find by Type Value Req</text:span></text:p>
          </table:table-cell>
          <table:table-cell table:style-name="Table34.A2" office:value-type="string">
            <text:p text:style-name="P18"><text:span text:style-name="T20">Find attribute by type+value</text:span></text:p>
          </table:table-cell>
          <table:table-cell table:style-name="Table34.A2" office:value-type="string">
            <text:p text:style-name="P18"><text:span text:style-name="T8">Yes → 0x09</text:span></text:p>
          </table:table-cell>
        </table:table-row>
      </table:table>
      <text:p text:style-name="P5"/>
      <table:table table:name="Table35" table:style-name="Table35">
        <table:table-column table:style-name="Table35.A"/>
        <table:table-row table:style-name="Table35.1">
          <table:table-cell table:style-name="Table35.A1" office:value-type="string">
            <text:p text:style-name="P19"><text:span text:style-name="T18">⚡ Write Request vs Write Command — Interview Critical</text:span></text:p>
            <text:p text:style-name="P20"><text:span text:style-name="T19">Write Request (0x12): Reliable. Server must respond with Write Response (0x13). If the response never comes, the ATT layer can detect the loss. Use for configuration, critical settings. Costs one extra round-trip. Write Command (0x52): Unreliable. No response expected. If lost — lost forever. Use for high-rate streaming data where some packet loss is acceptable (e.g., gaming controllers). Write Command also bypasses the "single outstanding request" ATT rule and can be pipelined.</text:span></text:p>
          </table:table-cell>
        </table:table-row>
      </table:table>
      <text:p text:style-name="P5"/>
      <table:table table:name="Table36" table:style-name="Table36">
        <table:table-column table:style-name="Table36.A"/>
        <table:table-row table:style-name="Table36.1">
          <table:table-cell table:style-name="Table36.A1" office:value-type="string">
            <text:p text:style-name="P21"><text:span text:style-name="T30">🎯 Common Interview Questions</text:span></text:p>
            <text:p text:style-name="P22"><text:span text:style-name="T31">Q1: </text:span><text:span text:style-name="T29">What happens at the ATT layer if a Write Request is sent but no Write Response is received?</text:span></text:p>
            <text:p text:style-name="P22"><text:span text:style-name="T31">Q2: </text:span><text:span text:style-name="T29">Explain the ATT sequential model. How many outstanding Write Requests can a client have at the same time?</text:span></text:p>
            <text:p text:style-name="P22"><text:span text:style-name="T31">Q3: </text:span><text:span text:style-name="T29">A characteristic has permissions "Write Without Response". Which opcode must the client use?</text:span></text:p>
            <text:p text:style-name="P22"><text:span text:style-name="T31">Q4: </text:span><text:span text:style-name="T29">What is the handle 0x002A? Is it standardised by Bluetooth SIG? Why or why not?</text:span></text:p>
            <text:p text:style-name="P22"><text:span text:style-name="T31">Q5: </text:span><text:span text:style-name="T29">Walk me through decoding this ATT PDU: [0x12][0x25 0x00][0x01 0x00]. What is happening?</text:span></text:p>
          </table:table-cell>
        </table:table-row>
      </table:table>
      <text:p text:style-name="Standard"/>
      <text:h text:style-name="P3" text:outline-level="2"><text:span text:style-name="T5">Diagram 8: Enable Notifications — Writing to the CCCD (Client Characteristic Configuration Descriptor)</text:span></text:h>
      <text:p text:style-name="P16"><text:span text:style-name="T12">Real-world scenario: After connecting and (optionally) pairing, the phone needs to "subscribe" to receive time updates from the remote. This is done by writing a specific 2-byte value to a special descriptor called the CCCD (Client Characteristic Configuration Descriptor). Without this step, the peripheral will never proactively send any data — it is a one-time "arm" operation.</text:span></text:p>
      <text:p text:style-name="P5"/>
      <text:p text:style-name="P17"><text:span text:style-name="T13"><text:s text:c="2"/>PHONE (Central / GATT Client) <text:s text:c="10"/>LGE REMOTE (GATT Server)</text:span></text:p>
      <text:p text:style-name="P17"/>
      <text:p text:style-name="P17"><text:span text:style-name="T13"><text:s text:c="2"/>┌──────────────────────────┐</text:span></text:p>
      <text:p text:style-name="P17"><text:span text:style-name="T13"><text:s text:c="2"/>│ APPLICATION <text:s text:c="14"/>│</text:span></text:p>
      <text:p text:style-name="P17"><text:span text:style-name="T13"><text:s text:c="2"/>│ enableNotification( <text:s text:c="6"/>│</text:span></text:p>
      <text:p text:style-name="P17"><text:span text:style-name="T13"><text:s text:c="2"/>│ <text:s text:c="2"/>cccdHandle=0x0030) <text:s text:c="5"/>│</text:span></text:p>
      <text:p text:style-name="P17"><text:span text:style-name="T13"><text:s text:c="2"/>│ value=[0x01 0x00] <text:s text:c="8"/>│</text:span></text:p>
      <text:p text:style-name="P17"><text:span text:style-name="T13"><text:s text:c="2"/>│ (Notifications ON) <text:s text:c="7"/>│</text:span></text:p>
      <text:p text:style-name="P17"><text:span text:style-name="T13"><text:s text:c="2"/>└────────────┬─────────────┘</text:span></text:p>
      <text:p text:style-name="P17"><text:span text:style-name="T13"><text:s text:c="15"/>│ 2 bytes of data</text:span></text:p>
      <text:p text:style-name="P17"><text:span text:style-name="T13"><text:s text:c="2"/>┌────────────▼─────────────┐</text:span></text:p>
      <text:p text:style-name="P17"><text:span text:style-name="T13"><text:s text:c="2"/>│ ATT LAYER <text:s text:c="15"/>│</text:span></text:p>
      <text:p text:style-name="P17"><text:span text:style-name="T13"><text:s text:c="2"/>│ Opcode: [0x12] <text:s text:c="10"/>│</text:span></text:p>
      <text:p text:style-name="P17"><text:span text:style-name="T13"><text:s text:c="2"/>│ Handle: [0x30 0x00] <text:s text:c="5"/>│</text:span></text:p>
      <text:p text:style-name="P17"><text:span text:style-name="T13"><text:s text:c="2"/>│ Value: <text:s/>[0x01 0x00] <text:s text:c="5"/>│</text:span></text:p>
      <text:p text:style-name="P17"><text:span text:style-name="T13"><text:s text:c="2"/>│ ATT PDU = 5 bytes <text:s text:c="7"/>│</text:span></text:p>
      <text:p text:style-name="P17"><text:span text:style-name="T13"><text:s text:c="2"/>└────────────┬─────────────┘</text:span></text:p>
      <text:p text:style-name="P17"><text:span text:style-name="T13"><text:s text:c="15"/>│</text:span></text:p>
      <text:p text:style-name="P17"><text:span text:style-name="T13"><text:s text:c="2"/>┌────────────▼─────────────┐</text:span></text:p>
      <text:p text:style-name="P17"><text:span text:style-name="T13"><text:s text:c="2"/>│ L2CAP <text:s text:c="19"/>│</text:span></text:p>
      <text:p text:style-name="P17"><text:span text:style-name="T13"><text:s text:c="2"/>│ Length: [0x05 0x00] <text:s text:c="5"/>│</text:span></text:p>
      <text:p text:style-name="P17"><text:span text:style-name="T13"><text:s text:c="2"/>│ CID: <text:s text:c="3"/>[0x04 0x00] <text:s text:c="5"/>│</text:span></text:p>
      <text:p text:style-name="P17"><text:span text:style-name="T13"><text:s text:c="2"/>│ Total = 4+5 = 9 bytes <text:s text:c="3"/>│</text:span></text:p>
      <text:p text:style-name="P17"><text:span text:style-name="T13"><text:s text:c="2"/>└────────────┬─────────────┘</text:span></text:p>
      <text:p text:style-name="P17"><text:span text:style-name="T13"><text:s text:c="15"/>│ LL PDU + PHY overhead</text:span></text:p>
      <text:p text:style-name="P17"><text:span text:style-name="T13"><text:s text:c="15"/>│ ~~~ RF ~~~ ►</text:span></text:p>
      <text:p text:style-name="P28"><text:span text:style-name="T13"><text:s text:c="40"/>┌──────────────────────┐</text:span></text:p>
      <text:p text:style-name="P17"><text:span text:style-name="T13"><text:s text:c="40"/>│ ATT: opcode=0x12 <text:s text:c="4"/>│</text:span></text:p>
      <text:p text:style-name="P17"><text:span text:style-name="T13"><text:s text:c="40"/>│ Handle=0x0030=CCCD <text:s text:c="2"/>│</text:span></text:p>
      <text:p text:style-name="P17"><text:span text:style-name="T13"><text:s text:c="40"/>│ Value=[01 00] <text:s text:c="7"/>│</text:span></text:p>
      <text:p text:style-name="P17"><text:span text:style-name="T13"><text:s text:c="40"/>│ <text:s text:c="21"/>│</text:span></text:p>
      <text:p text:style-name="P17"><text:span text:style-name="T13"><text:s text:c="40"/>│ GATT reads CCCD: <text:s text:c="4"/>│</text:span></text:p>
      <text:p text:style-name="P17"><text:span text:style-name="T13"><text:s text:c="40"/>│ <text:s/>Bit0=1 → Notify ON <text:s/>│</text:span></text:p>
      <text:p text:style-name="P17"><text:span text:style-name="T13"><text:s text:c="40"/>│ <text:s/>Bit1=0 → Indicate off│</text:span></text:p>
      <text:p text:style-name="P17"><text:span text:style-name="T13"><text:s text:c="40"/>│ <text:s text:c="21"/>│</text:span></text:p>
      <text:p text:style-name="P17"><text:span text:style-name="T13"><text:s text:c="40"/>│ Server stores state <text:s/>│</text:span></text:p>
      <text:p text:style-name="P17"><text:span text:style-name="T13"><text:s text:c="40"/>│ (bonded=persisted) <text:s text:c="2"/>│</text:span></text:p>
      <text:p text:style-name="P28"><text:span text:style-name="T13"><text:s text:c="40"/>└──────────┬───────────┘</text:span></text:p>
      <text:p text:style-name="P17"><text:span text:style-name="T13"><text:s text:c="2"/>◄─── ATT Write Response [0x13] ───────────────── │</text:span></text:p>
      <text:p text:style-name="P17"><text:span text:style-name="T13"><text:s text:c="2"/>┌──────────────────────┐</text:span></text:p>
      <text:p text:style-name="P17"><text:span text:style-name="T13"><text:s text:c="2"/>│ Notifications ARMED <text:s/>│</text:span></text:p>
      <text:p text:style-name="P17"><text:span text:style-name="T13"><text:s text:c="2"/>│ Remote will now push │</text:span></text:p>
      <text:p text:style-name="P17"><text:span text:style-name="T13"><text:s text:c="2"/>│ data proactively <text:s text:c="4"/>│</text:span></text:p>
      <text:p text:style-name="P17"><text:span text:style-name="T13"><text:s text:c="2"/>└──────────────────────┘</text:span></text:p>
      <text:p text:style-name="P5"/>
      <text:h text:style-name="P4" text:outline-level="3"><text:span text:style-name="T15">CCCD Write Packet — Byte-by-Byte</text:span></text:h>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8"><text:span text:style-name="T23">Byte(s) / Hex</text:span></text:p>
          </table:table-cell>
          <table:table-cell table:style-name="Table37.A1" office:value-type="string">
            <text:p text:style-name="P18"><text:span text:style-name="T23">Field</text:span></text:p>
          </table:table-cell>
          <table:table-cell table:style-name="Table37.A1" office:value-type="string">
            <text:p text:style-name="P18"><text:span text:style-name="T23">Value / Meaning</text:span></text:p>
          </table:table-cell>
        </table:table-row>
        <table:table-row table:style-name="Table37.1">
          <table:table-cell table:style-name="Table37.A2" office:value-type="string">
            <text:p text:style-name="P18"><text:span text:style-name="T24">[01 00]</text:span></text:p>
          </table:table-cell>
          <table:table-cell table:style-name="Table37.A2" office:value-type="string">
            <text:p text:style-name="P18"><text:span text:style-name="T24">Application value</text:span></text:p>
          </table:table-cell>
          <table:table-cell table:style-name="Table37.A2" office:value-type="string">
            <text:p text:style-name="P18"><text:span text:style-name="T20">0x0001 in little-endian = [0x01 0x00]. Bit 0 = Notifications enabled. Bit 1 = Indications enabled. To enable Indication </text:span><text:soft-page-break/><text:span text:style-name="T20">only: [0x02 0x00]. Both: [0x03 0x00]. Disable: [0x00 0x00].</text:span></text:p>
          </table:table-cell>
        </table:table-row>
        <table:table-row table:style-name="Table37.1">
          <table:table-cell table:style-name="Table37.A3" office:value-type="string">
            <text:p text:style-name="P18"><text:span text:style-name="T24">[12]</text:span></text:p>
          </table:table-cell>
          <table:table-cell table:style-name="Table37.A3" office:value-type="string">
            <text:p text:style-name="P18"><text:span text:style-name="T24">ATT Opcode</text:span></text:p>
          </table:table-cell>
          <table:table-cell table:style-name="Table37.A3" office:value-type="string">
            <text:p text:style-name="P18"><text:span text:style-name="T20">Write Request — requires a Write Response confirmation. This is critical because the phone must confirm the remote successfully stored the CCCD state.</text:span></text:p>
          </table:table-cell>
        </table:table-row>
        <table:table-row table:style-name="Table37.1">
          <table:table-cell table:style-name="Table37.A2" office:value-type="string">
            <text:p text:style-name="P18"><text:span text:style-name="T24">[30 00]</text:span></text:p>
          </table:table-cell>
          <table:table-cell table:style-name="Table37.A2" office:value-type="string">
            <text:p text:style-name="P18"><text:span text:style-name="T24">ATT Handle (CCCD)</text:span></text:p>
          </table:table-cell>
          <table:table-cell table:style-name="Table37.A2" office:value-type="string">
            <text:p text:style-name="P18"><text:span text:style-name="T20">0x0030 is the handle for the CCCD descriptor. Handle 0x002F might be the characteristic value; 0x0030 is its CCCD. Handle assignments are sequential in the GATT database.</text:span></text:p>
          </table:table-cell>
        </table:table-row>
        <table:table-row table:style-name="Table37.1">
          <table:table-cell table:style-name="Table37.A3" office:value-type="string">
            <text:p text:style-name="P18"><text:span text:style-name="T24">[05 00]</text:span></text:p>
          </table:table-cell>
          <table:table-cell table:style-name="Table37.A3" office:value-type="string">
            <text:p text:style-name="P18"><text:span text:style-name="T24">L2CAP Length</text:span></text:p>
          </table:table-cell>
          <table:table-cell table:style-name="Table37.A3" office:value-type="string">
            <text:p text:style-name="P18"><text:span text:style-name="T20">5 bytes of ATT PDU follow (1 opcode + 2 handle + 2 value).</text:span></text:p>
          </table:table-cell>
        </table:table-row>
        <table:table-row table:style-name="Table37.1">
          <table:table-cell table:style-name="Table37.A2" office:value-type="string">
            <text:p text:style-name="P18"><text:span text:style-name="T24">[04 00]</text:span></text:p>
          </table:table-cell>
          <table:table-cell table:style-name="Table37.A2" office:value-type="string">
            <text:p text:style-name="P18"><text:span text:style-name="T24">L2CAP CID</text:span></text:p>
          </table:table-cell>
          <table:table-cell table:style-name="Table37.A2" office:value-type="string">
            <text:p text:style-name="P18"><text:span text:style-name="T20">0x0004 = ATT channel. Identical to all other GATT traffic.</text:span></text:p>
          </table:table-cell>
        </table:table-row>
      </table:table>
      <text:p text:style-name="P5"/>
      <text:h text:style-name="P4" text:outline-level="3"><text:span text:style-name="T15">The GATT Database Structure Around the CCCD</text:span></text:h>
      <text:p text:style-name="P17"><text:span text:style-name="T13"><text:s text:c="2"/>Handle │ UUID <text:s text:c="2"/>│ Type <text:s text:c="20"/>│ Value / Properties</text:span></text:p>
      <text:p text:style-name="P17"><text:span text:style-name="T13"><text:s text:c="2"/>───────┼────────┼──────────────────────────┼────────────────────────</text:span></text:p>
      <text:p text:style-name="P17"><text:span text:style-name="T13"><text:s text:c="2"/>0x002D │ 0x2800 │ Primary Service Decl. <text:s text:c="3"/>│ UUID: 0x1805 (Time Svc)</text:span></text:p>
      <text:p text:style-name="P17"><text:span text:style-name="T13"><text:s text:c="2"/>0x002E │ 0x2803 │ Characteristic Decl. <text:s text:c="4"/>│ Props: Notify │ Handle: 0x002F</text:span></text:p>
      <text:p text:style-name="P17"><text:span text:style-name="T13"><text:s text:c="2"/>0x002F │ 0x2A2B │ Characteristic Value <text:s text:c="4"/>│ [time data bytes] ← actual data</text:span></text:p>
      <text:p text:style-name="P17"><text:span text:style-name="T13"><text:s text:c="2"/>0x0030 │ 0x2902 │ CCCD Descriptor <text:s text:c="9"/>│ [00 00] = Disabled</text:span></text:p>
      <text:p text:style-name="P17"><text:span text:style-name="T13"><text:s text:c="9"/>│ <text:s text:c="7"/>│ <text:s text:c="25"/>│ [01 00] = Notify ON <text:s/>← write here</text:span></text:p>
      <text:p text:style-name="P17"><text:span text:style-name="T13"><text:s text:c="9"/>│ <text:s text:c="7"/>│ <text:s text:c="25"/>│ [02 00] = Indicate ON</text:span></text:p>
      <text:p text:style-name="P17"><text:span text:style-name="T13"><text:s text:c="9"/>│ <text:s text:c="7"/>│ <text:s text:c="25"/>│ [03 00] = Both ON</text:span></text:p>
      <text:p text:style-name="P17"/>
      <text:p text:style-name="P17"><text:span text:style-name="T13"><text:s text:c="2"/>UUID 0x2902 is the SIG-standardised CCCD UUID.</text:span></text:p>
      <text:p text:style-name="P17"><text:span text:style-name="T13"><text:s text:c="2"/>UUID 0x2800 = Primary Service Declaration (every service starts here).</text:span></text:p>
      <text:p text:style-name="P17"><text:span text:style-name="T13"><text:s text:c="2"/>UUID 0x2803 = Characteristic Declaration (announces props + value handle).</text:span></text:p>
      <text:p text:style-name="P5"/>
      <table:table table:name="Table38" table:style-name="Table38">
        <table:table-column table:style-name="Table38.A"/>
        <table:table-row table:style-name="Table38.1">
          <table:table-cell table:style-name="Table38.A1" office:value-type="string">
            <text:p text:style-name="P19"><text:span text:style-name="T18">⚡ Notification vs Indication — Interview Must-Know</text:span></text:p>
            <text:p text:style-name="P20"><text:span text:style-name="T19">NOTIFICATION (0x1B): Server pushes data. Client does NOT acknowledge. If packet is lost, server never knows. Lower latency (no round-trip). Used for: audio (mSBC, LC3), gaming controllers, real-time sensors. The "fire and forget" subscription model. INDICATION (0x1D): Server pushes data AND waits for the client to send Handle Value Confirmation (0x1E). Reliable but at least one round-trip latency. Used for: critical alerts, firmware update progress, medical data. The "registered mail" model.</text:span></text:p>
          </table:table-cell>
        </table:table-row>
      </table:table>
      <text:p text:style-name="P5"/>
      <table:table table:name="Table39" table:style-name="Table39">
        <table:table-column table:style-name="Table39.A"/>
        <table:table-row table:style-name="Table39.1">
          <table:table-cell table:style-name="Table39.A1" office:value-type="string">
            <text:p text:style-name="P19"><text:span text:style-name="T18">⚡ CCCD Persistence Across Connections (Bonding)</text:span></text:p>
            <text:p text:style-name="P20"><text:span text:style-name="T19">If the devices are bonded (keys stored persistently), the CCCD state is also stored. When the peripheral reconnects with a bonded Central, it remembers that notifications were enabled — the phone does not need to re-write the CCCD. If not bonded, CCCD resets to [0x00 0x00] on every disconnection.</text:span></text:p>
          </table:table-cell>
        </table:table-row>
      </table:table>
      <text:p text:style-name="P5"/>
      <table:table table:name="Table40" table:style-name="Table40">
        <table:table-column table:style-name="Table40.A"/>
        <table:table-row table:style-name="Table40.1">
          <table:table-cell table:style-name="Table40.A1" office:value-type="string">
            <text:p text:style-name="P21"><text:span text:style-name="T30">🎯 Common Interview Questions</text:span></text:p>
            <text:p text:style-name="P22"><text:span text:style-name="T31">Q1: </text:span><text:span text:style-name="T29">What UUID identifies a CCCD? Is it vendor-defined or SIG-standardised?</text:span></text:p>
            <text:p text:style-name="P22"><text:span text:style-name="T31">Q2: </text:span><text:span text:style-name="T29">A client writes [0x02 0x00] to a CCCD. What does this enable?</text:span></text:p>
            <text:p text:style-name="P22"><text:span text:style-name="T31">Q3: </text:span><text:span text:style-name="T29">If a bonded device reconnects, does it need to re-enable notifications? Why?</text:span></text:p>
            <text:p text:style-name="P22"><text:soft-page-break/><text:span text:style-name="T31">Q4: </text:span><text:span text:style-name="T29">What happens if a peripheral sends a notification but the client never wrote [0x01 0x00] to the CCCD? Can the server override this?</text:span></text:p>
            <text:p text:style-name="P22"><text:span text:style-name="T31">Q5: </text:span><text:span text:style-name="T29">ATT opcode 0x12 is used for the CCCD write — why not 0x52 (Write Command)? What would happen if 0x52 were used instead?</text:span></text:p>
          </table:table-cell>
        </table:table-row>
      </table:table>
      <text:p text:style-name="Standard"/>
      <text:h text:style-name="P3" text:outline-level="2"><text:span text:style-name="T5">Diagram 9: Handle Value Notification — Server Pushes Time Data (TX Side)</text:span></text:h>
      <text:p text:style-name="P16"><text:span text:style-name="T12">Real-world scenario: The CCCD has been written. The remote's internal clock changes. The firmware decides it is time to push a fresh time update to the phone. No request from the phone is needed — the server initiates this proactively. This is the key operational pattern for all real-time BLE data flows: sensors, button events, audio data.</text:span></text:p>
      <text:p text:style-name="P5"/>
      <text:p text:style-name="P17"><text:span text:style-name="T13"><text:s text:c="2"/>LGE REMOTE (Peripheral / GATT Server) <text:s text:c="7"/>PHONE (Central / Client)</text:span></text:p>
      <text:p text:style-name="P17"/>
      <text:p text:style-name="P29"><text:span text:style-name="T13"><text:s text:c="2"/>┌────────────────────────────┐</text:span></text:p>
      <text:p text:style-name="P17"><text:span text:style-name="T13"><text:s text:c="2"/>│ APPLICATION / FIRMWARE <text:s text:c="4"/>│</text:span></text:p>
      <text:p text:style-name="P17"><text:span text:style-name="T13"><text:s text:c="2"/>│ Clock changes to 12:34:56 <text:s/>│</text:span></text:p>
      <text:p text:style-name="P17"><text:span text:style-name="T13"><text:s text:c="2"/>│ time_data = [12 34 56 78 9A]│</text:span></text:p>
      <text:p text:style-name="P17"><text:span text:style-name="T13"><text:s text:c="2"/>│ BLE_GATT_Notify( <text:s text:c="10"/>│</text:span></text:p>
      <text:p text:style-name="P17"><text:span text:style-name="T13"><text:s text:c="2"/>│ <text:s text:c="2"/>handle=0x002F, <text:s text:c="10"/>│</text:span></text:p>
      <text:p text:style-name="P17"><text:span text:style-name="T13"><text:s text:c="2"/>│ <text:s text:c="2"/>data=time_data, 5B) <text:s text:c="5"/>│</text:span></text:p>
      <text:p text:style-name="P29"><text:span text:style-name="T13"><text:s text:c="2"/>└──────────────┬─────────────┘</text:span></text:p>
      <text:p text:style-name="P17"><text:span text:style-name="T13"><text:s text:c="17"/>│ 5 bytes</text:span></text:p>
      <text:p text:style-name="P17"><text:span text:style-name="T13"><text:s text:c="2"/>┌──────────────▼────────────┐</text:span></text:p>
      <text:p text:style-name="P17"><text:span text:style-name="T13"><text:s text:c="2"/>│ GATT / ATT LAYER <text:s text:c="9"/>│</text:span></text:p>
      <text:p text:style-name="P17"><text:span text:style-name="T13"><text:s text:c="2"/>│ Check: CCCD[0x0030]=0x0001│</text:span></text:p>
      <text:p text:style-name="P17"><text:span text:style-name="T13"><text:s text:c="2"/>│ → Notifications enabled ✓ │</text:span></text:p>
      <text:p text:style-name="P17"><text:span text:style-name="T13"><text:s text:c="2"/>│ Opcode: [0x1B] Notify <text:s text:c="4"/>│</text:span></text:p>
      <text:p text:style-name="P17"><text:span text:style-name="T13"><text:s text:c="2"/>│ Handle: [0x2F 0x00] <text:s text:c="6"/>│</text:span></text:p>
      <text:p text:style-name="P17"><text:span text:style-name="T13"><text:s text:c="2"/>│ Value: <text:s/>[12 34 56 78 9A] <text:s/>│</text:span></text:p>
      <text:p text:style-name="P17"><text:span text:style-name="T13"><text:s text:c="2"/>│ ATT PDU = 8 bytes <text:s text:c="8"/>│</text:span></text:p>
      <text:p text:style-name="P17"><text:span text:style-name="T13"><text:s text:c="2"/>└──────────────┬────────────┘</text:span></text:p>
      <text:p text:style-name="P17"><text:span text:style-name="T13"><text:s text:c="17"/>│</text:span></text:p>
      <text:p text:style-name="P17"><text:span text:style-name="T13"><text:s text:c="2"/>┌──────────────▼────────────┐</text:span></text:p>
      <text:p text:style-name="P17"><text:span text:style-name="T13"><text:s text:c="2"/>│ L2CAP <text:s text:c="20"/>│</text:span></text:p>
      <text:p text:style-name="P17"><text:span text:style-name="T13"><text:s text:c="2"/>│ Length: [08 00] <text:s text:c="10"/>│</text:span></text:p>
      <text:p text:style-name="P17"><text:span text:style-name="T13"><text:s text:c="2"/>│ CID: <text:s text:c="3"/>[04 00] <text:s text:c="10"/>│</text:span></text:p>
      <text:p text:style-name="P17"><text:span text:style-name="T13"><text:s text:c="2"/>│ 4 + 8 = 12 bytes <text:s text:c="9"/>│</text:span></text:p>
      <text:p text:style-name="P17"><text:span text:style-name="T13"><text:s text:c="2"/>└──────────────┬────────────┘</text:span></text:p>
      <text:p text:style-name="P17"><text:span text:style-name="T13"><text:s text:c="17"/>│</text:span></text:p>
      <text:p text:style-name="P17"><text:span text:style-name="T13"><text:s text:c="2"/>┌──────────────▼────────────┐</text:span></text:p>
      <text:p text:style-name="P17"><text:span text:style-name="T13"><text:s text:c="2"/>│ LINK LAYER <text:s text:c="15"/>│</text:span></text:p>
      <text:p text:style-name="P17"><text:span text:style-name="T13"><text:s text:c="2"/>│ LLID=10 (data start) <text:s text:c="5"/>│</text:span></text:p>
      <text:p text:style-name="P17"><text:span text:style-name="T13"><text:s text:c="2"/>│ SN toggle, NESN track <text:s text:c="4"/>│</text:span></text:p>
      <text:p text:style-name="P17"><text:span text:style-name="T13"><text:s text:c="2"/>│ Append CRC24 (3B) <text:s text:c="8"/>│</text:span></text:p>
      <text:p text:style-name="P17"><text:span text:style-name="T13"><text:s text:c="2"/>│ Total LL PDU = 17 bytes <text:s text:c="2"/>│</text:span></text:p>
      <text:p text:style-name="P17"><text:span text:style-name="T13"><text:s text:c="2"/>└──────────────┬────────────┘</text:span></text:p>
      <text:p text:style-name="P17"><text:span text:style-name="T13"><text:s text:c="17"/>│</text:span></text:p>
      <text:p text:style-name="P29"><text:span text:style-name="T13"><text:s text:c="2"/>┌──────────────▼─────────────┐</text:span></text:p>
      <text:p text:style-name="P17"><text:span text:style-name="T13"><text:s text:c="2"/>│ PHYSICAL LAYER <text:s text:c="12"/>│</text:span></text:p>
      <text:p text:style-name="P17"><text:span text:style-name="T13"><text:s text:c="2"/>│ Preamble [AA] <text:s text:c="13"/>│</text:span></text:p>
      <text:p text:style-name="P17"><text:span text:style-name="T13"><text:s text:c="2"/>│ Access Addr [connection AA]│</text:span></text:p>
      <text:p text:style-name="P17"><text:span text:style-name="T13"><text:s text:c="2"/>│ GFSK modulate at 1 Mbps <text:s text:c="3"/>│</text:span></text:p>
      <text:p text:style-name="P17"><text:span text:style-name="T13"><text:s text:c="2"/>│ Total on-air ≈ 22 bytes <text:s text:c="3"/>│</text:span></text:p>
      <text:p text:style-name="P17"><text:span text:style-name="T13"><text:s text:c="2"/>│ Duration ≈ 176 µs <text:s text:c="9"/>│</text:span></text:p>
      <text:p text:style-name="P29"><text:span text:style-name="T13"><text:s text:c="2"/>└──────────────┬─────────────┘</text:span></text:p>
      <text:p text:style-name="P17"><text:span text:style-name="T13"><text:s text:c="17"/>│ ~~~ RF ~~~ ►</text:span></text:p>
      <text:p text:style-name="P29"><text:span text:style-name="T13"><text:s text:c="41"/>┌──────────────────────┐</text:span></text:p>
      <text:p text:style-name="P17"><text:span text:style-name="T13"><text:s text:c="41"/>│ PHY → LL → L2CAP <text:s text:c="4"/>│</text:span></text:p>
      <text:p text:style-name="P17"><text:span text:style-name="T13"><text:s text:c="41"/>│ ATT opcode=0x1B <text:s text:c="5"/>│</text:span></text:p>
      <text:p text:style-name="P17"><text:span text:style-name="T13"><text:s text:c="41"/>│ Handle=0x002F <text:s text:c="7"/>│</text:span></text:p>
      <text:p text:style-name="P17"><text:span text:style-name="T13"><text:s text:c="41"/>│ Value=[12 34 56 78 9A]│</text:span></text:p>
      <text:p text:style-name="P17"><text:span text:style-name="T13"><text:s text:c="41"/>│ NO ATT ACK sent <text:s text:c="5"/>│</text:span></text:p>
      <text:p text:style-name="P17"><text:span text:style-name="T13"><text:s text:c="41"/>│ (Notification=no ACK)│</text:span></text:p>
      <text:p text:style-name="P17"><text:span text:style-name="T13"><text:s text:c="41"/>│ GATT: lookup handle <text:s/>│</text:span></text:p>
      <text:p text:style-name="P17"><text:span text:style-name="T13"><text:s text:c="41"/>│ → Time characteristic│</text:span></text:p>
      <text:p text:style-name="P17"><text:span text:style-name="T13"><text:s text:c="41"/>│ App: onNotification( │</text:span></text:p>
      <text:p text:style-name="P17"><text:span text:style-name="T13"><text:s text:c="41"/>│ <text:s text:c="2"/>time=12:34:56) <text:s text:c="4"/>│</text:span></text:p>
      <text:p text:style-name="P29"><text:soft-page-break/><text:span text:style-name="T13"><text:s text:c="41"/>└──────────────────────┘</text:span></text:p>
      <text:p text:style-name="P17"><text:span text:style-name="T13"><text:s text:c="2"/>LL ACK (empty data packet or piggybacked)</text:span></text:p>
      <text:p text:style-name="P17"><text:span text:style-name="T13"><text:s text:c="2"/>◄─────────────────────────────────────────</text:span></text:p>
      <text:p text:style-name="P17"><text:span text:style-name="T13"><text:s text:c="2"/>(Link Layer ACK ≠ ATT ACK)</text:span></text:p>
      <text:p text:style-name="P17"><text:span text:style-name="T13"><text:s text:c="2"/>LL confirms delivery; ATT does not</text:span></text:p>
      <text:p text:style-name="P5"/>
      <text:h text:style-name="P4" text:outline-level="3"><text:span text:style-name="T15">Notification Packet — Full Byte Decode</text:span></text:h>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8"><text:span text:style-name="T23">Byte(s) / Hex</text:span></text:p>
          </table:table-cell>
          <table:table-cell table:style-name="Table41.A1" office:value-type="string">
            <text:p text:style-name="P18"><text:span text:style-name="T23">Field</text:span></text:p>
          </table:table-cell>
          <table:table-cell table:style-name="Table41.A1" office:value-type="string">
            <text:p text:style-name="P18"><text:span text:style-name="T23">Value / Meaning</text:span></text:p>
          </table:table-cell>
        </table:table-row>
        <table:table-row table:style-name="Table41.1">
          <table:table-cell table:style-name="Table41.A2" office:value-type="string">
            <text:p text:style-name="P18"><text:span text:style-name="T24">[1B]</text:span></text:p>
          </table:table-cell>
          <table:table-cell table:style-name="Table41.A2" office:value-type="string">
            <text:p text:style-name="P18"><text:span text:style-name="T24">ATT Opcode</text:span></text:p>
          </table:table-cell>
          <table:table-cell table:style-name="Table41.A2" office:value-type="string">
            <text:p text:style-name="P18"><text:span text:style-name="T20">0x1B = Handle Value Notification. No response expected from client. Server sends proactively after CCCD armed.</text:span></text:p>
          </table:table-cell>
        </table:table-row>
        <table:table-row table:style-name="Table41.1">
          <table:table-cell table:style-name="Table41.A3" office:value-type="string">
            <text:p text:style-name="P18"><text:span text:style-name="T24">[2F 00]</text:span></text:p>
          </table:table-cell>
          <table:table-cell table:style-name="Table41.A3" office:value-type="string">
            <text:p text:style-name="P18"><text:span text:style-name="T24">ATT Handle</text:span></text:p>
          </table:table-cell>
          <table:table-cell table:style-name="Table41.A3" office:value-type="string">
            <text:p text:style-name="P18"><text:span text:style-name="T20">0x002F in little-endian = handle 47. This is the Characteristic Value handle (the data "mailbox"), NOT the CCCD handle.</text:span></text:p>
          </table:table-cell>
        </table:table-row>
        <table:table-row table:style-name="Table41.1">
          <table:table-cell table:style-name="Table41.A2" office:value-type="string">
            <text:p text:style-name="P18"><text:span text:style-name="T24">[12 34 56 78 9A]</text:span></text:p>
          </table:table-cell>
          <table:table-cell table:style-name="Table41.A2" office:value-type="string">
            <text:p text:style-name="P18"><text:span text:style-name="T24">Attribute Value</text:span></text:p>
          </table:table-cell>
          <table:table-cell table:style-name="Table41.A2" office:value-type="string">
            <text:p text:style-name="P18"><text:span text:style-name="T20">5 bytes of time data. Application-defined format. Could be seconds-since-epoch, HH:MM:SS struct, etc.</text:span></text:p>
          </table:table-cell>
        </table:table-row>
        <table:table-row table:style-name="Table41.1">
          <table:table-cell table:style-name="Table41.A3" office:value-type="string">
            <text:p text:style-name="P18"><text:span text:style-name="T24">8 bytes total ATT</text:span></text:p>
          </table:table-cell>
          <table:table-cell table:style-name="Table41.A3" office:value-type="string">
            <text:p text:style-name="P18"><text:span text:style-name="T24">ATT PDU</text:span></text:p>
          </table:table-cell>
          <table:table-cell table:style-name="Table41.A3" office:value-type="string">
            <text:p text:style-name="P18"><text:span text:style-name="T20">1(opcode) + 2(handle) + 5(value) = 8 bytes</text:span></text:p>
          </table:table-cell>
        </table:table-row>
        <table:table-row table:style-name="Table41.1">
          <table:table-cell table:style-name="Table41.A2" office:value-type="string">
            <text:p text:style-name="P18"><text:span text:style-name="T24">[08 00]</text:span></text:p>
          </table:table-cell>
          <table:table-cell table:style-name="Table41.A2" office:value-type="string">
            <text:p text:style-name="P18"><text:span text:style-name="T24">L2CAP Length</text:span></text:p>
          </table:table-cell>
          <table:table-cell table:style-name="Table41.A2" office:value-type="string">
            <text:p text:style-name="P18"><text:span text:style-name="T20">8 bytes of ATT PDU. Little-endian.</text:span></text:p>
          </table:table-cell>
        </table:table-row>
        <table:table-row table:style-name="Table41.1">
          <table:table-cell table:style-name="Table41.A3" office:value-type="string">
            <text:p text:style-name="P18"><text:span text:style-name="T24">[04 00]</text:span></text:p>
          </table:table-cell>
          <table:table-cell table:style-name="Table41.A3" office:value-type="string">
            <text:p text:style-name="P18"><text:span text:style-name="T24">L2CAP CID</text:span></text:p>
          </table:table-cell>
          <table:table-cell table:style-name="Table41.A3" office:value-type="string">
            <text:p text:style-name="P18"><text:span text:style-name="T20">0x0004 = ATT channel. Standard for all GATT traffic.</text:span></text:p>
          </table:table-cell>
        </table:table-row>
        <table:table-row table:style-name="Table41.1">
          <table:table-cell table:style-name="Table41.A2" office:value-type="string">
            <text:p text:style-name="P18"><text:span text:style-name="T24">[02][0C]</text:span></text:p>
          </table:table-cell>
          <table:table-cell table:style-name="Table41.A2" office:value-type="string">
            <text:p text:style-name="P18"><text:span text:style-name="T24">LL PDU Header</text:span></text:p>
          </table:table-cell>
          <table:table-cell table:style-name="Table41.A2" office:value-type="string">
            <text:p text:style-name="P18"><text:span text:style-name="T20">Byte 0: LLID=10b. Byte 1: length=12 (the L2CAP payload size).</text:span></text:p>
          </table:table-cell>
        </table:table-row>
        <table:table-row table:style-name="Table41.1">
          <table:table-cell table:style-name="Table41.A3" office:value-type="string">
            <text:p text:style-name="P18"><text:span text:style-name="T24">[XX XX XX]</text:span></text:p>
          </table:table-cell>
          <table:table-cell table:style-name="Table41.A3" office:value-type="string">
            <text:p text:style-name="P18"><text:span text:style-name="T24">CRC24</text:span></text:p>
          </table:table-cell>
          <table:table-cell table:style-name="Table41.A3" office:value-type="string">
            <text:p text:style-name="P18"><text:span text:style-name="T20">Connection-specific CRC. Detects bit errors in transit.</text:span></text:p>
          </table:table-cell>
        </table:table-row>
        <table:table-row table:style-name="Table41.1">
          <table:table-cell table:style-name="Table41.A2" office:value-type="string">
            <text:p text:style-name="P18"><text:span text:style-name="T24">[AA] + [conn AA]</text:span></text:p>
          </table:table-cell>
          <table:table-cell table:style-name="Table41.A2" office:value-type="string">
            <text:p text:style-name="P18"><text:span text:style-name="T24">PHY overhead</text:span></text:p>
          </table:table-cell>
          <table:table-cell table:style-name="Table41.A2" office:value-type="string">
            <text:p text:style-name="P18"><text:span text:style-name="T20">1B preamble + 4B connection Access Address = 5B</text:span></text:p>
          </table:table-cell>
        </table:table-row>
      </table:table>
      <text:p text:style-name="P5"/>
      <text:h text:style-name="P4" text:outline-level="3"><text:span text:style-name="T15">Important: Link Layer ACK vs ATT ACK</text:span></text:h>
      <text:p text:style-name="P17"><text:span text:style-name="T13"><text:s text:c="2"/>┌──────────────────────────────────────────────────────────────┐</text:span></text:p>
      <text:p text:style-name="P17"><text:span text:style-name="T13"><text:s text:c="2"/>│ <text:s/>LL ACK (always present for data packets): <text:s text:c="18"/>│</text:span></text:p>
      <text:p text:style-name="P17"><text:span text:style-name="T13"><text:s text:c="2"/>│ <text:s/>After remote sends Notification, the phone's LL always <text:s text:c="5"/>│</text:span></text:p>
      <text:p text:style-name="P17"><text:span text:style-name="T13"><text:s text:c="2"/>│ <text:s/>sends back a LL-level acknowledgement (via NESN/SN bits). <text:s text:c="3"/>│</text:span></text:p>
      <text:p text:style-name="P17"><text:span text:style-name="T13"><text:s text:c="2"/>│ <text:s/>This confirms the PACKET reached the LL — not that the <text:s text:c="5"/>│</text:span></text:p>
      <text:p text:style-name="P17"><text:span text:style-name="T13"><text:s text:c="2"/>│ <text:s/>application processed it. <text:s text:c="35"/>│</text:span></text:p>
      <text:p text:style-name="P17"><text:span text:style-name="T13"><text:s text:c="2"/>│ <text:s text:c="61"/>│</text:span></text:p>
      <text:p text:style-name="P17"><text:span text:style-name="T13"><text:s text:c="2"/>│ <text:s/>ATT ACK (Notification = none; Indication = yes): <text:s text:c="11"/>│</text:span></text:p>
      <text:p text:style-name="P17"><text:span text:style-name="T13"><text:s text:c="2"/>│ <text:s/>For Notifications (0x1B): No ATT-level response. LL ACK <text:s text:c="4"/>│</text:span></text:p>
      <text:p text:style-name="P17"><text:span text:style-name="T13"><text:s text:c="2"/>│ <text:s/>is NOT the same as application-level acknowledgement. <text:s text:c="7"/>│</text:span></text:p>
      <text:p text:style-name="P17"><text:span text:style-name="T13"><text:s text:c="2"/>│ <text:s/>For Indications (0x1D): Client must send 0x1E Confirmation. │</text:span></text:p>
      <text:p text:style-name="P17"><text:span text:style-name="T13"><text:s text:c="2"/>│ <text:s/>Until 0x1E received, server cannot send another Indication. │</text:span></text:p>
      <text:p text:style-name="P17"><text:span text:style-name="T13"><text:s text:c="2"/>└──────────────────────────────────────────────────────────────┘</text:span></text:p>
      <text:p text:style-name="P5"/>
      <table:table table:name="Table42" table:style-name="Table42">
        <table:table-column table:style-name="Table42.A"/>
        <table:table-row table:style-name="Table42.1">
          <table:table-cell table:style-name="Table42.A1" office:value-type="string">
            <text:p text:style-name="P19"><text:span text:style-name="T18">⚡ MTU and Its Impact on Notification Throughput</text:span></text:p>
            <text:p text:style-name="P20"><text:span text:style-name="T19">The ATT Maximum Transmission Unit (MTU) defines the largest ATT PDU. Default MTU=23 bytes. This means max notification payload = 23-3 = 20 bytes (3 bytes consumed by opcode+handle). After MTU Exchange (opcode 0x02/0x03), MTU can go up to 247 bytes → max notification payload = 244 bytes. For mSBC voice (60-byte frames), you MUST negotiate MTU ≥ </text:span><text:soft-page-break/><text:span text:style-name="T19">63 bytes or the frame gets fragmented across multiple L2CAP packets, adding latency.</text:span></text:p>
          </table:table-cell>
        </table:table-row>
      </table:table>
      <text:p text:style-name="P5"/>
      <table:table table:name="Table43" table:style-name="Table43">
        <table:table-column table:style-name="Table43.A"/>
        <table:table-row table:style-name="Table43.1">
          <table:table-cell table:style-name="Table43.A1" office:value-type="string">
            <text:p text:style-name="P21"><text:span text:style-name="T30">🎯 Common Interview Questions</text:span></text:p>
            <text:p text:style-name="P22"><text:span text:style-name="T31">Q1: </text:span><text:span text:style-name="T29">What is the maximum notification payload size with default MTU? After MTU exchange to 247?</text:span></text:p>
            <text:p text:style-name="P22"><text:span text:style-name="T31">Q2: </text:span><text:span text:style-name="T29">A notification packet is sent. The phone's Link Layer ACKs it. Has the application definitely received the data? Explain the difference between LL ACK and application-level delivery.</text:span></text:p>
            <text:p text:style-name="P22"><text:span text:style-name="T31">Q3: </text:span><text:span text:style-name="T29">The server stores CCCD=0x0001 for a bonded client but the client disconnects. When it reconnects, does the server immediately start sending notifications?</text:span></text:p>
            <text:p text:style-name="P22"><text:span text:style-name="T31">Q4: </text:span><text:span text:style-name="T29">What is the difference between Handle Value Notification and Handle Value Indication in terms of server behaviour?</text:span></text:p>
            <text:p text:style-name="P22"><text:span text:style-name="T31">Q5: </text:span><text:span text:style-name="T29">Can a server send two Indications in a row without waiting? Can it send two Notifications in a row?</text:span></text:p>
          </table:table-cell>
        </table:table-row>
      </table:table>
      <text:p text:style-name="Standard"><text:line-break/><text:line-break/><text:span text:style-name="T37">Note</text:span><text:span text:style-name="T61">:-</text:span><text:span text:style-name="Strong_20_Emphasis"><text:span text:style-name="T60">Pairing</text:span></text:span><text:span text:style-name="Strong_20_Emphasis"><text:span text:style-name="T58"> </text:span></text:span><text:span text:style-name="T50">is the process where two BLE devices negotiate security, exchange encryption keys, and create a secure connection channel.</text:span></text:p>
      <text:h text:style-name="P1" text:outline-level="1"><text:span text:style-name="T2">PART 4 — SECURITY: SMP PAIRING</text:span></text:h>
      <text:h text:style-name="P2" text:outline-level="2"><text:span text:style-name="T5">Diagram 10: Legacy Pairing + LE Secure Connections — Full SMP Flow</text:span></text:h>
      <text:p text:style-name="P16"><text:span text:style-name="T12">Real-world scenario: After a connection is established, the phone and remote decide to pair so that future reconnections are trusted and all data is encrypted. SMP runs on L2CAP CID 0x0006 — completely separate from ATT (CID 0x0004). The SMP protocol is a request-response protocol over the SMP channel.</text:span></text:p>
      <text:p text:style-name="P5"/>
      <text:h text:style-name="P4" text:outline-level="3"><text:span text:style-name="T15">Legacy Pairing (Passkey / Just Works)</text:span></text:h>
      <text:p text:style-name="P17"><text:span text:style-name="T13"><text:s text:c="2"/>PHONE (Master / Initiator) <text:s text:c="15"/>LGE REMOTE (Slave / Responder)</text:span></text:p>
      <text:p text:style-name="P17"/>
      <text:p text:style-name="P29"><text:span text:style-name="T13"><text:s text:c="2"/>┌─────────────────────────┐ <text:s text:c="15"/>┌──────────────────────────┐</text:span></text:p>
      <text:p text:style-name="P17"><text:span text:style-name="T13"><text:s text:c="2"/>│ SMP Pairing Request <text:s text:c="5"/>│ <text:s text:c="14"/>│ <text:s text:c="25"/>│</text:span></text:p>
      <text:p text:style-name="P17"><text:span text:style-name="T13"><text:s text:c="2"/>│ [0x01] opcode <text:s text:c="11"/>│ <text:s text:c="14"/>│ <text:s text:c="25"/>│</text:span></text:p>
      <text:p text:style-name="P17"><text:span text:style-name="T13"><text:s text:c="2"/>│ IO Cap: Display+YesNo <text:s text:c="3"/>│ <text:s text:c="14"/>│ <text:s text:c="25"/>│</text:span></text:p>
      <text:p text:style-name="P17"><text:span text:style-name="T13"><text:s text:c="2"/>│ OOB: Not Present <text:s text:c="8"/>│ <text:s text:c="14"/>│ <text:s text:c="25"/>│</text:span></text:p>
      <text:p text:style-name="P17"><text:span text:style-name="T13"><text:s text:c="2"/>│ AuthReq: Bonding+MITM <text:s text:c="3"/>│ <text:s text:c="14"/>│ <text:s text:c="25"/>│</text:span></text:p>
      <text:p text:style-name="P17"><text:span text:style-name="T13"><text:s text:c="2"/>│ MaxKeySize: 16 <text:s text:c="10"/>│ <text:s text:c="14"/>│ <text:s text:c="25"/>│</text:span></text:p>
      <text:p text:style-name="P17"><text:span text:style-name="T13"><text:s text:c="2"/>│ Initiator Keys: LTK+IRK <text:s/>│ <text:s text:c="14"/>│ <text:s text:c="25"/>│</text:span></text:p>
      <text:p text:style-name="P17"><text:span text:style-name="T13"><text:s text:c="2"/>│ Responder Keys: LTK+IRK <text:s/>│ <text:s text:c="14"/>│ <text:s text:c="25"/>│</text:span></text:p>
      <text:p text:style-name="P17"><text:span text:style-name="T13"><text:s text:c="2"/>└─────────────────────────┘ <text:s text:c="15"/>│ <text:s text:c="25"/>│</text:span></text:p>
      <text:p text:style-name="P17"><text:span text:style-name="T13"><text:s text:c="2"/>───── SMP on CID=0x0006 ─────────────────► │ <text:s text:c="25"/>│</text:span></text:p>
      <text:p text:style-name="P17"><text:span text:style-name="T13"><text:s text:c="45"/>│ SMP Pairing Response <text:s text:c="4"/>│</text:span></text:p>
      <text:p text:style-name="P17"><text:span text:style-name="T13"><text:s text:c="45"/>│ [0x02] opcode <text:s text:c="11"/>│</text:span></text:p>
      <text:p text:style-name="P17"><text:span text:style-name="T13"><text:s text:c="45"/>│ IO Cap: NoInput/NoOutput │</text:span></text:p>
      <text:p text:style-name="P17"><text:span text:style-name="T13"><text:s text:c="45"/>│ AuthReq: Bonding <text:s text:c="8"/>│</text:span></text:p>
      <text:p text:style-name="P17"><text:span text:style-name="T13"><text:s text:c="2"/>◄──────────────────────────────────────── <text:s/>│ <text:s text:c="25"/>│</text:span></text:p>
      <text:p text:style-name="P17"/>
      <text:p text:style-name="P17"><text:span text:style-name="T13"><text:s text:c="2"/>Association Model selected: Just Works (NoIOCap → no MITM)</text:span></text:p>
      <text:p text:style-name="P17"/>
      <text:p text:style-name="P17"><text:span text:style-name="T13"><text:s text:c="2"/>──SMP Pairing Confirm [0x03]─────────────► │</text:span></text:p>
      <text:p text:style-name="P17"><text:span text:style-name="T13"><text:s text:c="7"/>Mconfirm = f4(PKa, PKb, rand_a, 0) <text:s text:c="3"/>│</text:span></text:p>
      <text:p text:style-name="P17"><text:span text:style-name="T13"><text:s text:c="2"/>◄──────────────────────────────────────── <text:s/>│ SMP Pairing Confirm [0x03]</text:span></text:p>
      <text:p text:style-name="P17"><text:span text:style-name="T13"><text:s text:c="45"/>│ Mconfirm_b = f4(...) <text:s text:c="4"/></text:span></text:p>
      <text:p text:style-name="P17"><text:span text:style-name="T13"><text:s text:c="2"/>──SMP Pairing Random [0x04]─────────────► <text:s/>│</text:span></text:p>
      <text:p text:style-name="P17"><text:span text:style-name="T13"><text:s text:c="7"/>rand_a sent <text:s text:c="26"/>│</text:span></text:p>
      <text:p text:style-name="P17"><text:span text:style-name="T13"><text:s text:c="2"/>◄──────────────────────────────────────── <text:s/>│ SMP Pairing Random [0x04]</text:span></text:p>
      <text:p text:style-name="P17"><text:span text:style-name="T13"><text:s text:c="45"/>│ rand_b sent <text:s text:c="13"/></text:span></text:p>
      <text:p text:style-name="P17"><text:span text:style-name="T13"><text:s text:c="2"/>Both verify confirms match <text:s text:c="16"/>│</text:span></text:p>
      <text:p text:style-name="P17"><text:span text:style-name="T13"><text:s text:c="2"/>───────────────────────────────────────────│</text:span></text:p>
      <text:p text:style-name="P17"><text:span text:style-name="T13"><text:s text:c="2"/>STK = s1(TK, rand_b, rand_a) calculated <text:s text:c="3"/>│</text:span></text:p>
      <text:p text:style-name="P17"><text:span text:style-name="T13"><text:s text:c="2"/>Short-Term Key derived <text:s text:c="20"/>│</text:span></text:p>
      <text:p text:style-name="P17"><text:span text:style-name="T13"><text:s text:c="45"/>│</text:span></text:p>
      <text:p text:style-name="P17"><text:span text:style-name="T13"><text:s text:c="2"/>══ LL Encryption starts using STK ═════════│</text:span></text:p>
      <text:p text:style-name="P17"><text:span text:style-name="T13"><text:s text:c="2"/>──SMP Encryption Information [0x06]───────►│ LTK distribution</text:span></text:p>
      <text:p text:style-name="P17"><text:span text:style-name="T13"><text:s text:c="2"/>──SMP Master Identification [0x07]────────►│ EDIV + RAND</text:span></text:p>
      <text:p text:style-name="P17"><text:span text:style-name="T13"><text:s text:c="2"/>──SMP Identity Information [0x08]─────────►│ IRK distribution</text:span></text:p>
      <text:p text:style-name="P17"><text:span text:style-name="T13"><text:s text:c="2"/>◄───────────────────────────────────────── │ Same keys from responder</text:span></text:p>
      <text:p text:style-name="P17"><text:span text:style-name="T13"><text:s text:c="2"/>═══ BONDED — LTK stored, future = encrypted ══</text:span></text:p>
      <text:p text:style-name="P5"/>
      <text:p text:style-name="P5"/>
      <text:p text:style-name="P5"/>
      <text:p text:style-name="P5"/>
      <text:h text:style-name="P4" text:outline-level="3"><text:soft-page-break/><text:span text:style-name="T15">LE Secure Connections (LESC / ECDH — Modern Method)</text:span></text:h>
      <text:p text:style-name="P17"><text:span text:style-name="T13"><text:s text:c="2"/>PHONE (Initiator) <text:s text:c="26"/>LGE REMOTE (Responder)</text:span></text:p>
      <text:p text:style-name="P17"/>
      <text:p text:style-name="P17"><text:span text:style-name="T13"><text:s text:c="2"/>Generate ECDH keypair: <text:s text:c="21"/>Generate ECDH keypair:</text:span></text:p>
      <text:p text:style-name="P17"><text:span text:style-name="T13"><text:s text:c="2"/>Private key: a_priv <text:s text:c="24"/>Private key: b_priv</text:span></text:p>
      <text:p text:style-name="P17"><text:span text:style-name="T13"><text:s text:c="2"/>Public key: <text:s/>PKa = a_priv × G <text:s text:c="14"/>Public key: <text:s/>PKb = b_priv × G</text:span></text:p>
      <text:p text:style-name="P17"/>
      <text:p text:style-name="P17"><text:span text:style-name="T13"><text:s text:c="2"/>SMP Pairing Public Key [0x0C] ─────────────►</text:span></text:p>
      <text:p text:style-name="P17"><text:span text:style-name="T13"><text:s text:c="7"/>PKa (64 bytes: X[32] + Y[32])</text:span></text:p>
      <text:p text:style-name="P17"><text:span text:style-name="T13"><text:s text:c="2"/>◄──────────────────────────────────────────</text:span></text:p>
      <text:p text:style-name="P17"><text:span text:style-name="T13"><text:s text:c="7"/>PKb sent back</text:span></text:p>
      <text:p text:style-name="P17"/>
      <text:p text:style-name="P17"><text:span text:style-name="T13"><text:s text:c="2"/>Both compute DHKey:</text:span></text:p>
      <text:p text:style-name="P17"><text:span text:style-name="T13"><text:s text:c="2"/>Phone: <text:s/>DHKey = a_priv × PKb <text:s text:c="15"/>Remote: DHKey = b_priv × PKa</text:span></text:p>
      <text:p text:style-name="P17"><text:span text:style-name="T13"><text:s text:c="2"/>(Elliptic Curve Diffie-Hellman — same result without exchanging private keys!)</text:span></text:p>
      <text:p text:style-name="P17"/>
      <text:p text:style-name="P17"><text:span text:style-name="T13"><text:s text:c="2"/>Numeric Comparison (if both have displays):</text:span></text:p>
      <text:p text:style-name="P17"><text:span text:style-name="T13"><text:s text:c="2"/>Na, Nb random nonces exchanged</text:span></text:p>
      <text:p text:style-name="P17"><text:span text:style-name="T13"><text:s text:c="2"/>Va = g2(PKa, PKb, Na, Nb) <text:s/>← 6-digit code displayed on phone</text:span></text:p>
      <text:p text:style-name="P17"><text:span text:style-name="T13"><text:s text:c="2"/>Vb = g2(PKa, PKb, Na, Nb) <text:s/>← same code on remote</text:span></text:p>
      <text:p text:style-name="P17"><text:span text:style-name="T13"><text:s text:c="2"/>User compares and confirms</text:span></text:p>
      <text:p text:style-name="P17"/>
      <text:p text:style-name="P17"><text:span text:style-name="T13"><text:s text:c="2"/>LTK = f5(DHKey, Na, Nb, Addr_a, Addr_b) — derived from DHKey, never sent!</text:span></text:p>
      <text:p text:style-name="P17"><text:span text:style-name="T13"><text:s text:c="2"/>MacKey and LTK both derived from f5()</text:span></text:p>
      <text:p text:style-name="P17"/>
      <text:p text:style-name="P17"><text:span text:style-name="T13"><text:s text:c="2"/>══ LL Encryption starts using LTK directly (no STK needed) ═══</text:span></text:p>
      <text:p text:style-name="P17"><text:span text:style-name="T13"><text:s text:c="2"/>Keys distributed (IRK, CSRK) on encrypted channel</text:span></text:p>
      <text:p text:style-name="P17"><text:span text:style-name="T13"><text:s text:c="2"/>═══════════════ BONDED ═══════════════════════════════════════</text:span></text:p>
      <text:p text:style-name="P5"/>
      <text:h text:style-name="P4" text:outline-level="3"><text:span text:style-name="T15">SMP Opcodes Reference</text:span></text:h>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8"><text:span text:style-name="T23">Opcode</text:span></text:p>
          </table:table-cell>
          <table:table-cell table:style-name="Table44.A1" office:value-type="string">
            <text:p text:style-name="P18"><text:span text:style-name="T23">Name</text:span></text:p>
          </table:table-cell>
          <table:table-cell table:style-name="Table44.A1" office:value-type="string">
            <text:p text:style-name="P18"><text:span text:style-name="T23">Purpose</text:span></text:p>
          </table:table-cell>
        </table:table-row>
        <table:table-row table:style-name="Table44.1">
          <table:table-cell table:style-name="Table44.A2" office:value-type="string">
            <text:p text:style-name="P18"><text:span text:style-name="T24">0x01</text:span></text:p>
          </table:table-cell>
          <table:table-cell table:style-name="Table44.A2" office:value-type="string">
            <text:p text:style-name="P18"><text:span text:style-name="T20">Pairing Request</text:span></text:p>
          </table:table-cell>
          <table:table-cell table:style-name="Table44.A2" office:value-type="string">
            <text:p text:style-name="P18"><text:span text:style-name="T32">Initiator starts pairing, declares IO capabilities and key requirements</text:span></text:p>
          </table:table-cell>
        </table:table-row>
        <table:table-row table:style-name="Table44.1">
          <table:table-cell table:style-name="Table44.A3" office:value-type="string">
            <text:p text:style-name="P18"><text:span text:style-name="T24">0x02</text:span></text:p>
          </table:table-cell>
          <table:table-cell table:style-name="Table44.A3" office:value-type="string">
            <text:p text:style-name="P18"><text:span text:style-name="T20">Pairing Response</text:span></text:p>
          </table:table-cell>
          <table:table-cell table:style-name="Table44.A3" office:value-type="string">
            <text:p text:style-name="P18"><text:span text:style-name="T32">Responder accepts/configures pairing parameters</text:span></text:p>
          </table:table-cell>
        </table:table-row>
        <table:table-row table:style-name="Table44.1">
          <table:table-cell table:style-name="Table44.A2" office:value-type="string">
            <text:p text:style-name="P18"><text:span text:style-name="T24">0x03</text:span></text:p>
          </table:table-cell>
          <table:table-cell table:style-name="Table44.A2" office:value-type="string">
            <text:p text:style-name="P18"><text:span text:style-name="T20">Pairing Confirm</text:span></text:p>
          </table:table-cell>
          <table:table-cell table:style-name="Table44.A2" office:value-type="string">
            <text:p text:style-name="P18"><text:span text:style-name="T32">Exchange of commitment values (hash of random+pubkey)</text:span></text:p>
          </table:table-cell>
        </table:table-row>
        <table:table-row table:style-name="Table44.1">
          <table:table-cell table:style-name="Table44.A3" office:value-type="string">
            <text:p text:style-name="P18"><text:span text:style-name="T24">0x04</text:span></text:p>
          </table:table-cell>
          <table:table-cell table:style-name="Table44.A3" office:value-type="string">
            <text:p text:style-name="P18"><text:span text:style-name="T20">Pairing Random</text:span></text:p>
          </table:table-cell>
          <table:table-cell table:style-name="Table44.A3" office:value-type="string">
            <text:p text:style-name="P18"><text:span text:style-name="T32">Exchange of random values to verify confirms</text:span></text:p>
          </table:table-cell>
        </table:table-row>
        <table:table-row table:style-name="Table44.1">
          <table:table-cell table:style-name="Table44.A2" office:value-type="string">
            <text:p text:style-name="P18"><text:span text:style-name="T24">0x05</text:span></text:p>
          </table:table-cell>
          <table:table-cell table:style-name="Table44.A2" office:value-type="string">
            <text:p text:style-name="P18"><text:span text:style-name="T20">Pairing Failed</text:span></text:p>
          </table:table-cell>
          <table:table-cell table:style-name="Table44.A2" office:value-type="string">
            <text:p text:style-name="P18"><text:span text:style-name="T32">Error code sent if pairing fails (e.g. confirm mismatch=0x04, passkey entry failed=0x01)</text:span></text:p>
          </table:table-cell>
        </table:table-row>
        <table:table-row table:style-name="Table44.1">
          <table:table-cell table:style-name="Table44.A3" office:value-type="string">
            <text:p text:style-name="P18"><text:span text:style-name="T24">0x06</text:span></text:p>
          </table:table-cell>
          <table:table-cell table:style-name="Table44.A3" office:value-type="string">
            <text:p text:style-name="P18"><text:span text:style-name="T20">Encryption Information</text:span></text:p>
          </table:table-cell>
          <table:table-cell table:style-name="Table44.A3" office:value-type="string">
            <text:p text:style-name="P18"><text:span text:style-name="T32">LTK distribution after STK-encrypted phase</text:span></text:p>
          </table:table-cell>
        </table:table-row>
        <table:table-row table:style-name="Table44.1">
          <table:table-cell table:style-name="Table44.A2" office:value-type="string">
            <text:p text:style-name="P18"><text:span text:style-name="T24">0x07</text:span></text:p>
          </table:table-cell>
          <table:table-cell table:style-name="Table44.A2" office:value-type="string">
            <text:p text:style-name="P18"><text:span text:style-name="T20">Master Identification</text:span></text:p>
          </table:table-cell>
          <table:table-cell table:style-name="Table44.A2" office:value-type="string">
            <text:p text:style-name="P18"><text:span text:style-name="T32">EDIV + RAND for legacy LTK re-identification</text:span></text:p>
          </table:table-cell>
        </table:table-row>
        <table:table-row table:style-name="Table44.1">
          <table:table-cell table:style-name="Table44.A3" office:value-type="string">
            <text:p text:style-name="P18"><text:span text:style-name="T24">0x08</text:span></text:p>
          </table:table-cell>
          <table:table-cell table:style-name="Table44.A3" office:value-type="string">
            <text:p text:style-name="P18"><text:span text:style-name="T20">Identity Information</text:span></text:p>
          </table:table-cell>
          <table:table-cell table:style-name="Table44.A3" office:value-type="string">
            <text:p text:style-name="P18"><text:span text:style-name="T32">IRK distribution — used to resolve random addresses</text:span></text:p>
          </table:table-cell>
        </table:table-row>
        <table:table-row table:style-name="Table44.1">
          <table:table-cell table:style-name="Table44.A2" office:value-type="string">
            <text:p text:style-name="P18"><text:span text:style-name="T24">0x09</text:span></text:p>
          </table:table-cell>
          <table:table-cell table:style-name="Table44.A2" office:value-type="string">
            <text:p text:style-name="P18"><text:span text:style-name="T20">Identity Address Information</text:span></text:p>
          </table:table-cell>
          <table:table-cell table:style-name="Table44.A2" office:value-type="string">
            <text:p text:style-name="P18"><text:span text:style-name="T32">Public/static address paired with IRK</text:span></text:p>
          </table:table-cell>
        </table:table-row>
        <table:table-row table:style-name="Table44.1">
          <table:table-cell table:style-name="Table44.A3" office:value-type="string">
            <text:p text:style-name="P18"><text:span text:style-name="T24">0x0A</text:span></text:p>
          </table:table-cell>
          <table:table-cell table:style-name="Table44.A3" office:value-type="string">
            <text:p text:style-name="P18"><text:span text:style-name="T20">Signing Information</text:span></text:p>
          </table:table-cell>
          <table:table-cell table:style-name="Table44.A3" office:value-type="string">
            <text:p text:style-name="P18"><text:span text:style-name="T32">CSRK — for data signing without encryption</text:span></text:p>
          </table:table-cell>
        </table:table-row>
        <text:soft-page-break/>
        <table:table-row table:style-name="Table44.1">
          <table:table-cell table:style-name="Table44.A2" office:value-type="string">
            <text:p text:style-name="P18"><text:span text:style-name="T24">0x0B</text:span></text:p>
          </table:table-cell>
          <table:table-cell table:style-name="Table44.A2" office:value-type="string">
            <text:p text:style-name="P18"><text:span text:style-name="T20">Security Request</text:span></text:p>
          </table:table-cell>
          <table:table-cell table:style-name="Table44.A2" office:value-type="string">
            <text:p text:style-name="P18"><text:span text:style-name="T32">Responder requests higher security from initiator</text:span></text:p>
          </table:table-cell>
        </table:table-row>
        <table:table-row table:style-name="Table44.1">
          <table:table-cell table:style-name="Table44.A3" office:value-type="string">
            <text:p text:style-name="P18"><text:span text:style-name="T24">0x0C</text:span></text:p>
          </table:table-cell>
          <table:table-cell table:style-name="Table44.A3" office:value-type="string">
            <text:p text:style-name="P18"><text:span text:style-name="T20">Pairing Public Key</text:span></text:p>
          </table:table-cell>
          <table:table-cell table:style-name="Table44.A3" office:value-type="string">
            <text:p text:style-name="P18"><text:span text:style-name="T32">LESC only: 64-byte ECDH public key exchange</text:span></text:p>
          </table:table-cell>
        </table:table-row>
        <table:table-row table:style-name="Table44.1">
          <table:table-cell table:style-name="Table44.A2" office:value-type="string">
            <text:p text:style-name="P18"><text:span text:style-name="T24">0x0D</text:span></text:p>
          </table:table-cell>
          <table:table-cell table:style-name="Table44.A2" office:value-type="string">
            <text:p text:style-name="P18"><text:span text:style-name="T20">Pairing DHKey Check</text:span></text:p>
          </table:table-cell>
          <table:table-cell table:style-name="Table44.A2" office:value-type="string">
            <text:p text:style-name="P18"><text:span text:style-name="T32">LESC only: verify DHKey computation was correct</text:span></text:p>
          </table:table-cell>
        </table:table-row>
      </table:table>
      <text:p text:style-name="P5"/>
      <text:h text:style-name="P4" text:outline-level="3"><text:span text:style-name="T15">Association Models — How Pairing Method Is Chosen</text:span></text:h>
      <table:table table:name="Table45" table:style-name="Table45">
        <table:table-column table:style-name="Table45.A"/>
        <table:table-column table:style-name="Table45.B"/>
        <table:table-column table:style-name="Table45.C"/>
        <table:table-column table:style-name="Table45.D"/>
        <table:table-row table:style-name="Table45.1">
          <table:table-cell table:style-name="Table45.A1" office:value-type="string">
            <text:p text:style-name="P18"><text:span text:style-name="T23">Initiator IO / Responder IO</text:span></text:p>
          </table:table-cell>
          <table:table-cell table:style-name="Table45.A1" office:value-type="string">
            <text:p text:style-name="P18"><text:span text:style-name="T23">NoInput NoOutput</text:span></text:p>
          </table:table-cell>
          <table:table-cell table:style-name="Table45.A1" office:value-type="string">
            <text:p text:style-name="P18"><text:span text:style-name="T23">Keyboard Only</text:span></text:p>
          </table:table-cell>
          <table:table-cell table:style-name="Table45.A1" office:value-type="string">
            <text:p text:style-name="P18"><text:span text:style-name="T23">Display+YesNo</text:span></text:p>
          </table:table-cell>
        </table:table-row>
        <table:table-row table:style-name="Table45.1">
          <table:table-cell table:style-name="Table45.A2" office:value-type="string">
            <text:p text:style-name="P18"><text:span text:style-name="T27">Display Only</text:span></text:p>
          </table:table-cell>
          <table:table-cell table:style-name="Table45.A2" office:value-type="string">
            <text:p text:style-name="P18"><text:span text:style-name="T20">Just Works</text:span></text:p>
          </table:table-cell>
          <table:table-cell table:style-name="Table45.A2" office:value-type="string">
            <text:p text:style-name="P18"><text:span text:style-name="T20">Passkey Entry (init displays)</text:span></text:p>
          </table:table-cell>
          <table:table-cell table:style-name="Table45.A2" office:value-type="string">
            <text:p text:style-name="P18"><text:span text:style-name="T20">Just Works</text:span></text:p>
          </table:table-cell>
        </table:table-row>
        <table:table-row table:style-name="Table45.1">
          <table:table-cell table:style-name="Table45.A3" office:value-type="string">
            <text:p text:style-name="P18"><text:span text:style-name="T27">Keyboard Only</text:span></text:p>
          </table:table-cell>
          <table:table-cell table:style-name="Table45.A3" office:value-type="string">
            <text:p text:style-name="P18"><text:span text:style-name="T20">Just Works</text:span></text:p>
          </table:table-cell>
          <table:table-cell table:style-name="Table45.A3" office:value-type="string">
            <text:p text:style-name="P18"><text:span text:style-name="T20">Passkey Entry (both enter)</text:span></text:p>
          </table:table-cell>
          <table:table-cell table:style-name="Table45.A3" office:value-type="string">
            <text:p text:style-name="P18"><text:span text:style-name="T20">Passkey Entry</text:span></text:p>
          </table:table-cell>
        </table:table-row>
        <table:table-row table:style-name="Table45.1">
          <table:table-cell table:style-name="Table45.A2" office:value-type="string">
            <text:p text:style-name="P18"><text:span text:style-name="T27">NoInput NoOutput</text:span></text:p>
          </table:table-cell>
          <table:table-cell table:style-name="Table45.A2" office:value-type="string">
            <text:p text:style-name="P18"><text:span text:style-name="T20">Just Works</text:span></text:p>
          </table:table-cell>
          <table:table-cell table:style-name="Table45.A2" office:value-type="string">
            <text:p text:style-name="P18"><text:span text:style-name="T20">Just Works</text:span></text:p>
          </table:table-cell>
          <table:table-cell table:style-name="Table45.A2" office:value-type="string">
            <text:p text:style-name="P18"><text:span text:style-name="T20">Just Works</text:span></text:p>
          </table:table-cell>
        </table:table-row>
        <table:table-row table:style-name="Table45.1">
          <table:table-cell table:style-name="Table45.A3" office:value-type="string">
            <text:p text:style-name="P18"><text:span text:style-name="T27">Display+YesNo</text:span></text:p>
          </table:table-cell>
          <table:table-cell table:style-name="Table45.A3" office:value-type="string">
            <text:p text:style-name="P18"><text:span text:style-name="T20">Just Works</text:span></text:p>
          </table:table-cell>
          <table:table-cell table:style-name="Table45.A3" office:value-type="string">
            <text:p text:style-name="P18"><text:span text:style-name="T20">Passkey Entry</text:span></text:p>
          </table:table-cell>
          <table:table-cell table:style-name="Table45.A3" office:value-type="string">
            <text:p text:style-name="P18"><text:span text:style-name="T20">Numeric Comparison (LESC)</text:span></text:p>
          </table:table-cell>
        </table:table-row>
      </table:table>
      <text:p text:style-name="P5"/>
      <text:h text:style-name="P4" text:outline-level="3"><text:span text:style-name="T15">Key Types Generated During Pairing</text:span></text:h>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8"><text:span text:style-name="T23">Byte(s) / Hex</text:span></text:p>
          </table:table-cell>
          <table:table-cell table:style-name="Table46.A1" office:value-type="string">
            <text:p text:style-name="P18"><text:span text:style-name="T23">Field</text:span></text:p>
          </table:table-cell>
          <table:table-cell table:style-name="Table46.A1" office:value-type="string">
            <text:p text:style-name="P18"><text:span text:style-name="T23">Value / Meaning</text:span></text:p>
          </table:table-cell>
        </table:table-row>
        <table:table-row table:style-name="Table46.1">
          <table:table-cell table:style-name="Table46.A2" office:value-type="string">
            <text:p text:style-name="P18"><text:span text:style-name="T24">LTK (Long Term Key)</text:span></text:p>
          </table:table-cell>
          <table:table-cell table:style-name="Table46.A2" office:value-type="string">
            <text:p text:style-name="P18"><text:span text:style-name="T24">16 bytes</text:span></text:p>
          </table:table-cell>
          <table:table-cell table:style-name="Table46.A2" office:value-type="string">
            <text:p text:style-name="P18"><text:span text:style-name="T20">Used by Link Layer for AES-CCM encryption of all subsequent packets. Stored for bonding so reconnection is encrypted without re-pairing.</text:span></text:p>
          </table:table-cell>
        </table:table-row>
        <table:table-row table:style-name="Table46.1">
          <table:table-cell table:style-name="Table46.A3" office:value-type="string">
            <text:p text:style-name="P18"><text:span text:style-name="T24">EDIV + RAND</text:span></text:p>
          </table:table-cell>
          <table:table-cell table:style-name="Table46.A3" office:value-type="string">
            <text:p text:style-name="P18"><text:span text:style-name="T24">2B + 8B</text:span></text:p>
          </table:table-cell>
          <table:table-cell table:style-name="Table46.A3" office:value-type="string">
            <text:p text:style-name="P18"><text:span text:style-name="T20">Legacy pairing only: identifies which LTK to use when slave re-connects. Sent during encryption start with LL_ENC_REQ.</text:span></text:p>
          </table:table-cell>
        </table:table-row>
        <table:table-row table:style-name="Table46.1">
          <table:table-cell table:style-name="Table46.A2" office:value-type="string">
            <text:p text:style-name="P18"><text:span text:style-name="T24">IRK (Identity Resolving Key)</text:span></text:p>
          </table:table-cell>
          <table:table-cell table:style-name="Table46.A2" office:value-type="string">
            <text:p text:style-name="P18"><text:span text:style-name="T24">16 bytes</text:span></text:p>
          </table:table-cell>
          <table:table-cell table:style-name="Table46.A2" office:value-type="string">
            <text:p text:style-name="P18"><text:span text:style-name="T20">Allows resolving random (private) addresses. If peripheral uses a random resolvable address, bonded central can derive the real address using IRK.</text:span></text:p>
          </table:table-cell>
        </table:table-row>
        <table:table-row table:style-name="Table46.1">
          <table:table-cell table:style-name="Table46.A3" office:value-type="string">
            <text:p text:style-name="P18"><text:span text:style-name="T24">CSRK (Connection Signature Resolving Key)</text:span></text:p>
          </table:table-cell>
          <table:table-cell table:style-name="Table46.A3" office:value-type="string">
            <text:p text:style-name="P18"><text:span text:style-name="T24">16 bytes</text:span></text:p>
          </table:table-cell>
          <table:table-cell table:style-name="Table46.A3" office:value-type="string">
            <text:p text:style-name="P18"><text:span text:style-name="T20">For ATT Signed Write (opcode 0x52 with signature). Allows data integrity verification without full link encryption.</text:span></text:p>
          </table:table-cell>
        </table:table-row>
        <table:table-row table:style-name="Table46.1">
          <table:table-cell table:style-name="Table46.A2" office:value-type="string">
            <text:p text:style-name="P18"><text:span text:style-name="T24">DHKey (LESC only)</text:span></text:p>
          </table:table-cell>
          <table:table-cell table:style-name="Table46.A2" office:value-type="string">
            <text:p text:style-name="P18"><text:span text:style-name="T24">32 bytes</text:span></text:p>
          </table:table-cell>
          <table:table-cell table:style-name="Table46.A2" office:value-type="string">
            <text:p text:style-name="P18"><text:span text:style-name="T20">Computed via ECDH. Used as input to f5() to derive MacKey and LTK. Never stored or transmitted — derived fresh each pairing.</text:span></text:p>
          </table:table-cell>
        </table:table-row>
      </table:table>
      <text:p text:style-name="P5"/>
      <text:h text:style-name="P4" text:outline-level="3"><text:span text:style-name="T15">LL Encryption Start — After SMP Completes</text:span></text:h>
      <text:p text:style-name="P17"><text:span text:style-name="T13"><text:s text:c="2"/>After SMP exchanges LTK (or STK for legacy), the Host instructs</text:span></text:p>
      <text:p text:style-name="P17"><text:span text:style-name="T13"><text:s text:c="2"/>the Controller to start encrypting via HCI:</text:span></text:p>
      <text:p text:style-name="P17"/>
      <text:p text:style-name="P17"><text:span text:style-name="T13"><text:s text:c="2"/>Phone Host ── HCI_LE_Start_Encryption ──► Phone Controller</text:span></text:p>
      <text:p text:style-name="P17"><text:span text:style-name="T13"><text:s text:c="16"/>(with LTK, RAND, EDIV)</text:span></text:p>
      <text:p text:style-name="P17"/>
      <text:p text:style-name="P17"><text:span text:style-name="T13"><text:s text:c="2"/>Phone LL ── LL_ENC_REQ (RAND, EDIV, SKDm, IVm) ──► Remote LL</text:span></text:p>
      <text:p text:style-name="P17"><text:soft-page-break/><text:span text:style-name="T13"><text:s text:c="2"/>Phone LL ◄── LL_ENC_RSP (SKDs, IVs) ──────────────── Remote LL</text:span></text:p>
      <text:p text:style-name="P17"/>
      <text:p text:style-name="P17"><text:span text:style-name="T13"><text:s text:c="2"/>Session Key Diversifier (SKD) = SKDm || SKDs <text:s/>(concatenated)</text:span></text:p>
      <text:p text:style-name="P17"><text:span text:style-name="T13"><text:s text:c="2"/>IV = IVm || IVs</text:span></text:p>
      <text:p text:style-name="P17"><text:span text:style-name="T13"><text:s text:c="2"/>Session Key = AES-128(LTK, SKD)</text:span></text:p>
      <text:p text:style-name="P17"/>
      <text:p text:style-name="P17"><text:span text:style-name="T13"><text:s text:c="2"/>Remote LL ── LL_START_ENC_REQ ──────────────────► Phone LL</text:span></text:p>
      <text:p text:style-name="P17"><text:span text:style-name="T13"><text:s text:c="2"/>Phone LL <text:s/>── LL_START_ENC_RSP ──────────────────► Remote LL</text:span></text:p>
      <text:p text:style-name="P17"/>
      <text:p text:style-name="P17"><text:span text:style-name="T13"><text:s text:c="2"/>══ ALL subsequent ATT/SMP/L2CAP packets now AES-CCM encrypted ══</text:span></text:p>
      <text:p text:style-name="P17"><text:span text:style-name="T13"><text:s text:c="2"/>Each packet gets a MIC (Message Integrity Code = 4 bytes) appended</text:span></text:p>
      <text:p text:style-name="P5"/>
      <table:table table:name="Table47" table:style-name="Table47">
        <table:table-column table:style-name="Table47.A"/>
        <table:table-row table:style-name="Table47.1">
          <table:table-cell table:style-name="Table47.A1" office:value-type="string">
            <text:p text:style-name="P19"><text:span text:style-name="T18">⚡ Legacy Pairing vs LE Secure Connections</text:span></text:p>
            <text:p text:style-name="P20"><text:span text:style-name="T19">Legacy Pairing: Uses 128-bit Temporary Key (TK) which is 0 for Just Works or a 6-digit passkey. This TK is used to derive the STK. The STK encrypts the LTK exchange. WEAKNESS: Passive eavesdropper who captures the pairing can brute-force the 6-digit TK (only 1 million combinations) and decrypt the session. LE Secure Connections: Uses ECDH. The DHKey is never transmitted. Even an active attacker who intercepts the public keys cannot compute the DHKey without solving the discrete logarithm problem. LESC is immune to passive eavesdropping.</text:span></text:p>
          </table:table-cell>
        </table:table-row>
      </table:table>
      <text:p text:style-name="P5"/>
      <table:table table:name="Table48" table:style-name="Table48">
        <table:table-column table:style-name="Table48.A"/>
        <table:table-row table:style-name="Table48.1">
          <table:table-cell table:style-name="Table48.A1" office:value-type="string">
            <text:p text:style-name="P21"><text:span text:style-name="T30">🎯 Common Interview Questions</text:span></text:p>
            <text:p text:style-name="P22"><text:span text:style-name="T31">Q1: </text:span><text:span text:style-name="T29">What is the L2CAP CID used by SMP? Why is it separate from ATT?</text:span></text:p>
            <text:p text:style-name="P22"><text:span text:style-name="T31">Q2: </text:span><text:span text:style-name="T29">In Legacy Pairing with Just Works, what is the TK value? What are the security implications?</text:span></text:p>
            <text:p text:style-name="P22"><text:span text:style-name="T31">Q3: </text:span><text:span text:style-name="T29">Explain how ECDH provides forward secrecy in LE Secure Connections. Why can't an eavesdropper decrypt the session key?</text:span></text:p>
            <text:p text:style-name="P22"><text:span text:style-name="T31">Q4: </text:span><text:span text:style-name="T29">What is the IRK and when is it used? Explain the random resolvable address problem it solves.</text:span></text:p>
            <text:p text:style-name="P22"><text:span text:style-name="T31">Q5: </text:span><text:span text:style-name="T29">During LL encryption start, what is the Session Key Diversifier (SKD) and how is the actual session key derived from the LTK?</text:span></text:p>
            <text:p text:style-name="P22"><text:span text:style-name="T31">Q6: </text:span><text:span text:style-name="T29">What is the difference between bonding and pairing?</text:span></text:p>
          </table:table-cell>
        </table:table-row>
      </table:table>
      <text:p text:style-name="Standard"/>
      <text:h text:style-name="P1" text:outline-level="1"><text:span text:style-name="T2">PART 5 — GATT SERVICE DISCOVERY &amp; MTU NEGOTIATION</text:span></text:h>
      <text:h text:style-name="P2" text:outline-level="2"><text:span text:style-name="T5">Diagram 11: GATT Service Discovery — Finding the Time Service</text:span></text:h>
      <text:p text:style-name="P16"><text:span text:style-name="T12">Real-world scenario: After connecting and encrypting, the phone does not yet know what services the remote offers. It must "walk" the GATT database via ATT discovery operations. This is like asking the remote: "What folders do you have? Show me all your services, then all the characteristics in each service, and their descriptors." This requires multiple round-trip ATT exchanges.</text:span></text:p>
      <text:p text:style-name="P5"/>
      <text:h text:style-name="P4" text:outline-level="3"><text:span text:style-name="T15">Phase 0 — MTU Exchange (Always First)</text:span></text:h>
      <text:p text:style-name="P17"><text:span text:style-name="T13"><text:s text:c="2"/>PHONE (Client) <text:s text:c="29"/>LGE REMOTE (Server)</text:span></text:p>
      <text:p text:style-name="P17"/>
      <text:p text:style-name="P17"><text:span text:style-name="T13"><text:s text:c="2"/>ATT: Exchange MTU Request [0x02]</text:span></text:p>
      <text:p text:style-name="P17"><text:span text:style-name="T13"><text:s text:c="2"/>ClientRxMTU = 247</text:span></text:p>
      <text:p text:style-name="P17"><text:span text:style-name="T13"><text:s text:c="2"/>────────────────────────────────────────►</text:span></text:p>
      <text:p text:style-name="P17"><text:span text:style-name="T13"><text:s text:c="45"/>ATT: Exchange MTU Response [0x03]</text:span></text:p>
      <text:p text:style-name="P17"><text:span text:style-name="T13"><text:s text:c="45"/>ServerRxMTU = 247</text:span></text:p>
      <text:p text:style-name="P17"><text:span text:style-name="T13"><text:s text:c="40"/>◄────────────────────────────────────</text:span></text:p>
      <text:p text:style-name="P17"><text:span text:style-name="T13"><text:s text:c="2"/>Negotiated MTU = min(247, 247) = 247</text:span></text:p>
      <text:p text:style-name="P17"><text:span text:style-name="T13"><text:s text:c="2"/>Max notification payload = 247 - 3 = 244 bytes</text:span></text:p>
      <text:p text:style-name="P5"/>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8"><text:span text:style-name="T23">Byte(s) / Hex</text:span></text:p>
          </table:table-cell>
          <table:table-cell table:style-name="Table49.A1" office:value-type="string">
            <text:p text:style-name="P18"><text:span text:style-name="T23">Field</text:span></text:p>
          </table:table-cell>
          <table:table-cell table:style-name="Table49.A1" office:value-type="string">
            <text:p text:style-name="P18"><text:span text:style-name="T23">Value / Meaning</text:span></text:p>
          </table:table-cell>
        </table:table-row>
        <table:table-row table:style-name="Table49.1">
          <table:table-cell table:style-name="Table49.A2" office:value-type="string">
            <text:p text:style-name="P18"><text:span text:style-name="T24">[02]</text:span></text:p>
          </table:table-cell>
          <table:table-cell table:style-name="Table49.A2" office:value-type="string">
            <text:p text:style-name="P18"><text:span text:style-name="T24">ATT Exchange MTU Req opcode</text:span></text:p>
          </table:table-cell>
          <table:table-cell table:style-name="Table49.A2" office:value-type="string">
            <text:p text:style-name="P18"><text:span text:style-name="T20">0x02 = Exchange MTU Request. Initiator tells server the max ATT PDU it can receive.</text:span></text:p>
          </table:table-cell>
        </table:table-row>
        <table:table-row table:style-name="Table49.1">
          <table:table-cell table:style-name="Table49.A3" office:value-type="string">
            <text:p text:style-name="P18"><text:span text:style-name="T24">[F7 00]</text:span></text:p>
          </table:table-cell>
          <table:table-cell table:style-name="Table49.A3" office:value-type="string">
            <text:p text:style-name="P18"><text:span text:style-name="T24">Client Rx MTU</text:span></text:p>
          </table:table-cell>
          <table:table-cell table:style-name="Table49.A3" office:value-type="string">
            <text:p text:style-name="P18"><text:span text:style-name="T20">0x00F7 = 247 in little-endian. Client can accept ATT PDUs up to 247 bytes.</text:span></text:p>
          </table:table-cell>
        </table:table-row>
        <table:table-row table:style-name="Table49.1">
          <table:table-cell table:style-name="Table49.A2" office:value-type="string">
            <text:p text:style-name="P18"><text:span text:style-name="T24">[03]</text:span></text:p>
          </table:table-cell>
          <table:table-cell table:style-name="Table49.A2" office:value-type="string">
            <text:p text:style-name="P18"><text:span text:style-name="T24">ATT Exchange MTU Rsp opcode</text:span></text:p>
          </table:table-cell>
          <table:table-cell table:style-name="Table49.A2" office:value-type="string">
            <text:p text:style-name="P18"><text:span text:style-name="T20">0x03 = Exchange MTU Response. Server tells client the max ATT PDU IT can receive.</text:span></text:p>
          </table:table-cell>
        </table:table-row>
        <table:table-row table:style-name="Table49.1">
          <table:table-cell table:style-name="Table49.A3" office:value-type="string">
            <text:p text:style-name="P18"><text:span text:style-name="T24">[F7 00]</text:span></text:p>
          </table:table-cell>
          <table:table-cell table:style-name="Table49.A3" office:value-type="string">
            <text:p text:style-name="P18"><text:span text:style-name="T24">Server Rx MTU</text:span></text:p>
          </table:table-cell>
          <table:table-cell table:style-name="Table49.A3" office:value-type="string">
            <text:p text:style-name="P18"><text:span text:style-name="T20">247 bytes also. Negotiated MTU = min(ClientRxMTU, ServerRxMTU) = 247 bytes.</text:span></text:p>
          </table:table-cell>
        </table:table-row>
      </table:table>
      <text:p text:style-name="P5"/>
      <text:h text:style-name="P4" text:outline-level="3"><text:span text:style-name="T15">Phase 1 — Discover Primary Services</text:span></text:h>
      <text:p text:style-name="P17"><text:span text:style-name="T13"><text:s text:c="2"/>PHONE <text:s text:c="38"/>LGE REMOTE</text:span></text:p>
      <text:p text:style-name="P17"/>
      <text:p text:style-name="P17"><text:span text:style-name="T13"><text:s text:c="2"/>ATT Read By Group Type Request [0x10]</text:span></text:p>
      <text:p text:style-name="P17"><text:span text:style-name="T13"><text:s text:c="2"/>Start Handle = 0x0001, End Handle = 0xFFFF</text:span></text:p>
      <text:p text:style-name="P17"><text:span text:style-name="T13"><text:s text:c="2"/>Group Type UUID = 0x2800 (Primary Service)</text:span></text:p>
      <text:p text:style-name="P17"><text:span text:style-name="T13"><text:s text:c="2"/>────────────────────────────────────────►</text:span></text:p>
      <text:p text:style-name="P17"><text:span text:style-name="T13"><text:s text:c="45"/>ATT Read By Group Type Response [0x11]</text:span></text:p>
      <text:p text:style-name="P17"><text:span text:style-name="T13"><text:s text:c="45"/>Length=6 (each entry: 2+2+2 bytes)</text:span></text:p>
      <text:p text:style-name="P17"><text:span text:style-name="T13"><text:s text:c="45"/>Entry 1: [01 00][0A 00][0F 18]</text:span></text:p>
      <text:p text:style-name="P17"><text:span text:style-name="T13"><text:s text:c="47"/>Handle Range 0x0001-0x000A</text:span></text:p>
      <text:p text:style-name="P17"><text:span text:style-name="T13"><text:s text:c="47"/>Service UUID 0x180F (Battery)</text:span></text:p>
      <text:p text:style-name="P17"><text:span text:style-name="T13"><text:s text:c="45"/>Entry 2: [0B 00][1C 00][12 18]</text:span></text:p>
      <text:p text:style-name="P17"><text:span text:style-name="T13"><text:s text:c="47"/>Handle Range 0x000B-0x001C</text:span></text:p>
      <text:p text:style-name="P17"><text:span text:style-name="T13"><text:s text:c="47"/>Service UUID 0x1812 (HID)</text:span></text:p>
      <text:p text:style-name="P17"><text:soft-page-break/><text:span text:style-name="T13"><text:s text:c="45"/>Entry 3: [1D 00][30 00][05 18]</text:span></text:p>
      <text:p text:style-name="P17"><text:span text:style-name="T13"><text:s text:c="47"/>Handle Range 0x001D-0x0030</text:span></text:p>
      <text:p text:style-name="P17"><text:span text:style-name="T13"><text:s text:c="47"/>Service UUID 0x1805 (Time)</text:span></text:p>
      <text:p text:style-name="P17"><text:span text:style-name="T13"><text:s text:c="40"/>◄────────────────────────────────────</text:span></text:p>
      <text:p text:style-name="P17"><text:span text:style-name="T13"><text:s text:c="2"/>ATT Read By Group Type Request [0x10]</text:span></text:p>
      <text:p text:style-name="P17"><text:span text:style-name="T13"><text:s text:c="2"/>Start Handle = 0x0031, End Handle = 0xFFFF</text:span></text:p>
      <text:p text:style-name="P17"><text:span text:style-name="T13"><text:s text:c="2"/>────────────────────────────────────────►</text:span></text:p>
      <text:p text:style-name="P17"><text:span text:style-name="T13"><text:s text:c="45"/>ATT Error Response [0x01]</text:span></text:p>
      <text:p text:style-name="P17"><text:span text:style-name="T13"><text:s text:c="45"/>Error: 0x0A = Attribute Not Found</text:span></text:p>
      <text:p text:style-name="P17"><text:span text:style-name="T13"><text:s text:c="40"/>◄────────────────────────────────────</text:span></text:p>
      <text:p text:style-name="P17"><text:span text:style-name="T13"><text:s text:c="2"/>Discovery complete. Phone knows all 3 services.</text:span></text:p>
      <text:p text:style-name="P5"/>
      <text:h text:style-name="P4" text:outline-level="3"><text:span text:style-name="T15">Phase 2 — Discover Characteristics Within Time Service</text:span></text:h>
      <text:p text:style-name="P17"><text:span text:style-name="T13"><text:s text:c="2"/>PHONE <text:s text:c="38"/>LGE REMOTE</text:span></text:p>
      <text:p text:style-name="P17"/>
      <text:p text:style-name="P17"><text:span text:style-name="T13"><text:s text:c="2"/>ATT Read By Type Request [0x08]</text:span></text:p>
      <text:p text:style-name="P17"><text:span text:style-name="T13"><text:s text:c="2"/>Start=0x001D, End=0x0030</text:span></text:p>
      <text:p text:style-name="P17"><text:span text:style-name="T13"><text:s text:c="2"/>Type UUID = 0x2803 (Characteristic Declaration)</text:span></text:p>
      <text:p text:style-name="P17"><text:span text:style-name="T13"><text:s text:c="2"/>────────────────────────────────────────►</text:span></text:p>
      <text:p text:style-name="P17"><text:span text:style-name="T13"><text:s text:c="45"/>ATT Read By Type Response [0x09]</text:span></text:p>
      <text:p text:style-name="P17"><text:span text:style-name="T13"><text:s text:c="45"/>Length=7 (each entry: 2+1+2+2 bytes)</text:span></text:p>
      <text:p text:style-name="P17"><text:span text:style-name="T13"><text:s text:c="45"/>Entry: [1E 00][10][2F 00][2B 2A]</text:span></text:p>
      <text:p text:style-name="P17"><text:span text:style-name="T13"><text:s text:c="47"/>Decl Handle = 0x001E</text:span></text:p>
      <text:p text:style-name="P17"><text:span text:style-name="T13"><text:s text:c="47"/>Properties = 0x10 = Notify</text:span></text:p>
      <text:p text:style-name="P17"><text:span text:style-name="T13"><text:s text:c="47"/>Value Handle = 0x002F</text:span></text:p>
      <text:p text:style-name="P17"><text:span text:style-name="T13"><text:s text:c="47"/>UUID = 0x2A2B (Current Time)</text:span></text:p>
      <text:p text:style-name="P17"><text:span text:style-name="T13"><text:s text:c="40"/>◄────────────────────────────────────</text:span></text:p>
      <text:p text:style-name="P5"/>
      <text:h text:style-name="P4" text:outline-level="3"><text:span text:style-name="T15">Phase 3 — Discover Descriptors (CCCD)</text:span></text:h>
      <text:p text:style-name="P17"><text:span text:style-name="T13"><text:s text:c="2"/>ATT Find Information Request [0x04]</text:span></text:p>
      <text:p text:style-name="P17"><text:span text:style-name="T13"><text:s text:c="2"/>Start = 0x0030, End = 0x0030</text:span></text:p>
      <text:p text:style-name="P17"><text:span text:style-name="T13"><text:s text:c="2"/>────────────────────────────────────────►</text:span></text:p>
      <text:p text:style-name="P17"><text:span text:style-name="T13"><text:s text:c="45"/>ATT Find Information Response [0x05]</text:span></text:p>
      <text:p text:style-name="P17"><text:span text:style-name="T13"><text:s text:c="45"/>Format = 0x01 (16-bit UUIDs)</text:span></text:p>
      <text:p text:style-name="P17"><text:span text:style-name="T13"><text:s text:c="45"/>Handle: [30 00], UUID: [02 29]</text:span></text:p>
      <text:p text:style-name="P17"><text:span text:style-name="T13"><text:s text:c="45"/>→ Handle 0x0030 = UUID 0x2902 (CCCD)</text:span></text:p>
      <text:p text:style-name="P17"><text:span text:style-name="T13"><text:s text:c="40"/>◄────────────────────────────────────</text:span></text:p>
      <text:p text:style-name="P17"><text:span text:style-name="T13"><text:s text:c="2"/>Phone now knows:</text:span></text:p>
      <text:p text:style-name="P17"><text:span text:style-name="T13"><text:s text:c="2"/>✓ Time Service at handles 0x001D-0x0030</text:span></text:p>
      <text:p text:style-name="P17"><text:span text:style-name="T13"><text:s text:c="2"/>✓ Current Time Characteristic Value at 0x002F</text:span></text:p>
      <text:p text:style-name="P17"><text:span text:style-name="T13"><text:s text:c="2"/>✓ CCCD for that characteristic at 0x0030</text:span></text:p>
      <text:p text:style-name="P17"><text:span text:style-name="T13"><text:s text:c="2"/>→ Ready to write [01 00] to 0x0030 to enable notifications</text:span></text:p>
      <text:p text:style-name="P5"/>
      <text:h text:style-name="P4" text:outline-level="3"><text:span text:style-name="T15">Service Discovery ATT Opcodes Reference</text:span></text:h>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office:value-type="string">
            <text:p text:style-name="P18"><text:span text:style-name="T23">Opcode</text:span></text:p>
          </table:table-cell>
          <table:table-cell table:style-name="Table50.A1" office:value-type="string">
            <text:p text:style-name="P18"><text:span text:style-name="T23">Name</text:span></text:p>
          </table:table-cell>
          <table:table-cell table:style-name="Table50.A1" office:value-type="string">
            <text:p text:style-name="P18"><text:span text:style-name="T23">Pair</text:span></text:p>
          </table:table-cell>
          <table:table-cell table:style-name="Table50.A1" office:value-type="string">
            <text:p text:style-name="P18"><text:span text:style-name="T23">Usage</text:span></text:p>
          </table:table-cell>
        </table:table-row>
        <table:table-row table:style-name="Table50.1">
          <table:table-cell table:style-name="Table50.A2" office:value-type="string">
            <text:p text:style-name="P18"><text:span text:style-name="T24">0x02/0x03</text:span></text:p>
          </table:table-cell>
          <table:table-cell table:style-name="Table50.A2" office:value-type="string">
            <text:p text:style-name="P18"><text:span text:style-name="T20">Exchange MTU Req/Rsp</text:span></text:p>
          </table:table-cell>
          <table:table-cell table:style-name="Table50.A2" office:value-type="string">
            <text:p text:style-name="P18"><text:span text:style-name="T8">Pair</text:span></text:p>
          </table:table-cell>
          <table:table-cell table:style-name="Table50.A2" office:value-type="string">
            <text:p text:style-name="P18"><text:span text:style-name="T20">Negotiate max ATT PDU size before any operations</text:span></text:p>
          </table:table-cell>
        </table:table-row>
        <table:table-row table:style-name="Table50.1">
          <table:table-cell table:style-name="Table50.A3" office:value-type="string">
            <text:p text:style-name="P18"><text:span text:style-name="T24">0x10/0x11</text:span></text:p>
          </table:table-cell>
          <table:table-cell table:style-name="Table50.A3" office:value-type="string">
            <text:p text:style-name="P18"><text:span text:style-name="T20">Read By Group Type Req/Rsp</text:span></text:p>
          </table:table-cell>
          <table:table-cell table:style-name="Table50.A3" office:value-type="string">
            <text:p text:style-name="P18"><text:span text:style-name="T8">Pair</text:span></text:p>
          </table:table-cell>
          <table:table-cell table:style-name="Table50.A3" office:value-type="string">
            <text:p text:style-name="P18"><text:span text:style-name="T20">Find all Primary Services (UUID 0x2800)</text:span></text:p>
          </table:table-cell>
        </table:table-row>
        <table:table-row table:style-name="Table50.1">
          <table:table-cell table:style-name="Table50.A2" office:value-type="string">
            <text:p text:style-name="P18"><text:span text:style-name="T24">0x08/0x09</text:span></text:p>
          </table:table-cell>
          <table:table-cell table:style-name="Table50.A2" office:value-type="string">
            <text:p text:style-name="P18"><text:span text:style-name="T20">Read By Type Req/Rsp</text:span></text:p>
          </table:table-cell>
          <table:table-cell table:style-name="Table50.A2" office:value-type="string">
            <text:p text:style-name="P18"><text:span text:style-name="T8">Pair</text:span></text:p>
          </table:table-cell>
          <table:table-cell table:style-name="Table50.A2" office:value-type="string">
            <text:p text:style-name="P18"><text:span text:style-name="T20">Find Characteristic Declarations (UUID 0x2803) within a service</text:span></text:p>
          </table:table-cell>
        </table:table-row>
        <table:table-row table:style-name="Table50.1">
          <table:table-cell table:style-name="Table50.A3" office:value-type="string">
            <text:p text:style-name="P18"><text:span text:style-name="T24">0x04/0x0</text:span><text:soft-page-break/><text:span text:style-name="T24">5</text:span></text:p>
          </table:table-cell>
          <table:table-cell table:style-name="Table50.A3" office:value-type="string">
            <text:p text:style-name="P18"><text:span text:style-name="T20">Find Information </text:span><text:soft-page-break/><text:span text:style-name="T20">Req/Rsp</text:span></text:p>
          </table:table-cell>
          <table:table-cell table:style-name="Table50.A3" office:value-type="string">
            <text:p text:style-name="P18"><text:span text:style-name="T8">Pair</text:span></text:p>
          </table:table-cell>
          <table:table-cell table:style-name="Table50.A3" office:value-type="string">
            <text:p text:style-name="P18"><text:span text:style-name="T20">Find descriptors (like </text:span><text:soft-page-break/><text:span text:style-name="T20">CCCD=0x2902) attached to a characteristic</text:span></text:p>
          </table:table-cell>
        </table:table-row>
        <table:table-row table:style-name="Table50.1">
          <table:table-cell table:style-name="Table50.A2" office:value-type="string">
            <text:p text:style-name="P18"><text:span text:style-name="T24">0x06/0x07</text:span></text:p>
          </table:table-cell>
          <table:table-cell table:style-name="Table50.A2" office:value-type="string">
            <text:p text:style-name="P18"><text:span text:style-name="T20">Find By Type Value Req/Rsp</text:span></text:p>
          </table:table-cell>
          <table:table-cell table:style-name="Table50.A2" office:value-type="string">
            <text:p text:style-name="P18"><text:span text:style-name="T8">Pair</text:span></text:p>
          </table:table-cell>
          <table:table-cell table:style-name="Table50.A2" office:value-type="string">
            <text:p text:style-name="P18"><text:span text:style-name="T20">Find services by UUID when server has many</text:span></text:p>
          </table:table-cell>
        </table:table-row>
        <table:table-row table:style-name="Table50.1">
          <table:table-cell table:style-name="Table50.A3" office:value-type="string">
            <text:p text:style-name="P18"><text:span text:style-name="T24">0x0A/0x0B</text:span></text:p>
          </table:table-cell>
          <table:table-cell table:style-name="Table50.A3" office:value-type="string">
            <text:p text:style-name="P18"><text:span text:style-name="T20">Read Req/Rsp</text:span></text:p>
          </table:table-cell>
          <table:table-cell table:style-name="Table50.A3" office:value-type="string">
            <text:p text:style-name="P18"><text:span text:style-name="T8">Pair</text:span></text:p>
          </table:table-cell>
          <table:table-cell table:style-name="Table50.A3" office:value-type="string">
            <text:p text:style-name="P18"><text:span text:style-name="T20">Read a single characteristic or descriptor value by handle</text:span></text:p>
          </table:table-cell>
        </table:table-row>
        <table:table-row table:style-name="Table50.1">
          <table:table-cell table:style-name="Table50.A2" office:value-type="string">
            <text:p text:style-name="P18"><text:span text:style-name="T24">0x01</text:span></text:p>
          </table:table-cell>
          <table:table-cell table:style-name="Table50.A2" office:value-type="string">
            <text:p text:style-name="P18"><text:span text:style-name="T20">Error Response</text:span></text:p>
          </table:table-cell>
          <table:table-cell table:style-name="Table50.A2" office:value-type="string">
            <text:p text:style-name="P18"><text:span text:style-name="T8">N/A (sent by server)</text:span></text:p>
          </table:table-cell>
          <table:table-cell table:style-name="Table50.A2" office:value-type="string">
            <text:p text:style-name="P18"><text:span text:style-name="T20">Attribute Not Found (0x0A) signals end of discovery range</text:span></text:p>
          </table:table-cell>
        </table:table-row>
      </table:table>
      <text:p text:style-name="P5"/>
      <table:table table:name="Table51" table:style-name="Table51">
        <table:table-column table:style-name="Table51.A"/>
        <table:table-row table:style-name="Table51.1">
          <table:table-cell table:style-name="Table51.A1" office:value-type="string">
            <text:p text:style-name="P19"><text:span text:style-name="T18">⚡ Why Discover Every Connection?</text:span></text:p>
            <text:p text:style-name="P20"><text:span text:style-name="T19">The GATT handle table is opaque — handles are assigned by the server at firmware build time and can vary between firmware versions. The ATT specification does not guarantee that UUID X always has handle Y. A robust client MUST perform discovery every connection (or cache discovered handles per bonded device using the GATT database hash introduced in BT 5.1). Hardcoding handles is a firmware anti-pattern.</text:span></text:p>
          </table:table-cell>
        </table:table-row>
      </table:table>
      <text:p text:style-name="P5"/>
      <table:table table:name="Table52" table:style-name="Table52">
        <table:table-column table:style-name="Table52.A"/>
        <table:table-row table:style-name="Table52.1">
          <table:table-cell table:style-name="Table52.A1" office:value-type="string">
            <text:p text:style-name="P21"><text:span text:style-name="T30">🎯 Common Interview Questions</text:span></text:p>
            <text:p text:style-name="P22"><text:span text:style-name="T31">Q1: </text:span><text:span text:style-name="T29">What is the UUID for a Primary Service Declaration? For a Characteristic Declaration? For a CCCD?</text:span></text:p>
            <text:p text:style-name="P22"><text:span text:style-name="T31">Q2: </text:span><text:span text:style-name="T29">A Read By Group Type Request returns Error Code 0x0A at handle range start 0x0041. What does this tell you?</text:span></text:p>
            <text:p text:style-name="P22"><text:span text:style-name="T31">Q3: </text:span><text:span text:style-name="T29">Can GATT service discovery happen before encryption? What risks does this pose?</text:span></text:p>
            <text:p text:style-name="P22"><text:span text:style-name="T31">Q4: </text:span><text:span text:style-name="T29">What is the difference between Read By Type (0x08) and Find Information (0x04)?</text:span></text:p>
            <text:p text:style-name="P22"><text:span text:style-name="T31">Q5: </text:span><text:span text:style-name="T29">Why does MTU negotiation happen BEFORE service discovery?</text:span></text:p>
          </table:table-cell>
        </table:table-row>
      </table:table>
      <text:p text:style-name="Standard"/>
      <text:h text:style-name="P1" text:outline-level="1"><text:span text:style-name="T2">PART 6 — ADVANCED: mSBC VOICE OVER BLE (HID OVER GATT)</text:span></text:h>
      <text:h text:style-name="P2" text:outline-level="2"><text:span text:style-name="T5">Diagram 12: Full mSBC Voice Packet — Button Press to RF</text:span></text:h>
      <text:p text:style-name="P16"><text:span text:style-name="T12">Real-world scenario: The user presses the microphone button on the LGE REMOTE (e.g., a TV voice-search remote). The remote captures audio from the microphone, encodes it with the mSBC codec (a modified version of SBC designed for narrowband voice), and streams 60-byte packets to the phone via BLE notifications. This is the most complex flow in the study guide — it combines application logic, codec processing, HID over GATT, ATT, L2CAP, LL encryption, and PHY all in one packet.</text:span></text:p>
      <text:p text:style-name="P5"/>
      <text:p text:style-name="P17"><text:span text:style-name="T13"><text:s text:c="2"/>LGE REMOTE (Peripheral) <text:s text:c="24"/>PHONE (Central)</text:span></text:p>
      <text:p text:style-name="P17"/>
      <text:p text:style-name="P30"><text:span text:style-name="T13"><text:s text:c="2"/>┌──────────────────────────────────┐</text:span></text:p>
      <text:p text:style-name="P17"><text:span text:style-name="T13"><text:s text:c="2"/>│ 1. MICROPHONE / CODEC <text:s text:c="11"/>│</text:span></text:p>
      <text:p text:style-name="P17"><text:span text:style-name="T13"><text:s text:c="2"/>│ 7.5ms audio window captured <text:s text:c="5"/>│</text:span></text:p>
      <text:p text:style-name="P17"><text:span text:style-name="T13"><text:s text:c="2"/>│ PCM: 120 samples × 16-bit=240B <text:s text:c="2"/>│</text:span></text:p>
      <text:p text:style-name="P17"><text:span text:style-name="T13"><text:s text:c="2"/>│ mSBC encode: 240B → 57B frame <text:s text:c="3"/>│</text:span></text:p>
      <text:p text:style-name="P17"><text:span text:style-name="T13"><text:s text:c="2"/>│ Add H2 header [AD]+sync[0xAD] <text:s text:c="3"/>│</text:span></text:p>
      <text:p text:style-name="P17"><text:span text:style-name="T13"><text:s text:c="2"/>│ + sequence num [00/08/38/C8] <text:s text:c="4"/>│</text:span></text:p>
      <text:p text:style-name="P17"><text:span text:style-name="T13"><text:s text:c="2"/>│ + zero pad [00] <text:s text:c="17"/>│</text:span></text:p>
      <text:p text:style-name="P17"><text:span text:style-name="T13"><text:s text:c="2"/>│ mSBC packet = 60 bytes total <text:s text:c="4"/>│</text:span></text:p>
      <text:p text:style-name="P30"><text:span text:style-name="T13"><text:s text:c="2"/>└─────────────────┬────────────────┘</text:span></text:p>
      <text:p text:style-name="P17"><text:span text:style-name="T13"><text:s text:c="20"/>│ 60 bytes</text:span></text:p>
      <text:p text:style-name="P30"><text:span text:style-name="T13"><text:s text:c="2"/>┌─────────────────▼────────────────┐</text:span></text:p>
      <text:p text:style-name="P17"><text:span text:style-name="T13"><text:s text:c="2"/>│ 2. HID (Human Interface Device) <text:s/>│</text:span></text:p>
      <text:p text:style-name="P17"><text:span text:style-name="T13"><text:s text:c="2"/>│ Wrap in HID Input Report: <text:s text:c="7"/>│</text:span></text:p>
      <text:p text:style-name="P17"><text:span text:style-name="T13"><text:s text:c="2"/>│ Report ID = [0x03] (Voice) <text:s text:c="6"/>│</text:span></text:p>
      <text:p text:style-name="P17"><text:span text:style-name="T13"><text:s text:c="2"/>│ HID data = 61 bytes <text:s text:c="13"/>│</text:span></text:p>
      <text:p text:style-name="P30"><text:span text:style-name="T13"><text:s text:c="2"/>└─────────────────┬────────────────┘</text:span></text:p>
      <text:p text:style-name="P17"><text:span text:style-name="T13"><text:s text:c="20"/>│ 61 bytes</text:span></text:p>
      <text:p text:style-name="P30"><text:span text:style-name="T13"><text:s text:c="2"/>┌─────────────────▼────────────────┐</text:span></text:p>
      <text:p text:style-name="P17"><text:span text:style-name="T13"><text:s text:c="2"/>│ 3. ATT LAYER <text:s text:c="20"/>│</text:span></text:p>
      <text:p text:style-name="P17"><text:span text:style-name="T13"><text:s text:c="2"/>│ Opcode = [0x1B] Notification <text:s text:c="4"/>│</text:span></text:p>
      <text:p text:style-name="P17"><text:span text:style-name="T13"><text:s text:c="2"/>│ Handle = [0x24 0x00] (HID Rpt) <text:s text:c="2"/>│</text:span></text:p>
      <text:p text:style-name="P17"><text:span text:style-name="T13"><text:s text:c="2"/>│ ATT PDU = 1+2+61 = 64 bytes <text:s text:c="5"/>│</text:span></text:p>
      <text:p text:style-name="P30"><text:span text:style-name="T13"><text:s text:c="2"/>└─────────────────┬────────────────┘</text:span></text:p>
      <text:p text:style-name="P17"><text:span text:style-name="T13"><text:s text:c="20"/>│ 64 bytes</text:span></text:p>
      <text:p text:style-name="P30"><text:span text:style-name="T13"><text:s text:c="2"/>┌─────────────────▼────────────────┐</text:span></text:p>
      <text:p text:style-name="P17"><text:span text:style-name="T13"><text:s text:c="2"/>│ 4. L2CAP <text:s text:c="24"/>│</text:span></text:p>
      <text:p text:style-name="P17"><text:span text:style-name="T13"><text:s text:c="2"/>│ Length = [40 00] = 64 <text:s text:c="11"/>│</text:span></text:p>
      <text:p text:style-name="P17"><text:span text:style-name="T13"><text:s text:c="2"/>│ CID <text:s text:c="3"/>= [04 00] <text:s text:c="16"/>│</text:span></text:p>
      <text:p text:style-name="P17"><text:span text:style-name="T13"><text:s text:c="2"/>│ L2CAP PDU = 68 bytes <text:s text:c="12"/>│</text:span></text:p>
      <text:p text:style-name="P30"><text:span text:style-name="T13"><text:s text:c="2"/>└─────────────────┬────────────────┘</text:span></text:p>
      <text:p text:style-name="P17"><text:span text:style-name="T13"><text:s text:c="20"/>│ 68 bytes</text:span></text:p>
      <text:p text:style-name="P30"><text:span text:style-name="T13"><text:s text:c="2"/>┌─────────────────▼────────────────┐</text:span></text:p>
      <text:p text:style-name="P17"><text:span text:style-name="T13"><text:s text:c="2"/>│ 5. LINK LAYER (Encrypted) <text:s text:c="7"/>│</text:span></text:p>
      <text:p text:style-name="P17"><text:span text:style-name="T13"><text:s text:c="2"/>│ LL Header (2B) <text:s text:c="18"/>│</text:span></text:p>
      <text:p text:style-name="P17"><text:span text:style-name="T13"><text:s text:c="2"/>│ Payload = 68 bytes <text:s text:c="14"/>│</text:span></text:p>
      <text:p text:style-name="P17"><text:span text:style-name="T13"><text:s text:c="2"/>│ AES-CCM encrypt entire payload <text:s text:c="2"/>│</text:span></text:p>
      <text:p text:style-name="P17"><text:span text:style-name="T13"><text:s text:c="2"/>│ MIC (Message Integrity Code) 4B <text:s/>│</text:span></text:p>
      <text:p text:style-name="P17"><text:span text:style-name="T13"><text:s text:c="2"/>│ CRC24 (3B) <text:s text:c="22"/>│</text:span></text:p>
      <text:p text:style-name="P17"><text:span text:style-name="T13"><text:s text:c="2"/>│ LL PDU = 2+68+4+3 = 77 bytes <text:s text:c="4"/>│</text:span></text:p>
      <text:p text:style-name="P30"><text:span text:style-name="T13"><text:s text:c="2"/>└─────────────────┬────────────────┘</text:span></text:p>
      <text:p text:style-name="P17"><text:span text:style-name="T13"><text:s text:c="20"/>│ 77 bytes</text:span></text:p>
      <text:p text:style-name="P30"><text:span text:style-name="T13"><text:s text:c="2"/>┌─────────────────▼────────────────┐</text:span></text:p>
      <text:p text:style-name="P17"><text:span text:style-name="T13"><text:s text:c="2"/>│ 6. PHYSICAL LAYER <text:s text:c="15"/>│</text:span></text:p>
      <text:p text:style-name="P17"><text:span text:style-name="T13"><text:s text:c="2"/>│ Preamble [AA] (1B) <text:s text:c="14"/>│</text:span></text:p>
      <text:p text:style-name="P17"><text:span text:style-name="T13"><text:s text:c="2"/>│ Access Address (4B) <text:s text:c="13"/>│</text:span></text:p>
      <text:p text:style-name="P17"><text:soft-page-break/><text:span text:style-name="T13"><text:s text:c="2"/>│ Total on-air = 5+77 = 82 bytes <text:s text:c="2"/>│</text:span></text:p>
      <text:p text:style-name="P17"><text:span text:style-name="T13"><text:s text:c="2"/>│ At 1 Mbps = 656 µs per packet <text:s text:c="3"/>│</text:span></text:p>
      <text:p text:style-name="P30"><text:span text:style-name="T13"><text:s text:c="2"/>└─────────────────┬────────────────┘</text:span></text:p>
      <text:p text:style-name="P17"><text:span text:style-name="T13"><text:s text:c="20"/>│ ~~~~~ 2.4 GHz RF ~~~~~ ►</text:span></text:p>
      <text:p text:style-name="P17"><text:span text:style-name="T13"><text:s text:c="46"/>┌─────────────────────┐</text:span></text:p>
      <text:p text:style-name="P17"><text:span text:style-name="T13"><text:s text:c="46"/>│ PHY → LL decrypt <text:s text:c="3"/>│</text:span></text:p>
      <text:p text:style-name="P17"><text:span text:style-name="T13"><text:s text:c="46"/>│ Verify MIC <text:s text:c="9"/>│</text:span></text:p>
      <text:p text:style-name="P17"><text:span text:style-name="T13"><text:s text:c="46"/>│ L2CAP → ATT <text:s text:c="8"/>│</text:span></text:p>
      <text:p text:style-name="P17"><text:span text:style-name="T13"><text:s text:c="46"/>│ ATT: Notify 0x1B <text:s text:c="3"/>│</text:span></text:p>
      <text:p text:style-name="P17"><text:span text:style-name="T13"><text:s text:c="46"/>│ Handle 0x0024 <text:s text:c="6"/>│</text:span></text:p>
      <text:p text:style-name="P17"><text:span text:style-name="T13"><text:s text:c="46"/>│ GATT → HID layer <text:s text:c="3"/>│</text:span></text:p>
      <text:p text:style-name="P17"><text:span text:style-name="T13"><text:s text:c="46"/>│ HID Report ID 0x03 <text:s/>│</text:span></text:p>
      <text:p text:style-name="P17"><text:span text:style-name="T13"><text:s text:c="46"/>│ Strip header <text:s text:c="7"/>│</text:span></text:p>
      <text:p text:style-name="P17"><text:span text:style-name="T13"><text:s text:c="46"/>│ 60B mSBC payload <text:s text:c="3"/>│</text:span></text:p>
      <text:p text:style-name="P17"><text:span text:style-name="T13"><text:s text:c="46"/>│ mSBC decode <text:s text:c="8"/>│</text:span></text:p>
      <text:p text:style-name="P17"><text:span text:style-name="T13"><text:s text:c="46"/>│ 60B → 240B PCM <text:s text:c="5"/>│</text:span></text:p>
      <text:p text:style-name="P17"><text:span text:style-name="T13"><text:s text:c="46"/>│ Audio output 7.5ms <text:s/>│</text:span></text:p>
      <text:p text:style-name="P17"><text:span text:style-name="T13"><text:s text:c="46"/>└─────────────────────┘</text:span></text:p>
      <text:p text:style-name="P5"/>
      <text:h text:style-name="P4" text:outline-level="3"><text:span text:style-name="T15">mSBC Voice Packet — Complete Layer-by-Layer Byte Count</text:span></text:h>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8"><text:span text:style-name="T23">Layer</text:span></text:p>
          </table:table-cell>
          <table:table-cell table:style-name="Table53.A1" office:value-type="string">
            <text:p text:style-name="P18"><text:span text:style-name="T23">Added Bytes</text:span></text:p>
          </table:table-cell>
          <table:table-cell table:style-name="Table53.A1" office:value-type="string">
            <text:p text:style-name="P18"><text:span text:style-name="T23">Running Total</text:span></text:p>
          </table:table-cell>
          <table:table-cell table:style-name="Table53.A1" office:value-type="string">
            <text:p text:style-name="P18"><text:span text:style-name="T23">What Was Added</text:span></text:p>
          </table:table-cell>
        </table:table-row>
        <table:table-row table:style-name="Table53.1">
          <table:table-cell table:style-name="Table53.A2" office:value-type="string">
            <text:p text:style-name="P18"><text:span text:style-name="T24">Microphone / Codec</text:span></text:p>
          </table:table-cell>
          <table:table-cell table:style-name="Table53.A2" office:value-type="string">
            <text:p text:style-name="P18"><text:span text:style-name="T20">60B</text:span></text:p>
          </table:table-cell>
          <table:table-cell table:style-name="Table53.A2" office:value-type="string">
            <text:p text:style-name="P18"><text:span text:style-name="T20">60B</text:span></text:p>
          </table:table-cell>
          <table:table-cell table:style-name="Table53.A2" office:value-type="string">
            <text:p text:style-name="P18"><text:span text:style-name="T20">mSBC frame: H2 header(2B) + mSBC bitstream(57B) + pad(1B). 7.5ms of narrowband voice audio.</text:span></text:p>
          </table:table-cell>
        </table:table-row>
        <table:table-row table:style-name="Table53.1">
          <table:table-cell table:style-name="Table53.A2" office:value-type="string">
            <text:p text:style-name="P18"><text:span text:style-name="T24">HID Layer</text:span></text:p>
          </table:table-cell>
          <table:table-cell table:style-name="Table53.A2" office:value-type="string">
            <text:p text:style-name="P18"><text:span text:style-name="T20">1B</text:span></text:p>
          </table:table-cell>
          <table:table-cell table:style-name="Table53.A2" office:value-type="string">
            <text:p text:style-name="P18"><text:span text:style-name="T20">61B</text:span></text:p>
          </table:table-cell>
          <table:table-cell table:style-name="Table53.A2" office:value-type="string">
            <text:p text:style-name="P18"><text:span text:style-name="T20">HID Input Report ID 0x03 prepended. Identifies this as a Voice Report (vs other HID reports like keypress).</text:span></text:p>
          </table:table-cell>
        </table:table-row>
        <table:table-row table:style-name="Table53.1">
          <table:table-cell table:style-name="Table53.A4" office:value-type="string">
            <text:p text:style-name="P18"><text:span text:style-name="T24">ATT Layer</text:span></text:p>
          </table:table-cell>
          <table:table-cell table:style-name="Table53.A4" office:value-type="string">
            <text:p text:style-name="P18"><text:span text:style-name="T20">3B</text:span></text:p>
          </table:table-cell>
          <table:table-cell table:style-name="Table53.A4" office:value-type="string">
            <text:p text:style-name="P18"><text:span text:style-name="T20">64B</text:span></text:p>
          </table:table-cell>
          <table:table-cell table:style-name="Table53.A4" office:value-type="string">
            <text:p text:style-name="P18"><text:span text:style-name="T20">Opcode 0x1B (1B) + Handle 0x0024 (2B). No response overhead since Notification.</text:span></text:p>
          </table:table-cell>
        </table:table-row>
        <table:table-row table:style-name="Table53.1">
          <table:table-cell table:style-name="Table53.A5" office:value-type="string">
            <text:p text:style-name="P18"><text:span text:style-name="T24">L2CAP Layer</text:span></text:p>
          </table:table-cell>
          <table:table-cell table:style-name="Table53.A5" office:value-type="string">
            <text:p text:style-name="P18"><text:span text:style-name="T20">4B</text:span></text:p>
          </table:table-cell>
          <table:table-cell table:style-name="Table53.A5" office:value-type="string">
            <text:p text:style-name="P18"><text:span text:style-name="T20">68B</text:span></text:p>
          </table:table-cell>
          <table:table-cell table:style-name="Table53.A5" office:value-type="string">
            <text:p text:style-name="P18"><text:span text:style-name="T20">Length [40 00] (2B) + CID [04 00] (2B). Routes to ATT handler on receiving side.</text:span></text:p>
          </table:table-cell>
        </table:table-row>
        <table:table-row table:style-name="Table53.1">
          <table:table-cell table:style-name="Table53.A6" office:value-type="string">
            <text:p text:style-name="P18"><text:span text:style-name="T24">LL Header</text:span></text:p>
          </table:table-cell>
          <table:table-cell table:style-name="Table53.A6" office:value-type="string">
            <text:p text:style-name="P18"><text:span text:style-name="T20">2B</text:span></text:p>
          </table:table-cell>
          <table:table-cell table:style-name="Table53.A6" office:value-type="string">
            <text:p text:style-name="P18"><text:span text:style-name="T20">70B</text:span></text:p>
          </table:table-cell>
          <table:table-cell table:style-name="Table53.A6" office:value-type="string">
            <text:p text:style-name="P18"><text:span text:style-name="T20">LLID + Length field packed into 2 bytes.</text:span></text:p>
          </table:table-cell>
        </table:table-row>
        <table:table-row table:style-name="Table53.1">
          <table:table-cell table:style-name="Table53.A6" office:value-type="string">
            <text:p text:style-name="P18"><text:span text:style-name="T24">AES-CCM Encryption</text:span></text:p>
          </table:table-cell>
          <table:table-cell table:style-name="Table53.A6" office:value-type="string">
            <text:p text:style-name="P18"><text:span text:style-name="T20">0B</text:span></text:p>
          </table:table-cell>
          <table:table-cell table:style-name="Table53.A6" office:value-type="string">
            <text:p text:style-name="P18"><text:span text:style-name="T20">70B</text:span></text:p>
          </table:table-cell>
          <table:table-cell table:style-name="Table53.A6" office:value-type="string">
            <text:p text:style-name="P18"><text:span text:style-name="T20">Payload (68B) encrypted in place. No size increase from encryption itself.</text:span></text:p>
          </table:table-cell>
        </table:table-row>
        <table:table-row table:style-name="Table53.1">
          <table:table-cell table:style-name="Table53.A6" office:value-type="string">
            <text:p text:style-name="P18"><text:span text:style-name="T24">MIC (Message Integrity Code)</text:span></text:p>
          </table:table-cell>
          <table:table-cell table:style-name="Table53.A6" office:value-type="string">
            <text:p text:style-name="P18"><text:span text:style-name="T20">4B</text:span></text:p>
          </table:table-cell>
          <table:table-cell table:style-name="Table53.A6" office:value-type="string">
            <text:p text:style-name="P18"><text:span text:style-name="T20">74B</text:span></text:p>
          </table:table-cell>
          <table:table-cell table:style-name="Table53.A6" office:value-type="string">
            <text:p text:style-name="P18"><text:span text:style-name="T20">4-byte AES-CCM authentication tag appended after encrypted payload. Detects tampering.</text:span></text:p>
          </table:table-cell>
        </table:table-row>
        <table:table-row table:style-name="Table53.1">
          <table:table-cell table:style-name="Table53.A6" office:value-type="string">
            <text:p text:style-name="P18"><text:span text:style-name="T24">CRC24</text:span></text:p>
          </table:table-cell>
          <table:table-cell table:style-name="Table53.A6" office:value-type="string">
            <text:p text:style-name="P18"><text:span text:style-name="T20">3B</text:span></text:p>
          </table:table-cell>
          <table:table-cell table:style-name="Table53.A6" office:value-type="string">
            <text:p text:style-name="P18"><text:span text:style-name="T20">77B</text:span></text:p>
          </table:table-cell>
          <table:table-cell table:style-name="Table53.A6" office:value-type="string">
            <text:p text:style-name="P18"><text:span text:style-name="T20">Link Layer CRC over header + encrypted payload + MIC. Detects transmission errors.</text:span></text:p>
          </table:table-cell>
        </table:table-row>
        <table:table-row table:style-name="Table53.1">
          <table:table-cell table:style-name="Table53.A10" office:value-type="string">
            <text:p text:style-name="P18"><text:span text:style-name="T24">Preamble + Access Address</text:span></text:p>
          </table:table-cell>
          <table:table-cell table:style-name="Table53.A10" office:value-type="string">
            <text:p text:style-name="P18"><text:span text:style-name="T20">5B</text:span></text:p>
          </table:table-cell>
          <table:table-cell table:style-name="Table53.A10" office:value-type="string">
            <text:p text:style-name="P18"><text:span text:style-name="T20">82B</text:span></text:p>
          </table:table-cell>
          <table:table-cell table:style-name="Table53.A10" office:value-type="string">
            <text:p text:style-name="P18"><text:span text:style-name="T20">1B preamble + 4B connection Access Address. PHY sync overhead.</text:span></text:p>
          </table:table-cell>
        </table:table-row>
        <table:table-row table:style-name="Table53.1">
          <table:table-cell table:style-name="Table53.A11" office:value-type="string">
            <text:p text:style-name="P18"><text:span text:style-name="T24">TOTAL ON-AIR</text:span></text:p>
          </table:table-cell>
          <table:table-cell table:style-name="Table53.A11" office:value-type="string">
            <text:p text:style-name="P18"><text:span text:style-name="T20">82 bytes</text:span></text:p>
          </table:table-cell>
          <table:table-cell table:style-name="Table53.A11" office:value-type="string">
            <text:p text:style-name="P18"><text:span text:style-name="T20">82 bytes</text:span></text:p>
          </table:table-cell>
          <table:table-cell table:style-name="Table53.A11" office:value-type="string">
            <text:p text:style-name="P18"><text:span text:style-name="T20">60 bytes of voice audio become 82 bytes on the air. Efficiency = 73%.</text:span></text:p>
          </table:table-cell>
        </table:table-row>
      </table:table>
      <text:p text:style-name="P5"/>
      <text:h text:style-name="P4" text:outline-level="3"><text:soft-page-break/><text:span text:style-name="T15">mSBC H2 Header — Sequence Number Encoding</text:span></text:h>
      <text:p text:style-name="P17"><text:span text:style-name="T13"><text:s text:c="2"/>The H2 header is 2 bytes:</text:span></text:p>
      <text:p text:style-name="P17"><text:span text:style-name="T13"><text:s text:c="2"/>Byte 0: Always 0x01 (sync word first byte)</text:span></text:p>
      <text:p text:style-name="P17"><text:span text:style-name="T13"><text:s text:c="2"/>Byte 1: Encodes 2-bit sequence number in bits [5:4] and [1:0]</text:span></text:p>
      <text:p text:style-name="P17"/>
      <text:p text:style-name="P17"><text:span text:style-name="T13"><text:s text:c="2"/>Sequence numbers cycle: 0 → 1 → 2 → 3 → 0...</text:span></text:p>
      <text:p text:style-name="P17"><text:span text:style-name="T13"><text:s text:c="2"/>Byte 1 values:</text:span></text:p>
      <text:p text:style-name="P17"><text:span text:style-name="T13"><text:s text:c="4"/>Seq=0: 0x08 <text:s/>(bits 5:4=00, bits 1:0=00 → not quite, actual = 0x08=0b00001000)</text:span></text:p>
      <text:p text:style-name="P17"><text:span text:style-name="T13"><text:s text:c="4"/>Seq=1: 0x38 <text:s/>(0b00111000)</text:span></text:p>
      <text:p text:style-name="P17"><text:span text:style-name="T13"><text:s text:c="4"/>Seq=2: 0xC8 <text:s/>(0b11001000)</text:span></text:p>
      <text:p text:style-name="P17"><text:span text:style-name="T13"><text:s text:c="4"/>Seq=3: 0xF8 <text:s/>(0b11111000)</text:span></text:p>
      <text:p text:style-name="P17"/>
      <text:p text:style-name="P17"><text:span text:style-name="T13"><text:s text:c="2"/>Purpose: Receiver detects dropped frames by checking if</text:span></text:p>
      <text:p text:style-name="P17"><text:span text:style-name="T13"><text:s text:c="2"/>sequence increments by 1. A skip (0→2) means one frame was</text:span></text:p>
      <text:p text:style-name="P17"><text:span text:style-name="T13"><text:s text:c="2"/>lost. The mSBC decoder then performs Packet Loss Concealment (PLC):</text:span></text:p>
      <text:p text:style-name="P17"><text:span text:style-name="T13"><text:s text:c="2"/>it synthesises the missing frame from surrounding audio context.</text:span></text:p>
      <text:p text:style-name="P17"><text:span text:style-name="T13"><text:s text:c="2"/>This keeps audio intelligible even with 10-20% packet loss.</text:span></text:p>
      <text:p text:style-name="P5"/>
      <text:h text:style-name="P4" text:outline-level="3"><text:span text:style-name="T15">Why mSBC? The Codec Choice Explained</text:span></text:h>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8"><text:span text:style-name="T23">Byte(s) / Hex</text:span></text:p>
          </table:table-cell>
          <table:table-cell table:style-name="Table54.A1" office:value-type="string">
            <text:p text:style-name="P18"><text:span text:style-name="T23">Field</text:span></text:p>
          </table:table-cell>
          <table:table-cell table:style-name="Table54.A1" office:value-type="string">
            <text:p text:style-name="P18"><text:span text:style-name="T23">Value / Meaning</text:span></text:p>
          </table:table-cell>
        </table:table-row>
        <table:table-row table:style-name="Table54.1">
          <table:table-cell table:style-name="Table54.A2" office:value-type="string">
            <text:p text:style-name="P18"><text:span text:style-name="T24">Raw PCM (uncompressed)</text:span></text:p>
          </table:table-cell>
          <table:table-cell table:style-name="Table54.A2" office:value-type="string">
            <text:p text:style-name="P18"><text:span text:style-name="T24">7.5ms frame size</text:span></text:p>
          </table:table-cell>
          <table:table-cell table:style-name="Table54.A2" office:value-type="string">
            <text:p text:style-name="P18"><text:span text:style-name="T20">120 samples × 16 bits = 240 bytes. Requires 240-byte notification per 7.5ms = massive BLE bandwidth. Impossible at default MTU=23.</text:span></text:p>
          </table:table-cell>
        </table:table-row>
        <table:table-row table:style-name="Table54.1">
          <table:table-cell table:style-name="Table54.A3" office:value-type="string">
            <text:p text:style-name="P18"><text:span text:style-name="T24">mSBC (Modified SBC)</text:span></text:p>
          </table:table-cell>
          <table:table-cell table:style-name="Table54.A3" office:value-type="string">
            <text:p text:style-name="P18"><text:span text:style-name="T24">7.5ms frame size</text:span></text:p>
          </table:table-cell>
          <table:table-cell table:style-name="Table54.A3" office:value-type="string">
            <text:p text:style-name="P18"><text:span text:style-name="T20">57-byte bitstream + 3B header = 60 bytes. 4:1 compression ratio. Designed specifically for narrowband speech (8kHz, 16-bit).</text:span></text:p>
          </table:table-cell>
        </table:table-row>
        <table:table-row table:style-name="Table54.1">
          <table:table-cell table:style-name="Table54.A2" office:value-type="string">
            <text:p text:style-name="P18"><text:span text:style-name="T24">Compression ratio</text:span></text:p>
          </table:table-cell>
          <table:table-cell table:style-name="Table54.A2" office:value-type="string">
            <text:p text:style-name="P18"><text:span text:style-name="T24">4:1</text:span></text:p>
          </table:table-cell>
          <table:table-cell table:style-name="Table54.A2" office:value-type="string">
            <text:p text:style-name="P18"><text:span text:style-name="T20">240B → 60B. Fits comfortably in one BLE notification packet after MTU exchange to 247.</text:span></text:p>
          </table:table-cell>
        </table:table-row>
        <table:table-row table:style-name="Table54.1">
          <table:table-cell table:style-name="Table54.A3" office:value-type="string">
            <text:p text:style-name="P18"><text:span text:style-name="T24">Codec quality</text:span></text:p>
          </table:table-cell>
          <table:table-cell table:style-name="Table54.A3" office:value-type="string">
            <text:p text:style-name="P18"><text:span text:style-name="T24">MOS ~4.0/5.0</text:span></text:p>
          </table:table-cell>
          <table:table-cell table:style-name="Table54.A3" office:value-type="string">
            <text:p text:style-name="P18"><text:span text:style-name="T20">Narrowband voice quality. Adequate for voice search and commands. Not music-quality — that needs LC3 or aptX.</text:span></text:p>
          </table:table-cell>
        </table:table-row>
        <table:table-row table:style-name="Table54.1">
          <table:table-cell table:style-name="Table54.A2" office:value-type="string">
            <text:p text:style-name="P18"><text:span text:style-name="T24">Latency</text:span></text:p>
          </table:table-cell>
          <table:table-cell table:style-name="Table54.A2" office:value-type="string">
            <text:p text:style-name="P18"><text:span text:style-name="T24">7.5ms per frame</text:span></text:p>
          </table:table-cell>
          <table:table-cell table:style-name="Table54.A2" office:value-type="string">
            <text:p text:style-name="P18"><text:span text:style-name="T20">Each encode/decode adds 7.5ms of algorithmic latency on top of BLE connection interval latency.</text:span></text:p>
          </table:table-cell>
        </table:table-row>
      </table:table>
      <text:p text:style-name="P5"/>
      <table:table table:name="Table55" table:style-name="Table55">
        <table:table-column table:style-name="Table55.A"/>
        <table:table-row table:style-name="Table55.1">
          <table:table-cell table:style-name="Table55.A1" office:value-type="string">
            <text:p text:style-name="P19"><text:span text:style-name="T18">⚡ Why Notifications (Not Indications) for Voice?</text:span></text:p>
            <text:p text:style-name="P20"><text:span text:style-name="T19">Each mSBC frame must be delivered within 7.5ms to maintain audio continuity. An Indication would require a round-trip (Indication + Confirmation) before the next frame could be sent. At 7.5ms frame rate, waiting for a round-trip (which could be up to one connection interval = typically 7.5-30ms) would either block new frames or cause catastrophic latency buildup. Notifications (fire-and-forget) allow the server to pump frames continuously at 133 packets/second. A small number of lost frames are handled by PLC in the decoder.</text:span></text:p>
          </table:table-cell>
        </table:table-row>
      </table:table>
      <text:p text:style-name="P5"/>
      <table:table table:name="Table56" table:style-name="Table56">
        <table:table-column table:style-name="Table56.A"/>
        <table:table-row table:style-name="Table56.1">
          <table:table-cell table:style-name="Table56.A1" office:value-type="string">
            <text:p text:style-name="P21"><text:span text:style-name="T30">🎯 Common Interview Questions</text:span></text:p>
            <text:p text:style-name="P22"><text:span text:style-name="T31">Q1: </text:span><text:span text:style-name="T29">The default MTU is 23 bytes. What is the maximum notification payload? Can a 60-byte mSBC frame fit? What must happen first?</text:span></text:p>
            <text:p text:style-name="P22"><text:span text:style-name="T31">Q2: </text:span><text:span text:style-name="T29">Explain why mSBC uses the H2 header with sequence numbers. What happens at the decoder </text:span><text:soft-page-break/><text:span text:style-name="T29">when a frame is missing?</text:span></text:p>
            <text:p text:style-name="P22"><text:span text:style-name="T31">Q3: </text:span><text:span text:style-name="T29">Why is Notification chosen over Indication for real-time audio streaming?</text:span></text:p>
            <text:p text:style-name="P22"><text:span text:style-name="T31">Q4: </text:span><text:span text:style-name="T29">mSBC compresses 240B of PCM to 60B. At a 7.5ms frame rate, what is the continuous bitrate requirement in kbps?</text:span></text:p>
            <text:p text:style-name="P22"><text:span text:style-name="T31">Q5: </text:span><text:span text:style-name="T29">After MTU exchange to 247, what is the maximum payload per notification? Can a 244-byte LC3 stereo audio frame fit in one packet?</text:span></text:p>
            <text:p text:style-name="P22"><text:span text:style-name="T31">Q6: </text:span><text:span text:style-name="T29">At LL level, the mSBC voice packet has a MIC field. What does MIC stand for, what generates it, and what does it protect against?</text:span></text:p>
          </table:table-cell>
        </table:table-row>
      </table:table>
      <text:p text:style-name="Standard"/>
      <text:h text:style-name="P1" text:outline-level="1"><text:span text:style-name="T2">PART 7 — LE AUDIO: LC3 CODEC &amp; ISOCHRONOUS CHANNELS</text:span></text:h>
      <text:h text:style-name="P2" text:outline-level="2"><text:span text:style-name="T5">Diagram 13: LE Audio Music Streaming (LC3 over CIS)</text:span></text:h>
      <text:p text:style-name="P16"><text:span text:style-name="T12">Real-world scenario: The phone is streaming high-quality music to true wireless stereo earbuds using Bluetooth 5.2+ LE Audio. Unlike classic Bluetooth A2DP or the mSBC HoG flow we just studied, LE Audio uses isochronous channels with guaranteed timing, LC3 compression, and built-in redundancy — all managed at the Link Layer without application-level ACKs.</text:span></text:p>
      <text:p text:style-name="P5"/>
      <text:h text:style-name="P4" text:outline-level="3"><text:span text:style-name="T15">LE Audio Architecture Overview</text:span></text:h>
      <text:p text:style-name="P17"><text:span text:style-name="T13"><text:s text:c="2"/>┌─────────────────────────────────────────────────────────┐</text:span></text:p>
      <text:p text:style-name="P17"><text:span text:style-name="T13"><text:s text:c="2"/>│ <text:s text:c="17"/>LE AUDIO STACK <text:s text:c="24"/>│</text:span></text:p>
      <text:p text:style-name="P17"><text:span text:style-name="T13"><text:s text:c="2"/>├─────────────────────────────────────────────────────────┤</text:span></text:p>
      <text:p text:style-name="P17"><text:span text:style-name="T13"><text:s text:c="2"/>│ <text:s/>Application: Audio Manager / Media Player <text:s text:c="13"/>│</text:span></text:p>
      <text:p text:style-name="P17"><text:span text:style-name="T13"><text:s text:c="2"/>│ <text:s/>PCM audio data source (stereo 48kHz 16-bit) <text:s text:c="11"/>│</text:span></text:p>
      <text:p text:style-name="P17"><text:span text:style-name="T13"><text:s text:c="2"/>├─────────────────────────────────────────────────────────┤</text:span></text:p>
      <text:p text:style-name="P17"><text:span text:style-name="T13"><text:s text:c="2"/>│ <text:s/>Codec: LC3 (Low Complexity Communication Codec) <text:s text:c="7"/>│</text:span></text:p>
      <text:p text:style-name="P17"><text:span text:style-name="T13"><text:s text:c="2"/>│ <text:s/>10ms frame: 960 samples × 16-bit = 1920B (stereo) <text:s text:c="5"/>│</text:span></text:p>
      <text:p text:style-name="P17"><text:span text:style-name="T13"><text:s text:c="2"/>│ <text:s/>LC3 encode: 1920B → ~200B (per channel: ~100B) <text:s text:c="8"/>│</text:span></text:p>
      <text:p text:style-name="P17"><text:span text:style-name="T13"><text:s text:c="2"/>│ <text:s/>Compression ratio: ~9.6:1 at 160kbps stereo <text:s text:c="11"/>│</text:span></text:p>
      <text:p text:style-name="P17"><text:span text:style-name="T13"><text:s text:c="2"/>├─────────────────────────────────────────────────────────┤</text:span></text:p>
      <text:p text:style-name="P17"><text:span text:style-name="T13"><text:s text:c="2"/>│ <text:s/>GATT/PACS (Published Audio Capabilities Service) <text:s text:c="6"/>│</text:span></text:p>
      <text:p text:style-name="P17"><text:span text:style-name="T13"><text:s text:c="2"/>│ <text:s/>ASCS (Audio Stream Control Service) <text:s text:c="19"/>│</text:span></text:p>
      <text:p text:style-name="P17"><text:span text:style-name="T13"><text:s text:c="2"/>│ <text:s/>Used to CONFIGURE the audio stream (codec params, BIS) │</text:span></text:p>
      <text:p text:style-name="P17"><text:span text:style-name="T13"><text:s text:c="2"/>├─────────────────────────────────────────────────────────┤</text:span></text:p>
      <text:p text:style-name="P17"><text:span text:style-name="T13"><text:s text:c="2"/>│ <text:s/>Isochronous Adaptation Layer (IAL) <text:s text:c="20"/>│</text:span></text:p>
      <text:p text:style-name="P17"><text:span text:style-name="T13"><text:s text:c="2"/>│ <text:s/>Adds SDU header (sequence number, timestamp) <text:s text:c="10"/>│</text:span></text:p>
      <text:p text:style-name="P17"><text:span text:style-name="T13"><text:s text:c="2"/>├─────────────────────────────────────────────────────────┤</text:span></text:p>
      <text:p text:style-name="P17"><text:span text:style-name="T13"><text:s text:c="2"/>│ <text:s/>LINK LAYER — Isochronous Mode <text:s text:c="25"/>│</text:span></text:p>
      <text:p text:style-name="P17"><text:span text:style-name="T13"><text:s text:c="2"/>│ <text:s/>CIS (Connected Isochronous Stream) for unicast <text:s text:c="8"/>│</text:span></text:p>
      <text:p text:style-name="P17"><text:span text:style-name="T13"><text:s text:c="2"/>│ <text:s/>BIS (Broadcast Isochronous Stream) for broadcast <text:s text:c="6"/>│</text:span></text:p>
      <text:p text:style-name="P17"><text:span text:style-name="T13"><text:s text:c="2"/>│ <text:s/>Guaranteed timing slots (not contention-based) <text:s text:c="8"/>│</text:span></text:p>
      <text:p text:style-name="P17"><text:span text:style-name="T13"><text:s text:c="2"/>│ <text:s/>BN=2 (Burst Number): each packet sent twice <text:s text:c="11"/>│</text:span></text:p>
      <text:p text:style-name="P17"><text:span text:style-name="T13"><text:s text:c="2"/>│ <text:s/>No retransmit: lost = lost, decoder does PLC <text:s text:c="10"/>│</text:span></text:p>
      <text:p text:style-name="P17"><text:span text:style-name="T13"><text:s text:c="2"/>├─────────────────────────────────────────────────────────┤</text:span></text:p>
      <text:p text:style-name="P17"><text:span text:style-name="T13"><text:s text:c="2"/>│ <text:s/>PHYSICAL LAYER: LE 2M PHY (2 Mbps) preferred <text:s text:c="10"/>│</text:span></text:p>
      <text:p text:style-name="P17"><text:span text:style-name="T13"><text:s text:c="2"/>└─────────────────────────────────────────────────────────┘</text:span></text:p>
      <text:p text:style-name="P5"/>
      <text:h text:style-name="P4" text:outline-level="3"><text:span text:style-name="T15">LE Audio Streaming Call Flow</text:span></text:h>
      <text:p text:style-name="P17"><text:span text:style-name="T13"><text:s text:c="2"/>PHONE (Audio Source) <text:s text:c="25"/>EARBUDS (Audio Sink)</text:span></text:p>
      <text:p text:style-name="P17"/>
      <text:p text:style-name="P17"><text:span text:style-name="T13"><text:s text:c="2"/>── CONFIGURATION PHASE (GATT) ──────────────────────────────────</text:span></text:p>
      <text:p text:style-name="P17"><text:span text:style-name="T13"><text:s text:c="2"/>Read PACS: "What codecs can you decode?"</text:span></text:p>
      <text:p text:style-name="P17"><text:span text:style-name="T13"><text:s text:c="2"/>→ Earbud: LC3, 48kHz, 16-bit, mono, 100B/frame</text:span></text:p>
      <text:p text:style-name="P17"/>
      <text:p text:style-name="P17"><text:span text:style-name="T13"><text:s text:c="2"/>Write ASCS: "Configure CIS stream:"</text:span></text:p>
      <text:p text:style-name="P17"><text:span text:style-name="T13"><text:s text:c="2"/>→ Codec=LC3, Freq=48kHz, Frame=10ms, Bitrate=160kbps</text:span></text:p>
      <text:p text:style-name="P17"><text:span text:style-name="T13"><text:s text:c="2"/>→ CIG ID=0x01, CIS ID=0x01</text:span></text:p>
      <text:p text:style-name="P17"><text:span text:style-name="T13"><text:s text:c="2"/>────────────────────────────────────────────►</text:span></text:p>
      <text:p text:style-name="P17"><text:span text:style-name="T13"><text:s text:c="47"/>Earbud configures LC3 decoder</text:span></text:p>
      <text:p text:style-name="P17"><text:span text:style-name="T13"><text:s text:c="2"/>◄──────────────── ASE State: Enabling ───────</text:span></text:p>
      <text:p text:style-name="P17"/>
      <text:p text:style-name="P17"><text:span text:style-name="T13"><text:s text:c="2"/>── HCI CONFIGURATION (Host → Controller) ───────────────────────</text:span></text:p>
      <text:p text:style-name="P17"><text:span text:style-name="T13"><text:s text:c="2"/>HCI_LE_Set_CIG_Parameters (CIG/CIS config)</text:span></text:p>
      <text:p text:style-name="P17"><text:soft-page-break/><text:span text:style-name="T13"><text:s text:c="2"/>HCI_LE_Create_CIS (actually establish isochronous logical link)</text:span></text:p>
      <text:p text:style-name="P17"><text:span text:style-name="T13"><text:s text:c="2"/>HCI_LE_Setup_ISO_Data_Path</text:span></text:p>
      <text:p text:style-name="P17"/>
      <text:p text:style-name="P17"><text:span text:style-name="T13"><text:s text:c="2"/>── STREAMING PHASE (Repeating every 10ms) ──────────────────────</text:span></text:p>
      <text:p text:style-name="P31"><text:span text:style-name="T13"><text:s text:c="2"/>┌───────────────────────────────┐</text:span></text:p>
      <text:p text:style-name="P17"><text:span text:style-name="T13"><text:s text:c="2"/>│ 10ms: Capture 960 PCM samples │</text:span></text:p>
      <text:p text:style-name="P17"><text:span text:style-name="T13"><text:s text:c="2"/>│ LC3 encode → 100 bytes <text:s text:c="7"/>│</text:span></text:p>
      <text:p text:style-name="P17"><text:span text:style-name="T13"><text:s text:c="2"/>│ Add SDU seq number + timestamp│</text:span></text:p>
      <text:p text:style-name="P17"><text:span text:style-name="T13"><text:s text:c="2"/>│ Build ISO PDU (LL layer) <text:s text:c="5"/>│</text:span></text:p>
      <text:p text:style-name="P17"><text:span text:style-name="T13"><text:s text:c="2"/>│ Send on CIS channel <text:s text:c="10"/>│</text:span></text:p>
      <text:p text:style-name="P17"><text:span text:style-name="T13"><text:s text:c="2"/>│ (sent twice: BN=2) <text:s text:c="11"/>│</text:span></text:p>
      <text:p text:style-name="P31"><text:span text:style-name="T13"><text:s text:c="2"/>└──────────────┬────────────────┘</text:span></text:p>
      <text:p text:style-name="P17"><text:span text:style-name="T13"><text:s text:c="17"/>│ ISO PDU ① <text:s text:c="2"/>────────────────────────────────►</text:span></text:p>
      <text:p text:style-name="P17"><text:span text:style-name="T13"><text:s text:c="17"/>│ ISO PDU ① <text:s text:c="2"/>────────────────────────────────► <text:s/>(retransmit)</text:span></text:p>
      <text:p text:style-name="P17"><text:span text:style-name="T13"><text:s text:c="17"/>│</text:span></text:p>
      <text:p text:style-name="P17"><text:span text:style-name="T13"><text:s text:c="2"/>Next 10ms: encode next frame</text:span></text:p>
      <text:p text:style-name="P17"><text:span text:style-name="T13"><text:s text:c="17"/>│ ISO PDU ② <text:s text:c="2"/>────────────────────────────────►</text:span></text:p>
      <text:p text:style-name="P17"><text:span text:style-name="T13"><text:s text:c="17"/>│ ISO PDU ② <text:s text:c="2"/>────────────────────────────────►</text:span></text:p>
      <text:p text:style-name="P17"/>
      <text:p text:style-name="P17"><text:span text:style-name="T13"><text:s text:c="2"/>If PDU lost both times → PLC in decoder (no retransmit!)</text:span></text:p>
      <text:p text:style-name="P5"/>
      <text:h text:style-name="P4" text:outline-level="3"><text:span text:style-name="T15">CIS vs ACL — Key Differences</text:span></text:h>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8"><text:span text:style-name="T23">Property</text:span></text:p>
          </table:table-cell>
          <table:table-cell table:style-name="Table57.A1" office:value-type="string">
            <text:p text:style-name="P18"><text:span text:style-name="T23">ACL (Classic Connection)</text:span></text:p>
          </table:table-cell>
          <table:table-cell table:style-name="Table57.A1" office:value-type="string">
            <text:p text:style-name="P18"><text:span text:style-name="T23">CIS (Isochronous)</text:span></text:p>
          </table:table-cell>
        </table:table-row>
        <table:table-row table:style-name="Table57.1">
          <table:table-cell table:style-name="Table57.A2" office:value-type="string">
            <text:p text:style-name="P18"><text:span text:style-name="T27">Timing</text:span></text:p>
          </table:table-cell>
          <table:table-cell table:style-name="Table57.A2" office:value-type="string">
            <text:p text:style-name="P18"><text:span text:style-name="T20">Best-effort. Packet sent when slot available.</text:span></text:p>
          </table:table-cell>
          <table:table-cell table:style-name="Table57.C2" office:value-type="string">
            <text:p text:style-name="P18"><text:span text:style-name="T20">Guaranteed time slots. Reserved bandwidth.</text:span></text:p>
          </table:table-cell>
        </table:table-row>
        <table:table-row table:style-name="Table57.1">
          <table:table-cell table:style-name="Table57.A3" office:value-type="string">
            <text:p text:style-name="P18"><text:span text:style-name="T27">Retransmit</text:span></text:p>
          </table:table-cell>
          <table:table-cell table:style-name="Table57.A3" office:value-type="string">
            <text:p text:style-name="P18"><text:span text:style-name="T20">Yes. NESN/SN mechanism retransmits lost packets.</text:span></text:p>
          </table:table-cell>
          <table:table-cell table:style-name="Table57.A3" office:value-type="string">
            <text:p text:style-name="P18"><text:span text:style-name="T20">No. Lost = concealed by PLC in decoder.</text:span></text:p>
          </table:table-cell>
        </table:table-row>
        <table:table-row table:style-name="Table57.1">
          <table:table-cell table:style-name="Table57.A2" office:value-type="string">
            <text:p text:style-name="P18"><text:span text:style-name="T27">Latency</text:span></text:p>
          </table:table-cell>
          <table:table-cell table:style-name="Table57.A2" office:value-type="string">
            <text:p text:style-name="P18"><text:span text:style-name="T20">Variable. Depends on congestion, retransmits.</text:span></text:p>
          </table:table-cell>
          <table:table-cell table:style-name="Table57.C2" office:value-type="string">
            <text:p text:style-name="P18"><text:span text:style-name="T20">Bounded. Predictable and constant.</text:span></text:p>
          </table:table-cell>
        </table:table-row>
        <table:table-row table:style-name="Table57.1">
          <table:table-cell table:style-name="Table57.A3" office:value-type="string">
            <text:p text:style-name="P18"><text:span text:style-name="T27">Use case</text:span></text:p>
          </table:table-cell>
          <table:table-cell table:style-name="Table57.A3" office:value-type="string">
            <text:p text:style-name="P18"><text:span text:style-name="T20">GATT operations, sensor data, control messages.</text:span></text:p>
          </table:table-cell>
          <table:table-cell table:style-name="Table57.A3" office:value-type="string">
            <text:p text:style-name="P18"><text:span text:style-name="T20">Real-time audio, synchronized multi-speaker.</text:span></text:p>
          </table:table-cell>
        </table:table-row>
        <table:table-row table:style-name="Table57.1">
          <table:table-cell table:style-name="Table57.A2" office:value-type="string">
            <text:p text:style-name="P18"><text:span text:style-name="T27">Left/Right sync</text:span></text:p>
          </table:table-cell>
          <table:table-cell table:style-name="Table57.A2" office:value-type="string">
            <text:p text:style-name="P18"><text:span text:style-name="T20">N/A (single device)</text:span></text:p>
          </table:table-cell>
          <table:table-cell table:style-name="Table57.C2" office:value-type="string">
            <text:p text:style-name="P18"><text:span text:style-name="T20">TimeOffset field synchronises left+right earbuds to play in perfect sync.</text:span></text:p>
          </table:table-cell>
        </table:table-row>
        <table:table-row table:style-name="Table57.1">
          <table:table-cell table:style-name="Table57.A3" office:value-type="string">
            <text:p text:style-name="P18"><text:span text:style-name="T27">ACK model</text:span></text:p>
          </table:table-cell>
          <table:table-cell table:style-name="Table57.A3" office:value-type="string">
            <text:p text:style-name="P18"><text:span text:style-name="T20">LL-level ACK (NESN/SN) + ATT-level for Indications.</text:span></text:p>
          </table:table-cell>
          <table:table-cell table:style-name="Table57.A3" office:value-type="string">
            <text:p text:style-name="P18"><text:span text:style-name="T20">No application-level ACK. LL marks received/missed in ISO PDU.</text:span></text:p>
          </table:table-cell>
        </table:table-row>
        <table:table-row table:style-name="Table57.1">
          <table:table-cell table:style-name="Table57.A2" office:value-type="string">
            <text:p text:style-name="P18"><text:span text:style-name="T27">Burst Number</text:span></text:p>
          </table:table-cell>
          <table:table-cell table:style-name="Table57.A2" office:value-type="string">
            <text:p text:style-name="P18"><text:span text:style-name="T20">N/A</text:span></text:p>
          </table:table-cell>
          <table:table-cell table:style-name="Table57.C2" office:value-type="string">
            <text:p text:style-name="P18"><text:span text:style-name="T20">BN=2: each SDU transmitted twice for built-in redundancy.</text:span></text:p>
          </table:table-cell>
        </table:table-row>
      </table:table>
      <text:p text:style-name="P5"/>
      <table:table table:name="Table58" table:style-name="Table58">
        <table:table-column table:style-name="Table58.A"/>
        <table:table-row table:style-name="Table58.1">
          <table:table-cell table:style-name="Table58.A1" office:value-type="string">
            <text:p text:style-name="P19"><text:span text:style-name="T18">⚡ BIS vs CIS</text:span></text:p>
            <text:p text:style-name="P20"><text:span text:style-name="T19">CIS (Connected Isochronous Stream): Unicast — one phone to one pair of earbuds. Uses the existing ACL connection. Allows bidirectional audio (e.g., microphone back-channel). BIS (Broadcast Isochronous Stream): Broadcast — one source to unlimited sinks simultaneously. No pairing required. Used for public audio (airports, museums, hearing aids). Think of BIS as "FM radio over BLE" — anyone with a compatible receiver can tune in.</text:span></text:p>
          </table:table-cell>
        </table:table-row>
      </table:table>
      <text:p text:style-name="P5"/>
      <table:table table:name="Table59" table:style-name="Table59">
        <table:table-column table:style-name="Table59.A"/>
        <table:table-row table:style-name="Table59.1">
          <table:table-cell table:style-name="Table59.A1" office:value-type="string">
            <text:p text:style-name="P21"><text:span text:style-name="T30">🎯 Common Interview Questions</text:span></text:p>
            <text:p text:style-name="P22"><text:span text:style-name="T31">Q1: </text:span><text:span text:style-name="T29">What is the difference between CIS and BIS? When would you use each?</text:span></text:p>
            <text:p text:style-name="P22"><text:span text:style-name="T31">Q2: </text:span><text:span text:style-name="T29">Why does LE Audio use no retransmit? How does the receiver handle lost packets?</text:span></text:p>
            <text:p text:style-name="P22"><text:soft-page-break/><text:span text:style-name="T31">Q3: </text:span><text:span text:style-name="T29">What is the purpose of the TimeOffset field in the ISO PDU? Why is this critical for true wireless stereo?</text:span></text:p>
            <text:p text:style-name="P22"><text:span text:style-name="T31">Q4: </text:span><text:span text:style-name="T29">LC3 compresses 1920B of stereo PCM to ~200B per 10ms. What is the bitrate in kbps? Compare this to mSBC.</text:span></text:p>
            <text:p text:style-name="P22"><text:span text:style-name="T31">Q5: </text:span><text:span text:style-name="T29">What are PACS and ASCS? At which protocol layer do they operate?</text:span></text:p>
          </table:table-cell>
        </table:table-row>
      </table:table>
      <text:p text:style-name="Standard"/>
      <text:h text:style-name="P1" text:outline-level="1"><text:span text:style-name="T2">PART 8 — MULTI-DEVICE SCENARIO: THE SYNCHRONIZED WORKOUT</text:span></text:h>
      <text:h text:style-name="P2" text:outline-level="2"><text:span text:style-name="T5">Diagram 14: Phone, Earbuds (LE Audio), and Smartwatch (HR) Simultaneously</text:span></text:h>
      <text:p text:style-name="P16"><text:span text:style-name="T12">Real-world scenario: You are running. Your phone is simultaneously streaming music to earbuds via LE Audio CIS, receiving heart rate notifications from a smartwatch every second, and delivering Voice Coach prompts when your HR exceeds a threshold. This tests your understanding of how a single BLE radio time-slices between multiple simultaneous connections.</text:span></text:p>
      <text:p text:style-name="P5"/>
      <text:p text:style-name="P17"><text:span text:style-name="T13"><text:s text:c="2"/>┌──────────┐ <text:s text:c="6"/>CIS (LE Audio) <text:s text:c="7"/>┌──────────────┐</text:span></text:p>
      <text:p text:style-name="P17"><text:span text:style-name="T13"><text:s text:c="2"/>│ <text:s text:c="9"/>│ ◄────────────────────────── │ <text:s text:c="2"/>EARBUDS <text:s text:c="3"/>│</text:span></text:p>
      <text:p text:style-name="P17"><text:span text:style-name="T13"><text:s text:c="2"/>│ <text:s text:c="9"/>│ <text:s/>10ms slots, LC3, 100B/ch <text:s text:c="2"/>│ <text:s/>LC3 decoder │</text:span></text:p>
      <text:p text:style-name="P17"><text:span text:style-name="T13"><text:s text:c="2"/>│ <text:s/>PHONE <text:s text:c="2"/>│ <text:s text:c="28"/>│ <text:s/>Left + Right│</text:span></text:p>
      <text:p text:style-name="P17"><text:span text:style-name="T13"><text:s text:c="2"/>│ <text:s text:c="9"/>│ ───── ACL (GATT Notify) ──► │ <text:s text:c="13"/>│</text:span></text:p>
      <text:p text:style-name="P17"><text:span text:style-name="T13"><text:s text:c="2"/>│ <text:s/>Single <text:s/>│ <text:s/>HR Notification (1/sec) <text:s text:c="3"/>└──────────────┘</text:span></text:p>
      <text:p text:style-name="P17"><text:span text:style-name="T13"><text:s text:c="2"/>│ <text:s/>Radio <text:s text:c="2"/>│ <text:s text:c="29"/>┌──────────────┐</text:span></text:p>
      <text:p text:style-name="P17"><text:span text:style-name="T13"><text:s text:c="2"/>│ <text:s text:c="9"/>│ ◄──── ACL (GATT Notify) ─── <text:s/>│ <text:s/>SMARTWATCH <text:s/>│</text:span></text:p>
      <text:p text:style-name="P17"><text:span text:style-name="T13"><text:s text:c="2"/>│ <text:s text:c="9"/>│ <text:s/>26B HR packet every 1000ms <text:s/>│ <text:s/>HR Profile <text:s/>│</text:span></text:p>
      <text:p text:style-name="P17"><text:span text:style-name="T13"><text:s text:c="2"/>└──────────┘ <text:s text:c="29"/>└──────────────┘</text:span></text:p>
      <text:p text:style-name="P17"/>
      <text:p text:style-name="P17"><text:span text:style-name="T13"><text:s text:c="2"/>Radio Time-Slice (one connection interval period):</text:span></text:p>
      <text:p text:style-name="P17"><text:span text:style-name="T13"><text:s text:c="2"/>┌─────────────────────────────────────────────────────────┐</text:span></text:p>
      <text:p text:style-name="P17"><text:span text:style-name="T13"><text:s text:c="2"/>│ t=0ms <text:s text:c="5"/>t=10ms <text:s text:c="4"/>t=20ms <text:s text:c="3"/>t=30ms <text:s text:c="4"/>t=40ms <text:s text:c="6"/>│</text:span></text:p>
      <text:p text:style-name="P17"><text:span text:style-name="T13"><text:s text:c="2"/>│ <text:s/>┌──CIS──┐ <text:s/>┌──CIS──┐ <text:s/>┌──HR──┐ <text:s/>┌──CIS──┐ <text:s/>┌──CIS──┐ <text:s text:c="2"/>│</text:span></text:p>
      <text:p text:style-name="P17"><text:span text:style-name="T13"><text:s text:c="2"/>│ <text:s/>│Earbuds│ <text:s/>│Earbuds│ <text:s/>│Watch │ <text:s/>│Earbuds│ <text:s/>│Earbuds│ <text:s text:c="2"/>│</text:span></text:p>
      <text:p text:style-name="P17"><text:span text:style-name="T13"><text:s text:c="2"/>│ <text:s/>│ LC3 <text:s text:c="2"/>│ <text:s/>│ LC3 <text:s text:c="2"/>│ <text:s/>│Notify│ <text:s/>│ LC3 <text:s text:c="2"/>│ <text:s/>│ LC3 <text:s text:c="2"/>│ <text:s text:c="2"/>│</text:span></text:p>
      <text:p text:style-name="P17"><text:span text:style-name="T13"><text:s text:c="2"/>│ <text:s/>└───────┘ <text:s/>└───────┘ <text:s/>└──────┘ <text:s/>└───────┘ <text:s/>└───────┘ <text:s text:c="2"/>│</text:span></text:p>
      <text:p text:style-name="P17"><text:span text:style-name="T13"><text:s text:c="2"/>│ <text:s/>~~sleep~~ <text:s/>~~sleep~~ <text:s/>~~sleep~~ ~~sleep~~ <text:s/>~~sleep~~ <text:s text:c="2"/>│</text:span></text:p>
      <text:p text:style-name="P17"><text:span text:style-name="T13"><text:s text:c="2"/>│ <text:s text:c="2"/>CIS slots are RESERVED — watch can never bump audio <text:s text:c="2"/>│</text:span></text:p>
      <text:p text:style-name="P17"><text:span text:style-name="T13"><text:s text:c="2"/>└─────────────────────────────────────────────────────────┘</text:span></text:p>
      <text:p text:style-name="P5"/>
      <text:h text:style-name="P4" text:outline-level="3"><text:span text:style-name="T15">Heart Rate Notification Packet — Full Decode</text:span></text:h>
      <text:p text:style-name="P17"><text:span text:style-name="T13"><text:s text:c="2"/>SMARTWATCH <text:s text:c="35"/>PHONE</text:span></text:p>
      <text:p text:style-name="P17"/>
      <text:p text:style-name="P17"><text:span text:style-name="T13"><text:s text:c="2"/>App: HR sensor reads 142 BPM, RR=480ms</text:span></text:p>
      <text:p text:style-name="P17"><text:span text:style-name="T13"><text:s text:c="2"/>HRS profile builds Heart Rate Measurement:</text:span></text:p>
      <text:p text:style-name="P17"><text:span text:style-name="T13"><text:s text:c="4"/>[0x14][0x8E][0xE0 0x01]</text:span></text:p>
      <text:p text:style-name="P17"><text:span text:style-name="T13"><text:s text:c="2"/>ATT: Notify [0x1B][handle 0x000F][data]</text:span></text:p>
      <text:p text:style-name="P17"><text:span text:style-name="T13"><text:s text:c="2"/>L2CAP: [14 00][04 00]</text:span></text:p>
      <text:p text:style-name="P17"><text:span text:style-name="T13"><text:s text:c="2"/>LL + PHY overhead</text:span></text:p>
      <text:p text:style-name="P17"><text:span text:style-name="T13"><text:s text:c="2"/>Total on-air: 26 bytes</text:span></text:p>
      <text:p text:style-name="P17"><text:span text:style-name="T13"><text:s text:c="2"/>──────────────────────────────────────────►</text:span></text:p>
      <text:p text:style-name="P17"><text:span text:style-name="T13"><text:s text:c="46"/>ATT opcode=0x1B</text:span></text:p>
      <text:p text:style-name="P17"><text:span text:style-name="T13"><text:s text:c="46"/>Handle=0x000F (HR Measurement)</text:span></text:p>
      <text:p text:style-name="P17"><text:span text:style-name="T13"><text:s text:c="46"/>Parse value:</text:span></text:p>
      <text:p text:style-name="P17"><text:span text:style-name="T13"><text:s text:c="47"/>Byte 0: [0x14] = Flags</text:span></text:p>
      <text:p text:style-name="P17"><text:span text:style-name="T13"><text:s text:c="47"/>Byte 1: [0x8E] = 142 BPM</text:span></text:p>
      <text:p text:style-name="P17"><text:span text:style-name="T13"><text:s text:c="47"/>Bytes 2-3: [0xE0 0x01] = RR</text:span></text:p>
      <text:p text:style-name="P5"/>
      <text:p text:style-name="P5"/>
      <text:h text:style-name="P4" text:outline-level="3"><text:soft-page-break/><text:span text:style-name="T15">Heart Rate Measurement Flags Byte Decode</text:span></text:h>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8"><text:span text:style-name="T23">Byte(s) / Hex</text:span></text:p>
          </table:table-cell>
          <table:table-cell table:style-name="Table60.A1" office:value-type="string">
            <text:p text:style-name="P18"><text:span text:style-name="T23">Field</text:span></text:p>
          </table:table-cell>
          <table:table-cell table:style-name="Table60.A1" office:value-type="string">
            <text:p text:style-name="P18"><text:span text:style-name="T23">Value / Meaning</text:span></text:p>
          </table:table-cell>
        </table:table-row>
        <table:table-row table:style-name="Table60.1">
          <table:table-cell table:style-name="Table60.A2" office:value-type="string">
            <text:p text:style-name="P18"><text:span text:style-name="T24">[0x14] = 0b00010100</text:span></text:p>
          </table:table-cell>
          <table:table-cell table:style-name="Table60.A2" office:value-type="string">
            <text:p text:style-name="P18"><text:span text:style-name="T24">Flags byte</text:span></text:p>
          </table:table-cell>
          <table:table-cell table:style-name="Table60.A2" office:value-type="string">
            <text:p text:style-name="P18"><text:span text:style-name="T20">8-bit field packed with feature flags. Each bit controls a different data field in the payload.</text:span></text:p>
          </table:table-cell>
        </table:table-row>
        <table:table-row table:style-name="Table60.1">
          <table:table-cell table:style-name="Table60.A3" office:value-type="string">
            <text:p text:style-name="P18"><text:span text:style-name="T24">Bit 0 = 0</text:span></text:p>
          </table:table-cell>
          <table:table-cell table:style-name="Table60.A3" office:value-type="string">
            <text:p text:style-name="P18"><text:span text:style-name="T24">HR Value Format</text:span></text:p>
          </table:table-cell>
          <table:table-cell table:style-name="Table60.A3" office:value-type="string">
            <text:p text:style-name="P18"><text:span text:style-name="T20">0 = HR is 8-bit (one byte). 1 = HR is 16-bit (two bytes). Our 142 BPM fits in 8 bits, so bit 0=0.</text:span></text:p>
          </table:table-cell>
        </table:table-row>
        <table:table-row table:style-name="Table60.1">
          <table:table-cell table:style-name="Table60.A2" office:value-type="string">
            <text:p text:style-name="P18"><text:span text:style-name="T24">Bit 1 = 0</text:span></text:p>
          </table:table-cell>
          <table:table-cell table:style-name="Table60.A2" office:value-type="string">
            <text:p text:style-name="P18"><text:span text:style-name="T24">Sensor Contact Status</text:span></text:p>
          </table:table-cell>
          <table:table-cell table:style-name="Table60.A2" office:value-type="string">
            <text:p text:style-name="P18"><text:span text:style-name="T20">Whether the sensor is in contact with skin. 0=not detected or not supported.</text:span></text:p>
          </table:table-cell>
        </table:table-row>
        <table:table-row table:style-name="Table60.1">
          <table:table-cell table:style-name="Table60.A3" office:value-type="string">
            <text:p text:style-name="P18"><text:span text:style-name="T24">Bit 2 = 1</text:span></text:p>
          </table:table-cell>
          <table:table-cell table:style-name="Table60.A3" office:value-type="string">
            <text:p text:style-name="P18"><text:span text:style-name="T24">Sensor Contact Feature</text:span></text:p>
          </table:table-cell>
          <table:table-cell table:style-name="Table60.A3" office:value-type="string">
            <text:p text:style-name="P18"><text:span text:style-name="T20">1=Sensor Contact feature supported (even if not currently detecting contact).</text:span></text:p>
          </table:table-cell>
        </table:table-row>
        <table:table-row table:style-name="Table60.1">
          <table:table-cell table:style-name="Table60.A2" office:value-type="string">
            <text:p text:style-name="P18"><text:span text:style-name="T24">Bit 3 = 0</text:span></text:p>
          </table:table-cell>
          <table:table-cell table:style-name="Table60.A2" office:value-type="string">
            <text:p text:style-name="P18"><text:span text:style-name="T24">Energy Expended</text:span></text:p>
          </table:table-cell>
          <table:table-cell table:style-name="Table60.A2" office:value-type="string">
            <text:p text:style-name="P18"><text:span text:style-name="T20">0=Energy Expended field NOT present in this packet. 1=present (cumulative kJ value follows HR).</text:span></text:p>
          </table:table-cell>
        </table:table-row>
        <table:table-row table:style-name="Table60.1">
          <table:table-cell table:style-name="Table60.A3" office:value-type="string">
            <text:p text:style-name="P18"><text:span text:style-name="T24">Bit 4 = 1</text:span></text:p>
          </table:table-cell>
          <table:table-cell table:style-name="Table60.A3" office:value-type="string">
            <text:p text:style-name="P18"><text:span text:style-name="T24">RR-Interval Present</text:span></text:p>
          </table:table-cell>
          <table:table-cell table:style-name="Table60.A3" office:value-type="string">
            <text:p text:style-name="P18"><text:span text:style-name="T20">1=RR-Interval values present in packet. Enables HRV (Heart Rate Variability) calculation.</text:span></text:p>
          </table:table-cell>
        </table:table-row>
        <table:table-row table:style-name="Table60.1">
          <table:table-cell table:style-name="Table60.A2" office:value-type="string">
            <text:p text:style-name="P18"><text:span text:style-name="T24">Bits 5-7 = 0</text:span></text:p>
          </table:table-cell>
          <table:table-cell table:style-name="Table60.A2" office:value-type="string">
            <text:p text:style-name="P18"><text:span text:style-name="T24">Reserved</text:span></text:p>
          </table:table-cell>
          <table:table-cell table:style-name="Table60.A2" office:value-type="string">
            <text:p text:style-name="P18"><text:span text:style-name="T20">RFU (Reserved for Future Use) — always 0.</text:span></text:p>
          </table:table-cell>
        </table:table-row>
        <table:table-row table:style-name="Table60.1">
          <table:table-cell table:style-name="Table60.A3" office:value-type="string">
            <text:p text:style-name="P18"><text:span text:style-name="T24">[0x8E]</text:span></text:p>
          </table:table-cell>
          <table:table-cell table:style-name="Table60.A3" office:value-type="string">
            <text:p text:style-name="P18"><text:span text:style-name="T24">HR Value (1B)</text:span></text:p>
          </table:table-cell>
          <table:table-cell table:style-name="Table60.A3" office:value-type="string">
            <text:p text:style-name="P18"><text:span text:style-name="T20">0x8E = 142 decimal = 142 BPM. Single byte since Flags bit 0=0.</text:span></text:p>
          </table:table-cell>
        </table:table-row>
        <table:table-row table:style-name="Table60.1">
          <table:table-cell table:style-name="Table60.A2" office:value-type="string">
            <text:p text:style-name="P18"><text:span text:style-name="T24">[0xE0 0x01]</text:span></text:p>
          </table:table-cell>
          <table:table-cell table:style-name="Table60.A2" office:value-type="string">
            <text:p text:style-name="P18"><text:span text:style-name="T24">RR-Interval</text:span></text:p>
          </table:table-cell>
          <table:table-cell table:style-name="Table60.A2" office:value-type="string">
            <text:p text:style-name="P18"><text:span text:style-name="T20">0x01E0 = 480 in decimal. Unit = 1/1024 seconds. 480/1024 = 0.469s = 469ms between beats. Used for HRV.</text:span></text:p>
          </table:table-cell>
        </table:table-row>
      </table:table>
      <text:p text:style-name="P5"/>
      <text:h text:style-name="P4" text:outline-level="3"><text:span text:style-name="T15">Voice Coach Trigger — Cross-Device Chain</text:span></text:h>
      <text:p text:style-name="P17"><text:span text:style-name="T13"><text:s text:c="2"/>TIMELINE: HR &gt; 140 threshold crossed</text:span></text:p>
      <text:p text:style-name="P17"/>
      <text:p text:style-name="P17"><text:span text:style-name="T13"><text:s text:c="2"/>SMARTWATCH <text:s text:c="19"/>PHONE <text:s text:c="23"/>EARBUDS</text:span></text:p>
      <text:p text:style-name="P17"><text:span text:style-name="T13"><text:s text:c="2"/>HR = 142, threshold=140</text:span></text:p>
      <text:p text:style-name="P17"><text:span text:style-name="T13"><text:s text:c="2"/>→ Send custom GATT notify</text:span></text:p>
      <text:p text:style-name="P17"><text:span text:style-name="T13"><text:s text:c="2"/>──────────────────────►</text:span></text:p>
      <text:p text:style-name="P17"><text:span text:style-name="T13"><text:s text:c="26"/>Receive HR=142</text:span></text:p>
      <text:p text:style-name="P17"><text:span text:style-name="T13"><text:s text:c="26"/>Generate TTS audio</text:span></text:p>
      <text:p text:style-name="P17"><text:span text:style-name="T13"><text:s text:c="26"/>"Slow down! Target zone 120-140"</text:span></text:p>
      <text:p text:style-name="P17"><text:span text:style-name="T13"><text:s text:c="26"/>Duck music: −12dB fade (50ms)</text:span></text:p>
      <text:p text:style-name="P17"><text:span text:style-name="T13"><text:s text:c="26"/>Mix coach voice into LC3 encoder</text:span></text:p>
      <text:p text:style-name="P17"><text:span text:style-name="T13"><text:s text:c="26"/>Pack new LC3 frame with ducked</text:span></text:p>
      <text:p text:style-name="P17"><text:span text:style-name="T13"><text:s text:c="26"/>music + coach voice combined</text:span></text:p>
      <text:p text:style-name="P17"><text:span text:style-name="T13"><text:s text:c="26"/>──────────────────────────────►</text:span></text:p>
      <text:p text:style-name="P17"><text:span text:style-name="T13"><text:s text:c="58"/>LC3 decode</text:span></text:p>
      <text:p text:style-name="P17"><text:span text:style-name="T13"><text:s text:c="58"/>Hear: music (quiet)</text:span></text:p>
      <text:p text:style-name="P17"><text:span text:style-name="T13"><text:s text:c="58"/>+ coach voice</text:span></text:p>
      <text:p text:style-name="P17"><text:span text:style-name="T13"><text:s text:c="26"/>(no connection change needed)</text:span></text:p>
      <text:p text:style-name="P17"><text:span text:style-name="T13"><text:s text:c="26"/>(same CIS channel, same codec)</text:span></text:p>
      <text:p text:style-name="P17"><text:span text:style-name="T13"><text:s text:c="2"/>Total latency: ~600ms</text:span></text:p>
      <text:p text:style-name="P5"/>
      <text:h text:style-name="P4" text:outline-level="3"><text:span text:style-name="T15">Multi-Connection Scheduler — How the Radio Juggles Everything</text:span></text:h>
      <text:p text:style-name="P17"><text:span text:style-name="T13"><text:s text:c="2"/>KEY INSIGHT: BLE phone has ONE radio but handles MULTIPLE connections</text:span></text:p>
      <text:p text:style-name="P17"><text:span text:style-name="T13"><text:s text:c="2"/>via time-division multiplexing.</text:span></text:p>
      <text:p text:style-name="P17"/>
      <text:p text:style-name="P17"><text:soft-page-break/><text:span text:style-name="T13"><text:s text:c="2"/>RULES:</text:span></text:p>
      <text:p text:style-name="P17"><text:span text:style-name="T13"><text:s text:c="2"/>1. CIS slots are HARD-RESERVED — guaranteed bandwidth, highest priority</text:span></text:p>
      <text:p text:style-name="P17"><text:span text:style-name="T13"><text:s text:c="2"/>2. ACL connections (watch HR) fill remaining slots opportunistically</text:span></text:p>
      <text:p text:style-name="P17"><text:span text:style-name="T13"><text:s text:c="2"/>3. Each connection has its own:</text:span></text:p>
      <text:p text:style-name="P17"><text:span text:style-name="T13"><text:s text:c="5"/>- Access Address (32-bit random per connection)</text:span></text:p>
      <text:p text:style-name="P17"><text:span text:style-name="T13"><text:s text:c="5"/>- Frequency hopping sequence (different Hop increment per conn)</text:span></text:p>
      <text:p text:style-name="P17"><text:span text:style-name="T13"><text:s text:c="5"/>- Encryption session key</text:span></text:p>
      <text:p text:style-name="P17"><text:span text:style-name="T13"><text:s text:c="2"/>4. Even on the same physical channel frequency, different access</text:span></text:p>
      <text:p text:style-name="P17"><text:span text:style-name="T13"><text:s text:c="5"/>addresses mean devices cannot decode each other's packets</text:span></text:p>
      <text:p text:style-name="P17"/>
      <text:p text:style-name="P17"><text:span text:style-name="T13"><text:s text:c="2"/>SLEEP EFFICIENCY:</text:span></text:p>
      <text:p text:style-name="P17"><text:span text:style-name="T13"><text:s text:c="2"/>CIS every 10ms: radio active ~1ms, sleeps ~9ms = 90% sleep</text:span></text:p>
      <text:p text:style-name="P17"><text:span text:style-name="T13"><text:s text:c="2"/>HR notify every 1000ms: radio active ~0.2ms, sleeps 999.8ms</text:span></text:p>
      <text:p text:style-name="P17"><text:span text:style-name="T13"><text:s text:c="2"/>Overall: radio sleeps ~60-70% of the time → battery efficiency</text:span></text:p>
      <text:p text:style-name="P5"/>
      <table:table table:name="Table61" table:style-name="Table61">
        <table:table-column table:style-name="Table61.A"/>
        <table:table-row table:style-name="Table61.1">
          <table:table-cell table:style-name="Table61.A1" office:value-type="string">
            <text:p text:style-name="P19"><text:span text:style-name="T18">⚡ Connection Event Scheduling — The Key Trade-off</text:span></text:p>
            <text:p text:style-name="P20"><text:span text:style-name="T19">The BLE scheduler must fit ACL connection events (for watch HR) into the gaps between reserved CIS slots (for earbuds). If the CIS interval is 10ms and the watch connection interval is also 10ms, the scheduler may have to extend the watch interval to 20ms or impose anchor point offsets. This is why audio streaming and sensor peripherals must be carefully co-scheduled at the firmware/OS level.</text:span></text:p>
          </table:table-cell>
        </table:table-row>
      </table:table>
      <text:p text:style-name="P5"/>
      <table:table table:name="Table62" table:style-name="Table62">
        <table:table-column table:style-name="Table62.A"/>
        <table:table-row table:style-name="Table62.1">
          <table:table-cell table:style-name="Table62.A1" office:value-type="string">
            <text:p text:style-name="P21"><text:span text:style-name="T30">🎯 Common Interview Questions</text:span></text:p>
            <text:p text:style-name="P22"><text:span text:style-name="T31">Q1: </text:span><text:span text:style-name="T29">How does a BLE phone handle two simultaneous connections? Does it need two radios?</text:span></text:p>
            <text:p text:style-name="P22"><text:span text:style-name="T31">Q2: </text:span><text:span text:style-name="T29">What is the difference between CIS and ACL scheduling priority? Can a watch HR notification delay an audio frame?</text:span></text:p>
            <text:p text:style-name="P22"><text:span text:style-name="T31">Q3: </text:span><text:span text:style-name="T29">Two connections use the same physical channel (e.g., channel 7) at the same time. How do they avoid interfering with each other?</text:span></text:p>
            <text:p text:style-name="P22"><text:span text:style-name="T31">Q4: </text:span><text:span text:style-name="T29">Why is it critical that the LC3 codec uses a TimeOffset for left/right earbud synchronisation?</text:span></text:p>
            <text:p text:style-name="P22"><text:span text:style-name="T31">Q5: </text:span><text:span text:style-name="T29">The HR RR-interval value is [0xE0 0x01]. What is the RR interval in milliseconds?</text:span></text:p>
          </table:table-cell>
        </table:table-row>
      </table:table>
      <text:p text:style-name="Standard"/>
      <text:h text:style-name="P1" text:outline-level="1"><text:span text:style-name="T2">PART 9 — CONNECTION PARAMETERS: TUNING FOR YOUR USE CASE</text:span></text:h>
      <text:h text:style-name="P2" text:outline-level="2"><text:span text:style-name="T5">Deep Dive: Interval, Latency, Timeout — The Three Knobs That Govern Everything</text:span></text:h>
      <text:p text:style-name="P16"><text:span text:style-name="T12">Every BLE connection is governed by three parameters negotiated in the CONNECT_IND and potentially renegotiated later through a Connection Parameter Update procedure. Understanding how these three values interact is one of the most common topics in BLE interviews because the trade-offs directly affect battery life, throughput, and user experience.</text:span></text:p>
      <text:p text:style-name="P5"/>
      <text:h text:style-name="P4" text:outline-level="3"><text:span text:style-name="T15">The Three Parameters</text:span></text:h>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8"><text:span text:style-name="T23">Byte(s) / Hex</text:span></text:p>
          </table:table-cell>
          <table:table-cell table:style-name="Table63.A1" office:value-type="string">
            <text:p text:style-name="P18"><text:span text:style-name="T23">Field</text:span></text:p>
          </table:table-cell>
          <table:table-cell table:style-name="Table63.A1" office:value-type="string">
            <text:p text:style-name="P18"><text:span text:style-name="T23">Value / Meaning</text:span></text:p>
          </table:table-cell>
        </table:table-row>
        <table:table-row table:style-name="Table63.1">
          <table:table-cell table:style-name="Table63.A2" office:value-type="string">
            <text:p text:style-name="P18"><text:span text:style-name="T24">Connection Interval</text:span></text:p>
          </table:table-cell>
          <table:table-cell table:style-name="Table63.A2" office:value-type="string">
            <text:p text:style-name="P18"><text:span text:style-name="T24">Range: 7.5ms to 4000ms</text:span></text:p>
          </table:table-cell>
          <table:table-cell table:style-name="Table63.A2" office:value-type="string">
            <text:p text:style-name="P18"><text:span text:style-name="T20">Time between consecutive connection events. Unit = 1.25ms in the CONNECT_IND. Example: 0x0018 = 24 → 24 × 1.25 = 30ms. This is the "tick rate" at which both sides wake up their radios.</text:span></text:p>
          </table:table-cell>
        </table:table-row>
        <table:table-row table:style-name="Table63.1">
          <table:table-cell table:style-name="Table63.A3" office:value-type="string">
            <text:p text:style-name="P18"><text:span text:style-name="T24">Slave Latency</text:span></text:p>
          </table:table-cell>
          <table:table-cell table:style-name="Table63.A3" office:value-type="string">
            <text:p text:style-name="P18"><text:span text:style-name="T24">Range: 0 to 499 intervals</text:span></text:p>
          </table:table-cell>
          <table:table-cell table:style-name="Table63.A3" office:value-type="string">
            <text:p text:style-name="P18"><text:span text:style-name="T20">Number of consecutive intervals the peripheral is allowed to skip (ignore) if it has nothing to send. Example: latency=4 means peripheral only needs to listen every 5th interval. Reduces peripheral power consumption when idle.</text:span></text:p>
          </table:table-cell>
        </table:table-row>
        <table:table-row table:style-name="Table63.1">
          <table:table-cell table:style-name="Table63.A2" office:value-type="string">
            <text:p text:style-name="P18"><text:span text:style-name="T24">Supervision Timeout</text:span></text:p>
          </table:table-cell>
          <table:table-cell table:style-name="Table63.A2" office:value-type="string">
            <text:p text:style-name="P18"><text:span text:style-name="T24">Range: 100ms to 32000ms</text:span></text:p>
          </table:table-cell>
          <table:table-cell table:style-name="Table63.A2" office:value-type="string">
            <text:p text:style-name="P18"><text:span text:style-name="T20">Maximum time without a successful packet exchange before declaring the connection dead. Unit = 10ms in CONNECT_IND. Must satisfy: timeout &gt; (1 + latency) × interval × 2.</text:span></text:p>
          </table:table-cell>
        </table:table-row>
      </table:table>
      <text:p text:style-name="P5"/>
      <text:h text:style-name="P4" text:outline-level="3"><text:span text:style-name="T15">How the Three Interact — Worked Examples</text:span></text:h>
      <text:p text:style-name="P17"><text:span text:style-name="T13"><text:s text:c="2"/>Scenario A: Audio streaming (earbuds)</text:span></text:p>
      <text:p text:style-name="P17"><text:span text:style-name="T13"><text:s text:c="2"/>Connection Interval = 7.5ms (minimum)</text:span></text:p>
      <text:p text:style-name="P17"><text:span text:style-name="T13"><text:s text:c="2"/>Slave Latency <text:s text:c="6"/>= 0 <text:s/>(peripheral must respond every interval)</text:span></text:p>
      <text:p text:style-name="P17"><text:span text:style-name="T13"><text:s text:c="2"/>Supervision Timeout = 1000ms (fast disconnect detection)</text:span></text:p>
      <text:p text:style-name="P17"><text:span text:style-name="T13"><text:s text:c="2"/>→ 133 intervals/sec → very high throughput, low latency</text:span></text:p>
      <text:p text:style-name="P17"><text:span text:style-name="T13"><text:s text:c="2"/>→ Battery drain: HIGH (peripheral always awake)</text:span></text:p>
      <text:p text:style-name="P17"/>
      <text:p text:style-name="P17"><text:span text:style-name="T13"><text:s text:c="2"/>Scenario B: Keyboard / mouse</text:span></text:p>
      <text:p text:style-name="P17"><text:span text:style-name="T13"><text:s text:c="2"/>Connection Interval = 11.25ms</text:span></text:p>
      <text:p text:style-name="P17"><text:span text:style-name="T13"><text:s text:c="2"/>Slave Latency <text:s text:c="6"/>= 20 (if no key pressed, skip up to 20 intervals)</text:span></text:p>
      <text:p text:style-name="P17"><text:span text:style-name="T13"><text:s text:c="2"/>Supervision Timeout = 3000ms</text:span></text:p>
      <text:p text:style-name="P17"><text:span text:style-name="T13"><text:s text:c="2"/>→ When idle: radio wakes only every 20×11.25 = 225ms</text:span></text:p>
      <text:p text:style-name="P17"><text:span text:style-name="T13"><text:s text:c="2"/>→ When key pressed: peripheral transmits immediately at next interval</text:span></text:p>
      <text:p text:style-name="P17"><text:span text:style-name="T13"><text:s text:c="2"/>→ Battery drain: LOW when idle, SPIKE on keypress</text:span></text:p>
      <text:p text:style-name="P17"/>
      <text:p text:style-name="P17"><text:span text:style-name="T13"><text:s text:c="2"/>Scenario C: Fitness tracker sending data once per minute</text:span></text:p>
      <text:p text:style-name="P17"><text:span text:style-name="T13"><text:s text:c="2"/>Connection Interval = 500ms</text:span></text:p>
      <text:p text:style-name="P17"><text:span text:style-name="T13"><text:s text:c="2"/>Slave Latency <text:s text:c="6"/>= 4</text:span></text:p>
      <text:p text:style-name="P17"><text:span text:style-name="T13"><text:s text:c="2"/>Supervision Timeout = 6000ms</text:span></text:p>
      <text:p text:style-name="P17"><text:soft-page-break/><text:span text:style-name="T13"><text:s text:c="2"/>→ Wakes every 500ms × 5 = 2500ms when idle</text:span></text:p>
      <text:p text:style-name="P17"><text:span text:style-name="T13"><text:s text:c="2"/>→ Battery drain: VERY LOW</text:span></text:p>
      <text:p text:style-name="P17"><text:span text:style-name="T13"><text:s text:c="2"/>→ Effective latency: up to 2.5s, acceptable for non-real-time</text:span></text:p>
      <text:p text:style-name="P5"/>
      <text:h text:style-name="P4" text:outline-level="3"><text:span text:style-name="T15">Connection Parameter Update Procedure</text:span></text:h>
      <text:p text:style-name="P16"><text:span text:style-name="T12">After the connection is established with the parameters from CONNECT_IND, either side can request a change. The procedure differs depending on which side initiates: the Central uses a Link Layer control PDU directly, while the Peripheral must send an L2CAP Connection Parameter Update Request because Peripherals do not have LL control authority.</text:span></text:p>
      <text:p text:style-name="P5"/>
      <text:p text:style-name="P17"><text:span text:style-name="T13"><text:s text:c="2"/>CENTRAL-INITIATED UPDATE (LL control)</text:span></text:p>
      <text:p text:style-name="P17"/>
      <text:p text:style-name="P17"><text:span text:style-name="T13"><text:s text:c="2"/>CENTRAL <text:s text:c="35"/>PERIPHERAL</text:span></text:p>
      <text:p text:style-name="P17"><text:span text:style-name="T13"><text:s text:c="2"/>LL_CONNECTION_UPDATE_IND</text:span></text:p>
      <text:p text:style-name="P17"><text:span text:style-name="T13"><text:s text:c="4"/>WinSize, WinOffset, Interval, Latency,</text:span></text:p>
      <text:p text:style-name="P17"><text:span text:style-name="T13"><text:s text:c="4"/>Timeout, Instant (future conn event count)</text:span></text:p>
      <text:p text:style-name="P17"><text:span text:style-name="T13"><text:s text:c="2"/>─────────────────────────────────────────►</text:span></text:p>
      <text:p text:style-name="P17"><text:span text:style-name="T13"><text:s text:c="2"/>Both sides wait for "Instant" counter to arrive,</text:span></text:p>
      <text:p text:style-name="P17"><text:span text:style-name="T13"><text:s text:c="2"/>then simultaneously switch to new parameters.</text:span></text:p>
      <text:p text:style-name="P17"/>
      <text:p text:style-name="P17"/>
      <text:p text:style-name="P17"><text:span text:style-name="T13"><text:s text:c="2"/>PERIPHERAL-INITIATED UPDATE (L2CAP signalling)</text:span></text:p>
      <text:p text:style-name="P17"/>
      <text:p text:style-name="P17"><text:span text:style-name="T13"><text:s text:c="2"/>PERIPHERAL <text:s text:c="32"/>CENTRAL</text:span></text:p>
      <text:p text:style-name="P17"><text:span text:style-name="T13"><text:s text:c="2"/>L2CAP Signalling CID=0x0005 <text:s text:c="14"/></text:span></text:p>
      <text:p text:style-name="P17"><text:span text:style-name="T13"><text:s text:c="2"/>Connection Parameter Update Request <text:s text:c="6"/></text:span></text:p>
      <text:p text:style-name="P17"><text:span text:style-name="T13"><text:s text:c="4"/>Interval Min, Interval Max, Latency, <text:s text:c="4"/></text:span></text:p>
      <text:p text:style-name="P17"><text:span text:style-name="T13"><text:s text:c="4"/>Timeout <text:s text:c="33"/></text:span></text:p>
      <text:p text:style-name="P17"><text:span text:style-name="T13"><text:s text:c="2"/>─────────────────────────────────────────►</text:span></text:p>
      <text:p text:style-name="P17"><text:span text:style-name="T13"><text:s text:c="45"/>Central evaluates request.</text:span></text:p>
      <text:p text:style-name="P17"><text:span text:style-name="T13"><text:s text:c="45"/>If acceptable, sends:</text:span></text:p>
      <text:p text:style-name="P17"><text:span text:style-name="T13"><text:s text:c="45"/>L2CAP Connection Parameter</text:span></text:p>
      <text:p text:style-name="P17"><text:span text:style-name="T13"><text:s text:c="45"/>Update Response (accepted=0x0000)</text:span></text:p>
      <text:p text:style-name="P17"><text:span text:style-name="T13"><text:s text:c="2"/>◄─────────────────────────────────────────</text:span></text:p>
      <text:p text:style-name="P17"><text:span text:style-name="T13"><text:s text:c="45"/>Then Central sends:</text:span></text:p>
      <text:p text:style-name="P17"><text:span text:style-name="T13"><text:s text:c="45"/>LL_CONNECTION_UPDATE_IND</text:span></text:p>
      <text:p text:style-name="P17"><text:span text:style-name="T13"><text:s text:c="45"/>to actually apply the change.</text:span></text:p>
      <text:p text:style-name="P17"><text:span text:style-name="T13"><text:s text:c="2"/>◄─────────────────────────────────────────</text:span></text:p>
      <text:p text:style-name="P5"/>
      <table:table table:name="Table64" table:style-name="Table64">
        <table:table-column table:style-name="Table64.A"/>
        <table:table-row table:style-name="Table64.1">
          <table:table-cell table:style-name="Table64.A1" office:value-type="string">
            <text:p text:style-name="P19"><text:span text:style-name="T18">⚡ Why Peripherals Must Go Through L2CAP</text:span></text:p>
            <text:p text:style-name="P20"><text:span text:style-name="T19">The Link Layer Control PDUs that change connection parameters (LL_CONNECTION_UPDATE_IND) can only be sent by the Central — this is defined in the Bluetooth Core Spec. Peripherals therefore have to politely ASK via L2CAP on CID 0x0005. The Central is free to deny the request. Older iOS versions were famously strict about this — they would ignore update requests that did not match Apple's Accessory Design Guidelines intervals.</text:span></text:p>
          </table:table-cell>
        </table:table-row>
      </table:table>
      <text:p text:style-name="P5"/>
      <text:h text:style-name="P4" text:outline-level="3"><text:span text:style-name="T15">Valid Parameter Ranges (per Bluetooth Core Spec)</text:span></text:h>
      <table:table table:name="Table65" table:style-name="Table65">
        <table:table-column table:style-name="Table65.A"/>
        <table:table-column table:style-name="Table65.B"/>
        <table:table-column table:style-name="Table65.C"/>
        <table:table-column table:style-name="Table65.D"/>
        <table:table-row table:style-name="Table65.1">
          <table:table-cell table:style-name="Table65.A1" office:value-type="string">
            <text:p text:style-name="P18"><text:span text:style-name="T23">Parameter</text:span></text:p>
          </table:table-cell>
          <table:table-cell table:style-name="Table65.A1" office:value-type="string">
            <text:p text:style-name="P18"><text:span text:style-name="T23">Min</text:span></text:p>
          </table:table-cell>
          <table:table-cell table:style-name="Table65.A1" office:value-type="string">
            <text:p text:style-name="P18"><text:span text:style-name="T23">Max</text:span></text:p>
          </table:table-cell>
          <table:table-cell table:style-name="Table65.A1" office:value-type="string">
            <text:p text:style-name="P18"><text:span text:style-name="T23">Unit</text:span></text:p>
          </table:table-cell>
        </table:table-row>
        <table:table-row table:style-name="Table65.1">
          <table:table-cell table:style-name="Table65.A2" office:value-type="string">
            <text:p text:style-name="P18"><text:span text:style-name="T27">Connection Interval</text:span></text:p>
          </table:table-cell>
          <table:table-cell table:style-name="Table65.A2" office:value-type="string">
            <text:p text:style-name="P18"><text:span text:style-name="T20">0x0006 (7.5ms)</text:span></text:p>
          </table:table-cell>
          <table:table-cell table:style-name="Table65.A2" office:value-type="string">
            <text:p text:style-name="P18"><text:span text:style-name="T20">0x0C80 (4000ms)</text:span></text:p>
          </table:table-cell>
          <table:table-cell table:style-name="Table65.A2" office:value-type="string">
            <text:p text:style-name="P18"><text:span text:style-name="T20">1.25ms per unit</text:span></text:p>
          </table:table-cell>
        </table:table-row>
        <table:table-row table:style-name="Table65.1">
          <table:table-cell table:style-name="Table65.A3" office:value-type="string">
            <text:p text:style-name="P18"><text:span text:style-name="T27">Slave Latency</text:span></text:p>
          </table:table-cell>
          <table:table-cell table:style-name="Table65.A3" office:value-type="string">
            <text:p text:style-name="P18"><text:span text:style-name="T20">0x0000</text:span></text:p>
          </table:table-cell>
          <table:table-cell table:style-name="Table65.A3" office:value-type="string">
            <text:p text:style-name="P18"><text:span text:style-name="T20">0x01F3 (499)</text:span></text:p>
          </table:table-cell>
          <table:table-cell table:style-name="Table65.A3" office:value-type="string">
            <text:p text:style-name="P18"><text:span text:style-name="T20">1 interval per unit</text:span></text:p>
          </table:table-cell>
        </table:table-row>
        <table:table-row table:style-name="Table65.1">
          <table:table-cell table:style-name="Table65.A2" office:value-type="string">
            <text:p text:style-name="P18"><text:span text:style-name="T27">Supervision </text:span><text:soft-page-break/><text:span text:style-name="T27">Timeout</text:span></text:p>
          </table:table-cell>
          <table:table-cell table:style-name="Table65.A2" office:value-type="string">
            <text:p text:style-name="P18"><text:span text:style-name="T20">0x000A (100ms)</text:span></text:p>
          </table:table-cell>
          <table:table-cell table:style-name="Table65.A2" office:value-type="string">
            <text:p text:style-name="P18"><text:span text:style-name="T20">0x0C80 </text:span><text:soft-page-break/><text:span text:style-name="T20">(32000ms)</text:span></text:p>
          </table:table-cell>
          <table:table-cell table:style-name="Table65.A2" office:value-type="string">
            <text:p text:style-name="P18"><text:span text:style-name="T20">10ms per unit</text:span></text:p>
          </table:table-cell>
        </table:table-row>
        <table:table-row table:style-name="Table65.1">
          <table:table-cell table:style-name="Table65.A3" office:value-type="string">
            <text:p text:style-name="P18"><text:span text:style-name="T27">Minimum valid timeout</text:span></text:p>
          </table:table-cell>
          <table:table-cell table:style-name="Table65.A3" office:value-type="string">
            <text:p text:style-name="P18"><text:span text:style-name="T20">(1 + Latency) × Interval × 2</text:span></text:p>
          </table:table-cell>
          <table:table-cell table:style-name="Table65.A3" office:value-type="string">
            <text:p text:style-name="P18"/>
          </table:table-cell>
          <table:table-cell table:style-name="Table65.A3" office:value-type="string">
            <text:p text:style-name="P18"><text:span text:style-name="T20">Must be strictly greater than this</text:span></text:p>
          </table:table-cell>
        </table:table-row>
      </table:table>
      <text:p text:style-name="P5"/>
      <table:table table:name="Table66" table:style-name="Table66">
        <table:table-column table:style-name="Table66.A"/>
        <table:table-row table:style-name="Table66.1">
          <table:table-cell table:style-name="Table66.A1" office:value-type="string">
            <text:p text:style-name="P21"><text:span text:style-name="T30">🎯 Common Interview Questions</text:span></text:p>
            <text:p text:style-name="P22"><text:span text:style-name="T31">Q1: </text:span><text:span text:style-name="T29">Connection Interval = 30ms, Slave Latency = 4, Supervision Timeout = 6s. Is this combination valid? Show the math.</text:span></text:p>
            <text:p text:style-name="P22"><text:span text:style-name="T31">Q2: </text:span><text:span text:style-name="T29">A firmware engineer asks: "Why does my peripheral not connect to this iPhone when my intervals work fine on Android?" What is your first guess?</text:span></text:p>
            <text:p text:style-name="P22"><text:span text:style-name="T31">Q3: </text:span><text:span text:style-name="T29">What is the Link Layer PDU used by the Central to change connection parameters? Which side can initiate it?</text:span></text:p>
            <text:p text:style-name="P22"><text:span text:style-name="T31">Q4: </text:span><text:span text:style-name="T29">A peripheral wants to lower power consumption between bursts of sensor data. Should it change Interval or Latency? Explain.</text:span></text:p>
            <text:p text:style-name="P22"><text:span text:style-name="T31">Q5: </text:span><text:span text:style-name="T29">What is the "Instant" field in LL_CONNECTION_UPDATE_IND and why is it needed?</text:span></text:p>
          </table:table-cell>
        </table:table-row>
      </table:table>
      <text:p text:style-name="Standard"/>
      <text:h text:style-name="P1" text:outline-level="1"><text:span text:style-name="T2">PART 10 — MASTER REFERENCE TABLES</text:span></text:h>
      <text:h text:style-name="P2" text:outline-level="2"><text:span text:style-name="T5">Reference Table 1 — Link Layer Advertising PDU Types</text:span></text:h>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8"><text:span text:style-name="T23">PDU Type</text:span></text:p>
          </table:table-cell>
          <table:table-cell table:style-name="Table67.A1" office:value-type="string">
            <text:p text:style-name="P18"><text:span text:style-name="T23">Name</text:span></text:p>
          </table:table-cell>
          <table:table-cell table:style-name="Table67.A1" office:value-type="string">
            <text:p text:style-name="P18"><text:span text:style-name="T23">Purpose</text:span></text:p>
          </table:table-cell>
        </table:table-row>
        <table:table-row table:style-name="Table67.1">
          <table:table-cell table:style-name="Table67.A2" office:value-type="string">
            <text:p text:style-name="P18"><text:span text:style-name="T24">0x00</text:span></text:p>
          </table:table-cell>
          <table:table-cell table:style-name="Table67.A2" office:value-type="string">
            <text:p text:style-name="P18"><text:span text:style-name="T20">ADV_IND</text:span></text:p>
          </table:table-cell>
          <table:table-cell table:style-name="Table67.A2" office:value-type="string">
            <text:p text:style-name="P18"><text:span text:style-name="T20">Connectable, undirected broadcast. The default for any device inviting connections.</text:span></text:p>
          </table:table-cell>
        </table:table-row>
        <table:table-row table:style-name="Table67.1">
          <table:table-cell table:style-name="Table67.A3" office:value-type="string">
            <text:p text:style-name="P18"><text:span text:style-name="T24">0x01</text:span></text:p>
          </table:table-cell>
          <table:table-cell table:style-name="Table67.A3" office:value-type="string">
            <text:p text:style-name="P18"><text:span text:style-name="T20">ADV_DIRECT_IND</text:span></text:p>
          </table:table-cell>
          <table:table-cell table:style-name="Table67.A3" office:value-type="string">
            <text:p text:style-name="P18"><text:span text:style-name="T20">Directed at one specific peer. High-duty-cycle option used for rapid reconnection with a bonded device.</text:span></text:p>
          </table:table-cell>
        </table:table-row>
        <table:table-row table:style-name="Table67.1">
          <table:table-cell table:style-name="Table67.A2" office:value-type="string">
            <text:p text:style-name="P18"><text:span text:style-name="T24">0x02</text:span></text:p>
          </table:table-cell>
          <table:table-cell table:style-name="Table67.A2" office:value-type="string">
            <text:p text:style-name="P18"><text:span text:style-name="T20">ADV_NONCONN_IND</text:span></text:p>
          </table:table-cell>
          <table:table-cell table:style-name="Table67.A2" office:value-type="string">
            <text:p text:style-name="P18"><text:span text:style-name="T20">Beacon-style broadcast. No connection possible. Used by iBeacon, Eddystone, asset trackers.</text:span></text:p>
          </table:table-cell>
        </table:table-row>
        <table:table-row table:style-name="Table67.1">
          <table:table-cell table:style-name="Table67.A3" office:value-type="string">
            <text:p text:style-name="P18"><text:span text:style-name="T24">0x03</text:span></text:p>
          </table:table-cell>
          <table:table-cell table:style-name="Table67.A3" office:value-type="string">
            <text:p text:style-name="P18"><text:span text:style-name="T20">SCAN_REQ</text:span></text:p>
          </table:table-cell>
          <table:table-cell table:style-name="Table67.A3" office:value-type="string">
            <text:p text:style-name="P18"><text:span text:style-name="T20">Sent by an active scanner to request SCAN_RSP data from the advertiser.</text:span></text:p>
          </table:table-cell>
        </table:table-row>
        <table:table-row table:style-name="Table67.1">
          <table:table-cell table:style-name="Table67.A2" office:value-type="string">
            <text:p text:style-name="P18"><text:span text:style-name="T24">0x04</text:span></text:p>
          </table:table-cell>
          <table:table-cell table:style-name="Table67.A2" office:value-type="string">
            <text:p text:style-name="P18"><text:span text:style-name="T20">SCAN_RSP</text:span></text:p>
          </table:table-cell>
          <table:table-cell table:style-name="Table67.A2" office:value-type="string">
            <text:p text:style-name="P18"><text:span text:style-name="T20">Peripheral sends additional data in response to SCAN_REQ.</text:span></text:p>
          </table:table-cell>
        </table:table-row>
        <table:table-row table:style-name="Table67.1">
          <table:table-cell table:style-name="Table67.A3" office:value-type="string">
            <text:p text:style-name="P18"><text:span text:style-name="T24">0x05</text:span></text:p>
          </table:table-cell>
          <table:table-cell table:style-name="Table67.A3" office:value-type="string">
            <text:p text:style-name="P18"><text:span text:style-name="T20">CONNECT_IND</text:span></text:p>
          </table:table-cell>
          <table:table-cell table:style-name="Table67.A3" office:value-type="string">
            <text:p text:style-name="P18"><text:span text:style-name="T20">Central's connection request. Contains every parameter for the future connection.</text:span></text:p>
          </table:table-cell>
        </table:table-row>
        <table:table-row table:style-name="Table67.1">
          <table:table-cell table:style-name="Table67.A2" office:value-type="string">
            <text:p text:style-name="P18"><text:span text:style-name="T24">0x06</text:span></text:p>
          </table:table-cell>
          <table:table-cell table:style-name="Table67.A2" office:value-type="string">
            <text:p text:style-name="P18"><text:span text:style-name="T20">ADV_SCAN_IND</text:span></text:p>
          </table:table-cell>
          <table:table-cell table:style-name="Table67.A2" office:value-type="string">
            <text:p text:style-name="P18"><text:span text:style-name="T20">Scannable but not connectable. Allows extended data delivery via SCAN_RSP without accepting connections.</text:span></text:p>
          </table:table-cell>
        </table:table-row>
        <table:table-row table:style-name="Table67.1">
          <table:table-cell table:style-name="Table67.A3" office:value-type="string">
            <text:p text:style-name="P18"><text:span text:style-name="T24">0x07</text:span></text:p>
          </table:table-cell>
          <table:table-cell table:style-name="Table67.A3" office:value-type="string">
            <text:p text:style-name="P18"><text:span text:style-name="T20">ADV_EXT_IND</text:span></text:p>
          </table:table-cell>
          <table:table-cell table:style-name="Table67.A3" office:value-type="string">
            <text:p text:style-name="P18"><text:span text:style-name="T20">Extended advertising (BT 5.0+). Header points to auxiliary packet for payloads up to 255 bytes.</text:span></text:p>
          </table:table-cell>
        </table:table-row>
      </table:table>
      <text:p text:style-name="P5"/>
      <text:h text:style-name="P2" text:outline-level="2"><text:span text:style-name="T5">Reference Table 2 — L2CAP Channel Identifiers (CIDs)</text:span></text:h>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8"><text:span text:style-name="T23">CID</text:span></text:p>
          </table:table-cell>
          <table:table-cell table:style-name="Table68.A1" office:value-type="string">
            <text:p text:style-name="P18"><text:span text:style-name="T23">Protocol</text:span></text:p>
          </table:table-cell>
          <table:table-cell table:style-name="Table68.A1" office:value-type="string">
            <text:p text:style-name="P18"><text:span text:style-name="T23">Purpose</text:span></text:p>
          </table:table-cell>
        </table:table-row>
        <table:table-row table:style-name="Table68.1">
          <table:table-cell table:style-name="Table68.A2" office:value-type="string">
            <text:p text:style-name="P18"><text:span text:style-name="T24">0x0004</text:span></text:p>
          </table:table-cell>
          <table:table-cell table:style-name="Table68.A2" office:value-type="string">
            <text:p text:style-name="P18"><text:span text:style-name="T20">ATT (Attribute Protocol)</text:span></text:p>
          </table:table-cell>
          <table:table-cell table:style-name="Table68.A2" office:value-type="string">
            <text:p text:style-name="P18"><text:span text:style-name="T20">Carries all GATT traffic: reads, writes, notifications, indications, discovery.</text:span></text:p>
          </table:table-cell>
        </table:table-row>
        <table:table-row table:style-name="Table68.1">
          <table:table-cell table:style-name="Table68.A3" office:value-type="string">
            <text:p text:style-name="P18"><text:span text:style-name="T24">0x0005</text:span></text:p>
          </table:table-cell>
          <table:table-cell table:style-name="Table68.A3" office:value-type="string">
            <text:p text:style-name="P18"><text:span text:style-name="T20">L2CAP Signalling</text:span></text:p>
          </table:table-cell>
          <table:table-cell table:style-name="Table68.A3" office:value-type="string">
            <text:p text:style-name="P18"><text:span text:style-name="T20">Manages L2CAP itself. Most notably: Connection Parameter Update Request (peripheral-initiated).</text:span></text:p>
          </table:table-cell>
        </table:table-row>
        <table:table-row table:style-name="Table68.1">
          <table:table-cell table:style-name="Table68.A2" office:value-type="string">
            <text:p text:style-name="P18"><text:span text:style-name="T24">0x0006</text:span></text:p>
          </table:table-cell>
          <table:table-cell table:style-name="Table68.A2" office:value-type="string">
            <text:p text:style-name="P18"><text:span text:style-name="T20">SMP (Security Manager)</text:span></text:p>
          </table:table-cell>
          <table:table-cell table:style-name="Table68.A2" office:value-type="string">
            <text:p text:style-name="P18"><text:span text:style-name="T20">Pairing, bonding, key distribution. Completely separate from ATT.</text:span></text:p>
          </table:table-cell>
        </table:table-row>
        <table:table-row table:style-name="Table68.1">
          <table:table-cell table:style-name="Table68.A3" office:value-type="string">
            <text:p text:style-name="P18"><text:span text:style-name="T24">0x0040+</text:span></text:p>
          </table:table-cell>
          <table:table-cell table:style-name="Table68.A3" office:value-type="string">
            <text:p text:style-name="P18"><text:span text:style-name="T20">Dynamic / LE Credit Based</text:span></text:p>
          </table:table-cell>
          <table:table-cell table:style-name="Table68.A3" office:value-type="string">
            <text:p text:style-name="P18"><text:span text:style-name="T20">High-throughput custom data channels (e.g. Apple iAP2 over BLE, proprietary OTA protocols).</text:span></text:p>
          </table:table-cell>
        </table:table-row>
      </table:table>
      <text:p text:style-name="P5"/>
      <text:h text:style-name="P2" text:outline-level="2"><text:span text:style-name="T5">Reference Table 3 — ATT Opcodes (Complete List)</text:span></text:h>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8"><text:span text:style-name="T23">Opcode</text:span></text:p>
          </table:table-cell>
          <table:table-cell table:style-name="Table69.A1" office:value-type="string">
            <text:p text:style-name="P18"><text:span text:style-name="T23">Name</text:span></text:p>
          </table:table-cell>
          <table:table-cell table:style-name="Table69.A1" office:value-type="string">
            <text:p text:style-name="P18"><text:span text:style-name="T23">Notes</text:span></text:p>
          </table:table-cell>
        </table:table-row>
        <table:table-row table:style-name="Table69.1">
          <table:table-cell table:style-name="Table69.A2" office:value-type="string">
            <text:p text:style-name="P18"><text:span text:style-name="T24">0x01</text:span></text:p>
          </table:table-cell>
          <table:table-cell table:style-name="Table69.A2" office:value-type="string">
            <text:p text:style-name="P18"><text:span text:style-name="T20">Error Response</text:span></text:p>
          </table:table-cell>
          <table:table-cell table:style-name="Table69.A2" office:value-type="string">
            <text:p text:style-name="P18"><text:span text:style-name="T20">Sent when any request fails. Carries error code (0x0A=Attribute Not Found, </text:span><text:soft-page-break/><text:span text:style-name="T20">0x05=Insufficient Auth, etc.)</text:span></text:p>
          </table:table-cell>
        </table:table-row>
        <table:table-row table:style-name="Table69.1">
          <table:table-cell table:style-name="Table69.A3" office:value-type="string">
            <text:p text:style-name="P18"><text:span text:style-name="T24">0x02</text:span></text:p>
          </table:table-cell>
          <table:table-cell table:style-name="Table69.A3" office:value-type="string">
            <text:p text:style-name="P18"><text:span text:style-name="T20">Exchange MTU Request</text:span></text:p>
          </table:table-cell>
          <table:table-cell table:style-name="Table69.A3" office:value-type="string">
            <text:p text:style-name="P18"><text:span text:style-name="T20">Client declares its max ATT PDU size.</text:span></text:p>
          </table:table-cell>
        </table:table-row>
        <table:table-row table:style-name="Table69.1">
          <table:table-cell table:style-name="Table69.A2" office:value-type="string">
            <text:p text:style-name="P18"><text:span text:style-name="T24">0x03</text:span></text:p>
          </table:table-cell>
          <table:table-cell table:style-name="Table69.A2" office:value-type="string">
            <text:p text:style-name="P18"><text:span text:style-name="T20">Exchange MTU Response</text:span></text:p>
          </table:table-cell>
          <table:table-cell table:style-name="Table69.A2" office:value-type="string">
            <text:p text:style-name="P18"><text:span text:style-name="T20">Server replies with its max size. Effective MTU = min of both.</text:span></text:p>
          </table:table-cell>
        </table:table-row>
        <table:table-row table:style-name="Table69.1">
          <table:table-cell table:style-name="Table69.A3" office:value-type="string">
            <text:p text:style-name="P18"><text:span text:style-name="T24">0x04</text:span></text:p>
          </table:table-cell>
          <table:table-cell table:style-name="Table69.A3" office:value-type="string">
            <text:p text:style-name="P18"><text:span text:style-name="T20">Find Information Request</text:span></text:p>
          </table:table-cell>
          <table:table-cell table:style-name="Table69.A3" office:value-type="string">
            <text:p text:style-name="P18"><text:span text:style-name="T20">Find descriptors by handle range.</text:span></text:p>
          </table:table-cell>
        </table:table-row>
        <table:table-row table:style-name="Table69.1">
          <table:table-cell table:style-name="Table69.A2" office:value-type="string">
            <text:p text:style-name="P18"><text:span text:style-name="T24">0x05</text:span></text:p>
          </table:table-cell>
          <table:table-cell table:style-name="Table69.A2" office:value-type="string">
            <text:p text:style-name="P18"><text:span text:style-name="T20">Find Information Response</text:span></text:p>
          </table:table-cell>
          <table:table-cell table:style-name="Table69.A2" office:value-type="string">
            <text:p text:style-name="P18"><text:span text:style-name="T20">Returns handle/UUID pairs.</text:span></text:p>
          </table:table-cell>
        </table:table-row>
        <table:table-row table:style-name="Table69.1">
          <table:table-cell table:style-name="Table69.A3" office:value-type="string">
            <text:p text:style-name="P18"><text:span text:style-name="T24">0x06</text:span></text:p>
          </table:table-cell>
          <table:table-cell table:style-name="Table69.A3" office:value-type="string">
            <text:p text:style-name="P18"><text:span text:style-name="T20">Find By Type Value Request</text:span></text:p>
          </table:table-cell>
          <table:table-cell table:style-name="Table69.A3" office:value-type="string">
            <text:p text:style-name="P18"><text:span text:style-name="T20">Find attributes with specific type AND value.</text:span></text:p>
          </table:table-cell>
        </table:table-row>
        <table:table-row table:style-name="Table69.1">
          <table:table-cell table:style-name="Table69.A2" office:value-type="string">
            <text:p text:style-name="P18"><text:span text:style-name="T24">0x07</text:span></text:p>
          </table:table-cell>
          <table:table-cell table:style-name="Table69.A2" office:value-type="string">
            <text:p text:style-name="P18"><text:span text:style-name="T20">Find By Type Value Response</text:span></text:p>
          </table:table-cell>
          <table:table-cell table:style-name="Table69.A2" office:value-type="string">
            <text:p text:style-name="P18"><text:span text:style-name="T20">Returns matching handle ranges.</text:span></text:p>
          </table:table-cell>
        </table:table-row>
        <table:table-row table:style-name="Table69.1">
          <table:table-cell table:style-name="Table69.A3" office:value-type="string">
            <text:p text:style-name="P18"><text:span text:style-name="T24">0x08</text:span></text:p>
          </table:table-cell>
          <table:table-cell table:style-name="Table69.A3" office:value-type="string">
            <text:p text:style-name="P18"><text:span text:style-name="T20">Read By Type Request</text:span></text:p>
          </table:table-cell>
          <table:table-cell table:style-name="Table69.A3" office:value-type="string">
            <text:p text:style-name="P18"><text:span text:style-name="T20">Read multiple attributes of same type (e.g. all Characteristic Declarations in a service).</text:span></text:p>
          </table:table-cell>
        </table:table-row>
        <table:table-row table:style-name="Table69.1">
          <table:table-cell table:style-name="Table69.A2" office:value-type="string">
            <text:p text:style-name="P18"><text:span text:style-name="T24">0x09</text:span></text:p>
          </table:table-cell>
          <table:table-cell table:style-name="Table69.A2" office:value-type="string">
            <text:p text:style-name="P18"><text:span text:style-name="T20">Read By Type Response</text:span></text:p>
          </table:table-cell>
          <table:table-cell table:style-name="Table69.A2" office:value-type="string">
            <text:p text:style-name="P18"><text:span text:style-name="T20">Returns matching attributes.</text:span></text:p>
          </table:table-cell>
        </table:table-row>
        <table:table-row table:style-name="Table69.1">
          <table:table-cell table:style-name="Table69.A3" office:value-type="string">
            <text:p text:style-name="P18"><text:span text:style-name="T24">0x0A</text:span></text:p>
          </table:table-cell>
          <table:table-cell table:style-name="Table69.A3" office:value-type="string">
            <text:p text:style-name="P18"><text:span text:style-name="T20">Read Request</text:span></text:p>
          </table:table-cell>
          <table:table-cell table:style-name="Table69.A3" office:value-type="string">
            <text:p text:style-name="P18"><text:span text:style-name="T20">Read single attribute by handle.</text:span></text:p>
          </table:table-cell>
        </table:table-row>
        <table:table-row table:style-name="Table69.1">
          <table:table-cell table:style-name="Table69.A2" office:value-type="string">
            <text:p text:style-name="P18"><text:span text:style-name="T24">0x0B</text:span></text:p>
          </table:table-cell>
          <table:table-cell table:style-name="Table69.A2" office:value-type="string">
            <text:p text:style-name="P18"><text:span text:style-name="T20">Read Response</text:span></text:p>
          </table:table-cell>
          <table:table-cell table:style-name="Table69.A2" office:value-type="string">
            <text:p text:style-name="P18"><text:span text:style-name="T20">Returns value.</text:span></text:p>
          </table:table-cell>
        </table:table-row>
        <table:table-row table:style-name="Table69.1">
          <table:table-cell table:style-name="Table69.A3" office:value-type="string">
            <text:p text:style-name="P18"><text:span text:style-name="T24">0x0C</text:span></text:p>
          </table:table-cell>
          <table:table-cell table:style-name="Table69.A3" office:value-type="string">
            <text:p text:style-name="P18"><text:span text:style-name="T20">Read Blob Request</text:span></text:p>
          </table:table-cell>
          <table:table-cell table:style-name="Table69.A3" office:value-type="string">
            <text:p text:style-name="P18"><text:span text:style-name="T20">Read long attribute starting at offset.</text:span></text:p>
          </table:table-cell>
        </table:table-row>
        <table:table-row table:style-name="Table69.1">
          <table:table-cell table:style-name="Table69.A2" office:value-type="string">
            <text:p text:style-name="P18"><text:span text:style-name="T24">0x0D</text:span></text:p>
          </table:table-cell>
          <table:table-cell table:style-name="Table69.A2" office:value-type="string">
            <text:p text:style-name="P18"><text:span text:style-name="T20">Read Blob Response</text:span></text:p>
          </table:table-cell>
          <table:table-cell table:style-name="Table69.A2" office:value-type="string">
            <text:p text:style-name="P18"><text:span text:style-name="T20">Returns chunk.</text:span></text:p>
          </table:table-cell>
        </table:table-row>
        <table:table-row table:style-name="Table69.1">
          <table:table-cell table:style-name="Table69.A3" office:value-type="string">
            <text:p text:style-name="P18"><text:span text:style-name="T24">0x0E</text:span></text:p>
          </table:table-cell>
          <table:table-cell table:style-name="Table69.A3" office:value-type="string">
            <text:p text:style-name="P18"><text:span text:style-name="T20">Read Multiple Request</text:span></text:p>
          </table:table-cell>
          <table:table-cell table:style-name="Table69.A3" office:value-type="string">
            <text:p text:style-name="P18"><text:span text:style-name="T20">Read several attributes in one request.</text:span></text:p>
          </table:table-cell>
        </table:table-row>
        <table:table-row table:style-name="Table69.1">
          <table:table-cell table:style-name="Table69.A2" office:value-type="string">
            <text:p text:style-name="P18"><text:span text:style-name="T24">0x0F</text:span></text:p>
          </table:table-cell>
          <table:table-cell table:style-name="Table69.A2" office:value-type="string">
            <text:p text:style-name="P18"><text:span text:style-name="T20">Read Multiple Response</text:span></text:p>
          </table:table-cell>
          <table:table-cell table:style-name="Table69.A2" office:value-type="string">
            <text:p text:style-name="P18"><text:span text:style-name="T20">Returns concatenated values.</text:span></text:p>
          </table:table-cell>
        </table:table-row>
        <table:table-row table:style-name="Table69.1">
          <table:table-cell table:style-name="Table69.A3" office:value-type="string">
            <text:p text:style-name="P18"><text:span text:style-name="T24">0x10</text:span></text:p>
          </table:table-cell>
          <table:table-cell table:style-name="Table69.A3" office:value-type="string">
            <text:p text:style-name="P18"><text:span text:style-name="T20">Read By Group Type Request</text:span></text:p>
          </table:table-cell>
          <table:table-cell table:style-name="Table69.A3" office:value-type="string">
            <text:p text:style-name="P18"><text:span text:style-name="T20">Group discovery — find services (UUID 0x2800).</text:span></text:p>
          </table:table-cell>
        </table:table-row>
        <table:table-row table:style-name="Table69.1">
          <table:table-cell table:style-name="Table69.A2" office:value-type="string">
            <text:p text:style-name="P18"><text:span text:style-name="T24">0x11</text:span></text:p>
          </table:table-cell>
          <table:table-cell table:style-name="Table69.A2" office:value-type="string">
            <text:p text:style-name="P18"><text:span text:style-name="T20">Read By Group Type Response</text:span></text:p>
          </table:table-cell>
          <table:table-cell table:style-name="Table69.A2" office:value-type="string">
            <text:p text:style-name="P18"><text:span text:style-name="T20">Returns service handle ranges + UUIDs.</text:span></text:p>
          </table:table-cell>
        </table:table-row>
        <table:table-row table:style-name="Table69.1">
          <table:table-cell table:style-name="Table69.A3" office:value-type="string">
            <text:p text:style-name="P18"><text:span text:style-name="T24">0x12</text:span></text:p>
          </table:table-cell>
          <table:table-cell table:style-name="Table69.A3" office:value-type="string">
            <text:p text:style-name="P18"><text:span text:style-name="T20">Write Request</text:span></text:p>
          </table:table-cell>
          <table:table-cell table:style-name="Table69.A3" office:value-type="string">
            <text:p text:style-name="P18"><text:span text:style-name="T20">Write with expectation of response.</text:span></text:p>
          </table:table-cell>
        </table:table-row>
        <table:table-row table:style-name="Table69.1">
          <table:table-cell table:style-name="Table69.A2" office:value-type="string">
            <text:p text:style-name="P18"><text:span text:style-name="T24">0x13</text:span></text:p>
          </table:table-cell>
          <table:table-cell table:style-name="Table69.A2" office:value-type="string">
            <text:p text:style-name="P18"><text:span text:style-name="T20">Write Response</text:span></text:p>
          </table:table-cell>
          <table:table-cell table:style-name="Table69.A2" office:value-type="string">
            <text:p text:style-name="P18"><text:span text:style-name="T20">Confirms write.</text:span></text:p>
          </table:table-cell>
        </table:table-row>
        <table:table-row table:style-name="Table69.1">
          <table:table-cell table:style-name="Table69.A3" office:value-type="string">
            <text:p text:style-name="P18"><text:span text:style-name="T24">0x16</text:span></text:p>
          </table:table-cell>
          <table:table-cell table:style-name="Table69.A3" office:value-type="string">
            <text:p text:style-name="P18"><text:span text:style-name="T20">Prepare Write Request</text:span></text:p>
          </table:table-cell>
          <table:table-cell table:style-name="Table69.A3" office:value-type="string">
            <text:p text:style-name="P18"><text:span text:style-name="T20">Queue fragment of long write.</text:span></text:p>
          </table:table-cell>
        </table:table-row>
        <table:table-row table:style-name="Table69.1">
          <table:table-cell table:style-name="Table69.A2" office:value-type="string">
            <text:p text:style-name="P18"><text:span text:style-name="T24">0x17</text:span></text:p>
          </table:table-cell>
          <table:table-cell table:style-name="Table69.A2" office:value-type="string">
            <text:p text:style-name="P18"><text:span text:style-name="T20">Prepare Write Response</text:span></text:p>
          </table:table-cell>
          <table:table-cell table:style-name="Table69.A2" office:value-type="string">
            <text:p text:style-name="P18"><text:span text:style-name="T20">Acknowledges queued fragment.</text:span></text:p>
          </table:table-cell>
        </table:table-row>
        <table:table-row table:style-name="Table69.1">
          <table:table-cell table:style-name="Table69.A3" office:value-type="string">
            <text:p text:style-name="P18"><text:span text:style-name="T24">0x18</text:span></text:p>
          </table:table-cell>
          <table:table-cell table:style-name="Table69.A3" office:value-type="string">
            <text:p text:style-name="P18"><text:span text:style-name="T20">Execute Write Request</text:span></text:p>
          </table:table-cell>
          <table:table-cell table:style-name="Table69.A3" office:value-type="string">
            <text:p text:style-name="P18"><text:span text:style-name="T20">Commit all queued fragments.</text:span></text:p>
          </table:table-cell>
        </table:table-row>
        <table:table-row table:style-name="Table69.1">
          <table:table-cell table:style-name="Table69.A2" office:value-type="string">
            <text:p text:style-name="P18"><text:span text:style-name="T24">0x19</text:span></text:p>
          </table:table-cell>
          <table:table-cell table:style-name="Table69.A2" office:value-type="string">
            <text:p text:style-name="P18"><text:span text:style-name="T20">Execute Write Response</text:span></text:p>
          </table:table-cell>
          <table:table-cell table:style-name="Table69.A2" office:value-type="string">
            <text:p text:style-name="P18"><text:span text:style-name="T20">Final acknowledgement.</text:span></text:p>
          </table:table-cell>
        </table:table-row>
        <table:table-row table:style-name="Table69.1">
          <table:table-cell table:style-name="Table69.A3" office:value-type="string">
            <text:p text:style-name="P18"><text:span text:style-name="T24">0x1B</text:span></text:p>
          </table:table-cell>
          <table:table-cell table:style-name="Table69.A3" office:value-type="string">
            <text:p text:style-name="P18"><text:span text:style-name="T20">Handle Value Notification</text:span></text:p>
          </table:table-cell>
          <table:table-cell table:style-name="Table69.A3" office:value-type="string">
            <text:p text:style-name="P18"><text:span text:style-name="T20">Server → Client push, no ACK.</text:span></text:p>
          </table:table-cell>
        </table:table-row>
        <table:table-row table:style-name="Table69.1">
          <table:table-cell table:style-name="Table69.A2" office:value-type="string">
            <text:p text:style-name="P18"><text:span text:style-name="T24">0x1D</text:span></text:p>
          </table:table-cell>
          <table:table-cell table:style-name="Table69.A2" office:value-type="string">
            <text:p text:style-name="P18"><text:span text:style-name="T20">Handle Value Indication</text:span></text:p>
          </table:table-cell>
          <table:table-cell table:style-name="Table69.A2" office:value-type="string">
            <text:p text:style-name="P18"><text:span text:style-name="T20">Server → Client push, expects ACK.</text:span></text:p>
          </table:table-cell>
        </table:table-row>
        <table:table-row table:style-name="Table69.1">
          <table:table-cell table:style-name="Table69.A3" office:value-type="string">
            <text:p text:style-name="P18"><text:span text:style-name="T24">0x1E</text:span></text:p>
          </table:table-cell>
          <table:table-cell table:style-name="Table69.A3" office:value-type="string">
            <text:p text:style-name="P18"><text:span text:style-name="T20">Handle Value Confirmation</text:span></text:p>
          </table:table-cell>
          <table:table-cell table:style-name="Table69.A3" office:value-type="string">
            <text:p text:style-name="P18"><text:span text:style-name="T20">Client acknowledges Indication.</text:span></text:p>
          </table:table-cell>
        </table:table-row>
        <table:table-row table:style-name="Table69.1">
          <table:table-cell table:style-name="Table69.A2" office:value-type="string">
            <text:p text:style-name="P18"><text:span text:style-name="T24">0x52</text:span></text:p>
          </table:table-cell>
          <table:table-cell table:style-name="Table69.A2" office:value-type="string">
            <text:p text:style-name="P18"><text:span text:style-name="T20">Write Command</text:span></text:p>
          </table:table-cell>
          <table:table-cell table:style-name="Table69.A2" office:value-type="string">
            <text:p text:style-name="P18"><text:span text:style-name="T20">Client → Server write, no ACK. Fire and forget.</text:span></text:p>
          </table:table-cell>
        </table:table-row>
        <table:table-row table:style-name="Table69.1">
          <table:table-cell table:style-name="Table69.A3" office:value-type="string">
            <text:p text:style-name="P18"><text:span text:style-name="T24">0xD2</text:span></text:p>
          </table:table-cell>
          <table:table-cell table:style-name="Table69.A3" office:value-type="string">
            <text:p text:style-name="P18"><text:span text:style-name="T20">Signed Write Command</text:span></text:p>
          </table:table-cell>
          <table:table-cell table:style-name="Table69.A3" office:value-type="string">
            <text:p text:style-name="P18"><text:span text:style-name="T20">Write Command with CSRK-based signature (authentication without encryption).</text:span></text:p>
          </table:table-cell>
        </table:table-row>
      </table:table>
      <text:p text:style-name="P5"><text:soft-page-break/></text:p>
      <text:h text:style-name="P2" text:outline-level="2"><text:span text:style-name="T5">Reference Table 4 — Common GATT Services and UUIDs</text:span></text:h>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8"><text:span text:style-name="T23">UUID</text:span></text:p>
          </table:table-cell>
          <table:table-cell table:style-name="Table70.A1" office:value-type="string">
            <text:p text:style-name="P18"><text:span text:style-name="T23">Service Name</text:span></text:p>
          </table:table-cell>
          <table:table-cell table:style-name="Table70.A1" office:value-type="string">
            <text:p text:style-name="P18"><text:span text:style-name="T23">Used By</text:span></text:p>
          </table:table-cell>
        </table:table-row>
        <table:table-row table:style-name="Table70.1">
          <table:table-cell table:style-name="Table70.A2" office:value-type="string">
            <text:p text:style-name="P18"><text:span text:style-name="T24">0x1800</text:span></text:p>
          </table:table-cell>
          <table:table-cell table:style-name="Table70.A2" office:value-type="string">
            <text:p text:style-name="P18"><text:span text:style-name="T20">Generic Access</text:span></text:p>
          </table:table-cell>
          <table:table-cell table:style-name="Table70.A2" office:value-type="string">
            <text:p text:style-name="P18"><text:span text:style-name="T20">Device name, appearance — present on every BLE device.</text:span></text:p>
          </table:table-cell>
        </table:table-row>
        <table:table-row table:style-name="Table70.1">
          <table:table-cell table:style-name="Table70.A3" office:value-type="string">
            <text:p text:style-name="P18"><text:span text:style-name="T24">0x1801</text:span></text:p>
          </table:table-cell>
          <table:table-cell table:style-name="Table70.A3" office:value-type="string">
            <text:p text:style-name="P18"><text:span text:style-name="T20">Generic Attribute</text:span></text:p>
          </table:table-cell>
          <table:table-cell table:style-name="Table70.A3" office:value-type="string">
            <text:p text:style-name="P18"><text:span text:style-name="T20">GATT service — holds Service Changed characteristic for bonded devices.</text:span></text:p>
          </table:table-cell>
        </table:table-row>
        <table:table-row table:style-name="Table70.1">
          <table:table-cell table:style-name="Table70.A2" office:value-type="string">
            <text:p text:style-name="P18"><text:span text:style-name="T24">0x180A</text:span></text:p>
          </table:table-cell>
          <table:table-cell table:style-name="Table70.A2" office:value-type="string">
            <text:p text:style-name="P18"><text:span text:style-name="T20">Device Information</text:span></text:p>
          </table:table-cell>
          <table:table-cell table:style-name="Table70.A2" office:value-type="string">
            <text:p text:style-name="P18"><text:span text:style-name="T20">Manufacturer, model number, firmware version.</text:span></text:p>
          </table:table-cell>
        </table:table-row>
        <table:table-row table:style-name="Table70.1">
          <table:table-cell table:style-name="Table70.A3" office:value-type="string">
            <text:p text:style-name="P18"><text:span text:style-name="T24">0x180D</text:span></text:p>
          </table:table-cell>
          <table:table-cell table:style-name="Table70.A3" office:value-type="string">
            <text:p text:style-name="P18"><text:span text:style-name="T20">Heart Rate</text:span></text:p>
          </table:table-cell>
          <table:table-cell table:style-name="Table70.A3" office:value-type="string">
            <text:p text:style-name="P18"><text:span text:style-name="T20">Fitness trackers, chest straps, smartwatches.</text:span></text:p>
          </table:table-cell>
        </table:table-row>
        <table:table-row table:style-name="Table70.1">
          <table:table-cell table:style-name="Table70.A2" office:value-type="string">
            <text:p text:style-name="P18"><text:span text:style-name="T24">0x180F</text:span></text:p>
          </table:table-cell>
          <table:table-cell table:style-name="Table70.A2" office:value-type="string">
            <text:p text:style-name="P18"><text:span text:style-name="T20">Battery Service</text:span></text:p>
          </table:table-cell>
          <table:table-cell table:style-name="Table70.A2" office:value-type="string">
            <text:p text:style-name="P18"><text:span text:style-name="T20">Battery level characteristic (0x2A19).</text:span></text:p>
          </table:table-cell>
        </table:table-row>
        <table:table-row table:style-name="Table70.1">
          <table:table-cell table:style-name="Table70.A3" office:value-type="string">
            <text:p text:style-name="P18"><text:span text:style-name="T24">0x1805</text:span></text:p>
          </table:table-cell>
          <table:table-cell table:style-name="Table70.A3" office:value-type="string">
            <text:p text:style-name="P18"><text:span text:style-name="T20">Current Time</text:span></text:p>
          </table:table-cell>
          <table:table-cell table:style-name="Table70.A3" office:value-type="string">
            <text:p text:style-name="P18"><text:span text:style-name="T20">Time sync with phone.</text:span></text:p>
          </table:table-cell>
        </table:table-row>
        <table:table-row table:style-name="Table70.1">
          <table:table-cell table:style-name="Table70.A2" office:value-type="string">
            <text:p text:style-name="P18"><text:span text:style-name="T24">0x1812</text:span></text:p>
          </table:table-cell>
          <table:table-cell table:style-name="Table70.A2" office:value-type="string">
            <text:p text:style-name="P18"><text:span text:style-name="T20">Human Interface Device (HID)</text:span></text:p>
          </table:table-cell>
          <table:table-cell table:style-name="Table70.A2" office:value-type="string">
            <text:p text:style-name="P18"><text:span text:style-name="T20">Keyboards, mice, remotes, game controllers. "HID over GATT".</text:span></text:p>
          </table:table-cell>
        </table:table-row>
        <table:table-row table:style-name="Table70.1">
          <table:table-cell table:style-name="Table70.A3" office:value-type="string">
            <text:p text:style-name="P18"><text:span text:style-name="T24">0x1844</text:span></text:p>
          </table:table-cell>
          <table:table-cell table:style-name="Table70.A3" office:value-type="string">
            <text:p text:style-name="P18"><text:span text:style-name="T20">Volume Control Service</text:span></text:p>
          </table:table-cell>
          <table:table-cell table:style-name="Table70.A3" office:value-type="string">
            <text:p text:style-name="P18"><text:span text:style-name="T20">LE Audio volume adjustment.</text:span></text:p>
          </table:table-cell>
        </table:table-row>
        <table:table-row table:style-name="Table70.1">
          <table:table-cell table:style-name="Table70.A2" office:value-type="string">
            <text:p text:style-name="P18"><text:span text:style-name="T24">0x184B</text:span></text:p>
          </table:table-cell>
          <table:table-cell table:style-name="Table70.A2" office:value-type="string">
            <text:p text:style-name="P18"><text:span text:style-name="T20">Media Control Service</text:span></text:p>
          </table:table-cell>
          <table:table-cell table:style-name="Table70.A2" office:value-type="string">
            <text:p text:style-name="P18"><text:span text:style-name="T20">Play/pause/skip for LE Audio streams.</text:span></text:p>
          </table:table-cell>
        </table:table-row>
        <table:table-row table:style-name="Table70.1">
          <table:table-cell table:style-name="Table70.A3" office:value-type="string">
            <text:p text:style-name="P18"><text:span text:style-name="T24">0x184E</text:span></text:p>
          </table:table-cell>
          <table:table-cell table:style-name="Table70.A3" office:value-type="string">
            <text:p text:style-name="P18"><text:span text:style-name="T20">Audio Stream Control Service (ASCS)</text:span></text:p>
          </table:table-cell>
          <table:table-cell table:style-name="Table70.A3" office:value-type="string">
            <text:p text:style-name="P18"><text:span text:style-name="T20">LE Audio stream setup.</text:span></text:p>
          </table:table-cell>
        </table:table-row>
        <table:table-row table:style-name="Table70.1">
          <table:table-cell table:style-name="Table70.A2" office:value-type="string">
            <text:p text:style-name="P18"><text:span text:style-name="T24">0x1850</text:span></text:p>
          </table:table-cell>
          <table:table-cell table:style-name="Table70.A2" office:value-type="string">
            <text:p text:style-name="P18"><text:span text:style-name="T20">Published Audio Capabilities Service (PACS)</text:span></text:p>
          </table:table-cell>
          <table:table-cell table:style-name="Table70.A2" office:value-type="string">
            <text:p text:style-name="P18"><text:span text:style-name="T20">LE Audio codec capability advertisement.</text:span></text:p>
          </table:table-cell>
        </table:table-row>
      </table:table>
      <text:p text:style-name="P5"/>
      <text:h text:style-name="P2" text:outline-level="2"><text:span text:style-name="T5">Reference Table 5 — Advertising Data (AD) Types</text:span></text:h>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8"><text:span text:style-name="T23">AD Type</text:span></text:p>
          </table:table-cell>
          <table:table-cell table:style-name="Table71.A1" office:value-type="string">
            <text:p text:style-name="P18"><text:span text:style-name="T23">Name</text:span></text:p>
          </table:table-cell>
          <table:table-cell table:style-name="Table71.A1" office:value-type="string">
            <text:p text:style-name="P18"><text:span text:style-name="T23">Example</text:span></text:p>
          </table:table-cell>
        </table:table-row>
        <table:table-row table:style-name="Table71.1">
          <table:table-cell table:style-name="Table71.A2" office:value-type="string">
            <text:p text:style-name="P18"><text:span text:style-name="T24">0x01</text:span></text:p>
          </table:table-cell>
          <table:table-cell table:style-name="Table71.A2" office:value-type="string">
            <text:p text:style-name="P18"><text:span text:style-name="T20">Flags</text:span></text:p>
          </table:table-cell>
          <table:table-cell table:style-name="Table71.A2" office:value-type="string">
            <text:p text:style-name="P18"><text:span text:style-name="T20">[02 01 06] = LE General Discoverable + BR/EDR Not Supported</text:span></text:p>
          </table:table-cell>
        </table:table-row>
        <table:table-row table:style-name="Table71.1">
          <table:table-cell table:style-name="Table71.A3" office:value-type="string">
            <text:p text:style-name="P18"><text:span text:style-name="T24">0x02</text:span></text:p>
          </table:table-cell>
          <table:table-cell table:style-name="Table71.A3" office:value-type="string">
            <text:p text:style-name="P18"><text:span text:style-name="T20">Incomplete List of 16-bit UUIDs</text:span></text:p>
          </table:table-cell>
          <table:table-cell table:style-name="Table71.A3" office:value-type="string">
            <text:p text:style-name="P18"><text:span text:style-name="T20">More services exist than fit; use SCAN_RSP for full list.</text:span></text:p>
          </table:table-cell>
        </table:table-row>
        <table:table-row table:style-name="Table71.1">
          <table:table-cell table:style-name="Table71.A2" office:value-type="string">
            <text:p text:style-name="P18"><text:span text:style-name="T24">0x03</text:span></text:p>
          </table:table-cell>
          <table:table-cell table:style-name="Table71.A2" office:value-type="string">
            <text:p text:style-name="P18"><text:span text:style-name="T20">Complete List of 16-bit UUIDs</text:span></text:p>
          </table:table-cell>
          <table:table-cell table:style-name="Table71.A2" office:value-type="string">
            <text:p text:style-name="P18"><text:span text:style-name="T20">[03 03 12 18] = UUID 0x1812 (HID)</text:span></text:p>
          </table:table-cell>
        </table:table-row>
        <table:table-row table:style-name="Table71.1">
          <table:table-cell table:style-name="Table71.A3" office:value-type="string">
            <text:p text:style-name="P18"><text:span text:style-name="T24">0x06</text:span></text:p>
          </table:table-cell>
          <table:table-cell table:style-name="Table71.A3" office:value-type="string">
            <text:p text:style-name="P18"><text:span text:style-name="T20">Incomplete List of 128-bit UUIDs</text:span></text:p>
          </table:table-cell>
          <table:table-cell table:style-name="Table71.A3" office:value-type="string">
            <text:p text:style-name="P18"><text:span text:style-name="T20">Custom vendor services that need 128-bit UUIDs.</text:span></text:p>
          </table:table-cell>
        </table:table-row>
        <table:table-row table:style-name="Table71.1">
          <table:table-cell table:style-name="Table71.A2" office:value-type="string">
            <text:p text:style-name="P18"><text:span text:style-name="T24">0x07</text:span></text:p>
          </table:table-cell>
          <table:table-cell table:style-name="Table71.A2" office:value-type="string">
            <text:p text:style-name="P18"><text:span text:style-name="T20">Complete List of 128-bit UUIDs</text:span></text:p>
          </table:table-cell>
          <table:table-cell table:style-name="Table71.A2" office:value-type="string">
            <text:p text:style-name="P18"><text:span text:style-name="T20">Full vendor UUID list.</text:span></text:p>
          </table:table-cell>
        </table:table-row>
        <table:table-row table:style-name="Table71.1">
          <table:table-cell table:style-name="Table71.A3" office:value-type="string">
            <text:p text:style-name="P18"><text:span text:style-name="T24">0x08</text:span></text:p>
          </table:table-cell>
          <table:table-cell table:style-name="Table71.A3" office:value-type="string">
            <text:p text:style-name="P18"><text:span text:style-name="T20">Shortened Local Name</text:span></text:p>
          </table:table-cell>
          <table:table-cell table:style-name="Table71.A3" office:value-type="string">
            <text:p text:style-name="P18"><text:span text:style-name="T20">Short device name if full name too long.</text:span></text:p>
          </table:table-cell>
        </table:table-row>
        <table:table-row table:style-name="Table71.1">
          <table:table-cell table:style-name="Table71.A2" office:value-type="string">
            <text:p text:style-name="P18"><text:span text:style-name="T24">0x09</text:span></text:p>
          </table:table-cell>
          <table:table-cell table:style-name="Table71.A2" office:value-type="string">
            <text:p text:style-name="P18"><text:span text:style-name="T20">Complete Local Name</text:span></text:p>
          </table:table-cell>
          <table:table-cell table:style-name="Table71.A2" office:value-type="string">
            <text:p text:style-name="P18"><text:span text:style-name="T20">[0B 09 4C 47 45 20 52 45 4D 4F 54 45] = "LGE REMOTE"</text:span></text:p>
          </table:table-cell>
        </table:table-row>
        <table:table-row table:style-name="Table71.1">
          <table:table-cell table:style-name="Table71.A3" office:value-type="string">
            <text:p text:style-name="P18"><text:span text:style-name="T24">0x0A</text:span></text:p>
          </table:table-cell>
          <table:table-cell table:style-name="Table71.A3" office:value-type="string">
            <text:p text:style-name="P18"><text:span text:style-name="T20">Tx Power Level</text:span></text:p>
          </table:table-cell>
          <table:table-cell table:style-name="Table71.A3" office:value-type="string">
            <text:p text:style-name="P18"><text:span text:style-name="T20">Transmitted power in dBm. Receiver uses this + RSSI to estimate distance.</text:span></text:p>
          </table:table-cell>
        </table:table-row>
        <text:soft-page-break/>
        <table:table-row table:style-name="Table71.1">
          <table:table-cell table:style-name="Table71.A2" office:value-type="string">
            <text:p text:style-name="P18"><text:span text:style-name="T24">0x16</text:span></text:p>
          </table:table-cell>
          <table:table-cell table:style-name="Table71.A2" office:value-type="string">
            <text:p text:style-name="P18"><text:span text:style-name="T20">Service Data</text:span></text:p>
          </table:table-cell>
          <table:table-cell table:style-name="Table71.A2" office:value-type="string">
            <text:p text:style-name="P18"><text:span text:style-name="T20">Service UUID followed by arbitrary data (e.g. Eddystone URL).</text:span></text:p>
          </table:table-cell>
        </table:table-row>
        <table:table-row table:style-name="Table71.1">
          <table:table-cell table:style-name="Table71.A3" office:value-type="string">
            <text:p text:style-name="P18"><text:span text:style-name="T24">0xFF</text:span></text:p>
          </table:table-cell>
          <table:table-cell table:style-name="Table71.A3" office:value-type="string">
            <text:p text:style-name="P18"><text:span text:style-name="T20">Manufacturer Specific Data</text:span></text:p>
          </table:table-cell>
          <table:table-cell table:style-name="Table71.A3" office:value-type="string">
            <text:p text:style-name="P18"><text:span text:style-name="T20">Company ID (2B LE) + custom data. iBeacon uses this.</text:span></text:p>
          </table:table-cell>
        </table:table-row>
      </table:table>
      <text:p text:style-name="P5"/>
      <text:h text:style-name="P2" text:outline-level="2"><text:span text:style-name="T5">Reference Table 6 — LL Control PDU Opcodes (Selected)</text:span></text:h>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8"><text:span text:style-name="T23">Opcode</text:span></text:p>
          </table:table-cell>
          <table:table-cell table:style-name="Table72.A1" office:value-type="string">
            <text:p text:style-name="P18"><text:span text:style-name="T23">Name</text:span></text:p>
          </table:table-cell>
          <table:table-cell table:style-name="Table72.A1" office:value-type="string">
            <text:p text:style-name="P18"><text:span text:style-name="T23">Purpose</text:span></text:p>
          </table:table-cell>
        </table:table-row>
        <table:table-row table:style-name="Table72.1">
          <table:table-cell table:style-name="Table72.A2" office:value-type="string">
            <text:p text:style-name="P18"><text:span text:style-name="T24">0x00</text:span></text:p>
          </table:table-cell>
          <table:table-cell table:style-name="Table72.A2" office:value-type="string">
            <text:p text:style-name="P18"><text:span text:style-name="T20">LL_CONNECTION_UPDATE_IND</text:span></text:p>
          </table:table-cell>
          <table:table-cell table:style-name="Table72.A2" office:value-type="string">
            <text:p text:style-name="P18"><text:span text:style-name="T20">Central changes interval/latency/timeout.</text:span></text:p>
          </table:table-cell>
        </table:table-row>
        <table:table-row table:style-name="Table72.1">
          <table:table-cell table:style-name="Table72.A3" office:value-type="string">
            <text:p text:style-name="P18"><text:span text:style-name="T24">0x01</text:span></text:p>
          </table:table-cell>
          <table:table-cell table:style-name="Table72.A3" office:value-type="string">
            <text:p text:style-name="P18"><text:span text:style-name="T20">LL_CHANNEL_MAP_IND</text:span></text:p>
          </table:table-cell>
          <table:table-cell table:style-name="Table72.A3" office:value-type="string">
            <text:p text:style-name="P18"><text:span text:style-name="T20">Central changes the channel map (e.g. blacklist a bad channel).</text:span></text:p>
          </table:table-cell>
        </table:table-row>
        <table:table-row table:style-name="Table72.1">
          <table:table-cell table:style-name="Table72.A2" office:value-type="string">
            <text:p text:style-name="P18"><text:span text:style-name="T24">0x02</text:span></text:p>
          </table:table-cell>
          <table:table-cell table:style-name="Table72.A2" office:value-type="string">
            <text:p text:style-name="P18"><text:span text:style-name="T20">LL_TERMINATE_IND</text:span></text:p>
          </table:table-cell>
          <table:table-cell table:style-name="Table72.A2" office:value-type="string">
            <text:p text:style-name="P18"><text:span text:style-name="T20">Graceful disconnect. Carries reason code (e.g. 0x13 = remote user terminated).</text:span></text:p>
          </table:table-cell>
        </table:table-row>
        <table:table-row table:style-name="Table72.1">
          <table:table-cell table:style-name="Table72.A3" office:value-type="string">
            <text:p text:style-name="P18"><text:span text:style-name="T24">0x03</text:span></text:p>
          </table:table-cell>
          <table:table-cell table:style-name="Table72.A3" office:value-type="string">
            <text:p text:style-name="P18"><text:span text:style-name="T20">LL_ENC_REQ</text:span></text:p>
          </table:table-cell>
          <table:table-cell table:style-name="Table72.A3" office:value-type="string">
            <text:p text:style-name="P18"><text:span text:style-name="T20">Central initiates encryption: RAND, EDIV, SKDm, IVm.</text:span></text:p>
          </table:table-cell>
        </table:table-row>
        <table:table-row table:style-name="Table72.1">
          <table:table-cell table:style-name="Table72.A2" office:value-type="string">
            <text:p text:style-name="P18"><text:span text:style-name="T24">0x04</text:span></text:p>
          </table:table-cell>
          <table:table-cell table:style-name="Table72.A2" office:value-type="string">
            <text:p text:style-name="P18"><text:span text:style-name="T20">LL_ENC_RSP</text:span></text:p>
          </table:table-cell>
          <table:table-cell table:style-name="Table72.A2" office:value-type="string">
            <text:p text:style-name="P18"><text:span text:style-name="T20">Peripheral responds: SKDs, IVs.</text:span></text:p>
          </table:table-cell>
        </table:table-row>
        <table:table-row table:style-name="Table72.1">
          <table:table-cell table:style-name="Table72.A3" office:value-type="string">
            <text:p text:style-name="P18"><text:span text:style-name="T24">0x05</text:span></text:p>
          </table:table-cell>
          <table:table-cell table:style-name="Table72.A3" office:value-type="string">
            <text:p text:style-name="P18"><text:span text:style-name="T20">LL_START_ENC_REQ</text:span></text:p>
          </table:table-cell>
          <table:table-cell table:style-name="Table72.A3" office:value-type="string">
            <text:p text:style-name="P18"><text:span text:style-name="T20">Peripheral says "ready to encrypt".</text:span></text:p>
          </table:table-cell>
        </table:table-row>
        <table:table-row table:style-name="Table72.1">
          <table:table-cell table:style-name="Table72.A2" office:value-type="string">
            <text:p text:style-name="P18"><text:span text:style-name="T24">0x06</text:span></text:p>
          </table:table-cell>
          <table:table-cell table:style-name="Table72.A2" office:value-type="string">
            <text:p text:style-name="P18"><text:span text:style-name="T20">LL_START_ENC_RSP</text:span></text:p>
          </table:table-cell>
          <table:table-cell table:style-name="Table72.A2" office:value-type="string">
            <text:p text:style-name="P18"><text:span text:style-name="T20">Mutual confirmation — encryption now active on all future packets.</text:span></text:p>
          </table:table-cell>
        </table:table-row>
        <table:table-row table:style-name="Table72.1">
          <table:table-cell table:style-name="Table72.A3" office:value-type="string">
            <text:p text:style-name="P18"><text:span text:style-name="T24">0x07</text:span></text:p>
          </table:table-cell>
          <table:table-cell table:style-name="Table72.A3" office:value-type="string">
            <text:p text:style-name="P18"><text:span text:style-name="T20">LL_UNKNOWN_RSP</text:span></text:p>
          </table:table-cell>
          <table:table-cell table:style-name="Table72.A3" office:value-type="string">
            <text:p text:style-name="P18"><text:span text:style-name="T20">Peer does not understand previous control PDU.</text:span></text:p>
          </table:table-cell>
        </table:table-row>
        <table:table-row table:style-name="Table72.1">
          <table:table-cell table:style-name="Table72.A2" office:value-type="string">
            <text:p text:style-name="P18"><text:span text:style-name="T24">0x0B</text:span></text:p>
          </table:table-cell>
          <table:table-cell table:style-name="Table72.A2" office:value-type="string">
            <text:p text:style-name="P18"><text:span text:style-name="T20">LL_VERSION_IND</text:span></text:p>
          </table:table-cell>
          <table:table-cell table:style-name="Table72.A2" office:value-type="string">
            <text:p text:style-name="P18"><text:span text:style-name="T20">Exchange BT version, manufacturer, subversion.</text:span></text:p>
          </table:table-cell>
        </table:table-row>
        <table:table-row table:style-name="Table72.1">
          <table:table-cell table:style-name="Table72.A3" office:value-type="string">
            <text:p text:style-name="P18"><text:span text:style-name="T24">0x0C</text:span></text:p>
          </table:table-cell>
          <table:table-cell table:style-name="Table72.A3" office:value-type="string">
            <text:p text:style-name="P18"><text:span text:style-name="T20">LL_REJECT_IND</text:span></text:p>
          </table:table-cell>
          <table:table-cell table:style-name="Table72.A3" office:value-type="string">
            <text:p text:style-name="P18"><text:span text:style-name="T20">Reject a request (e.g. encryption failed).</text:span></text:p>
          </table:table-cell>
        </table:table-row>
        <table:table-row table:style-name="Table72.1">
          <table:table-cell table:style-name="Table72.A2" office:value-type="string">
            <text:p text:style-name="P18"><text:span text:style-name="T24">0x12</text:span></text:p>
          </table:table-cell>
          <table:table-cell table:style-name="Table72.A2" office:value-type="string">
            <text:p text:style-name="P18"><text:span text:style-name="T20">LL_PING_REQ</text:span></text:p>
          </table:table-cell>
          <table:table-cell table:style-name="Table72.A2" office:value-type="string">
            <text:p text:style-name="P18"><text:span text:style-name="T20">Authenticated payload exchange — keep-alive if Slave Latency is high.</text:span></text:p>
          </table:table-cell>
        </table:table-row>
      </table:table>
      <text:p text:style-name="P5"/>
      <text:p text:style-name="Standard"/>
      <text:h text:style-name="P1" text:outline-level="1"><text:span text:style-name="T2">PART 11 — CONSOLIDATED MASTER FLOW</text:span></text:h>
      <text:h text:style-name="P2" text:outline-level="2"><text:span text:style-name="T5">BLE from Power-On to Data Transfer — The Complete Journey</text:span></text:h>
      <text:p text:style-name="P16"><text:span text:style-name="T12">This section ties every previous diagram together into one continuous narrative. Imagine a fresh-from-the-box LGE REMOTE being paired to a phone for the first time. We walk through every phase — advertising, scanning, connection, pairing, encryption, service discovery, subscription, and finally data transfer. Every step cross-references a specific diagram earlier in this guide.</text:span></text:p>
      <text:p text:style-name="P5"/>
      <text:h text:style-name="P4" text:outline-level="3"><text:span text:style-name="T15">Master Timeline — 11 Phases</text:span></text:h>
      <text:p text:style-name="P17"><text:span text:style-name="T13"><text:s text:c="2"/>╔═══════════════════════════════════════════════════════════════╗</text:span></text:p>
      <text:p text:style-name="P17"><text:span text:style-name="T13"><text:s text:c="2"/>║ <text:s text:c="16"/>THE COMPLETE BLE LIFE-CYCLE <text:s text:c="18"/>║</text:span></text:p>
      <text:p text:style-name="P17"><text:span text:style-name="T13"><text:s text:c="2"/>╠═══════════════════════════════════════════════════════════════╣</text:span></text:p>
      <text:p text:style-name="P17"><text:span text:style-name="T13"><text:s text:c="2"/>║ <text:s/>PHASE 1: Peripheral Powers On <text:s text:c="31"/>║</text:span></text:p>
      <text:p text:style-name="P17"><text:span text:style-name="T13"><text:s text:c="2"/>║ <text:s text:c="3"/>→ Host initialises stack, reads bonding DB <text:s text:c="16"/>║</text:span></text:p>
      <text:p text:style-name="P17"><text:span text:style-name="T13"><text:s text:c="2"/>║ <text:s text:c="3"/>→ GAP sets advertising parameters <text:s text:c="25"/>║</text:span></text:p>
      <text:p text:style-name="P17"><text:span text:style-name="T13"><text:s text:c="2"/>║ <text:s text:c="3"/>→ Link Layer enters Advertising state <text:s text:c="21"/>║</text:span></text:p>
      <text:p text:style-name="P17"><text:span text:style-name="T13"><text:s text:c="2"/>║ <text:s text:c="62"/>║</text:span></text:p>
      <text:p text:style-name="P17"><text:span text:style-name="T13"><text:s text:c="2"/>║ <text:s/>PHASE 2: Advertising Broadcast <text:s text:c="3"/>(Diagram 2) <text:s text:c="15"/>║</text:span></text:p>
      <text:p text:style-name="P17"><text:span text:style-name="T13"><text:s text:c="2"/>║ <text:s text:c="3"/>→ ADV_IND every ~100ms on ch 37, 38, 39 <text:s text:c="19"/>║</text:span></text:p>
      <text:p text:style-name="P17"><text:span text:style-name="T13"><text:s text:c="2"/>║ <text:s text:c="3"/>→ AccessAddress = 0x8E89BED6 (global adv AA) <text:s text:c="14"/>║</text:span></text:p>
      <text:p text:style-name="P17"><text:span text:style-name="T13"><text:s text:c="2"/>║ <text:s text:c="3"/>→ Payload: Flags + HID UUID + Name <text:s text:c="24"/>║</text:span></text:p>
      <text:p text:style-name="P17"><text:span text:style-name="T13"><text:s text:c="2"/>║ <text:s text:c="62"/>║</text:span></text:p>
      <text:p text:style-name="P17"><text:span text:style-name="T13"><text:s text:c="2"/>║ <text:s/>PHASE 3: Central Scans <text:s text:c="11"/>(Diagrams 3, 4) <text:s text:c="11"/>║</text:span></text:p>
      <text:p text:style-name="P17"><text:span text:style-name="T13"><text:s text:c="2"/>║ <text:s text:c="3"/>→ Host sends HCI_LE_Set_Scan_Parameters <text:s text:c="19"/>║</text:span></text:p>
      <text:p text:style-name="P17"><text:span text:style-name="T13"><text:s text:c="2"/>║ <text:s text:c="3"/>→ Host sends HCI_LE_Set_Scan_Enable <text:s text:c="23"/>║</text:span></text:p>
      <text:p text:style-name="P17"><text:span text:style-name="T13"><text:s text:c="2"/>║ <text:s text:c="3"/>→ Controller hops 37→38→39, demodulates adverts <text:s text:c="11"/>║</text:span></text:p>
      <text:p text:style-name="P17"><text:span text:style-name="T13"><text:s text:c="2"/>║ <text:s text:c="3"/>→ HCI LE Advertising Report to Host <text:s text:c="23"/>║</text:span></text:p>
      <text:p text:style-name="P17"><text:span text:style-name="T13"><text:s text:c="2"/>║ <text:s text:c="3"/>→ App callback: device discovered <text:s text:c="25"/>║</text:span></text:p>
      <text:p text:style-name="P17"><text:span text:style-name="T13"><text:s text:c="2"/>║ <text:s text:c="62"/>║</text:span></text:p>
      <text:p text:style-name="P17"><text:span text:style-name="T13"><text:s text:c="2"/>║ <text:s/>PHASE 4: SCAN_REQ / SCAN_RSP <text:s text:c="5"/>(Diagram 5) <text:s text:c="15"/>║</text:span></text:p>
      <text:p text:style-name="P17"><text:span text:style-name="T13"><text:s text:c="2"/>║ <text:s text:c="3"/>→ (Optional) Active scan gets full name via SCAN_RSP <text:s text:c="6"/>║</text:span></text:p>
      <text:p text:style-name="P17"><text:span text:style-name="T13"><text:s text:c="2"/>║ <text:s text:c="62"/>║</text:span></text:p>
      <text:p text:style-name="P17"><text:span text:style-name="T13"><text:s text:c="2"/>║ <text:s/>PHASE 5: Connection Request <text:s text:c="6"/>(Diagram 6) <text:s text:c="15"/>║</text:span></text:p>
      <text:p text:style-name="P17"><text:span text:style-name="T13"><text:s text:c="2"/>║ <text:s text:c="3"/>→ User taps Connect <text:s text:c="39"/>║</text:span></text:p>
      <text:p text:style-name="P17"><text:span text:style-name="T13"><text:s text:c="2"/>║ <text:s text:c="3"/>→ CONNECT_IND sent on same ch as the ADV_IND <text:s text:c="14"/>║</text:span></text:p>
      <text:p text:style-name="P17"><text:span text:style-name="T13"><text:s text:c="2"/>║ <text:s text:c="3"/>→ New random AccessAddress, CRCInit, timing, ChMap, Hop <text:s text:c="3"/>║</text:span></text:p>
      <text:p text:style-name="P17"><text:span text:style-name="T13"><text:s text:c="2"/>║ <text:s text:c="3"/>→ Peripheral stops advertising <text:s text:c="28"/>║</text:span></text:p>
      <text:p text:style-name="P17"><text:span text:style-name="T13"><text:s text:c="2"/>║ <text:s text:c="3"/>→ Both sides enter Connected state <text:s text:c="24"/>║</text:span></text:p>
      <text:p text:style-name="P17"><text:span text:style-name="T13"><text:s text:c="2"/>║ <text:s text:c="62"/>║</text:span></text:p>
      <text:p text:style-name="P17"><text:span text:style-name="T13"><text:s text:c="2"/>║ <text:s/>PHASE 6: LL Version + Feature Exchange <text:s/>(LL Control PDUs) <text:s text:c="3"/>║</text:span></text:p>
      <text:p text:style-name="P17"><text:span text:style-name="T13"><text:s text:c="2"/>║ <text:s text:c="3"/>→ LL_VERSION_IND both directions <text:s text:c="26"/>║</text:span></text:p>
      <text:p text:style-name="P17"><text:span text:style-name="T13"><text:s text:c="2"/>║ <text:s text:c="3"/>→ LL_FEATURE_REQ / LL_FEATURE_RSP <text:s text:c="25"/>║</text:span></text:p>
      <text:p text:style-name="P17"><text:span text:style-name="T13"><text:s text:c="2"/>║ <text:s text:c="3"/>→ Optional: LL_LENGTH_REQ (Data Length Extension) <text:s text:c="9"/>║</text:span></text:p>
      <text:p text:style-name="P17"><text:span text:style-name="T13"><text:s text:c="2"/>║ <text:s text:c="3"/>→ Optional: LL_PHY_REQ (switch to 2M PHY) <text:s text:c="17"/>║</text:span></text:p>
      <text:p text:style-name="P17"><text:span text:style-name="T13"><text:s text:c="2"/>║ <text:s text:c="62"/>║</text:span></text:p>
      <text:p text:style-name="P17"><text:span text:style-name="T13"><text:s text:c="2"/>║ <text:s/>PHASE 7: Pairing &amp; Bonding <text:s text:c="7"/>(Diagram 10) <text:s text:c="14"/>║</text:span></text:p>
      <text:p text:style-name="P17"><text:span text:style-name="T13"><text:s text:c="2"/>║ <text:s text:c="3"/>→ On CID=0x0006 (SMP channel) <text:s text:c="29"/>║</text:span></text:p>
      <text:p text:style-name="P17"><text:span text:style-name="T13"><text:s text:c="2"/>║ <text:s text:c="3"/>→ Pairing Request / Response (IO Cap, AuthReq) <text:s text:c="12"/>║</text:span></text:p>
      <text:p text:style-name="P17"><text:span text:style-name="T13"><text:s text:c="2"/>║ <text:s text:c="3"/>→ Either Legacy Pairing OR LE Secure Connections (ECDH) <text:s text:c="3"/>║</text:span></text:p>
      <text:p text:style-name="P17"><text:span text:style-name="T13"><text:s text:c="2"/>║ <text:s text:c="3"/>→ LTK, IRK, CSRK derived <text:s text:c="34"/>║</text:span></text:p>
      <text:p text:style-name="P17"><text:span text:style-name="T13"><text:s text:c="2"/>║ <text:s text:c="62"/>║</text:span></text:p>
      <text:p text:style-name="P17"><text:span text:style-name="T13"><text:s text:c="2"/>║ <text:s/>PHASE 8: Link Layer Encryption <text:s text:c="3"/>(LL_ENC_REQ / RSP) <text:s text:c="8"/>║</text:span></text:p>
      <text:p text:style-name="P17"><text:span text:style-name="T13"><text:s text:c="2"/>║ <text:s text:c="3"/>→ SKDm, SKDs combined → Session Key via AES <text:s text:c="15"/>║</text:span></text:p>
      <text:p text:style-name="P17"><text:span text:style-name="T13"><text:s text:c="2"/>║ <text:s text:c="3"/>→ LL_START_ENC_REQ / RSP confirms both sides encrypted <text:s text:c="4"/>║</text:span></text:p>
      <text:p text:style-name="P17"><text:span text:style-name="T13"><text:s text:c="2"/>║ <text:s text:c="3"/>→ All future packets AES-CCM encrypted, MIC appended <text:s text:c="6"/>║</text:span></text:p>
      <text:p text:style-name="P17"><text:span text:style-name="T13"><text:s text:c="2"/>║ <text:s text:c="62"/>║</text:span></text:p>
      <text:p text:style-name="P17"><text:span text:style-name="T13"><text:s text:c="2"/>║ <text:s/>PHASE 9: MTU + Service Discovery <text:s/>(Diagram 11) <text:s text:c="14"/>║</text:span></text:p>
      <text:p text:style-name="P17"><text:span text:style-name="T13"><text:s text:c="2"/>║ <text:s text:c="3"/>→ ATT Exchange MTU (0x02/0x03) to negotiate up to 247B <text:s text:c="4"/>║</text:span></text:p>
      <text:p text:style-name="P17"><text:soft-page-break/><text:span text:style-name="T13"><text:s text:c="2"/>║ <text:s text:c="3"/>→ Read By Group Type to find all Primary Services <text:s text:c="9"/>║</text:span></text:p>
      <text:p text:style-name="P17"><text:span text:style-name="T13"><text:s text:c="2"/>║ <text:s text:c="3"/>→ Read By Type to find Characteristics in each service <text:s text:c="4"/>║</text:span></text:p>
      <text:p text:style-name="P17"><text:span text:style-name="T13"><text:s text:c="2"/>║ <text:s text:c="3"/>→ Find Information to find descriptors (CCCDs) <text:s text:c="12"/>║</text:span></text:p>
      <text:p text:style-name="P17"><text:span text:style-name="T13"><text:s text:c="2"/>║ <text:s text:c="62"/>║</text:span></text:p>
      <text:p text:style-name="P17"><text:span text:style-name="T13"><text:s text:c="2"/>║ <text:s/>PHASE 10: CCCD Write — Enable Notifications (Diagram 8) <text:s text:c="5"/>║</text:span></text:p>
      <text:p text:style-name="P17"><text:span text:style-name="T13"><text:s text:c="2"/>║ <text:s text:c="3"/>→ ATT Write Request (0x12) to CCCD handle <text:s text:c="17"/>║</text:span></text:p>
      <text:p text:style-name="P17"><text:span text:style-name="T13"><text:s text:c="2"/>║ <text:s text:c="3"/>→ Value = [0x01 0x00] for Notifications <text:s text:c="19"/>║</text:span></text:p>
      <text:p text:style-name="P17"><text:span text:style-name="T13"><text:s text:c="2"/>║ <text:s text:c="3"/>→ Server stores CCCD state (persists if bonded) <text:s text:c="11"/>║</text:span></text:p>
      <text:p text:style-name="P17"><text:span text:style-name="T13"><text:s text:c="2"/>║ <text:s text:c="62"/>║</text:span></text:p>
      <text:p text:style-name="P17"><text:span text:style-name="T13"><text:s text:c="2"/>║ <text:s/>PHASE 11: Data Transfer <text:s text:c="10"/>(Diagrams 7, 9, 12, 13) <text:s text:c="3"/>║</text:span></text:p>
      <text:p text:style-name="P17"><text:span text:style-name="T13"><text:s text:c="2"/>║ <text:s text:c="3"/>→ Notifications pushed from server <text:s text:c="24"/>║</text:span></text:p>
      <text:p text:style-name="P17"><text:span text:style-name="T13"><text:s text:c="2"/>║ <text:s text:c="3"/>→ Writes sent from client <text:s text:c="33"/>║</text:span></text:p>
      <text:p text:style-name="P17"><text:span text:style-name="T13"><text:s text:c="2"/>║ <text:s text:c="3"/>→ For voice: mSBC frames at 7.5ms rate <text:s text:c="20"/>║</text:span></text:p>
      <text:p text:style-name="P17"><text:span text:style-name="T13"><text:s text:c="2"/>║ <text:s text:c="3"/>→ For LE Audio: LC3 over CIS at 10ms rate <text:s text:c="17"/>║</text:span></text:p>
      <text:p text:style-name="P17"><text:span text:style-name="T13"><text:s text:c="2"/>║ <text:s text:c="62"/>║</text:span></text:p>
      <text:p text:style-name="P17"><text:span text:style-name="T13"><text:s text:c="2"/>║ <text:s/>PHASE 12: Disconnection <text:s text:c="11"/>(LL_TERMINATE_IND) <text:s text:c="7"/>║</text:span></text:p>
      <text:p text:style-name="P17"><text:span text:style-name="T13"><text:s text:c="2"/>║ <text:s text:c="3"/>→ Either side sends LL_TERMINATE_IND with reason code <text:s text:c="5"/>║</text:span></text:p>
      <text:p text:style-name="P17"><text:span text:style-name="T13"><text:s text:c="2"/>║ <text:s text:c="3"/>→ Supervision Timeout also triggers disconnect <text:s text:c="12"/>║</text:span></text:p>
      <text:p text:style-name="P17"><text:span text:style-name="T13"><text:s text:c="2"/>║ <text:s text:c="3"/>→ Peripheral resumes advertising (if configured) <text:s text:c="10"/>║</text:span></text:p>
      <text:p text:style-name="P17"><text:span text:style-name="T13"><text:s text:c="2"/>╚═══════════════════════════════════════════════════════════════╝</text:span></text:p>
      <text:p text:style-name="P5"/>
      <text:h text:style-name="P4" text:outline-level="3"><text:span text:style-name="T15">Single-Packet Evolution Across All Layers</text:span></text:h>
      <text:p text:style-name="P16"><text:span text:style-name="T12">To cement your understanding, follow one conceptual packet across the entire stack. The following table shows how a single byte of user data changes identity as it descends through the stack on TX, travels over the air, and ascends through the stack on RX. This is the mental model every BLE engineer carries around.</text:span></text:p>
      <text:p text:style-name="P5"/>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18"><text:span text:style-name="T23">Layer</text:span></text:p>
          </table:table-cell>
          <table:table-cell table:style-name="Table73.A1" office:value-type="string">
            <text:p text:style-name="P18"><text:span text:style-name="T23">What Gets Added on TX</text:span></text:p>
          </table:table-cell>
          <table:table-cell table:style-name="Table73.A1" office:value-type="string">
            <text:p text:style-name="P18"><text:span text:style-name="T23">What Is Checked on RX</text:span></text:p>
          </table:table-cell>
          <table:table-cell table:style-name="Table73.A1" office:value-type="string">
            <text:p text:style-name="P18"><text:span text:style-name="T23">Discarded or Passed Up?</text:span></text:p>
          </table:table-cell>
        </table:table-row>
        <table:table-row table:style-name="Table73.1">
          <table:table-cell table:style-name="Table73.A2" office:value-type="string">
            <text:p text:style-name="P18"><text:span text:style-name="T27">App</text:span></text:p>
          </table:table-cell>
          <table:table-cell table:style-name="Table73.A2" office:value-type="string">
            <text:p text:style-name="P18"><text:span text:style-name="T20">1 byte of user data</text:span></text:p>
          </table:table-cell>
          <table:table-cell table:style-name="Table73.A2" office:value-type="string">
            <text:p text:style-name="P18"><text:span text:style-name="T20">App sees final decoded data</text:span></text:p>
          </table:table-cell>
          <table:table-cell table:style-name="Table73.A2" office:value-type="string">
            <text:p text:style-name="P18"><text:span text:style-name="T8">—</text:span></text:p>
          </table:table-cell>
        </table:table-row>
        <table:table-row table:style-name="Table73.1">
          <table:table-cell table:style-name="Table73.A2" office:value-type="string">
            <text:p text:style-name="P18"><text:span text:style-name="T27">GATT</text:span></text:p>
          </table:table-cell>
          <table:table-cell table:style-name="Table73.A2" office:value-type="string">
            <text:p text:style-name="P18"><text:span text:style-name="T20">Sets handle + opcode plan</text:span></text:p>
          </table:table-cell>
          <table:table-cell table:style-name="Table73.A2" office:value-type="string">
            <text:p text:style-name="P18"><text:span text:style-name="T20">GATT looks up handle in DB</text:span></text:p>
          </table:table-cell>
          <table:table-cell table:style-name="Table73.A2" office:value-type="string">
            <text:p text:style-name="P18"><text:span text:style-name="T8">Passed to App</text:span></text:p>
          </table:table-cell>
        </table:table-row>
        <table:table-row table:style-name="Table73.1">
          <table:table-cell table:style-name="Table73.A4" office:value-type="string">
            <text:p text:style-name="P18"><text:span text:style-name="T27">ATT</text:span></text:p>
          </table:table-cell>
          <table:table-cell table:style-name="Table73.A4" office:value-type="string">
            <text:p text:style-name="P18"><text:span text:style-name="T20">Opcode (1B) + Handle (2B)</text:span></text:p>
          </table:table-cell>
          <table:table-cell table:style-name="Table73.A4" office:value-type="string">
            <text:p text:style-name="P18"><text:span text:style-name="T20">Opcode determines action; handle identifies attribute</text:span></text:p>
          </table:table-cell>
          <table:table-cell table:style-name="Table73.A4" office:value-type="string">
            <text:p text:style-name="P18"><text:span text:style-name="T8">Stripped, data passed up</text:span></text:p>
          </table:table-cell>
        </table:table-row>
        <table:table-row table:style-name="Table73.1">
          <table:table-cell table:style-name="Table73.A5" office:value-type="string">
            <text:p text:style-name="P18"><text:span text:style-name="T27">L2CAP</text:span></text:p>
          </table:table-cell>
          <table:table-cell table:style-name="Table73.A5" office:value-type="string">
            <text:p text:style-name="P18"><text:span text:style-name="T20">Length (2B) + CID (2B)</text:span></text:p>
          </table:table-cell>
          <table:table-cell table:style-name="Table73.A5" office:value-type="string">
            <text:p text:style-name="P18"><text:span text:style-name="T20">CID chooses ATT vs SMP handler</text:span></text:p>
          </table:table-cell>
          <table:table-cell table:style-name="Table73.A5" office:value-type="string">
            <text:p text:style-name="P18"><text:span text:style-name="T8">Stripped, contents routed</text:span></text:p>
          </table:table-cell>
        </table:table-row>
        <table:table-row table:style-name="Table73.1">
          <table:table-cell table:style-name="Table73.A6" office:value-type="string">
            <text:p text:style-name="P18"><text:span text:style-name="T27">HCI</text:span></text:p>
          </table:table-cell>
          <table:table-cell table:style-name="Table73.A6" office:value-type="string">
            <text:p text:style-name="P18"><text:span text:style-name="T20">Packet type byte (at Host boundary)</text:span></text:p>
          </table:table-cell>
          <table:table-cell table:style-name="Table73.A6" office:value-type="string">
            <text:p text:style-name="P18"><text:span text:style-name="T20">Host routes to ACL handler</text:span></text:p>
          </table:table-cell>
          <table:table-cell table:style-name="Table73.A6" office:value-type="string">
            <text:p text:style-name="P18"><text:span text:style-name="T8">Stripped</text:span></text:p>
          </table:table-cell>
        </table:table-row>
        <table:table-row table:style-name="Table73.1">
          <table:table-cell table:style-name="Table73.A7" office:value-type="string">
            <text:p text:style-name="P18"><text:span text:style-name="T27">LL Header</text:span></text:p>
          </table:table-cell>
          <table:table-cell table:style-name="Table73.A7" office:value-type="string">
            <text:p text:style-name="P18"><text:span text:style-name="T20">LLID + Length (2B)</text:span></text:p>
          </table:table-cell>
          <table:table-cell table:style-name="Table73.A7" office:value-type="string">
            <text:p text:style-name="P18"><text:span text:style-name="T20">Parse header for packet type</text:span></text:p>
          </table:table-cell>
          <table:table-cell table:style-name="Table73.A7" office:value-type="string">
            <text:p text:style-name="P18"><text:span text:style-name="T8">Stripped</text:span></text:p>
          </table:table-cell>
        </table:table-row>
        <table:table-row table:style-name="Table73.1">
          <table:table-cell table:style-name="Table73.A7" office:value-type="string">
            <text:p text:style-name="P18"><text:span text:style-name="T27">LL Encryption</text:span></text:p>
          </table:table-cell>
          <table:table-cell table:style-name="Table73.A7" office:value-type="string">
            <text:p text:style-name="P18"><text:span text:style-name="T20">AES-CCM encrypt + MIC (4B)</text:span></text:p>
          </table:table-cell>
          <table:table-cell table:style-name="Table73.A7" office:value-type="string">
            <text:p text:style-name="P18"><text:span text:style-name="T20">Verify MIC; decrypt</text:span></text:p>
          </table:table-cell>
          <table:table-cell table:style-name="Table73.A7" office:value-type="string">
            <text:p text:style-name="P18"><text:span text:style-name="T8">MIC stripped, payload decrypted</text:span></text:p>
          </table:table-cell>
        </table:table-row>
        <table:table-row table:style-name="Table73.1">
          <table:table-cell table:style-name="Table73.A7" office:value-type="string">
            <text:p text:style-name="P18"><text:span text:style-name="T27">CRC</text:span></text:p>
          </table:table-cell>
          <table:table-cell table:style-name="Table73.A7" office:value-type="string">
            <text:p text:style-name="P18"><text:span text:style-name="T20">CRC24 (3B)</text:span></text:p>
          </table:table-cell>
          <table:table-cell table:style-name="Table73.A7" office:value-type="string">
            <text:p text:style-name="P18"><text:span text:style-name="T20">Validate CRC</text:span></text:p>
          </table:table-cell>
          <table:table-cell table:style-name="Table73.A7" office:value-type="string">
            <text:p text:style-name="P18"><text:span text:style-name="T8">Discard if mismatch; else stripped</text:span></text:p>
          </table:table-cell>
        </table:table-row>
        <table:table-row table:style-name="Table73.1">
          <table:table-cell table:style-name="Table73.A10" office:value-type="string">
            <text:p text:style-name="P18"><text:span text:style-name="T27">PHY</text:span></text:p>
          </table:table-cell>
          <table:table-cell table:style-name="Table73.A10" office:value-type="string">
            <text:p text:style-name="P18"><text:span text:style-name="T20">Preamble (1B) + Access Address (4B)</text:span></text:p>
          </table:table-cell>
          <table:table-cell table:style-name="Table73.A10" office:value-type="string">
            <text:p text:style-name="P18"><text:span text:style-name="T20">Lock preamble; match AA</text:span></text:p>
          </table:table-cell>
          <table:table-cell table:style-name="Table73.A10" office:value-type="string">
            <text:p text:style-name="P18"><text:span text:style-name="T8">Stripped (not even in LL)</text:span></text:p>
          </table:table-cell>
        </table:table-row>
      </table:table>
      <text:p text:style-name="P5"/>
      <text:h text:style-name="P4" text:outline-level="3"><text:soft-page-break/><text:span text:style-name="T15">The "Envelope" Mental Model</text:span></text:h>
      <text:p text:style-name="P17"><text:span text:style-name="T13"><text:s text:c="2"/>Think of BLE packets as nested envelopes. Each layer adds an</text:span></text:p>
      <text:p text:style-name="P17"><text:span text:style-name="T13"><text:s text:c="2"/>envelope with its own address label. When the packet is received,</text:span></text:p>
      <text:p text:style-name="P17"><text:span text:style-name="T13"><text:s text:c="2"/>each layer inspects and discards its own envelope before passing</text:span></text:p>
      <text:p text:style-name="P17"><text:span text:style-name="T13"><text:s text:c="2"/>the contents to the layer above.</text:span></text:p>
      <text:p text:style-name="P17"/>
      <text:p text:style-name="P17"><text:span text:style-name="T13"><text:s text:c="2"/>┌ PHY ─ Preamble + Access Address ──────────────────────┐</text:span></text:p>
      <text:p text:style-name="P17"><text:span text:style-name="T13"><text:s text:c="2"/>│ ┌ LL ─ Header + CRC ──────────────────────────────┐ <text:s text:c="2"/>│</text:span></text:p>
      <text:p text:style-name="P17"><text:span text:style-name="T13"><text:s text:c="2"/>│ │ ┌ L2CAP ─ Length + CID ────────────────────┐ <text:s text:c="3"/>│ <text:s text:c="2"/>│</text:span></text:p>
      <text:p text:style-name="P17"><text:span text:style-name="T13"><text:s text:c="2"/>│ │ │ ┌ ATT ─ Opcode + Handle ────────────┐ <text:s text:c="3"/>│ <text:s text:c="3"/>│ <text:s text:c="2"/>│</text:span></text:p>
      <text:p text:style-name="P17"><text:span text:style-name="T13"><text:s text:c="2"/>│ │ │ │ ┌ User data ─────────────────┐ <text:s text:c="3"/>│ <text:s text:c="3"/>│ <text:s text:c="3"/>│ <text:s text:c="2"/>│</text:span></text:p>
      <text:p text:style-name="P17"><text:span text:style-name="T13"><text:s text:c="2"/>│ │ │ │ │ <text:s text:c="2"/>"shiva" <text:s text:c="17"/>│ <text:s text:c="3"/>│ <text:s text:c="3"/>│ <text:s text:c="3"/>│ <text:s text:c="2"/>│</text:span></text:p>
      <text:p text:style-name="P17"><text:span text:style-name="T13"><text:s text:c="2"/>│ │ │ │ └────────────────────────────┘ <text:s text:c="3"/>│ <text:s text:c="3"/>│ <text:s text:c="3"/>│ <text:s text:c="2"/>│</text:span></text:p>
      <text:p text:style-name="P17"><text:span text:style-name="T13"><text:s text:c="2"/>│ │ │ └───────────────────────────────────┘ <text:s text:c="3"/>│ <text:s text:c="3"/>│ <text:s text:c="2"/>│</text:span></text:p>
      <text:p text:style-name="P17"><text:span text:style-name="T13"><text:s text:c="2"/>│ │ └──────────────────────────────────────────┘ <text:s text:c="3"/>│ <text:s text:c="2"/>│</text:span></text:p>
      <text:p text:style-name="P17"><text:span text:style-name="T13"><text:s text:c="2"/>│ └─────────────────────────────────────────────────┘ <text:s text:c="2"/>│</text:span></text:p>
      <text:p text:style-name="P17"><text:span text:style-name="T13"><text:s text:c="2"/>└───────────────────────────────────────────────────────┘</text:span></text:p>
      <text:p text:style-name="P17"/>
      <text:p text:style-name="P17"><text:span text:style-name="T13"><text:s text:c="2"/>Each envelope layer has EXACTLY ONE reason to exist:</text:span></text:p>
      <text:p text:style-name="P17"><text:span text:style-name="T13"><text:s text:c="3"/>• PHY envelope → help the radio lock onto the signal</text:span></text:p>
      <text:p text:style-name="P17"><text:span text:style-name="T13"><text:s text:c="3"/>• LL envelope <text:s/>→ detect corruption + flow control</text:span></text:p>
      <text:p text:style-name="P17"><text:span text:style-name="T13"><text:s text:c="3"/>• L2CAP envelope → decide which protocol handler gets the data</text:span></text:p>
      <text:p text:style-name="P17"><text:span text:style-name="T13"><text:s text:c="3"/>• ATT envelope <text:s/>→ identify the operation and the target attribute</text:span></text:p>
      <text:p text:style-name="P5"/>
      <text:h text:style-name="P4" text:outline-level="3"><text:span text:style-name="T15">Final Interview Readiness Checklist</text:span></text:h>
      <text:p text:style-name="P17"><text:span text:style-name="T13"><text:s text:c="2"/>After studying this guide, you should be able to answer any of:</text:span></text:p>
      <text:p text:style-name="P17"/>
      <text:p text:style-name="P17"><text:span text:style-name="T13"><text:s text:c="2"/>[ <text:s/>] Draw the complete BLE protocol stack, labelling each layer</text:span></text:p>
      <text:p text:style-name="P17"><text:span text:style-name="T13"><text:s text:c="2"/>[ <text:s/>] Trace a 5-byte write from app to RF (ATT + L2CAP + LL + PHY)</text:span></text:p>
      <text:p text:style-name="P17"><text:span text:style-name="T13"><text:s text:c="2"/>[ <text:s/>] Decode any BLE sniffer capture byte-by-byte</text:span></text:p>
      <text:p text:style-name="P17"><text:span text:style-name="T13"><text:s text:c="2"/>[ <text:s/>] Explain advertising PDU types and when each is used</text:span></text:p>
      <text:p text:style-name="P17"><text:span text:style-name="T13"><text:s text:c="2"/>[ <text:s/>] Explain CID 4 vs CID 5 vs CID 6 and why they differ</text:span></text:p>
      <text:p text:style-name="P17"><text:span text:style-name="T13"><text:s text:c="2"/>[ <text:s/>] Compare Notification vs Indication vs Write Req vs Write Cmd</text:span></text:p>
      <text:p text:style-name="P17"><text:span text:style-name="T13"><text:s text:c="2"/>[ <text:s/>] Describe Legacy Pairing vs LE Secure Connections</text:span></text:p>
      <text:p text:style-name="P17"><text:span text:style-name="T13"><text:s text:c="2"/>[ <text:s/>] Calculate connection interval math: interval × latency vs timeout</text:span></text:p>
      <text:p text:style-name="P17"><text:span text:style-name="T13"><text:s text:c="2"/>[ <text:s/>] Explain why mSBC/LC3 are needed and how PLC handles loss</text:span></text:p>
      <text:p text:style-name="P17"><text:span text:style-name="T13"><text:s text:c="2"/>[ <text:s/>] Describe how one radio serves multiple simultaneous connections</text:span></text:p>
      <text:p text:style-name="P17"><text:span text:style-name="T13"><text:s text:c="2"/>[ <text:s/>] Explain MTU exchange and why it happens before discovery</text:span></text:p>
      <text:p text:style-name="P17"><text:span text:style-name="T13"><text:s text:c="2"/>[ <text:s/>] Describe what the Access Address is and why it changes</text:span></text:p>
      <text:p text:style-name="P17"><text:span text:style-name="T13"><text:s text:c="2"/>[ <text:s/>] Calculate CRC position, length, and role</text:span></text:p>
      <text:p text:style-name="P17"><text:span text:style-name="T13"><text:s text:c="2"/>[ <text:s/>] Explain SN/NESN flow control</text:span></text:p>
      <text:p text:style-name="P17"><text:span text:style-name="T13"><text:s text:c="2"/>[ <text:s/>] Describe CIS vs BIS vs ACL and their scheduling differences</text:span></text:p>
      <text:p text:style-name="P5"/>
      <table:table table:name="Table74" table:style-name="Table74">
        <table:table-column table:style-name="Table74.A"/>
        <table:table-row table:style-name="Table74.1">
          <table:table-cell table:style-name="Table74.A1" office:value-type="string">
            <text:p text:style-name="P19"><text:span text:style-name="T18">⚡ Final Principle — Everything Is Byte-Level</text:span></text:p>
            <text:p text:style-name="P20"><text:span text:style-name="T19">The single most important habit for a BLE interview is: NEVER handwave about "the stack adds some headers". Always be able to cite exact byte counts, exact opcodes, exact CIDs, exact handles. An interviewer testing depth will ask: "So what is the second byte of the L2CAP header?" or "Show me the bit layout of the LL header byte 0". If you can recite these without hesitation, you have demonstrated real stack-level understanding rather than surface familiarity.</text:span></text:p>
          </table:table-cell>
        </table:table-row>
      </table:table>
      <text:p text:style-name="P5"/>
      <text:p text:style-name="P15"/>
      <text:p text:style-name="P5"/>
      <text:p text:style-name="P13"><text:span text:style-name="T3">— END OF STUDY GUIDE —</text:span></text:p>
      <text:p text:style-name="P14"><text:span text:style-name="T7">Good luck with your BLE interview.</text:span></text:p>
      <text:p text:style-name="P14"><text:soft-page-break/><text:span text:style-name="T7"/></text:p>
      <text:p text:style-name="P14"><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pplxSans" svg:font-family="pplxSans, ui-sans-serif, system-ui, apple-system, BlinkMacSystemFont, 'Segoe UI', Roboto, 'Helvetica Neue', Arial, 'Noto Sans', 'Hiragino Sans', 'Yu Gothic', Meiryo, 'PingFang SC', 'Microsoft YaHei', 'PingFang TC', 'Microsoft JhengHei', 'PingFang HK', 'Microsoft JhengHei', 'PingFang MO', 'Microsoft JhengHei', 'Apple SD Gothic Neo', 'Malgun Gothic', sans-serif, 'Apple Color Emoji', 'Segoe UI Emoji', 'Segoe UI Symbol', 'Noto Color Emoji'"/>
    <style:font-face style:name="pplxSerif" svg:font-family="pplxSerif, pplxSerif, ui-serif, Georgia, Cambria, 'Hiragino Mincho ProN', 'Yu Mincho', 'Songti SC', SimSun, 'Songti TC', PMingLiU, 'Songti TC', 'MingLiU HKSCS', 'Songti TC', PMingLiU, AppleMyungjo, Batang,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IN"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IN"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847cm" fo:margin-bottom="0.318cm" style:contextual-spacing="false"/>
      <style:text-properties fo:color="#1f4e79" loext:opacity="100%" style:font-name="Arial1" fo:font-family="Arial" style:font-family-generic="swiss"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text">
      <style:paragraph-properties fo:margin-top="0.564cm" fo:margin-bottom="0.212cm" style:contextual-spacing="false"/>
      <style:text-properties fo:color="#2f5496"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text">
      <style:paragraph-properties fo:margin-top="0.423cm" fo:margin-bottom="0.141cm" style:contextual-spacing="false"/>
      <style:text-properties fo:color="#404040"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color="#888888" loext:opacity="100%" style:font-name="Arial" fo:font-size="9pt" style:font-name-asian="Arial2" style:font-size-asian="9pt" style:font-name-complex="Arial2" style:font-size-complex="9pt"/>
    </style:style>
    <style:page-layout style:name="Mpm1">
      <style:page-layout-properties fo:page-width="21.59cm" fo:page-height="27.94cm" style:num-format="1" style:print-orientation="portrait" fo:margin-top="1.905cm" fo:margin-bottom="1.249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56cm" fo:margin-left="0cm" fo:margin-right="0cm" fo:margin-top="0.55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LE Study Guide — page </text:span><text:page-number text:select-page="current">5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LE Complete Technical Interview Study Guide</dc:title>
    <meta:initial-creator>BLE Study Guide Generator</meta:initial-creator>
    <dc:description>Comprehensive BLE protocol stack study guide for firmware/embedded interviews</dc:description>
    <meta:editing-cycles>22</meta:editing-cycles>
    <meta:creation-date>2026-04-23T04:48:52.452000000</meta:creation-date>
    <dc:date>2026-04-23T22:57:40.570814290</dc:date>
    <meta:editing-duration>PT9H45M15S</meta:editing-duration>
    <meta:generator>LibreOffice/7.3.7.2$Linux_X86_64 LibreOffice_project/30$Build-2</meta:generator>
    <meta:document-statistic meta:table-count="75" meta:image-count="0" meta:object-count="0" meta:page-count="55" meta:paragraph-count="2169" meta:word-count="13784" meta:character-count="101804" meta:non-whitespace-character-count="74179"/>
  </office:meta>
</office:document-meta>
</file>